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3.29pt" svg:y="51.76pt">
            <loext:p draw:notify-on-update-of-ranges="Sheet1.A1:Sheet1.A1 Sheet1.A2:Sheet1.A182 Sheet1.B1:Sheet1.B1 Sheet1.B2:Sheet1.B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0.01pt" svg:y="115.23pt">
            <loext:p draw:notify-on-update-of-ranges="Sheet1.L1:Sheet1.L1 Sheet1.L2:Sheet1.L181 Sheet1.M1:Sheet1.M1 Sheet1.M2:Sheet1.M1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728.03pt" svg:y="76.82pt">
            <loext:p draw:notify-on-update-of-ranges="Sheet1.Y1:Sheet1.Y1 Sheet1.Y2:Sheet1.Y171 Sheet1.Z1:Sheet1.Z1 Sheet1.Z2:Sheet1.Z1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put Value</text:p>
          </table:table-cell>
          <table:table-cell office:value-type="string" calcext:value-type="string">
            <text:p>Percent Error</text:p>
          </table:table-cell>
          <table:table-cell table:number-columns-repeated="9"/>
          <table:table-cell office:value-type="string" calcext:value-type="string">
            <text:p>Output Value</text:p>
          </table:table-cell>
          <table:table-cell office:value-type="string" calcext:value-type="string">
            <text:p>Percent Error</text:p>
          </table:table-cell>
          <table:table-cell table:number-columns-repeated="11"/>
          <table:table-cell office:value-type="string" calcext:value-type="string">
            <text:p>Output Value</text:p>
          </table:table-cell>
          <table:table-cell office:value-type="string" calcext:value-type="string">
            <text:p>Percent Error</text:p>
          </table:table-cell>
          <table:table-cell table:number-columns-repeated="14"/>
          <table:table-cell table:style-name="ce1" office:value-type="string" calcext:value-type="string">
            <text:p>Big Strain Tes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ercent Error</text:p>
          </table:table-cell>
        </table:table-row>
        <table:table-row table:style-name="ro1">
          <table:table-cell office:value-type="float" office:value="0.5229" calcext:value-type="float">
            <text:p>0.5229</text:p>
          </table:table-cell>
          <table:table-cell office:value-type="float" office:value="0.3292" calcext:value-type="float">
            <text:p>0.3292</text:p>
          </table:table-cell>
          <table:table-cell table:number-columns-repeated="9"/>
          <table:table-cell office:value-type="float" office:value="-43.3987" calcext:value-type="float">
            <text:p>-43.3987</text:p>
          </table:table-cell>
          <table:table-cell office:value-type="float" office:value="4.4107" calcext:value-type="float">
            <text:p>4.410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43.3835" calcext:value-type="float">
            <text:p>-43.3835</text:p>
          </table:table-cell>
          <table:table-cell office:value-type="float" office:value="40.542" calcext:value-type="float">
            <text:p>40.542</text:p>
          </table:table-cell>
          <table:table-cell table:number-columns-repeated="9"/>
          <table:table-cell office:value-type="float" office:value="-43.40908" calcext:value-type="float">
            <text:p>-43.40908</text:p>
          </table:table-cell>
          <table:table-cell table:number-columns-repeated="5"/>
          <table:table-cell office:value-type="float" office:value="-6.9949" calcext:value-type="float">
            <text:p>-6.9949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18.1579" calcext:value-type="float">
            <text:p>18.1579</text:p>
          </table:table-cell>
        </table:table-row>
        <table:table-row table:style-name="ro1">
          <table:table-cell office:value-type="float" office:value="0.5364" calcext:value-type="float">
            <text:p>0.5364</text:p>
          </table:table-cell>
          <table:table-cell office:value-type="float" office:value="2.1988" calcext:value-type="float">
            <text:p>2.1988</text:p>
          </table:table-cell>
          <table:table-cell table:number-columns-repeated="9"/>
          <table:table-cell office:value-type="float" office:value="-43.3902" calcext:value-type="float">
            <text:p>-43.3902</text:p>
          </table:table-cell>
          <table:table-cell office:value-type="float" office:value="4.3748" calcext:value-type="float">
            <text:p>4.3748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43.3255" calcext:value-type="float">
            <text:p>-43.3255</text:p>
          </table:table-cell>
          <table:table-cell office:value-type="float" office:value="40.4248" calcext:value-type="float">
            <text:p>40.4248</text:p>
          </table:table-cell>
          <table:table-cell table:number-columns-repeated="9"/>
          <table:table-cell office:value-type="float" office:value="-43.40907" calcext:value-type="float">
            <text:p>-43.40907</text:p>
          </table:table-cell>
          <table:table-cell table:number-columns-repeated="2"/>
          <table:table-cell table:formula="of:=AVERAGE([.AJ2:.AJ518])" office:value-type="float" office:value="-13.8876990933849" calcext:value-type="float">
            <text:p>-13.8876990934</text:p>
          </table:table-cell>
          <table:table-cell table:number-columns-repeated="2"/>
          <table:table-cell office:value-type="float" office:value="-9.1551" calcext:value-type="float">
            <text:p>-9.1551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55.2834" calcext:value-type="float">
            <text:p>55.283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.7377" calcext:value-type="float">
            <text:p>3.7377</text:p>
          </table:table-cell>
          <table:table-cell table:number-columns-repeated="9"/>
          <table:table-cell office:value-type="float" office:value="-43.3546" calcext:value-type="float">
            <text:p>-43.3546</text:p>
          </table:table-cell>
          <table:table-cell office:value-type="float" office:value="4.2238" calcext:value-type="float">
            <text:p>4.2238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42.9977" calcext:value-type="float">
            <text:p>-42.9977</text:p>
          </table:table-cell>
          <table:table-cell office:value-type="float" office:value="39.754" calcext:value-type="float">
            <text:p>39.754</text:p>
          </table:table-cell>
          <table:table-cell table:number-columns-repeated="9"/>
          <table:table-cell office:value-type="float" office:value="-43.40905" calcext:value-type="float">
            <text:p>-43.40905</text:p>
          </table:table-cell>
          <table:table-cell table:number-columns-repeated="2"/>
          <table:table-cell office:value-type="float" office:value="-13.887699093385" calcext:value-type="float">
            <text:p>-13.8876990934</text:p>
          </table:table-cell>
          <table:table-cell table:number-columns-repeated="2"/>
          <table:table-cell office:value-type="float" office:value="-8.6549" calcext:value-type="float">
            <text:p>-8.6549</text:p>
          </table:table-cell>
          <table:table-cell office:value-type="float" office:value="-5.3539" calcext:value-type="float">
            <text:p>-5.3539</text:p>
          </table:table-cell>
          <table:table-cell office:value-type="float" office:value="44.7579" calcext:value-type="float">
            <text:p>44.7579</text:p>
          </table:table-cell>
        </table:table-row>
        <table:table-row table:style-name="ro1">
          <table:table-cell office:value-type="float" office:value="0.5189" calcext:value-type="float">
            <text:p>0.5189</text:p>
          </table:table-cell>
          <table:table-cell office:value-type="float" office:value="1.1036" calcext:value-type="float">
            <text:p>1.1036</text:p>
          </table:table-cell>
          <table:table-cell table:number-columns-repeated="9"/>
          <table:table-cell office:value-type="float" office:value="-43.3314" calcext:value-type="float">
            <text:p>-43.3314</text:p>
          </table:table-cell>
          <table:table-cell office:value-type="float" office:value="4.1255" calcext:value-type="float">
            <text:p>4.125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42.9976" calcext:value-type="float">
            <text:p>-42.9976</text:p>
          </table:table-cell>
          <table:table-cell office:value-type="float" office:value="39.7538" calcext:value-type="float">
            <text:p>39.7538</text:p>
          </table:table-cell>
          <table:table-cell table:number-columns-repeated="9"/>
          <table:table-cell office:value-type="float" office:value="-43.40903" calcext:value-type="float">
            <text:p>-43.40903</text:p>
          </table:table-cell>
          <table:table-cell table:number-columns-repeated="5"/>
          <table:table-cell office:value-type="float" office:value="-9.7961" calcext:value-type="float">
            <text:p>-9.7961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1.2492" calcext:value-type="float">
            <text:p>71.2492</text:p>
          </table:table-cell>
        </table:table-row>
        <table:table-row table:style-name="ro1">
          <table:table-cell office:value-type="float" office:value="-1.0605" calcext:value-type="float">
            <text:p>-1.0605</text:p>
          </table:table-cell>
          <table:table-cell office:value-type="float" office:value="3.8925" calcext:value-type="float">
            <text:p>3.8925</text:p>
          </table:table-cell>
          <table:table-cell table:number-columns-repeated="9"/>
          <table:table-cell office:value-type="float" office:value="-43.319" calcext:value-type="float">
            <text:p>-43.319</text:p>
          </table:table-cell>
          <table:table-cell office:value-type="float" office:value="4.0724" calcext:value-type="float">
            <text:p>4.072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42.5406" calcext:value-type="float">
            <text:p>-42.5406</text:p>
          </table:table-cell>
          <table:table-cell office:value-type="float" office:value="38.7923" calcext:value-type="float">
            <text:p>38.7923</text:p>
          </table:table-cell>
          <table:table-cell table:number-columns-repeated="9"/>
          <table:table-cell office:value-type="float" office:value="-43.40851" calcext:value-type="float">
            <text:p>-43.40851</text:p>
          </table:table-cell>
          <table:table-cell table:number-columns-repeated="5"/>
          <table:table-cell office:value-type="float" office:value="-9.7978" calcext:value-type="float">
            <text:p>-9.7978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1.298" calcext:value-type="float">
            <text:p>71.298</text:p>
          </table:table-cell>
        </table:table-row>
        <table:table-row table:style-name="ro1">
          <table:table-cell office:value-type="float" office:value="-1.0451" calcext:value-type="float">
            <text:p>-1.0451</text:p>
          </table:table-cell>
          <table:table-cell office:value-type="float" office:value="2.4781" calcext:value-type="float">
            <text:p>2.4781</text:p>
          </table:table-cell>
          <table:table-cell table:number-columns-repeated="9"/>
          <table:table-cell office:value-type="float" office:value="-43.1943" calcext:value-type="float">
            <text:p>-43.1943</text:p>
          </table:table-cell>
          <table:table-cell office:value-type="float" office:value="3.538" calcext:value-type="float">
            <text:p>3.53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40.4006" calcext:value-type="float">
            <text:p>-40.4006</text:p>
          </table:table-cell>
          <table:table-cell office:value-type="float" office:value="33.8508" calcext:value-type="float">
            <text:p>33.8508</text:p>
          </table:table-cell>
          <table:table-cell table:number-columns-repeated="9"/>
          <table:table-cell office:value-type="float" office:value="-43.39457" calcext:value-type="float">
            <text:p>-43.39457</text:p>
          </table:table-cell>
          <table:table-cell table:number-columns-repeated="5"/>
          <table:table-cell office:value-type="float" office:value="-9.8229" calcext:value-type="float">
            <text:p>-9.8229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1.9911" calcext:value-type="float">
            <text:p>71.9911</text:p>
          </table:table-cell>
        </table:table-row>
        <table:table-row table:style-name="ro1">
          <table:table-cell office:value-type="float" office:value="-1.0203" calcext:value-type="float">
            <text:p>-1.0203</text:p>
          </table:table-cell>
          <table:table-cell office:value-type="float" office:value="0.1024" calcext:value-type="float">
            <text:p>0.1024</text:p>
          </table:table-cell>
          <table:table-cell table:number-columns-repeated="9"/>
          <table:table-cell office:value-type="float" office:value="-43.1888" calcext:value-type="float">
            <text:p>-43.1888</text:p>
          </table:table-cell>
          <table:table-cell office:value-type="float" office:value="3.5142" calcext:value-type="float">
            <text:p>3.514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40.3892" calcext:value-type="float">
            <text:p>-40.3892</text:p>
          </table:table-cell>
          <table:table-cell office:value-type="float" office:value="33.8236" calcext:value-type="float">
            <text:p>33.8236</text:p>
          </table:table-cell>
          <table:table-cell table:number-columns-repeated="9"/>
          <table:table-cell office:value-type="float" office:value="-43.3835" calcext:value-type="float">
            <text:p>-43.3835</text:p>
          </table:table-cell>
          <table:table-cell table:number-columns-repeated="5"/>
          <table:table-cell office:value-type="float" office:value="-9.8299" calcext:value-type="float">
            <text:p>-9.8299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2.1855" calcext:value-type="float">
            <text:p>72.1855</text:p>
          </table:table-cell>
        </table:table-row>
        <table:table-row table:style-name="ro1">
          <table:table-cell office:value-type="float" office:value="-1.0251" calcext:value-type="float">
            <text:p>-1.0251</text:p>
          </table:table-cell>
          <table:table-cell office:value-type="float" office:value="0.5705" calcext:value-type="float">
            <text:p>0.5705</text:p>
          </table:table-cell>
          <table:table-cell table:number-columns-repeated="9"/>
          <table:table-cell office:value-type="float" office:value="-43.1038" calcext:value-type="float">
            <text:p>-43.1038</text:p>
          </table:table-cell>
          <table:table-cell office:value-type="float" office:value="3.1464" calcext:value-type="float">
            <text:p>3.146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40.3086" calcext:value-type="float">
            <text:p>-40.3086</text:p>
          </table:table-cell>
          <table:table-cell office:value-type="float" office:value="33.6216" calcext:value-type="float">
            <text:p>33.6216</text:p>
          </table:table-cell>
          <table:table-cell table:number-columns-repeated="9"/>
          <table:table-cell office:value-type="float" office:value="-43.38332" calcext:value-type="float">
            <text:p>-43.38332</text:p>
          </table:table-cell>
          <table:table-cell table:number-columns-repeated="5"/>
          <table:table-cell office:value-type="float" office:value="-9.8326" calcext:value-type="float">
            <text:p>-9.8326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2.2592" calcext:value-type="float">
            <text:p>72.2592</text:p>
          </table:table-cell>
        </table:table-row>
        <table:table-row table:style-name="ro1">
          <table:table-cell office:value-type="float" office:value="-1.0034" calcext:value-type="float">
            <text:p>-1.0034</text:p>
          </table:table-cell>
          <table:table-cell office:value-type="float" office:value="1.5782" calcext:value-type="float">
            <text:p>1.5782</text:p>
          </table:table-cell>
          <table:table-cell table:number-columns-repeated="9"/>
          <table:table-cell office:value-type="float" office:value="-43.0894" calcext:value-type="float">
            <text:p>-43.0894</text:p>
          </table:table-cell>
          <table:table-cell office:value-type="float" office:value="3.0841" calcext:value-type="float">
            <text:p>3.084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40.2496" calcext:value-type="float">
            <text:p>-40.2496</text:p>
          </table:table-cell>
          <table:table-cell office:value-type="float" office:value="33.4731" calcext:value-type="float">
            <text:p>33.4731</text:p>
          </table:table-cell>
          <table:table-cell table:number-columns-repeated="9"/>
          <table:table-cell office:value-type="float" office:value="-43.32554" calcext:value-type="float">
            <text:p>-43.32554</text:p>
          </table:table-cell>
          <table:table-cell table:number-columns-repeated="5"/>
          <table:table-cell office:value-type="float" office:value="-9.8318" calcext:value-type="float">
            <text:p>-9.8318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2.2368" calcext:value-type="float">
            <text:p>72.2368</text:p>
          </table:table-cell>
        </table:table-row>
        <table:table-row table:style-name="ro1">
          <table:table-cell office:value-type="float" office:value="-0.9756" calcext:value-type="float">
            <text:p>-0.9756</text:p>
          </table:table-cell>
          <table:table-cell office:value-type="float" office:value="4.4727" calcext:value-type="float">
            <text:p>4.4727</text:p>
          </table:table-cell>
          <table:table-cell table:number-columns-repeated="9"/>
          <table:table-cell office:value-type="float" office:value="-43.0377" calcext:value-type="float">
            <text:p>-43.0377</text:p>
          </table:table-cell>
          <table:table-cell office:value-type="float" office:value="2.8586" calcext:value-type="float">
            <text:p>2.8586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39.7538" calcext:value-type="float">
            <text:p>-39.7538</text:p>
          </table:table-cell>
          <table:table-cell office:value-type="float" office:value="32.1987" calcext:value-type="float">
            <text:p>32.1987</text:p>
          </table:table-cell>
          <table:table-cell table:number-columns-repeated="9"/>
          <table:table-cell office:value-type="float" office:value="-43.26091" calcext:value-type="float">
            <text:p>-43.26091</text:p>
          </table:table-cell>
          <table:table-cell table:number-columns-repeated="5"/>
          <table:table-cell office:value-type="float" office:value="-9.9524" calcext:value-type="float">
            <text:p>-9.9524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75.6546" calcext:value-type="float">
            <text:p>75.6546</text:p>
          </table:table-cell>
        </table:table-row>
        <table:table-row table:style-name="ro1">
          <table:table-cell office:value-type="float" office:value="-0.8994" calcext:value-type="float">
            <text:p>-0.8994</text:p>
          </table:table-cell>
          <table:table-cell office:value-type="float" office:value="13.3256" calcext:value-type="float">
            <text:p>13.3256</text:p>
          </table:table-cell>
          <table:table-cell table:number-columns-repeated="9"/>
          <table:table-cell office:value-type="float" office:value="-43.0191" calcext:value-type="float">
            <text:p>-43.0191</text:p>
          </table:table-cell>
          <table:table-cell office:value-type="float" office:value="2.7769" calcext:value-type="float">
            <text:p>2.776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20.567" calcext:value-type="float">
            <text:p>-20.567</text:p>
          </table:table-cell>
          <table:table-cell office:value-type="float" office:value="114.2873" calcext:value-type="float">
            <text:p>114.2873</text:p>
          </table:table-cell>
          <table:table-cell table:number-columns-repeated="9"/>
          <table:table-cell office:value-type="float" office:value="-43.21455" calcext:value-type="float">
            <text:p>-43.21455</text:p>
          </table:table-cell>
          <table:table-cell table:number-columns-repeated="5"/>
          <table:table-cell office:value-type="float" office:value="-9.9511" calcext:value-type="float">
            <text:p>-9.9511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75.6172" calcext:value-type="float">
            <text:p>75.6172</text:p>
          </table:table-cell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2.5689" calcext:value-type="float">
            <text:p>2.5689</text:p>
          </table:table-cell>
          <table:table-cell table:number-columns-repeated="9"/>
          <table:table-cell office:value-type="float" office:value="-42.9302" calcext:value-type="float">
            <text:p>-42.9302</text:p>
          </table:table-cell>
          <table:table-cell office:value-type="float" office:value="2.3865" calcext:value-type="float">
            <text:p>2.386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20.5665" calcext:value-type="float">
            <text:p>-20.5665</text:p>
          </table:table-cell>
          <table:table-cell office:value-type="float" office:value="114.2883" calcext:value-type="float">
            <text:p>114.2883</text:p>
          </table:table-cell>
          <table:table-cell table:number-columns-repeated="9"/>
          <table:table-cell office:value-type="float" office:value="-42.99772" calcext:value-type="float">
            <text:p>-42.99772</text:p>
          </table:table-cell>
          <table:table-cell table:number-columns-repeated="5"/>
          <table:table-cell office:value-type="float" office:value="-9.9535" calcext:value-type="float">
            <text:p>-9.9535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75.6887" calcext:value-type="float">
            <text:p>75.6887</text:p>
          </table:table-cell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14.9119" calcext:value-type="float">
            <text:p>14.9119</text:p>
          </table:table-cell>
          <table:table-cell table:number-columns-repeated="9"/>
          <table:table-cell office:value-type="float" office:value="-42.8328" calcext:value-type="float">
            <text:p>-42.8328</text:p>
          </table:table-cell>
          <table:table-cell office:value-type="float" office:value="1.955" calcext:value-type="float">
            <text:p>1.95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20.5664" calcext:value-type="float">
            <text:p>-20.5664</text:p>
          </table:table-cell>
          <table:table-cell office:value-type="float" office:value="114.2886" calcext:value-type="float">
            <text:p>114.2886</text:p>
          </table:table-cell>
          <table:table-cell table:number-columns-repeated="9"/>
          <table:table-cell office:value-type="float" office:value="-42.99771" calcext:value-type="float">
            <text:p>-42.99771</text:p>
          </table:table-cell>
          <table:table-cell table:number-columns-repeated="5"/>
          <table:table-cell office:value-type="float" office:value="-10.0102" calcext:value-type="float">
            <text:p>-10.0102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77.342" calcext:value-type="float">
            <text:p>77.342</text:p>
          </table:table-cell>
        </table:table-row>
        <table:table-row table:style-name="ro1">
          <table:table-cell office:value-type="float" office:value="0.0985" calcext:value-type="float">
            <text:p>0.0985</text:p>
          </table:table-cell>
          <table:table-cell office:value-type="float" office:value="31.9791" calcext:value-type="float">
            <text:p>31.9791</text:p>
          </table:table-cell>
          <table:table-cell table:number-columns-repeated="9"/>
          <table:table-cell office:value-type="float" office:value="-42.7941" calcext:value-type="float">
            <text:p>-42.7941</text:p>
          </table:table-cell>
          <table:table-cell office:value-type="float" office:value="1.7822" calcext:value-type="float">
            <text:p>1.782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20.5664" calcext:value-type="float">
            <text:p>-20.5664</text:p>
          </table:table-cell>
          <table:table-cell office:value-type="float" office:value="114.2887" calcext:value-type="float">
            <text:p>114.2887</text:p>
          </table:table-cell>
          <table:table-cell table:number-columns-repeated="9"/>
          <table:table-cell office:value-type="float" office:value="-42.99762" calcext:value-type="float">
            <text:p>-42.99762</text:p>
          </table:table-cell>
          <table:table-cell table:number-columns-repeated="5"/>
          <table:table-cell office:value-type="float" office:value="-10.0617" calcext:value-type="float">
            <text:p>-10.0617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78.8715" calcext:value-type="float">
            <text:p>78.8715</text:p>
          </table:table-cell>
        </table:table-row>
        <table:table-row table:style-name="ro1">
          <table:table-cell office:value-type="float" office:value="0.0619" calcext:value-type="float">
            <text:p>0.0619</text:p>
          </table:table-cell>
          <table:table-cell office:value-type="float" office:value="8.1921" calcext:value-type="float">
            <text:p>8.1921</text:p>
          </table:table-cell>
          <table:table-cell table:number-columns-repeated="9"/>
          <table:table-cell office:value-type="float" office:value="-42.677" calcext:value-type="float">
            <text:p>-42.677</text:p>
          </table:table-cell>
          <table:table-cell office:value-type="float" office:value="1.2566" calcext:value-type="float">
            <text:p>1.2566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20.5662" calcext:value-type="float">
            <text:p>-20.5662</text:p>
          </table:table-cell>
          <table:table-cell office:value-type="float" office:value="114.2889" calcext:value-type="float">
            <text:p>114.2889</text:p>
          </table:table-cell>
          <table:table-cell table:number-columns-repeated="9"/>
          <table:table-cell office:value-type="float" office:value="-42.92017" calcext:value-type="float">
            <text:p>-42.92017</text:p>
          </table:table-cell>
          <table:table-cell table:number-columns-repeated="5"/>
          <table:table-cell office:value-type="float" office:value="-10.2007" calcext:value-type="float">
            <text:p>-10.2007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83.137" calcext:value-type="float">
            <text:p>83.137</text:p>
          </table:table-cell>
        </table:table-row>
        <table:table-row table:style-name="ro1">
          <table:table-cell office:value-type="float" office:value="0.0778" calcext:value-type="float">
            <text:p>0.0778</text:p>
          </table:table-cell>
          <table:table-cell office:value-type="float" office:value="13.8493" calcext:value-type="float">
            <text:p>13.8493</text:p>
          </table:table-cell>
          <table:table-cell table:number-columns-repeated="9"/>
          <table:table-cell office:value-type="float" office:value="-42.5106" calcext:value-type="float">
            <text:p>-42.5106</text:p>
          </table:table-cell>
          <table:table-cell office:value-type="float" office:value="0.499" calcext:value-type="float">
            <text:p>0.4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20.5661" calcext:value-type="float">
            <text:p>-20.5661</text:p>
          </table:table-cell>
          <table:table-cell office:value-type="float" office:value="114.2892" calcext:value-type="float">
            <text:p>114.2892</text:p>
          </table:table-cell>
          <table:table-cell table:number-columns-repeated="9"/>
          <table:table-cell office:value-type="float" office:value="-42.54055" calcext:value-type="float">
            <text:p>-42.54055</text:p>
          </table:table-cell>
          <table:table-cell table:number-columns-repeated="5"/>
          <table:table-cell office:value-type="float" office:value="-10.2322" calcext:value-type="float">
            <text:p>-10.2322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1332" calcext:value-type="float">
            <text:p>84.1332</text:p>
          </table:table-cell>
        </table:table-row>
        <table:table-row table:style-name="ro1">
          <table:table-cell office:value-type="float" office:value="0.0982" calcext:value-type="float">
            <text:p>0.0982</text:p>
          </table:table-cell>
          <table:table-cell office:value-type="float" office:value="31.7635" calcext:value-type="float">
            <text:p>31.7635</text:p>
          </table:table-cell>
          <table:table-cell table:number-columns-repeated="9"/>
          <table:table-cell office:value-type="float" office:value="-42.508" calcext:value-type="float">
            <text:p>-42.508</text:p>
          </table:table-cell>
          <table:table-cell office:value-type="float" office:value="0.4875" calcext:value-type="float">
            <text:p>0.4875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20.566" calcext:value-type="float">
            <text:p>-20.566</text:p>
          </table:table-cell>
          <table:table-cell office:value-type="float" office:value="114.2895" calcext:value-type="float">
            <text:p>114.2895</text:p>
          </table:table-cell>
          <table:table-cell table:number-columns-repeated="9"/>
          <table:table-cell office:value-type="float" office:value="-42.29384" calcext:value-type="float">
            <text:p>-42.29384</text:p>
          </table:table-cell>
          <table:table-cell table:number-columns-repeated="5"/>
          <table:table-cell office:value-type="float" office:value="-9.7899" calcext:value-type="float">
            <text:p>-9.7899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1.0811" calcext:value-type="float">
            <text:p>71.0811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40.1533" calcext:value-type="float">
            <text:p>40.1533</text:p>
          </table:table-cell>
          <table:table-cell table:number-columns-repeated="9"/>
          <table:table-cell office:value-type="float" office:value="-41.822" calcext:value-type="float">
            <text:p>-41.822</text:p>
          </table:table-cell>
          <table:table-cell office:value-type="float" office:value="2.7607" calcext:value-type="float">
            <text:p>2.7607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20.5652" calcext:value-type="float">
            <text:p>-20.5652</text:p>
          </table:table-cell>
          <table:table-cell office:value-type="float" office:value="114.2911" calcext:value-type="float">
            <text:p>114.2911</text:p>
          </table:table-cell>
          <table:table-cell table:number-columns-repeated="9"/>
          <table:table-cell office:value-type="float" office:value="-41.84426" calcext:value-type="float">
            <text:p>-41.84426</text:p>
          </table:table-cell>
          <table:table-cell table:number-columns-repeated="5"/>
          <table:table-cell office:value-type="float" office:value="-10.2345" calcext:value-type="float">
            <text:p>-10.2345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2063" calcext:value-type="float">
            <text:p>84.2063</text:p>
          </table:table-cell>
        </table:table-row>
        <table:table-row table:style-name="ro1">
          <table:table-cell office:value-type="float" office:value="0.1285" calcext:value-type="float">
            <text:p>0.1285</text:p>
          </table:table-cell>
          <table:table-cell office:value-type="float" office:value="47.8424" calcext:value-type="float">
            <text:p>47.8424</text:p>
          </table:table-cell>
          <table:table-cell table:number-columns-repeated="9"/>
          <table:table-cell office:value-type="float" office:value="-41.405" calcext:value-type="float">
            <text:p>-41.405</text:p>
          </table:table-cell>
          <table:table-cell office:value-type="float" office:value="4.8413" calcext:value-type="float">
            <text:p>4.8413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20.5649" calcext:value-type="float">
            <text:p>-20.5649</text:p>
          </table:table-cell>
          <table:table-cell office:value-type="float" office:value="114.2918" calcext:value-type="float">
            <text:p>114.2918</text:p>
          </table:table-cell>
          <table:table-cell table:number-columns-repeated="9"/>
          <table:table-cell office:value-type="float" office:value="-41.42914" calcext:value-type="float">
            <text:p>-41.42914</text:p>
          </table:table-cell>
          <table:table-cell table:number-columns-repeated="5"/>
          <table:table-cell office:value-type="float" office:value="-10.237" calcext:value-type="float">
            <text:p>-10.237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2853" calcext:value-type="float">
            <text:p>84.2853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15.9235" calcext:value-type="float">
            <text:p>15.9235</text:p>
          </table:table-cell>
          <table:table-cell table:number-columns-repeated="9"/>
          <table:table-cell office:value-type="float" office:value="-40.7309" calcext:value-type="float">
            <text:p>-40.7309</text:p>
          </table:table-cell>
          <table:table-cell office:value-type="float" office:value="8.3895" calcext:value-type="float">
            <text:p>8.389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20.5641" calcext:value-type="float">
            <text:p>-20.5641</text:p>
          </table:table-cell>
          <table:table-cell office:value-type="float" office:value="114.2934" calcext:value-type="float">
            <text:p>114.2934</text:p>
          </table:table-cell>
          <table:table-cell table:number-columns-repeated="9"/>
          <table:table-cell office:value-type="float" office:value="-41.40914" calcext:value-type="float">
            <text:p>-41.40914</text:p>
          </table:table-cell>
          <table:table-cell table:number-columns-repeated="5"/>
          <table:table-cell office:value-type="float" office:value="-10.2391" calcext:value-type="float">
            <text:p>-10.2391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3496" calcext:value-type="float">
            <text:p>84.3496</text:p>
          </table:table-cell>
        </table:table-row>
        <table:table-row table:style-name="ro1">
          <table:table-cell office:value-type="float" office:value="0.0637" calcext:value-type="float">
            <text:p>0.0637</text:p>
          </table:table-cell>
          <table:table-cell office:value-type="float" office:value="5.1634" calcext:value-type="float">
            <text:p>5.1634</text:p>
          </table:table-cell>
          <table:table-cell table:number-columns-repeated="9"/>
          <table:table-cell office:value-type="float" office:value="-37.6704" calcext:value-type="float">
            <text:p>-37.6704</text:p>
          </table:table-cell>
          <table:table-cell office:value-type="float" office:value="28.0619" calcext:value-type="float">
            <text:p>28.061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20.564" calcext:value-type="float">
            <text:p>-20.564</text:p>
          </table:table-cell>
          <table:table-cell office:value-type="float" office:value="114.2937" calcext:value-type="float">
            <text:p>114.2937</text:p>
          </table:table-cell>
          <table:table-cell table:number-columns-repeated="9"/>
          <table:table-cell office:value-type="float" office:value="-40.85813" calcext:value-type="float">
            <text:p>-40.85813</text:p>
          </table:table-cell>
          <table:table-cell table:number-columns-repeated="5"/>
          <table:table-cell office:value-type="float" office:value="-10.2396" calcext:value-type="float">
            <text:p>-10.2396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3659" calcext:value-type="float">
            <text:p>84.3659</text:p>
          </table:table-cell>
        </table:table-row>
        <table:table-row table:style-name="ro1">
          <table:table-cell office:value-type="float" office:value="0.0794" calcext:value-type="float">
            <text:p>0.0794</text:p>
          </table:table-cell>
          <table:table-cell office:value-type="float" office:value="15.6128" calcext:value-type="float">
            <text:p>15.6128</text:p>
          </table:table-cell>
          <table:table-cell table:number-columns-repeated="9"/>
          <table:table-cell office:value-type="float" office:value="-19.6251" calcext:value-type="float">
            <text:p>-19.6251</text:p>
          </table:table-cell>
          <table:table-cell office:value-type="float" office:value="13.899" calcext:value-type="float">
            <text:p>13.8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20.5629" calcext:value-type="float">
            <text:p>-20.5629</text:p>
          </table:table-cell>
          <table:table-cell office:value-type="float" office:value="114.296" calcext:value-type="float">
            <text:p>114.296</text:p>
          </table:table-cell>
          <table:table-cell table:number-columns-repeated="9"/>
          <table:table-cell office:value-type="float" office:value="-40.5486" calcext:value-type="float">
            <text:p>-40.5486</text:p>
          </table:table-cell>
          <table:table-cell table:number-columns-repeated="5"/>
          <table:table-cell office:value-type="float" office:value="-10.2396" calcext:value-type="float">
            <text:p>-10.2396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3672" calcext:value-type="float">
            <text:p>84.3672</text:p>
          </table:table-cell>
        </table:table-row>
        <table:table-row table:style-name="ro1">
          <table:table-cell office:value-type="float" office:value="0.0935" calcext:value-type="float">
            <text:p>0.0935</text:p>
          </table:table-cell>
          <table:table-cell office:value-type="float" office:value="28.3299" calcext:value-type="float">
            <text:p>28.3299</text:p>
          </table:table-cell>
          <table:table-cell table:number-columns-repeated="9"/>
          <table:table-cell office:value-type="float" office:value="-19.6249" calcext:value-type="float">
            <text:p>-19.6249</text:p>
          </table:table-cell>
          <table:table-cell office:value-type="float" office:value="13.8817" calcext:value-type="float">
            <text:p>13.881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20.5588" calcext:value-type="float">
            <text:p>-20.5588</text:p>
          </table:table-cell>
          <table:table-cell office:value-type="float" office:value="114.3049" calcext:value-type="float">
            <text:p>114.3049</text:p>
          </table:table-cell>
          <table:table-cell table:number-columns-repeated="9"/>
          <table:table-cell office:value-type="float" office:value="-40.40063" calcext:value-type="float">
            <text:p>-40.40063</text:p>
          </table:table-cell>
          <table:table-cell table:number-columns-repeated="5"/>
          <table:table-cell office:value-type="float" office:value="-10.236" calcext:value-type="float">
            <text:p>-10.236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2525" calcext:value-type="float">
            <text:p>84.2525</text:p>
          </table:table-cell>
        </table:table-row>
        <table:table-row table:style-name="ro1">
          <table:table-cell office:value-type="float" office:value="0.1187" calcext:value-type="float">
            <text:p>0.1187</text:p>
          </table:table-cell>
          <table:table-cell office:value-type="float" office:value="43.5438" calcext:value-type="float">
            <text:p>43.5438</text:p>
          </table:table-cell>
          <table:table-cell table:number-columns-repeated="9"/>
          <table:table-cell office:value-type="float" office:value="-19.6248" calcext:value-type="float">
            <text:p>-19.6248</text:p>
          </table:table-cell>
          <table:table-cell office:value-type="float" office:value="13.8721" calcext:value-type="float">
            <text:p>13.8721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20.5573" calcext:value-type="float">
            <text:p>-20.5573</text:p>
          </table:table-cell>
          <table:table-cell office:value-type="float" office:value="114.308" calcext:value-type="float">
            <text:p>114.308</text:p>
          </table:table-cell>
          <table:table-cell table:number-columns-repeated="9"/>
          <table:table-cell office:value-type="float" office:value="-40.38924" calcext:value-type="float">
            <text:p>-40.38924</text:p>
          </table:table-cell>
          <table:table-cell table:number-columns-repeated="5"/>
          <table:table-cell office:value-type="float" office:value="-10.2453" calcext:value-type="float">
            <text:p>-10.2453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5475" calcext:value-type="float">
            <text:p>84.5475</text:p>
          </table:table-cell>
        </table:table-row>
        <table:table-row table:style-name="ro1">
          <table:table-cell office:value-type="float" office:value="0.0579" calcext:value-type="float">
            <text:p>0.0579</text:p>
          </table:table-cell>
          <table:table-cell office:value-type="float" office:value="15.7305" calcext:value-type="float">
            <text:p>15.7305</text:p>
          </table:table-cell>
          <table:table-cell table:number-columns-repeated="9"/>
          <table:table-cell office:value-type="float" office:value="-19.623" calcext:value-type="float">
            <text:p>-19.623</text:p>
          </table:table-cell>
          <table:table-cell office:value-type="float" office:value="13.6962" calcext:value-type="float">
            <text:p>13.6962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20.5549" calcext:value-type="float">
            <text:p>-20.5549</text:p>
          </table:table-cell>
          <table:table-cell office:value-type="float" office:value="114.3133" calcext:value-type="float">
            <text:p>114.3133</text:p>
          </table:table-cell>
          <table:table-cell table:number-columns-repeated="9"/>
          <table:table-cell office:value-type="float" office:value="-40.30861" calcext:value-type="float">
            <text:p>-40.30861</text:p>
          </table:table-cell>
          <table:table-cell table:number-columns-repeated="5"/>
          <table:table-cell office:value-type="float" office:value="-10.2455" calcext:value-type="float">
            <text:p>-10.2455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5548" calcext:value-type="float">
            <text:p>84.5548</text:p>
          </table:table-cell>
        </table:table-row>
        <table:table-row table:style-name="ro1">
          <table:table-cell office:value-type="float" office:value="0.0719" calcext:value-type="float">
            <text:p>0.0719</text:p>
          </table:table-cell>
          <table:table-cell office:value-type="float" office:value="6.8019" calcext:value-type="float">
            <text:p>6.8019</text:p>
          </table:table-cell>
          <table:table-cell table:number-columns-repeated="9"/>
          <table:table-cell office:value-type="float" office:value="-19.6213" calcext:value-type="float">
            <text:p>-19.6213</text:p>
          </table:table-cell>
          <table:table-cell office:value-type="float" office:value="13.5419" calcext:value-type="float">
            <text:p>13.5419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20.5236" calcext:value-type="float">
            <text:p>-20.5236</text:p>
          </table:table-cell>
          <table:table-cell office:value-type="float" office:value="114.3808" calcext:value-type="float">
            <text:p>114.3808</text:p>
          </table:table-cell>
          <table:table-cell table:number-columns-repeated="9"/>
          <table:table-cell office:value-type="float" office:value="-40.2816" calcext:value-type="float">
            <text:p>-40.2816</text:p>
          </table:table-cell>
          <table:table-cell table:number-columns-repeated="5"/>
          <table:table-cell office:value-type="float" office:value="-10.2455" calcext:value-type="float">
            <text:p>-10.2455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5555" calcext:value-type="float">
            <text:p>84.5555</text:p>
          </table:table-cell>
        </table:table-row>
        <table:table-row table:style-name="ro1">
          <table:table-cell office:value-type="float" office:value="0.0806" calcext:value-type="float">
            <text:p>0.0806</text:p>
          </table:table-cell>
          <table:table-cell office:value-type="float" office:value="16.8067" calcext:value-type="float">
            <text:p>16.8067</text:p>
          </table:table-cell>
          <table:table-cell table:number-columns-repeated="9"/>
          <table:table-cell office:value-type="float" office:value="-19.6166" calcext:value-type="float">
            <text:p>-19.6166</text:p>
          </table:table-cell>
          <table:table-cell office:value-type="float" office:value="13.0919" calcext:value-type="float">
            <text:p>13.0919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20.503" calcext:value-type="float">
            <text:p>-20.503</text:p>
          </table:table-cell>
          <table:table-cell office:value-type="float" office:value="114.4256" calcext:value-type="float">
            <text:p>114.4256</text:p>
          </table:table-cell>
          <table:table-cell table:number-columns-repeated="9"/>
          <table:table-cell office:value-type="float" office:value="-40.26342" calcext:value-type="float">
            <text:p>-40.26342</text:p>
          </table:table-cell>
          <table:table-cell table:number-columns-repeated="5"/>
          <table:table-cell office:value-type="float" office:value="-10.2446" calcext:value-type="float">
            <text:p>-10.2446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5269" calcext:value-type="float">
            <text:p>84.5269</text:p>
          </table:table-cell>
        </table:table-row>
        <table:table-row table:style-name="ro1">
          <table:table-cell office:value-type="float" office:value="0.1221" calcext:value-type="float">
            <text:p>0.1221</text:p>
          </table:table-cell>
          <table:table-cell office:value-type="float" office:value="45.1129" calcext:value-type="float">
            <text:p>45.1129</text:p>
          </table:table-cell>
          <table:table-cell table:number-columns-repeated="9"/>
          <table:table-cell office:value-type="float" office:value="-19.6165" calcext:value-type="float">
            <text:p>-19.6165</text:p>
          </table:table-cell>
          <table:table-cell office:value-type="float" office:value="13.0824" calcext:value-type="float">
            <text:p>13.082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20.5013" calcext:value-type="float">
            <text:p>-20.5013</text:p>
          </table:table-cell>
          <table:table-cell office:value-type="float" office:value="114.4292" calcext:value-type="float">
            <text:p>114.4292</text:p>
          </table:table-cell>
          <table:table-cell table:number-columns-repeated="9"/>
          <table:table-cell office:value-type="float" office:value="-40.25804" calcext:value-type="float">
            <text:p>-40.25804</text:p>
          </table:table-cell>
          <table:table-cell table:number-columns-repeated="5"/>
          <table:table-cell office:value-type="float" office:value="-10.2457" calcext:value-type="float">
            <text:p>-10.2457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4.5626" calcext:value-type="float">
            <text:p>84.5626</text:p>
          </table:table-cell>
        </table:table-row>
        <table:table-row table:style-name="ro1">
          <table:table-cell office:value-type="float" office:value="0.5169" calcext:value-type="float">
            <text:p>0.5169</text:p>
          </table:table-cell>
          <table:table-cell office:value-type="float" office:value="1.4921" calcext:value-type="float">
            <text:p>1.4921</text:p>
          </table:table-cell>
          <table:table-cell table:number-columns-repeated="9"/>
          <table:table-cell office:value-type="float" office:value="-19.6161" calcext:value-type="float">
            <text:p>-19.6161</text:p>
          </table:table-cell>
          <table:table-cell office:value-type="float" office:value="13.0388" calcext:value-type="float">
            <text:p>13.0388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20.5005" calcext:value-type="float">
            <text:p>-20.5005</text:p>
          </table:table-cell>
          <table:table-cell office:value-type="float" office:value="114.431" calcext:value-type="float">
            <text:p>114.431</text:p>
          </table:table-cell>
          <table:table-cell table:number-columns-repeated="9"/>
          <table:table-cell office:value-type="float" office:value="-40.24956" calcext:value-type="float">
            <text:p>-40.24956</text:p>
          </table:table-cell>
          <table:table-cell table:number-columns-repeated="5"/>
          <table:table-cell office:value-type="float" office:value="-9.7301" calcext:value-type="float">
            <text:p>-9.7301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69.4563" calcext:value-type="float">
            <text:p>69.4563</text:p>
          </table:table-cell>
        </table:table-row>
        <table:table-row table:style-name="ro1">
          <table:table-cell office:value-type="float" office:value="0.5172" calcext:value-type="float">
            <text:p>0.5172</text:p>
          </table:table-cell>
          <table:table-cell office:value-type="float" office:value="1.4464" calcext:value-type="float">
            <text:p>1.4464</text:p>
          </table:table-cell>
          <table:table-cell table:number-columns-repeated="9"/>
          <table:table-cell office:value-type="float" office:value="-19.6159" calcext:value-type="float">
            <text:p>-19.6159</text:p>
          </table:table-cell>
          <table:table-cell office:value-type="float" office:value="13.0265" calcext:value-type="float">
            <text:p>13.0265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20.4726" calcext:value-type="float">
            <text:p>-20.4726</text:p>
          </table:table-cell>
          <table:table-cell office:value-type="float" office:value="114.492" calcext:value-type="float">
            <text:p>114.492</text:p>
          </table:table-cell>
          <table:table-cell table:number-columns-repeated="9"/>
          <table:table-cell office:value-type="float" office:value="-40.03025" calcext:value-type="float">
            <text:p>-40.03025</text:p>
          </table:table-cell>
          <table:table-cell table:number-columns-repeated="5"/>
          <table:table-cell office:value-type="float" office:value="-10.262" calcext:value-type="float">
            <text:p>-10.262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5.0824" calcext:value-type="float">
            <text:p>85.0824</text:p>
          </table:table-cell>
        </table:table-row>
        <table:table-row table:style-name="ro1">
          <table:table-cell office:value-type="float" office:value="0.5201" calcext:value-type="float">
            <text:p>0.5201</text:p>
          </table:table-cell>
          <table:table-cell office:value-type="float" office:value="0.877" calcext:value-type="float">
            <text:p>0.877</text:p>
          </table:table-cell>
          <table:table-cell table:number-columns-repeated="9"/>
          <table:table-cell office:value-type="float" office:value="-19.6154" calcext:value-type="float">
            <text:p>-19.6154</text:p>
          </table:table-cell>
          <table:table-cell office:value-type="float" office:value="12.9743" calcext:value-type="float">
            <text:p>12.9743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20.4621" calcext:value-type="float">
            <text:p>-20.4621</text:p>
          </table:table-cell>
          <table:table-cell office:value-type="float" office:value="114.5153" calcext:value-type="float">
            <text:p>114.5153</text:p>
          </table:table-cell>
          <table:table-cell table:number-columns-repeated="9"/>
          <table:table-cell office:value-type="float" office:value="-39.75378" calcext:value-type="float">
            <text:p>-39.75378</text:p>
          </table:table-cell>
          <table:table-cell table:number-columns-repeated="5"/>
          <table:table-cell office:value-type="float" office:value="-9.7993" calcext:value-type="float">
            <text:p>-9.7993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1.3391" calcext:value-type="float">
            <text:p>71.3391</text:p>
          </table:table-cell>
        </table:table-row>
        <table:table-row table:style-name="ro1">
          <table:table-cell office:value-type="float" office:value="0.5208" calcext:value-type="float">
            <text:p>0.5208</text:p>
          </table:table-cell>
          <table:table-cell office:value-type="float" office:value="0.7287" calcext:value-type="float">
            <text:p>0.7287</text:p>
          </table:table-cell>
          <table:table-cell table:number-columns-repeated="9"/>
          <table:table-cell office:value-type="float" office:value="-19.615" calcext:value-type="float">
            <text:p>-19.615</text:p>
          </table:table-cell>
          <table:table-cell office:value-type="float" office:value="12.9402" calcext:value-type="float">
            <text:p>12.9402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20.4205" calcext:value-type="float">
            <text:p>-20.4205</text:p>
          </table:table-cell>
          <table:table-cell office:value-type="float" office:value="114.6077" calcext:value-type="float">
            <text:p>114.6077</text:p>
          </table:table-cell>
          <table:table-cell table:number-columns-repeated="9"/>
          <table:table-cell office:value-type="float" office:value="-33.98972" calcext:value-type="float">
            <text:p>-33.98972</text:p>
          </table:table-cell>
          <table:table-cell table:number-columns-repeated="5"/>
          <table:table-cell office:value-type="float" office:value="-10.2761" calcext:value-type="float">
            <text:p>-10.2761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5.5375" calcext:value-type="float">
            <text:p>85.5375</text:p>
          </table:table-cell>
        </table:table-row>
        <table:table-row table:style-name="ro1">
          <table:table-cell office:value-type="float" office:value="0.5166" calcext:value-type="float">
            <text:p>0.5166</text:p>
          </table:table-cell>
          <table:table-cell office:value-type="float" office:value="1.5464" calcext:value-type="float">
            <text:p>1.5464</text:p>
          </table:table-cell>
          <table:table-cell table:number-columns-repeated="9"/>
          <table:table-cell office:value-type="float" office:value="-19.6149" calcext:value-type="float">
            <text:p>-19.6149</text:p>
          </table:table-cell>
          <table:table-cell office:value-type="float" office:value="12.9241" calcext:value-type="float">
            <text:p>12.9241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20.4103" calcext:value-type="float">
            <text:p>-20.4103</text:p>
          </table:table-cell>
          <table:table-cell office:value-type="float" office:value="114.6306" calcext:value-type="float">
            <text:p>114.6306</text:p>
          </table:table-cell>
          <table:table-cell table:number-columns-repeated="9"/>
          <table:table-cell office:value-type="float" office:value="-26.27115" calcext:value-type="float">
            <text:p>-26.27115</text:p>
          </table:table-cell>
          <table:table-cell table:number-columns-repeated="5"/>
          <table:table-cell office:value-type="float" office:value="-10.2806" calcext:value-type="float">
            <text:p>-10.2806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5.681" calcext:value-type="float">
            <text:p>85.681</text:p>
          </table:table-cell>
        </table:table-row>
        <table:table-row table:style-name="ro1">
          <table:table-cell office:value-type="float" office:value="0.5169" calcext:value-type="float">
            <text:p>0.5169</text:p>
          </table:table-cell>
          <table:table-cell office:value-type="float" office:value="1.5046" calcext:value-type="float">
            <text:p>1.5046</text:p>
          </table:table-cell>
          <table:table-cell table:number-columns-repeated="9"/>
          <table:table-cell office:value-type="float" office:value="-19.6142" calcext:value-type="float">
            <text:p>-19.6142</text:p>
          </table:table-cell>
          <table:table-cell office:value-type="float" office:value="12.8645" calcext:value-type="float">
            <text:p>12.8645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20.3961" calcext:value-type="float">
            <text:p>-20.3961</text:p>
          </table:table-cell>
          <table:table-cell office:value-type="float" office:value="114.6625" calcext:value-type="float">
            <text:p>114.6625</text:p>
          </table:table-cell>
          <table:table-cell table:number-columns-repeated="9"/>
          <table:table-cell office:value-type="float" office:value="-20.56743" calcext:value-type="float">
            <text:p>-20.56743</text:p>
          </table:table-cell>
          <table:table-cell table:number-columns-repeated="5"/>
          <table:table-cell office:value-type="float" office:value="-10.2837" calcext:value-type="float">
            <text:p>-10.2837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85.7816" calcext:value-type="float">
            <text:p>85.7816</text:p>
          </table:table-cell>
        </table:table-row>
        <table:table-row table:style-name="ro1">
          <table:table-cell office:value-type="float" office:value="-1.0602" calcext:value-type="float">
            <text:p>-1.0602</text:p>
          </table:table-cell>
          <table:table-cell office:value-type="float" office:value="3.8621" calcext:value-type="float">
            <text:p>3.8621</text:p>
          </table:table-cell>
          <table:table-cell table:number-columns-repeated="9"/>
          <table:table-cell office:value-type="float" office:value="-19.6132" calcext:value-type="float">
            <text:p>-19.6132</text:p>
          </table:table-cell>
          <table:table-cell office:value-type="float" office:value="12.7691" calcext:value-type="float">
            <text:p>12.769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20.3707" calcext:value-type="float">
            <text:p>-20.3707</text:p>
          </table:table-cell>
          <table:table-cell office:value-type="float" office:value="114.72" calcext:value-type="float">
            <text:p>114.72</text:p>
          </table:table-cell>
          <table:table-cell table:number-columns-repeated="9"/>
          <table:table-cell office:value-type="float" office:value="-20.56702" calcext:value-type="float">
            <text:p>-20.56702</text:p>
          </table:table-cell>
          <table:table-cell table:number-columns-repeated="5"/>
          <table:table-cell office:value-type="float" office:value="-9.7975" calcext:value-type="float">
            <text:p>-9.7975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1.2888" calcext:value-type="float">
            <text:p>71.2888</text:p>
          </table:table-cell>
        </table:table-row>
        <table:table-row table:style-name="ro1">
          <table:table-cell office:value-type="float" office:value="-1.0574" calcext:value-type="float">
            <text:p>-1.0574</text:p>
          </table:table-cell>
          <table:table-cell office:value-type="float" office:value="3.6059" calcext:value-type="float">
            <text:p>3.6059</text:p>
          </table:table-cell>
          <table:table-cell table:number-columns-repeated="9"/>
          <table:table-cell office:value-type="float" office:value="-19.6132" calcext:value-type="float">
            <text:p>-19.6132</text:p>
          </table:table-cell>
          <table:table-cell office:value-type="float" office:value="12.7653" calcext:value-type="float">
            <text:p>12.7653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20.3504" calcext:value-type="float">
            <text:p>-20.3504</text:p>
          </table:table-cell>
          <table:table-cell office:value-type="float" office:value="114.7662" calcext:value-type="float">
            <text:p>114.7662</text:p>
          </table:table-cell>
          <table:table-cell table:number-columns-repeated="9"/>
          <table:table-cell office:value-type="float" office:value="-20.56684" calcext:value-type="float">
            <text:p>-20.56684</text:p>
          </table:table-cell>
          <table:table-cell table:number-columns-repeated="5"/>
          <table:table-cell office:value-type="float" office:value="-1.7484" calcext:value-type="float">
            <text:p>-1.7484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25.2479" calcext:value-type="float">
            <text:p>25.2479</text:p>
          </table:table-cell>
        </table:table-row>
        <table:table-row table:style-name="ro1">
          <table:table-cell office:value-type="float" office:value="-1.0549" calcext:value-type="float">
            <text:p>-1.0549</text:p>
          </table:table-cell>
          <table:table-cell office:value-type="float" office:value="3.3818" calcext:value-type="float">
            <text:p>3.3818</text:p>
          </table:table-cell>
          <table:table-cell table:number-columns-repeated="9"/>
          <table:table-cell office:value-type="float" office:value="-19.6126" calcext:value-type="float">
            <text:p>-19.6126</text:p>
          </table:table-cell>
          <table:table-cell office:value-type="float" office:value="12.7134" calcext:value-type="float">
            <text:p>12.7134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20.3464" calcext:value-type="float">
            <text:p>-20.3464</text:p>
          </table:table-cell>
          <table:table-cell office:value-type="float" office:value="114.7754" calcext:value-type="float">
            <text:p>114.7754</text:p>
          </table:table-cell>
          <table:table-cell table:number-columns-repeated="9"/>
          <table:table-cell office:value-type="float" office:value="-20.56684" calcext:value-type="float">
            <text:p>-20.56684</text:p>
          </table:table-cell>
          <table:table-cell table:number-columns-repeated="5"/>
          <table:table-cell office:value-type="float" office:value="-1.7958" calcext:value-type="float">
            <text:p>-1.7958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24.9987" calcext:value-type="float">
            <text:p>24.9987</text:p>
          </table:table-cell>
        </table:table-row>
        <table:table-row table:style-name="ro1">
          <table:table-cell office:value-type="float" office:value="-1.0518" calcext:value-type="float">
            <text:p>-1.0518</text:p>
          </table:table-cell>
          <table:table-cell office:value-type="float" office:value="3.0946" calcext:value-type="float">
            <text:p>3.0946</text:p>
          </table:table-cell>
          <table:table-cell table:number-columns-repeated="9"/>
          <table:table-cell office:value-type="float" office:value="-19.6126" calcext:value-type="float">
            <text:p>-19.6126</text:p>
          </table:table-cell>
          <table:table-cell office:value-type="float" office:value="12.7125" calcext:value-type="float">
            <text:p>12.712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20.3372" calcext:value-type="float">
            <text:p>-20.3372</text:p>
          </table:table-cell>
          <table:table-cell office:value-type="float" office:value="114.7963" calcext:value-type="float">
            <text:p>114.7963</text:p>
          </table:table-cell>
          <table:table-cell table:number-columns-repeated="9"/>
          <table:table-cell office:value-type="float" office:value="-20.56657" calcext:value-type="float">
            <text:p>-20.56657</text:p>
          </table:table-cell>
          <table:table-cell table:number-columns-repeated="5"/>
          <table:table-cell office:value-type="float" office:value="-1.7455" calcext:value-type="float">
            <text:p>-1.7455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25.2628" calcext:value-type="float">
            <text:p>25.2628</text:p>
          </table:table-cell>
        </table:table-row>
        <table:table-row table:style-name="ro1">
          <table:table-cell office:value-type="float" office:value="-1.0385" calcext:value-type="float">
            <text:p>-1.0385</text:p>
          </table:table-cell>
          <table:table-cell office:value-type="float" office:value="1.8578" calcext:value-type="float">
            <text:p>1.8578</text:p>
          </table:table-cell>
          <table:table-cell table:number-columns-repeated="9"/>
          <table:table-cell office:value-type="float" office:value="-19.6126" calcext:value-type="float">
            <text:p>-19.6126</text:p>
          </table:table-cell>
          <table:table-cell office:value-type="float" office:value="12.7087" calcext:value-type="float">
            <text:p>12.7087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20.3353" calcext:value-type="float">
            <text:p>-20.3353</text:p>
          </table:table-cell>
          <table:table-cell office:value-type="float" office:value="114.8006" calcext:value-type="float">
            <text:p>114.8006</text:p>
          </table:table-cell>
          <table:table-cell table:number-columns-repeated="9"/>
          <table:table-cell office:value-type="float" office:value="-20.56653" calcext:value-type="float">
            <text:p>-20.56653</text:p>
          </table:table-cell>
          <table:table-cell table:number-columns-repeated="5"/>
          <table:table-cell office:value-type="float" office:value="-1.7455" calcext:value-type="float">
            <text:p>-1.7455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25.2627" calcext:value-type="float">
            <text:p>25.2627</text:p>
          </table:table-cell>
        </table:table-row>
        <table:table-row table:style-name="ro1">
          <table:table-cell office:value-type="float" office:value="-1.0601" calcext:value-type="float">
            <text:p>-1.0601</text:p>
          </table:table-cell>
          <table:table-cell office:value-type="float" office:value="3.8564" calcext:value-type="float">
            <text:p>3.8564</text:p>
          </table:table-cell>
          <table:table-cell table:number-columns-repeated="9"/>
          <table:table-cell office:value-type="float" office:value="-19.6126" calcext:value-type="float">
            <text:p>-19.6126</text:p>
          </table:table-cell>
          <table:table-cell office:value-type="float" office:value="12.7087" calcext:value-type="float">
            <text:p>12.7087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20.2897" calcext:value-type="float">
            <text:p>-20.2897</text:p>
          </table:table-cell>
          <table:table-cell office:value-type="float" office:value="114.9061" calcext:value-type="float">
            <text:p>114.9061</text:p>
          </table:table-cell>
          <table:table-cell table:number-columns-repeated="9"/>
          <table:table-cell office:value-type="float" office:value="-20.56653" calcext:value-type="float">
            <text:p>-20.56653</text:p>
          </table:table-cell>
          <table:table-cell table:number-columns-repeated="5"/>
          <table:table-cell office:value-type="float" office:value="-1.8199" calcext:value-type="float">
            <text:p>-1.8199</text:p>
          </table:table-cell>
          <table:table-cell office:value-type="float" office:value="-33.8725" calcext:value-type="float">
            <text:p>-33.8725</text:p>
          </table:table-cell>
          <table:table-cell office:value-type="float" office:value="225.5576" calcext:value-type="float">
            <text:p>225.5576</text:p>
          </table:table-cell>
        </table:table-row>
        <table:table-row table:style-name="ro1">
          <table:table-cell office:value-type="float" office:value="-1.0509" calcext:value-type="float">
            <text:p>-1.0509</text:p>
          </table:table-cell>
          <table:table-cell office:value-type="float" office:value="3.0149" calcext:value-type="float">
            <text:p>3.0149</text:p>
          </table:table-cell>
          <table:table-cell table:number-columns-repeated="9"/>
          <table:table-cell office:value-type="float" office:value="-19.6126" calcext:value-type="float">
            <text:p>-19.6126</text:p>
          </table:table-cell>
          <table:table-cell office:value-type="float" office:value="12.7087" calcext:value-type="float">
            <text:p>12.7087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20.2794" calcext:value-type="float">
            <text:p>-20.2794</text:p>
          </table:table-cell>
          <table:table-cell office:value-type="float" office:value="114.9302" calcext:value-type="float">
            <text:p>114.9302</text:p>
          </table:table-cell>
          <table:table-cell table:number-columns-repeated="9"/>
          <table:table-cell office:value-type="float" office:value="-20.56653" calcext:value-type="float">
            <text:p>-20.56653</text:p>
          </table:table-cell>
          <table:table-cell table:number-columns-repeated="5"/>
          <table:table-cell office:value-type="float" office:value="-40.4006" calcext:value-type="float">
            <text:p>-40.4006</text:p>
          </table:table-cell>
          <table:table-cell office:value-type="float" office:value="-33.8733" calcext:value-type="float">
            <text:p>-33.8733</text:p>
          </table:table-cell>
          <table:table-cell office:value-type="float" office:value="26.7841" calcext:value-type="float">
            <text:p>26.7841</text:p>
          </table:table-cell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12.4849" calcext:value-type="float">
            <text:p>12.4849</text:p>
          </table:table-cell>
          <table:table-cell table:number-columns-repeated="9"/>
          <table:table-cell office:value-type="float" office:value="-19.6126" calcext:value-type="float">
            <text:p>-19.6126</text:p>
          </table:table-cell>
          <table:table-cell office:value-type="float" office:value="12.7087" calcext:value-type="float">
            <text:p>12.7087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20.263" calcext:value-type="float">
            <text:p>-20.263</text:p>
          </table:table-cell>
          <table:table-cell office:value-type="float" office:value="114.9686" calcext:value-type="float">
            <text:p>114.9686</text:p>
          </table:table-cell>
          <table:table-cell table:number-columns-repeated="9"/>
          <table:table-cell office:value-type="float" office:value="-20.56651" calcext:value-type="float">
            <text:p>-20.56651</text:p>
          </table:table-cell>
          <table:table-cell table:number-columns-repeated="5"/>
          <table:table-cell office:value-type="float" office:value="-41.4091" calcext:value-type="float">
            <text:p>-41.4091</text:p>
          </table:table-cell>
          <table:table-cell office:value-type="float" office:value="-33.8726" calcext:value-type="float">
            <text:p>-33.8726</text:p>
          </table:table-cell>
          <table:table-cell office:value-type="float" office:value="29.6961" calcext:value-type="float">
            <text:p>29.6961</text:p>
          </table:table-cell>
        </table:table-row>
        <table:table-row table:style-name="ro1">
          <table:table-cell office:value-type="float" office:value="0.0593" calcext:value-type="float">
            <text:p>0.0593</text:p>
          </table:table-cell>
          <table:table-cell office:value-type="float" office:value="13.0982" calcext:value-type="float">
            <text:p>13.0982</text:p>
          </table:table-cell>
          <table:table-cell table:number-columns-repeated="9"/>
          <table:table-cell office:value-type="float" office:value="-19.6124" calcext:value-type="float">
            <text:p>-19.6124</text:p>
          </table:table-cell>
          <table:table-cell office:value-type="float" office:value="12.6879" calcext:value-type="float">
            <text:p>12.687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20.261" calcext:value-type="float">
            <text:p>-20.261</text:p>
          </table:table-cell>
          <table:table-cell office:value-type="float" office:value="114.9733" calcext:value-type="float">
            <text:p>114.9733</text:p>
          </table:table-cell>
          <table:table-cell table:number-columns-repeated="9"/>
          <table:table-cell office:value-type="float" office:value="-20.56646" calcext:value-type="float">
            <text:p>-20.56646</text:p>
          </table:table-cell>
          <table:table-cell table:number-columns-repeated="5"/>
          <table:table-cell office:value-type="float" office:value="-42.9976" calcext:value-type="float">
            <text:p>-42.9976</text:p>
          </table:table-cell>
          <table:table-cell office:value-type="float" office:value="-33.8728" calcext:value-type="float">
            <text:p>-33.8728</text:p>
          </table:table-cell>
          <table:table-cell office:value-type="float" office:value="33.8366" calcext:value-type="float">
            <text:p>33.8366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25" calcext:value-type="float">
            <text:p>13.825</text:p>
          </table:table-cell>
          <table:table-cell table:number-columns-repeated="9"/>
          <table:table-cell office:value-type="float" office:value="-19.6124" calcext:value-type="float">
            <text:p>-19.6124</text:p>
          </table:table-cell>
          <table:table-cell office:value-type="float" office:value="12.6879" calcext:value-type="float">
            <text:p>12.6879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20.2599" calcext:value-type="float">
            <text:p>-20.2599</text:p>
          </table:table-cell>
          <table:table-cell office:value-type="float" office:value="114.9757" calcext:value-type="float">
            <text:p>114.9757</text:p>
          </table:table-cell>
          <table:table-cell table:number-columns-repeated="9"/>
          <table:table-cell office:value-type="float" office:value="-20.56642" calcext:value-type="float">
            <text:p>-20.56642</text:p>
          </table:table-cell>
          <table:table-cell table:number-columns-repeated="5"/>
          <table:table-cell office:value-type="float" office:value="-40.3086" calcext:value-type="float">
            <text:p>-40.3086</text:p>
          </table:table-cell>
          <table:table-cell office:value-type="float" office:value="-33.8731" calcext:value-type="float">
            <text:p>-33.8731</text:p>
          </table:table-cell>
          <table:table-cell office:value-type="float" office:value="26.5074" calcext:value-type="float">
            <text:p>26.5074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7253" calcext:value-type="float">
            <text:p>13.7253</text:p>
          </table:table-cell>
          <table:table-cell table:number-columns-repeated="9"/>
          <table:table-cell office:value-type="float" office:value="-19.6124" calcext:value-type="float">
            <text:p>-19.6124</text:p>
          </table:table-cell>
          <table:table-cell office:value-type="float" office:value="12.6946" calcext:value-type="float">
            <text:p>12.6946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20.1763" calcext:value-type="float">
            <text:p>-20.1763</text:p>
          </table:table-cell>
          <table:table-cell office:value-type="float" office:value="115.1747" calcext:value-type="float">
            <text:p>115.1747</text:p>
          </table:table-cell>
          <table:table-cell table:number-columns-repeated="9"/>
          <table:table-cell office:value-type="float" office:value="-20.5664" calcext:value-type="float">
            <text:p>-20.5664</text:p>
          </table:table-cell>
          <table:table-cell table:number-columns-repeated="5"/>
          <table:table-cell office:value-type="float" office:value="-40.3892" calcext:value-type="float">
            <text:p>-40.3892</text:p>
          </table:table-cell>
          <table:table-cell office:value-type="float" office:value="-33.8731" calcext:value-type="float">
            <text:p>-33.8731</text:p>
          </table:table-cell>
          <table:table-cell office:value-type="float" office:value="26.7507" calcext:value-type="float">
            <text:p>26.7507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7667" calcext:value-type="float">
            <text:p>13.7667</text:p>
          </table:table-cell>
          <table:table-cell table:number-columns-repeated="9"/>
          <table:table-cell office:value-type="float" office:value="-19.6123" calcext:value-type="float">
            <text:p>-19.6123</text:p>
          </table:table-cell>
          <table:table-cell office:value-type="float" office:value="12.687" calcext:value-type="float">
            <text:p>12.687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20.1761" calcext:value-type="float">
            <text:p>-20.1761</text:p>
          </table:table-cell>
          <table:table-cell office:value-type="float" office:value="115.1753" calcext:value-type="float">
            <text:p>115.1753</text:p>
          </table:table-cell>
          <table:table-cell table:number-columns-repeated="9"/>
          <table:table-cell office:value-type="float" office:value="-20.56638" calcext:value-type="float">
            <text:p>-20.56638</text:p>
          </table:table-cell>
          <table:table-cell table:number-columns-repeated="5"/>
          <table:table-cell office:value-type="float" office:value="-42.2938" calcext:value-type="float">
            <text:p>-42.2938</text:p>
          </table:table-cell>
          <table:table-cell office:value-type="float" office:value="-33.8729" calcext:value-type="float">
            <text:p>-33.8729</text:p>
          </table:table-cell>
          <table:table-cell office:value-type="float" office:value="32.0631" calcext:value-type="float">
            <text:p>32.0631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7822" calcext:value-type="float">
            <text:p>13.7822</text:p>
          </table:table-cell>
          <table:table-cell table:number-columns-repeated="9"/>
          <table:table-cell office:value-type="float" office:value="-19.612" calcext:value-type="float">
            <text:p>-19.612</text:p>
          </table:table-cell>
          <table:table-cell office:value-type="float" office:value="12.6588" calcext:value-type="float">
            <text:p>12.658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20.1715" calcext:value-type="float">
            <text:p>-20.1715</text:p>
          </table:table-cell>
          <table:table-cell office:value-type="float" office:value="115.1865" calcext:value-type="float">
            <text:p>115.1865</text:p>
          </table:table-cell>
          <table:table-cell table:number-columns-repeated="9"/>
          <table:table-cell office:value-type="float" office:value="-20.56637" calcext:value-type="float">
            <text:p>-20.56637</text:p>
          </table:table-cell>
          <table:table-cell table:number-columns-repeated="5"/>
          <table:table-cell office:value-type="float" office:value="-42.5406" calcext:value-type="float">
            <text:p>-42.5406</text:p>
          </table:table-cell>
          <table:table-cell office:value-type="float" office:value="-33.873" calcext:value-type="float">
            <text:p>-33.873</text:p>
          </table:table-cell>
          <table:table-cell office:value-type="float" office:value="32.6953" calcext:value-type="float">
            <text:p>32.6953</text:p>
          </table:table-cell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12.5405" calcext:value-type="float">
            <text:p>12.5405</text:p>
          </table:table-cell>
          <table:table-cell table:number-columns-repeated="9"/>
          <table:table-cell office:value-type="float" office:value="-19.6115" calcext:value-type="float">
            <text:p>-19.6115</text:p>
          </table:table-cell>
          <table:table-cell office:value-type="float" office:value="12.6079" calcext:value-type="float">
            <text:p>12.6079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20.1706" calcext:value-type="float">
            <text:p>-20.1706</text:p>
          </table:table-cell>
          <table:table-cell office:value-type="float" office:value="115.1887" calcext:value-type="float">
            <text:p>115.1887</text:p>
          </table:table-cell>
          <table:table-cell table:number-columns-repeated="9"/>
          <table:table-cell office:value-type="float" office:value="-20.56632" calcext:value-type="float">
            <text:p>-20.56632</text:p>
          </table:table-cell>
          <table:table-cell table:number-columns-repeated="5"/>
          <table:table-cell office:value-type="float" office:value="-42.9202" calcext:value-type="float">
            <text:p>-42.9202</text:p>
          </table:table-cell>
          <table:table-cell office:value-type="float" office:value="-33.8729" calcext:value-type="float">
            <text:p>-33.8729</text:p>
          </table:table-cell>
          <table:table-cell office:value-type="float" office:value="33.6456" calcext:value-type="float">
            <text:p>33.6456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6464" calcext:value-type="float">
            <text:p>13.6464</text:p>
          </table:table-cell>
          <table:table-cell table:number-columns-repeated="9"/>
          <table:table-cell office:value-type="float" office:value="-19.6114" calcext:value-type="float">
            <text:p>-19.6114</text:p>
          </table:table-cell>
          <table:table-cell office:value-type="float" office:value="12.5928" calcext:value-type="float">
            <text:p>12.5928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20.1325" calcext:value-type="float">
            <text:p>-20.1325</text:p>
          </table:table-cell>
          <table:table-cell office:value-type="float" office:value="115.2812" calcext:value-type="float">
            <text:p>115.2812</text:p>
          </table:table-cell>
          <table:table-cell table:number-columns-repeated="9"/>
          <table:table-cell office:value-type="float" office:value="-20.56624" calcext:value-type="float">
            <text:p>-20.56624</text:p>
          </table:table-cell>
          <table:table-cell table:number-columns-repeated="5"/>
          <table:table-cell office:value-type="float" office:value="-43.2609" calcext:value-type="float">
            <text:p>-43.2609</text:p>
          </table:table-cell>
          <table:table-cell office:value-type="float" office:value="-33.8728" calcext:value-type="float">
            <text:p>-33.8728</text:p>
          </table:table-cell>
          <table:table-cell office:value-type="float" office:value="34.4762" calcext:value-type="float">
            <text:p>34.4762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7233" calcext:value-type="float">
            <text:p>13.7233</text:p>
          </table:table-cell>
          <table:table-cell table:number-columns-repeated="9"/>
          <table:table-cell office:value-type="float" office:value="-19.6096" calcext:value-type="float">
            <text:p>-19.6096</text:p>
          </table:table-cell>
          <table:table-cell office:value-type="float" office:value="12.4303" calcext:value-type="float">
            <text:p>12.4303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20.1146" calcext:value-type="float">
            <text:p>-20.1146</text:p>
          </table:table-cell>
          <table:table-cell office:value-type="float" office:value="115.3254" calcext:value-type="float">
            <text:p>115.3254</text:p>
          </table:table-cell>
          <table:table-cell table:number-columns-repeated="9"/>
          <table:table-cell office:value-type="float" office:value="-20.56612" calcext:value-type="float">
            <text:p>-20.56612</text:p>
          </table:table-cell>
          <table:table-cell table:number-columns-repeated="5"/>
          <table:table-cell office:value-type="float" office:value="-43.4091" calcext:value-type="float">
            <text:p>-43.4091</text:p>
          </table:table-cell>
          <table:table-cell office:value-type="float" office:value="-33.8728" calcext:value-type="float">
            <text:p>-33.8728</text:p>
          </table:table-cell>
          <table:table-cell office:value-type="float" office:value="34.8309" calcext:value-type="float">
            <text:p>34.83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351" calcext:value-type="float">
            <text:p>11.7351</text:p>
          </table:table-cell>
          <table:table-cell table:number-columns-repeated="9"/>
          <table:table-cell office:value-type="float" office:value="-19.6059" calcext:value-type="float">
            <text:p>-19.6059</text:p>
          </table:table-cell>
          <table:table-cell office:value-type="float" office:value="12.0869" calcext:value-type="float">
            <text:p>12.086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20.1127" calcext:value-type="float">
            <text:p>-20.1127</text:p>
          </table:table-cell>
          <table:table-cell office:value-type="float" office:value="115.3299" calcext:value-type="float">
            <text:p>115.3299</text:p>
          </table:table-cell>
          <table:table-cell table:number-columns-repeated="9"/>
          <table:table-cell office:value-type="float" office:value="-20.5661" calcext:value-type="float">
            <text:p>-20.5661</text:p>
          </table:table-cell>
          <table:table-cell table:number-columns-repeated="5"/>
          <table:table-cell office:value-type="float" office:value="-43.4091" calcext:value-type="float">
            <text:p>-43.4091</text:p>
          </table:table-cell>
          <table:table-cell office:value-type="float" office:value="-33.8728" calcext:value-type="float">
            <text:p>-33.8728</text:p>
          </table:table-cell>
          <table:table-cell office:value-type="float" office:value="34.8309" calcext:value-type="float">
            <text:p>34.8309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05" calcext:value-type="float">
            <text:p>13.805</text:p>
          </table:table-cell>
          <table:table-cell table:number-columns-repeated="9"/>
          <table:table-cell office:value-type="float" office:value="-19.6039" calcext:value-type="float">
            <text:p>-19.6039</text:p>
          </table:table-cell>
          <table:table-cell office:value-type="float" office:value="11.8951" calcext:value-type="float">
            <text:p>11.8951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20.0811" calcext:value-type="float">
            <text:p>-20.0811</text:p>
          </table:table-cell>
          <table:table-cell office:value-type="float" office:value="115.4081" calcext:value-type="float">
            <text:p>115.4081</text:p>
          </table:table-cell>
          <table:table-cell table:number-columns-repeated="9"/>
          <table:table-cell office:value-type="float" office:value="-20.56597" calcext:value-type="float">
            <text:p>-20.56597</text:p>
          </table:table-cell>
          <table:table-cell table:number-columns-repeated="5"/>
          <table:table-cell office:value-type="float" office:value="-7.7571" calcext:value-type="float">
            <text:p>-7.7571</text:p>
          </table:table-cell>
          <table:table-cell office:value-type="float" office:value="-33.8725" calcext:value-type="float">
            <text:p>-33.8725</text:p>
          </table:table-cell>
          <table:table-cell office:value-type="float" office:value="315.6628" calcext:value-type="float">
            <text:p>315.6628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7877" calcext:value-type="float">
            <text:p>13.7877</text:p>
          </table:table-cell>
          <table:table-cell table:number-columns-repeated="9"/>
          <table:table-cell office:value-type="float" office:value="-19.5998" calcext:value-type="float">
            <text:p>-19.5998</text:p>
          </table:table-cell>
          <table:table-cell office:value-type="float" office:value="11.5153" calcext:value-type="float">
            <text:p>11.5153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19.8805" calcext:value-type="float">
            <text:p>-19.8805</text:p>
          </table:table-cell>
          <table:table-cell office:value-type="float" office:value="115.924" calcext:value-type="float">
            <text:p>115.924</text:p>
          </table:table-cell>
          <table:table-cell table:number-columns-repeated="9"/>
          <table:table-cell office:value-type="float" office:value="-20.56523" calcext:value-type="float">
            <text:p>-20.56523</text:p>
          </table:table-cell>
          <table:table-cell table:number-columns-repeated="5"/>
          <table:table-cell office:value-type="float" office:value="-40.258" calcext:value-type="float">
            <text:p>-40.258</text:p>
          </table:table-cell>
          <table:table-cell office:value-type="float" office:value="-33.873" calcext:value-type="float">
            <text:p>-33.873</text:p>
          </table:table-cell>
          <table:table-cell office:value-type="float" office:value="26.3542" calcext:value-type="float">
            <text:p>26.3542</text:p>
          </table:table-cell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14.0267" calcext:value-type="float">
            <text:p>14.0267</text:p>
          </table:table-cell>
          <table:table-cell table:number-columns-repeated="9"/>
          <table:table-cell office:value-type="float" office:value="-19.5982" calcext:value-type="float">
            <text:p>-19.5982</text:p>
          </table:table-cell>
          <table:table-cell office:value-type="float" office:value="11.3659" calcext:value-type="float">
            <text:p>11.3659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19.8557" calcext:value-type="float">
            <text:p>-19.8557</text:p>
          </table:table-cell>
          <table:table-cell office:value-type="float" office:value="115.9901" calcext:value-type="float">
            <text:p>115.9901</text:p>
          </table:table-cell>
          <table:table-cell table:number-columns-repeated="9"/>
          <table:table-cell office:value-type="float" office:value="-20.56491" calcext:value-type="float">
            <text:p>-20.56491</text:p>
          </table:table-cell>
          <table:table-cell table:number-columns-repeated="5"/>
          <table:table-cell office:value-type="float" office:value="0.572" calcext:value-type="float">
            <text:p>0.572</text:p>
          </table:table-cell>
          <table:table-cell office:value-type="float" office:value="-5.298" calcext:value-type="float">
            <text:p>-5.298</text:p>
          </table:table-cell>
          <table:table-cell office:value-type="float" office:value="35.3563" calcext:value-type="float">
            <text:p>35.3563</text:p>
          </table:table-cell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14.0212" calcext:value-type="float">
            <text:p>14.0212</text:p>
          </table:table-cell>
          <table:table-cell table:number-columns-repeated="9"/>
          <table:table-cell office:value-type="float" office:value="-19.5967" calcext:value-type="float">
            <text:p>-19.5967</text:p>
          </table:table-cell>
          <table:table-cell office:value-type="float" office:value="11.2317" calcext:value-type="float">
            <text:p>11.231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19.7391" calcext:value-type="float">
            <text:p>-19.7391</text:p>
          </table:table-cell>
          <table:table-cell office:value-type="float" office:value="116.3085" calcext:value-type="float">
            <text:p>116.3085</text:p>
          </table:table-cell>
          <table:table-cell table:number-columns-repeated="9"/>
          <table:table-cell office:value-type="float" office:value="-20.56446" calcext:value-type="float">
            <text:p>-20.56446</text:p>
          </table:table-cell>
          <table:table-cell table:number-columns-repeated="5"/>
          <table:table-cell office:value-type="float" office:value="0.5717" calcext:value-type="float">
            <text:p>0.5717</text:p>
          </table:table-cell>
          <table:table-cell office:value-type="float" office:value="-5.299" calcext:value-type="float">
            <text:p>-5.299</text:p>
          </table:table-cell>
          <table:table-cell office:value-type="float" office:value="35.3616" calcext:value-type="float">
            <text:p>35.3616</text:p>
          </table:table-cell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14.0231" calcext:value-type="float">
            <text:p>14.0231</text:p>
          </table:table-cell>
          <table:table-cell table:number-columns-repeated="9"/>
          <table:table-cell office:value-type="float" office:value="-19.5891" calcext:value-type="float">
            <text:p>-19.5891</text:p>
          </table:table-cell>
          <table:table-cell office:value-type="float" office:value="10.5407" calcext:value-type="float">
            <text:p>10.5407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19.713" calcext:value-type="float">
            <text:p>-19.713</text:p>
          </table:table-cell>
          <table:table-cell office:value-type="float" office:value="116.3817" calcext:value-type="float">
            <text:p>116.3817</text:p>
          </table:table-cell>
          <table:table-cell table:number-columns-repeated="9"/>
          <table:table-cell office:value-type="float" office:value="-20.5644" calcext:value-type="float">
            <text:p>-20.5644</text:p>
          </table:table-cell>
          <table:table-cell table:number-columns-repeated="5"/>
          <table:table-cell office:value-type="float" office:value="0.571" calcext:value-type="float">
            <text:p>0.571</text:p>
          </table:table-cell>
          <table:table-cell office:value-type="float" office:value="-5.3022" calcext:value-type="float">
            <text:p>-5.3022</text:p>
          </table:table-cell>
          <table:table-cell office:value-type="float" office:value="35.3775" calcext:value-type="float">
            <text:p>35.3775</text:p>
          </table:table-cell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14.0231" calcext:value-type="float">
            <text:p>14.0231</text:p>
          </table:table-cell>
          <table:table-cell table:number-columns-repeated="9"/>
          <table:table-cell office:value-type="float" office:value="-19.5871" calcext:value-type="float">
            <text:p>-19.5871</text:p>
          </table:table-cell>
          <table:table-cell office:value-type="float" office:value="10.3533" calcext:value-type="float">
            <text:p>10.3533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19.7095" calcext:value-type="float">
            <text:p>-19.7095</text:p>
          </table:table-cell>
          <table:table-cell office:value-type="float" office:value="116.3915" calcext:value-type="float">
            <text:p>116.3915</text:p>
          </table:table-cell>
          <table:table-cell table:number-columns-repeated="9"/>
          <table:table-cell office:value-type="float" office:value="-20.56414" calcext:value-type="float">
            <text:p>-20.56414</text:p>
          </table:table-cell>
          <table:table-cell table:number-columns-repeated="5"/>
          <table:table-cell office:value-type="float" office:value="0.566" calcext:value-type="float">
            <text:p>0.566</text:p>
          </table:table-cell>
          <table:table-cell office:value-type="float" office:value="-5.3201" calcext:value-type="float">
            <text:p>-5.3201</text:p>
          </table:table-cell>
          <table:table-cell office:value-type="float" office:value="35.4667" calcext:value-type="float">
            <text:p>35.4667</text:p>
          </table:table-cell>
        </table:table-row>
        <table:table-row table:style-name="ro1">
          <table:table-cell office:value-type="float" office:value="0.0587" calcext:value-type="float">
            <text:p>0.0587</text:p>
          </table:table-cell>
          <table:table-cell office:value-type="float" office:value="14.169" calcext:value-type="float">
            <text:p>14.169</text:p>
          </table:table-cell>
          <table:table-cell table:number-columns-repeated="9"/>
          <table:table-cell office:value-type="float" office:value="-19.5842" calcext:value-type="float">
            <text:p>-19.5842</text:p>
          </table:table-cell>
          <table:table-cell office:value-type="float" office:value="10.097" calcext:value-type="float">
            <text:p>10.097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19.6978" calcext:value-type="float">
            <text:p>-19.6978</text:p>
          </table:table-cell>
          <table:table-cell office:value-type="float" office:value="116.4246" calcext:value-type="float">
            <text:p>116.4246</text:p>
          </table:table-cell>
          <table:table-cell table:number-columns-repeated="9"/>
          <table:table-cell office:value-type="float" office:value="-20.56402" calcext:value-type="float">
            <text:p>-20.56402</text:p>
          </table:table-cell>
          <table:table-cell table:number-columns-repeated="5"/>
          <table:table-cell office:value-type="float" office:value="0.5595" calcext:value-type="float">
            <text:p>0.5595</text:p>
          </table:table-cell>
          <table:table-cell office:value-type="float" office:value="-5.2643" calcext:value-type="float">
            <text:p>-5.2643</text:p>
          </table:table-cell>
          <table:table-cell office:value-type="float" office:value="35.1049" calcext:value-type="float">
            <text:p>35.1049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6844" calcext:value-type="float">
            <text:p>13.6844</text:p>
          </table:table-cell>
          <table:table-cell table:number-columns-repeated="9"/>
          <table:table-cell office:value-type="float" office:value="-19.582" calcext:value-type="float">
            <text:p>-19.582</text:p>
          </table:table-cell>
          <table:table-cell office:value-type="float" office:value="9.8994" calcext:value-type="float">
            <text:p>9.8994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19.6735" calcext:value-type="float">
            <text:p>-19.6735</text:p>
          </table:table-cell>
          <table:table-cell office:value-type="float" office:value="116.4934" calcext:value-type="float">
            <text:p>116.4934</text:p>
          </table:table-cell>
          <table:table-cell table:number-columns-repeated="9"/>
          <table:table-cell office:value-type="float" office:value="-20.56294" calcext:value-type="float">
            <text:p>-20.56294</text:p>
          </table:table-cell>
          <table:table-cell table:number-columns-repeated="5"/>
          <table:table-cell office:value-type="float" office:value="0.52" calcext:value-type="float">
            <text:p>0.52</text:p>
          </table:table-cell>
          <table:table-cell office:value-type="float" office:value="-5.3046" calcext:value-type="float">
            <text:p>-5.3046</text:p>
          </table:table-cell>
          <table:table-cell office:value-type="float" office:value="35.1934" calcext:value-type="float">
            <text:p>35.1934</text:p>
          </table:table-cell>
        </table:table-row>
        <table:table-row table:style-name="ro1">
          <table:table-cell office:value-type="float" office:value="0.0617" calcext:value-type="float">
            <text:p>0.0617</text:p>
          </table:table-cell>
          <table:table-cell office:value-type="float" office:value="8.7026" calcext:value-type="float">
            <text:p>8.7026</text:p>
          </table:table-cell>
          <table:table-cell table:number-columns-repeated="9"/>
          <table:table-cell office:value-type="float" office:value="-19.5808" calcext:value-type="float">
            <text:p>-19.5808</text:p>
          </table:table-cell>
          <table:table-cell office:value-type="float" office:value="9.7865" calcext:value-type="float">
            <text:p>9.7865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19.6722" calcext:value-type="float">
            <text:p>-19.6722</text:p>
          </table:table-cell>
          <table:table-cell office:value-type="float" office:value="116.4973" calcext:value-type="float">
            <text:p>116.4973</text:p>
          </table:table-cell>
          <table:table-cell table:number-columns-repeated="9"/>
          <table:table-cell office:value-type="float" office:value="-20.5609" calcext:value-type="float">
            <text:p>-20.5609</text:p>
          </table:table-cell>
          <table:table-cell table:number-columns-repeated="5"/>
          <table:table-cell office:value-type="float" office:value="0.4663" calcext:value-type="float">
            <text:p>0.4663</text:p>
          </table:table-cell>
          <table:table-cell office:value-type="float" office:value="-5.3131" calcext:value-type="float">
            <text:p>-5.3131</text:p>
          </table:table-cell>
          <table:table-cell office:value-type="float" office:value="35.034" calcext:value-type="float">
            <text:p>35.034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294" calcext:value-type="float">
            <text:p>13.8294</text:p>
          </table:table-cell>
          <table:table-cell table:number-columns-repeated="9"/>
          <table:table-cell office:value-type="float" office:value="-19.5793" calcext:value-type="float">
            <text:p>-19.5793</text:p>
          </table:table-cell>
          <table:table-cell office:value-type="float" office:value="9.6525" calcext:value-type="float">
            <text:p>9.6525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19.6611" calcext:value-type="float">
            <text:p>-19.6611</text:p>
          </table:table-cell>
          <table:table-cell office:value-type="float" office:value="116.5288" calcext:value-type="float">
            <text:p>116.5288</text:p>
          </table:table-cell>
          <table:table-cell table:number-columns-repeated="9"/>
          <table:table-cell office:value-type="float" office:value="-20.56085" calcext:value-type="float">
            <text:p>-20.56085</text:p>
          </table:table-cell>
          <table:table-cell table:number-columns-repeated="5"/>
          <table:table-cell office:value-type="float" office:value="0.7264" calcext:value-type="float">
            <text:p>0.7264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36.2879" calcext:value-type="float">
            <text:p>36.2879</text:p>
          </table:table-cell>
        </table:table-row>
        <table:table-row table:style-name="ro1">
          <table:table-cell office:value-type="float" office:value="0.0586" calcext:value-type="float">
            <text:p>0.0586</text:p>
          </table:table-cell>
          <table:table-cell office:value-type="float" office:value="14.2897" calcext:value-type="float">
            <text:p>14.2897</text:p>
          </table:table-cell>
          <table:table-cell table:number-columns-repeated="9"/>
          <table:table-cell office:value-type="float" office:value="-19.5785" calcext:value-type="float">
            <text:p>-19.5785</text:p>
          </table:table-cell>
          <table:table-cell office:value-type="float" office:value="9.5811" calcext:value-type="float">
            <text:p>9.5811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19.6562" calcext:value-type="float">
            <text:p>-19.6562</text:p>
          </table:table-cell>
          <table:table-cell office:value-type="float" office:value="116.5432" calcext:value-type="float">
            <text:p>116.5432</text:p>
          </table:table-cell>
          <table:table-cell table:number-columns-repeated="9"/>
          <table:table-cell office:value-type="float" office:value="-20.55877" calcext:value-type="float">
            <text:p>-20.55877</text:p>
          </table:table-cell>
          <table:table-cell table:number-columns-repeated="5"/>
          <table:table-cell office:value-type="float" office:value="-5.2091" calcext:value-type="float">
            <text:p>-5.2091</text:p>
          </table:table-cell>
          <table:table-cell office:value-type="float" office:value="-5.3541" calcext:value-type="float">
            <text:p>-5.3541</text:p>
          </table:table-cell>
          <table:table-cell office:value-type="float" office:value="1.3404" calcext:value-type="float">
            <text:p>1.3404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24" calcext:value-type="float">
            <text:p>13.824</text:p>
          </table:table-cell>
          <table:table-cell table:number-columns-repeated="9"/>
          <table:table-cell office:value-type="float" office:value="-19.5779" calcext:value-type="float">
            <text:p>-19.5779</text:p>
          </table:table-cell>
          <table:table-cell office:value-type="float" office:value="9.5267" calcext:value-type="float">
            <text:p>9.5267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19.6158" calcext:value-type="float">
            <text:p>-19.6158</text:p>
          </table:table-cell>
          <table:table-cell office:value-type="float" office:value="116.6597" calcext:value-type="float">
            <text:p>116.6597</text:p>
          </table:table-cell>
          <table:table-cell table:number-columns-repeated="9"/>
          <table:table-cell office:value-type="float" office:value="-20.55732" calcext:value-type="float">
            <text:p>-20.55732</text:p>
          </table:table-cell>
          <table:table-cell table:number-columns-repeated="5"/>
          <table:table-cell office:value-type="float" office:value="-5.2643" calcext:value-type="float">
            <text:p>-5.2643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0.8346" calcext:value-type="float">
            <text:p>0.8346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14.5547" calcext:value-type="float">
            <text:p>14.5547</text:p>
          </table:table-cell>
          <table:table-cell table:number-columns-repeated="9"/>
          <table:table-cell office:value-type="float" office:value="-19.5778" calcext:value-type="float">
            <text:p>-19.5778</text:p>
          </table:table-cell>
          <table:table-cell office:value-type="float" office:value="9.5178" calcext:value-type="float">
            <text:p>9.5178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19.6014" calcext:value-type="float">
            <text:p>-19.6014</text:p>
          </table:table-cell>
          <table:table-cell office:value-type="float" office:value="116.7018" calcext:value-type="float">
            <text:p>116.7018</text:p>
          </table:table-cell>
          <table:table-cell table:number-columns-repeated="9"/>
          <table:table-cell office:value-type="float" office:value="-20.55486" calcext:value-type="float">
            <text:p>-20.55486</text:p>
          </table:table-cell>
          <table:table-cell table:number-columns-repeated="5"/>
          <table:table-cell office:value-type="float" office:value="-2.7606" calcext:value-type="float">
            <text:p>-2.7606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19.5454" calcext:value-type="float">
            <text:p>19.5454</text:p>
          </table:table-cell>
        </table:table-row>
        <table:table-row table:style-name="ro1">
          <table:table-cell office:value-type="float" office:value="0.0586" calcext:value-type="float">
            <text:p>0.0586</text:p>
          </table:table-cell>
          <table:table-cell office:value-type="float" office:value="14.3693" calcext:value-type="float">
            <text:p>14.3693</text:p>
          </table:table-cell>
          <table:table-cell table:number-columns-repeated="9"/>
          <table:table-cell office:value-type="float" office:value="-19.576" calcext:value-type="float">
            <text:p>-19.576</text:p>
          </table:table-cell>
          <table:table-cell office:value-type="float" office:value="9.364" calcext:value-type="float">
            <text:p>9.364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19.5998" calcext:value-type="float">
            <text:p>-19.5998</text:p>
          </table:table-cell>
          <table:table-cell office:value-type="float" office:value="116.7062" calcext:value-type="float">
            <text:p>116.7062</text:p>
          </table:table-cell>
          <table:table-cell table:number-columns-repeated="9"/>
          <table:table-cell office:value-type="float" office:value="-20.55147" calcext:value-type="float">
            <text:p>-20.55147</text:p>
          </table:table-cell>
          <table:table-cell table:number-columns-repeated="5"/>
          <table:table-cell office:value-type="float" office:value="-4.4717" calcext:value-type="float">
            <text:p>-4.4717</text:p>
          </table:table-cell>
          <table:table-cell office:value-type="float" office:value="-5.3542" calcext:value-type="float">
            <text:p>-5.3542</text:p>
          </table:table-cell>
          <table:table-cell office:value-type="float" office:value="7.6357" calcext:value-type="float">
            <text:p>7.6357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8301" calcext:value-type="float">
            <text:p>12.8301</text:p>
          </table:table-cell>
          <table:table-cell table:number-columns-repeated="9"/>
          <table:table-cell office:value-type="float" office:value="-19.5757" calcext:value-type="float">
            <text:p>-19.5757</text:p>
          </table:table-cell>
          <table:table-cell office:value-type="float" office:value="9.3321" calcext:value-type="float">
            <text:p>9.3321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19.5974" calcext:value-type="float">
            <text:p>-19.5974</text:p>
          </table:table-cell>
          <table:table-cell office:value-type="float" office:value="116.7132" calcext:value-type="float">
            <text:p>116.7132</text:p>
          </table:table-cell>
          <table:table-cell table:number-columns-repeated="9"/>
          <table:table-cell office:value-type="float" office:value="-20.54358" calcext:value-type="float">
            <text:p>-20.54358</text:p>
          </table:table-cell>
          <table:table-cell table:number-columns-repeated="5"/>
          <table:table-cell office:value-type="float" office:value="-16.2057" calcext:value-type="float">
            <text:p>-16.205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636.8757" calcext:value-type="float">
            <text:p>636.8757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8283" calcext:value-type="float">
            <text:p>12.8283</text:p>
          </table:table-cell>
          <table:table-cell table:number-columns-repeated="9"/>
          <table:table-cell office:value-type="float" office:value="-19.5755" calcext:value-type="float">
            <text:p>-19.5755</text:p>
          </table:table-cell>
          <table:table-cell office:value-type="float" office:value="9.3205" calcext:value-type="float">
            <text:p>9.3205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19.5971" calcext:value-type="float">
            <text:p>-19.5971</text:p>
          </table:table-cell>
          <table:table-cell office:value-type="float" office:value="116.7141" calcext:value-type="float">
            <text:p>116.7141</text:p>
          </table:table-cell>
          <table:table-cell table:number-columns-repeated="9"/>
          <table:table-cell office:value-type="float" office:value="-20.53516" calcext:value-type="float">
            <text:p>-20.53516</text:p>
          </table:table-cell>
          <table:table-cell table:number-columns-repeated="5"/>
          <table:table-cell office:value-type="float" office:value="-19.5449" calcext:value-type="float">
            <text:p>-19.544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7861" calcext:value-type="float">
            <text:p>126.7861</text:p>
          </table:table-cell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14.7048" calcext:value-type="float">
            <text:p>14.7048</text:p>
          </table:table-cell>
          <table:table-cell table:number-columns-repeated="9"/>
          <table:table-cell office:value-type="float" office:value="-19.575" calcext:value-type="float">
            <text:p>-19.575</text:p>
          </table:table-cell>
          <table:table-cell office:value-type="float" office:value="9.2762" calcext:value-type="float">
            <text:p>9.2762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19.5937" calcext:value-type="float">
            <text:p>-19.5937</text:p>
          </table:table-cell>
          <table:table-cell office:value-type="float" office:value="116.7242" calcext:value-type="float">
            <text:p>116.7242</text:p>
          </table:table-cell>
          <table:table-cell table:number-columns-repeated="9"/>
          <table:table-cell office:value-type="float" office:value="-20.53496" calcext:value-type="float">
            <text:p>-20.53496</text:p>
          </table:table-cell>
          <table:table-cell table:number-columns-repeated="5"/>
          <table:table-cell office:value-type="float" office:value="-19.5561" calcext:value-type="float">
            <text:p>-19.556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701" calcext:value-type="float">
            <text:p>126.701</text:p>
          </table:table-cell>
        </table:table-row>
        <table:table-row table:style-name="ro1">
          <table:table-cell office:value-type="float" office:value="0.0587" calcext:value-type="float">
            <text:p>0.0587</text:p>
          </table:table-cell>
          <table:table-cell office:value-type="float" office:value="14.2056" calcext:value-type="float">
            <text:p>14.2056</text:p>
          </table:table-cell>
          <table:table-cell table:number-columns-repeated="9"/>
          <table:table-cell office:value-type="float" office:value="-19.574" calcext:value-type="float">
            <text:p>-19.574</text:p>
          </table:table-cell>
          <table:table-cell office:value-type="float" office:value="9.1887" calcext:value-type="float">
            <text:p>9.1887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19.5911" calcext:value-type="float">
            <text:p>-19.5911</text:p>
          </table:table-cell>
          <table:table-cell office:value-type="float" office:value="116.7319" calcext:value-type="float">
            <text:p>116.7319</text:p>
          </table:table-cell>
          <table:table-cell table:number-columns-repeated="9"/>
          <table:table-cell office:value-type="float" office:value="-20.53327" calcext:value-type="float">
            <text:p>-20.53327</text:p>
          </table:table-cell>
          <table:table-cell table:number-columns-repeated="5"/>
          <table:table-cell office:value-type="float" office:value="-19.2179" calcext:value-type="float">
            <text:p>-19.217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9.5334" calcext:value-type="float">
            <text:p>129.5334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12.7151" calcext:value-type="float">
            <text:p>12.7151</text:p>
          </table:table-cell>
          <table:table-cell table:number-columns-repeated="9"/>
          <table:table-cell office:value-type="float" office:value="-19.5738" calcext:value-type="float">
            <text:p>-19.5738</text:p>
          </table:table-cell>
          <table:table-cell office:value-type="float" office:value="9.1637" calcext:value-type="float">
            <text:p>9.1637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19.5907" calcext:value-type="float">
            <text:p>-19.5907</text:p>
          </table:table-cell>
          <table:table-cell office:value-type="float" office:value="116.733" calcext:value-type="float">
            <text:p>116.733</text:p>
          </table:table-cell>
          <table:table-cell table:number-columns-repeated="9"/>
          <table:table-cell office:value-type="float" office:value="-20.52359" calcext:value-type="float">
            <text:p>-20.52359</text:p>
          </table:table-cell>
          <table:table-cell table:number-columns-repeated="5"/>
          <table:table-cell office:value-type="float" office:value="-19.2431" calcext:value-type="float">
            <text:p>-19.243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9.3017" calcext:value-type="float">
            <text:p>129.3017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12.7045" calcext:value-type="float">
            <text:p>12.7045</text:p>
          </table:table-cell>
          <table:table-cell table:number-columns-repeated="9"/>
          <table:table-cell office:value-type="float" office:value="-19.5735" calcext:value-type="float">
            <text:p>-19.5735</text:p>
          </table:table-cell>
          <table:table-cell office:value-type="float" office:value="9.1363" calcext:value-type="float">
            <text:p>9.1363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19.5907" calcext:value-type="float">
            <text:p>-19.5907</text:p>
          </table:table-cell>
          <table:table-cell office:value-type="float" office:value="116.7331" calcext:value-type="float">
            <text:p>116.7331</text:p>
          </table:table-cell>
          <table:table-cell table:number-columns-repeated="9"/>
          <table:table-cell office:value-type="float" office:value="-20.51977" calcext:value-type="float">
            <text:p>-20.51977</text:p>
          </table:table-cell>
          <table:table-cell table:number-columns-repeated="5"/>
          <table:table-cell office:value-type="float" office:value="-19.2453" calcext:value-type="float">
            <text:p>-19.245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9.2822" calcext:value-type="float">
            <text:p>129.2822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12.6687" calcext:value-type="float">
            <text:p>12.6687</text:p>
          </table:table-cell>
          <table:table-cell table:number-columns-repeated="9"/>
          <table:table-cell office:value-type="float" office:value="-19.5734" calcext:value-type="float">
            <text:p>-19.5734</text:p>
          </table:table-cell>
          <table:table-cell office:value-type="float" office:value="9.131" calcext:value-type="float">
            <text:p>9.131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19.59" calcext:value-type="float">
            <text:p>-19.59</text:p>
          </table:table-cell>
          <table:table-cell office:value-type="float" office:value="116.7352" calcext:value-type="float">
            <text:p>116.7352</text:p>
          </table:table-cell>
          <table:table-cell table:number-columns-repeated="9"/>
          <table:table-cell office:value-type="float" office:value="-20.5123" calcext:value-type="float">
            <text:p>-20.5123</text:p>
          </table:table-cell>
          <table:table-cell table:number-columns-repeated="5"/>
          <table:table-cell office:value-type="float" office:value="-19.2937" calcext:value-type="float">
            <text:p>-19.293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8479" calcext:value-type="float">
            <text:p>128.8479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12.7178" calcext:value-type="float">
            <text:p>12.7178</text:p>
          </table:table-cell>
          <table:table-cell table:number-columns-repeated="9"/>
          <table:table-cell office:value-type="float" office:value="-19.5714" calcext:value-type="float">
            <text:p>-19.5714</text:p>
          </table:table-cell>
          <table:table-cell office:value-type="float" office:value="8.9518" calcext:value-type="float">
            <text:p>8.9518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19.5874" calcext:value-type="float">
            <text:p>-19.5874</text:p>
          </table:table-cell>
          <table:table-cell office:value-type="float" office:value="116.7428" calcext:value-type="float">
            <text:p>116.7428</text:p>
          </table:table-cell>
          <table:table-cell table:number-columns-repeated="9"/>
          <table:table-cell office:value-type="float" office:value="-20.50612" calcext:value-type="float">
            <text:p>-20.50612</text:p>
          </table:table-cell>
          <table:table-cell table:number-columns-repeated="5"/>
          <table:table-cell office:value-type="float" office:value="-19.3169" calcext:value-type="float">
            <text:p>-19.316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6441" calcext:value-type="float">
            <text:p>128.6441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12.7106" calcext:value-type="float">
            <text:p>12.7106</text:p>
          </table:table-cell>
          <table:table-cell table:number-columns-repeated="9"/>
          <table:table-cell office:value-type="float" office:value="-19.5701" calcext:value-type="float">
            <text:p>-19.5701</text:p>
          </table:table-cell>
          <table:table-cell office:value-type="float" office:value="8.8435" calcext:value-type="float">
            <text:p>8.8435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19.5709" calcext:value-type="float">
            <text:p>-19.5709</text:p>
          </table:table-cell>
          <table:table-cell office:value-type="float" office:value="116.7911" calcext:value-type="float">
            <text:p>116.7911</text:p>
          </table:table-cell>
          <table:table-cell table:number-columns-repeated="9"/>
          <table:table-cell office:value-type="float" office:value="-20.50297" calcext:value-type="float">
            <text:p>-20.50297</text:p>
          </table:table-cell>
          <table:table-cell table:number-columns-repeated="5"/>
          <table:table-cell office:value-type="float" office:value="-19.3374" calcext:value-type="float">
            <text:p>-19.337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668" calcext:value-type="float">
            <text:p>128.4668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9068" calcext:value-type="float">
            <text:p>12.9068</text:p>
          </table:table-cell>
          <table:table-cell table:number-columns-repeated="9"/>
          <table:table-cell office:value-type="float" office:value="-19.5642" calcext:value-type="float">
            <text:p>-19.5642</text:p>
          </table:table-cell>
          <table:table-cell office:value-type="float" office:value="8.3244" calcext:value-type="float">
            <text:p>8.3244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19.5658" calcext:value-type="float">
            <text:p>-19.5658</text:p>
          </table:table-cell>
          <table:table-cell office:value-type="float" office:value="116.8063" calcext:value-type="float">
            <text:p>116.8063</text:p>
          </table:table-cell>
          <table:table-cell table:number-columns-repeated="9"/>
          <table:table-cell office:value-type="float" office:value="-20.50132" calcext:value-type="float">
            <text:p>-20.50132</text:p>
          </table:table-cell>
          <table:table-cell table:number-columns-repeated="5"/>
          <table:table-cell office:value-type="float" office:value="-19.3402" calcext:value-type="float">
            <text:p>-19.340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42" calcext:value-type="float">
            <text:p>128.442</text:p>
          </table:table-cell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2623" calcext:value-type="float">
            <text:p>13.2623</text:p>
          </table:table-cell>
          <table:table-cell table:number-columns-repeated="9"/>
          <table:table-cell office:value-type="float" office:value="-19.5633" calcext:value-type="float">
            <text:p>-19.5633</text:p>
          </table:table-cell>
          <table:table-cell office:value-type="float" office:value="8.247" calcext:value-type="float">
            <text:p>8.247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19.5561" calcext:value-type="float">
            <text:p>-19.5561</text:p>
          </table:table-cell>
          <table:table-cell office:value-type="float" office:value="116.8351" calcext:value-type="float">
            <text:p>116.8351</text:p>
          </table:table-cell>
          <table:table-cell table:number-columns-repeated="9"/>
          <table:table-cell office:value-type="float" office:value="-20.50048" calcext:value-type="float">
            <text:p>-20.50048</text:p>
          </table:table-cell>
          <table:table-cell table:number-columns-repeated="5"/>
          <table:table-cell office:value-type="float" office:value="-19.3402" calcext:value-type="float">
            <text:p>-19.340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425" calcext:value-type="float">
            <text:p>128.4425</text:p>
          </table:table-cell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18.763" calcext:value-type="float">
            <text:p>18.763</text:p>
          </table:table-cell>
          <table:table-cell table:number-columns-repeated="9"/>
          <table:table-cell office:value-type="float" office:value="-19.5633" calcext:value-type="float">
            <text:p>-19.5633</text:p>
          </table:table-cell>
          <table:table-cell office:value-type="float" office:value="8.2487" calcext:value-type="float">
            <text:p>8.2487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19.5465" calcext:value-type="float">
            <text:p>-19.5465</text:p>
          </table:table-cell>
          <table:table-cell office:value-type="float" office:value="116.8635" calcext:value-type="float">
            <text:p>116.8635</text:p>
          </table:table-cell>
          <table:table-cell table:number-columns-repeated="9"/>
          <table:table-cell office:value-type="float" office:value="-20.50006" calcext:value-type="float">
            <text:p>-20.50006</text:p>
          </table:table-cell>
          <table:table-cell table:number-columns-repeated="5"/>
          <table:table-cell office:value-type="float" office:value="-19.3425" calcext:value-type="float">
            <text:p>-19.342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25" calcext:value-type="float">
            <text:p>128.4225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3817" calcext:value-type="float">
            <text:p>19.3817</text:p>
          </table:table-cell>
          <table:table-cell table:number-columns-repeated="9"/>
          <table:table-cell office:value-type="float" office:value="-19.5633" calcext:value-type="float">
            <text:p>-19.5633</text:p>
          </table:table-cell>
          <table:table-cell office:value-type="float" office:value="8.2487" calcext:value-type="float">
            <text:p>8.2487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19.5449" calcext:value-type="float">
            <text:p>-19.5449</text:p>
          </table:table-cell>
          <table:table-cell office:value-type="float" office:value="116.8684" calcext:value-type="float">
            <text:p>116.8684</text:p>
          </table:table-cell>
          <table:table-cell table:number-columns-repeated="9"/>
          <table:table-cell office:value-type="float" office:value="-20.49985" calcext:value-type="float">
            <text:p>-20.49985</text:p>
          </table:table-cell>
          <table:table-cell table:number-columns-repeated="5"/>
          <table:table-cell office:value-type="float" office:value="-19.3423" calcext:value-type="float">
            <text:p>-19.342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46" calcext:value-type="float">
            <text:p>128.4246</text:p>
          </table:table-cell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2317" calcext:value-type="float">
            <text:p>13.2317</text:p>
          </table:table-cell>
          <table:table-cell table:number-columns-repeated="9"/>
          <table:table-cell office:value-type="float" office:value="-19.5632" calcext:value-type="float">
            <text:p>-19.5632</text:p>
          </table:table-cell>
          <table:table-cell office:value-type="float" office:value="8.2392" calcext:value-type="float">
            <text:p>8.2392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19.4515" calcext:value-type="float">
            <text:p>-19.4515</text:p>
          </table:table-cell>
          <table:table-cell office:value-type="float" office:value="117.1516" calcext:value-type="float">
            <text:p>117.1516</text:p>
          </table:table-cell>
          <table:table-cell table:number-columns-repeated="9"/>
          <table:table-cell office:value-type="float" office:value="-20.48889" calcext:value-type="float">
            <text:p>-20.48889</text:p>
          </table:table-cell>
          <table:table-cell table:number-columns-repeated="5"/>
          <table:table-cell office:value-type="float" office:value="-19.3423" calcext:value-type="float">
            <text:p>-19.342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42" calcext:value-type="float">
            <text:p>128.4242</text:p>
          </table:table-cell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2326" calcext:value-type="float">
            <text:p>13.2326</text:p>
          </table:table-cell>
          <table:table-cell table:number-columns-repeated="9"/>
          <table:table-cell office:value-type="float" office:value="-19.5629" calcext:value-type="float">
            <text:p>-19.5629</text:p>
          </table:table-cell>
          <table:table-cell office:value-type="float" office:value="8.2113" calcext:value-type="float">
            <text:p>8.2113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19.4343" calcext:value-type="float">
            <text:p>-19.4343</text:p>
          </table:table-cell>
          <table:table-cell office:value-type="float" office:value="117.2049" calcext:value-type="float">
            <text:p>117.2049</text:p>
          </table:table-cell>
          <table:table-cell table:number-columns-repeated="9"/>
          <table:table-cell office:value-type="float" office:value="-20.48339" calcext:value-type="float">
            <text:p>-20.48339</text:p>
          </table:table-cell>
          <table:table-cell table:number-columns-repeated="5"/>
          <table:table-cell office:value-type="float" office:value="-19.3423" calcext:value-type="float">
            <text:p>-19.342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43" calcext:value-type="float">
            <text:p>128.4243</text:p>
          </table:table-cell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2326" calcext:value-type="float">
            <text:p>13.2326</text:p>
          </table:table-cell>
          <table:table-cell table:number-columns-repeated="9"/>
          <table:table-cell office:value-type="float" office:value="-19.5628" calcext:value-type="float">
            <text:p>-19.5628</text:p>
          </table:table-cell>
          <table:table-cell office:value-type="float" office:value="8.2035" calcext:value-type="float">
            <text:p>8.2035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19.3479" calcext:value-type="float">
            <text:p>-19.3479</text:p>
          </table:table-cell>
          <table:table-cell office:value-type="float" office:value="117.4773" calcext:value-type="float">
            <text:p>117.4773</text:p>
          </table:table-cell>
          <table:table-cell table:number-columns-repeated="9"/>
          <table:table-cell office:value-type="float" office:value="-20.47818" calcext:value-type="float">
            <text:p>-20.47818</text:p>
          </table:table-cell>
          <table:table-cell table:number-columns-repeated="5"/>
          <table:table-cell office:value-type="float" office:value="-19.3423" calcext:value-type="float">
            <text:p>-19.342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45" calcext:value-type="float">
            <text:p>128.4245</text:p>
          </table:table-cell>
        </table:table-row>
        <table:table-row table:style-name="ro1">
          <table:table-cell office:value-type="float" office:value="0.0562" calcext:value-type="float">
            <text:p>0.0562</text:p>
          </table:table-cell>
          <table:table-cell office:value-type="float" office:value="19.2533" calcext:value-type="float">
            <text:p>19.2533</text:p>
          </table:table-cell>
          <table:table-cell table:number-columns-repeated="9"/>
          <table:table-cell office:value-type="float" office:value="-19.5614" calcext:value-type="float">
            <text:p>-19.5614</text:p>
          </table:table-cell>
          <table:table-cell office:value-type="float" office:value="8.0811" calcext:value-type="float">
            <text:p>8.0811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19.3431" calcext:value-type="float">
            <text:p>-19.3431</text:p>
          </table:table-cell>
          <table:table-cell office:value-type="float" office:value="117.4923" calcext:value-type="float">
            <text:p>117.4923</text:p>
          </table:table-cell>
          <table:table-cell table:number-columns-repeated="9"/>
          <table:table-cell office:value-type="float" office:value="-20.47777" calcext:value-type="float">
            <text:p>-20.47777</text:p>
          </table:table-cell>
          <table:table-cell table:number-columns-repeated="5"/>
          <table:table-cell office:value-type="float" office:value="-19.3427" calcext:value-type="float">
            <text:p>-19.342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1" calcext:value-type="float">
            <text:p>128.421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5237" calcext:value-type="float">
            <text:p>19.5237</text:p>
          </table:table-cell>
          <table:table-cell table:number-columns-repeated="9"/>
          <table:table-cell office:value-type="float" office:value="-19.5606" calcext:value-type="float">
            <text:p>-19.5606</text:p>
          </table:table-cell>
          <table:table-cell office:value-type="float" office:value="8.0135" calcext:value-type="float">
            <text:p>8.0135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19.3425" calcext:value-type="float">
            <text:p>-19.3425</text:p>
          </table:table-cell>
          <table:table-cell office:value-type="float" office:value="117.4941" calcext:value-type="float">
            <text:p>117.4941</text:p>
          </table:table-cell>
          <table:table-cell table:number-columns-repeated="9"/>
          <table:table-cell office:value-type="float" office:value="-20.47751" calcext:value-type="float">
            <text:p>-20.47751</text:p>
          </table:table-cell>
          <table:table-cell table:number-columns-repeated="5"/>
          <table:table-cell office:value-type="float" office:value="-4.2045" calcext:value-type="float">
            <text:p>-4.204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0392" calcext:value-type="float">
            <text:p>92.0392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7412" calcext:value-type="float">
            <text:p>13.7412</text:p>
          </table:table-cell>
          <table:table-cell table:number-columns-repeated="9"/>
          <table:table-cell office:value-type="float" office:value="-19.5597" calcext:value-type="float">
            <text:p>-19.5597</text:p>
          </table:table-cell>
          <table:table-cell office:value-type="float" office:value="7.9313" calcext:value-type="float">
            <text:p>7.9313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19.3423" calcext:value-type="float">
            <text:p>-19.3423</text:p>
          </table:table-cell>
          <table:table-cell office:value-type="float" office:value="117.4948" calcext:value-type="float">
            <text:p>117.4948</text:p>
          </table:table-cell>
          <table:table-cell table:number-columns-repeated="9"/>
          <table:table-cell office:value-type="float" office:value="-20.47433" calcext:value-type="float">
            <text:p>-20.47433</text:p>
          </table:table-cell>
          <table:table-cell table:number-columns-repeated="5"/>
          <table:table-cell office:value-type="float" office:value="-19.3582" calcext:value-type="float">
            <text:p>-19.358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2886" calcext:value-type="float">
            <text:p>128.2886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767" calcext:value-type="float">
            <text:p>13.8767</text:p>
          </table:table-cell>
          <table:table-cell table:number-columns-repeated="9"/>
          <table:table-cell office:value-type="float" office:value="-19.5591" calcext:value-type="float">
            <text:p>-19.5591</text:p>
          </table:table-cell>
          <table:table-cell office:value-type="float" office:value="7.8794" calcext:value-type="float">
            <text:p>7.8794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19.3423" calcext:value-type="float">
            <text:p>-19.3423</text:p>
          </table:table-cell>
          <table:table-cell office:value-type="float" office:value="117.495" calcext:value-type="float">
            <text:p>117.495</text:p>
          </table:table-cell>
          <table:table-cell table:number-columns-repeated="9"/>
          <table:table-cell office:value-type="float" office:value="-20.47324" calcext:value-type="float">
            <text:p>-20.47324</text:p>
          </table:table-cell>
          <table:table-cell table:number-columns-repeated="5"/>
          <table:table-cell office:value-type="float" office:value="-19.4161" calcext:value-type="float">
            <text:p>-19.416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7.8044" calcext:value-type="float">
            <text:p>127.804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9.6251" calcext:value-type="float">
            <text:p>19.6251</text:p>
          </table:table-cell>
          <table:table-cell table:number-columns-repeated="9"/>
          <table:table-cell office:value-type="float" office:value="-19.558" calcext:value-type="float">
            <text:p>-19.558</text:p>
          </table:table-cell>
          <table:table-cell office:value-type="float" office:value="7.7896" calcext:value-type="float">
            <text:p>7.7896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19.3418" calcext:value-type="float">
            <text:p>-19.3418</text:p>
          </table:table-cell>
          <table:table-cell office:value-type="float" office:value="117.4963" calcext:value-type="float">
            <text:p>117.4963</text:p>
          </table:table-cell>
          <table:table-cell table:number-columns-repeated="9"/>
          <table:table-cell office:value-type="float" office:value="-20.47264" calcext:value-type="float">
            <text:p>-20.47264</text:p>
          </table:table-cell>
          <table:table-cell table:number-columns-repeated="5"/>
          <table:table-cell office:value-type="float" office:value="-19.4334" calcext:value-type="float">
            <text:p>-19.433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7.6634" calcext:value-type="float">
            <text:p>127.6634</text:p>
          </table:table-cell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15.3628" calcext:value-type="float">
            <text:p>15.3628</text:p>
          </table:table-cell>
          <table:table-cell table:number-columns-repeated="9"/>
          <table:table-cell office:value-type="float" office:value="-19.5578" calcext:value-type="float">
            <text:p>-19.5578</text:p>
          </table:table-cell>
          <table:table-cell office:value-type="float" office:value="7.7689" calcext:value-type="float">
            <text:p>7.7689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19.3385" calcext:value-type="float">
            <text:p>-19.3385</text:p>
          </table:table-cell>
          <table:table-cell office:value-type="float" office:value="117.5071" calcext:value-type="float">
            <text:p>117.5071</text:p>
          </table:table-cell>
          <table:table-cell table:number-columns-repeated="9"/>
          <table:table-cell office:value-type="float" office:value="-20.46599" calcext:value-type="float">
            <text:p>-20.46599</text:p>
          </table:table-cell>
          <table:table-cell table:number-columns-repeated="5"/>
          <table:table-cell office:value-type="float" office:value="-19.4657" calcext:value-type="float">
            <text:p>-19.465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7.4029" calcext:value-type="float">
            <text:p>127.4029</text:p>
          </table:table-cell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17.8942" calcext:value-type="float">
            <text:p>17.8942</text:p>
          </table:table-cell>
          <table:table-cell table:number-columns-repeated="9"/>
          <table:table-cell office:value-type="float" office:value="-19.5575" calcext:value-type="float">
            <text:p>-19.5575</text:p>
          </table:table-cell>
          <table:table-cell office:value-type="float" office:value="7.7422" calcext:value-type="float">
            <text:p>7.7422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19.3284" calcext:value-type="float">
            <text:p>-19.3284</text:p>
          </table:table-cell>
          <table:table-cell office:value-type="float" office:value="117.5396" calcext:value-type="float">
            <text:p>117.5396</text:p>
          </table:table-cell>
          <table:table-cell table:number-columns-repeated="9"/>
          <table:table-cell office:value-type="float" office:value="-20.46208" calcext:value-type="float">
            <text:p>-20.46208</text:p>
          </table:table-cell>
          <table:table-cell table:number-columns-repeated="5"/>
          <table:table-cell office:value-type="float" office:value="-19.4926" calcext:value-type="float">
            <text:p>-19.4926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7.19" calcext:value-type="float">
            <text:p>127.19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07" calcext:value-type="float">
            <text:p>19.407</text:p>
          </table:table-cell>
          <table:table-cell table:number-columns-repeated="9"/>
          <table:table-cell office:value-type="float" office:value="-19.5573" calcext:value-type="float">
            <text:p>-19.5573</text:p>
          </table:table-cell>
          <table:table-cell office:value-type="float" office:value="7.7293" calcext:value-type="float">
            <text:p>7.7293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19.3169" calcext:value-type="float">
            <text:p>-19.3169</text:p>
          </table:table-cell>
          <table:table-cell office:value-type="float" office:value="117.5767" calcext:value-type="float">
            <text:p>117.5767</text:p>
          </table:table-cell>
          <table:table-cell table:number-columns-repeated="9"/>
          <table:table-cell office:value-type="float" office:value="-20.45999" calcext:value-type="float">
            <text:p>-20.45999</text:p>
          </table:table-cell>
          <table:table-cell table:number-columns-repeated="5"/>
          <table:table-cell office:value-type="float" office:value="-19.6" calcext:value-type="float">
            <text:p>-19.6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3712" calcext:value-type="float">
            <text:p>126.3712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367" calcext:value-type="float">
            <text:p>19.4367</text:p>
          </table:table-cell>
          <table:table-cell table:number-columns-repeated="9"/>
          <table:table-cell office:value-type="float" office:value="-19.557" calcext:value-type="float">
            <text:p>-19.557</text:p>
          </table:table-cell>
          <table:table-cell office:value-type="float" office:value="7.7" calcext:value-type="float">
            <text:p>7.7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19.3127" calcext:value-type="float">
            <text:p>-19.3127</text:p>
          </table:table-cell>
          <table:table-cell office:value-type="float" office:value="117.5903" calcext:value-type="float">
            <text:p>117.5903</text:p>
          </table:table-cell>
          <table:table-cell table:number-columns-repeated="9"/>
          <table:table-cell office:value-type="float" office:value="-20.45891" calcext:value-type="float">
            <text:p>-20.45891</text:p>
          </table:table-cell>
          <table:table-cell table:number-columns-repeated="5"/>
          <table:table-cell office:value-type="float" office:value="-19.6562" calcext:value-type="float">
            <text:p>-19.6562</text:p>
          </table:table-cell>
          <table:table-cell office:value-type="float" office:value="-15.089" calcext:value-type="float">
            <text:p>-15.089</text:p>
          </table:table-cell>
          <table:table-cell office:value-type="float" office:value="125.9623" calcext:value-type="float">
            <text:p>125.9623</text:p>
          </table:table-cell>
        </table:table-row>
        <table:table-row table:style-name="ro1">
          <table:table-cell office:value-type="float" office:value="0.0586" calcext:value-type="float">
            <text:p>0.0586</text:p>
          </table:table-cell>
          <table:table-cell office:value-type="float" office:value="14.3949" calcext:value-type="float">
            <text:p>14.3949</text:p>
          </table:table-cell>
          <table:table-cell table:number-columns-repeated="9"/>
          <table:table-cell office:value-type="float" office:value="-19.556" calcext:value-type="float">
            <text:p>-19.556</text:p>
          </table:table-cell>
          <table:table-cell office:value-type="float" office:value="7.6182" calcext:value-type="float">
            <text:p>7.6182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-19.248" calcext:value-type="float">
            <text:p>-19.248</text:p>
          </table:table-cell>
          <table:table-cell office:value-type="float" office:value="117.8026" calcext:value-type="float">
            <text:p>117.8026</text:p>
          </table:table-cell>
          <table:table-cell table:number-columns-repeated="9"/>
          <table:table-cell office:value-type="float" office:value="-20.43935" calcext:value-type="float">
            <text:p>-20.43935</text:p>
          </table:table-cell>
          <table:table-cell table:number-columns-repeated="5"/>
          <table:table-cell office:value-type="float" office:value="-19.9702" calcext:value-type="float">
            <text:p>-19.9702</text:p>
          </table:table-cell>
          <table:table-cell office:value-type="float" office:value="-15.089" calcext:value-type="float">
            <text:p>-15.089</text:p>
          </table:table-cell>
          <table:table-cell office:value-type="float" office:value="123.8933" calcext:value-type="float">
            <text:p>123.8933</text:p>
          </table:table-cell>
        </table:table-row>
        <table:table-row table:style-name="ro1">
          <table:table-cell office:value-type="float" office:value="0.0586" calcext:value-type="float">
            <text:p>0.0586</text:p>
          </table:table-cell>
          <table:table-cell office:value-type="float" office:value="14.3959" calcext:value-type="float">
            <text:p>14.3959</text:p>
          </table:table-cell>
          <table:table-cell table:number-columns-repeated="9"/>
          <table:table-cell office:value-type="float" office:value="-19.5543" calcext:value-type="float">
            <text:p>-19.5543</text:p>
          </table:table-cell>
          <table:table-cell office:value-type="float" office:value="7.4671" calcext:value-type="float">
            <text:p>7.4671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-19.2459" calcext:value-type="float">
            <text:p>-19.2459</text:p>
          </table:table-cell>
          <table:table-cell office:value-type="float" office:value="117.8096" calcext:value-type="float">
            <text:p>117.8096</text:p>
          </table:table-cell>
          <table:table-cell table:number-columns-repeated="9"/>
          <table:table-cell office:value-type="float" office:value="-20.43754" calcext:value-type="float">
            <text:p>-20.43754</text:p>
          </table:table-cell>
          <table:table-cell table:number-columns-repeated="5"/>
          <table:table-cell office:value-type="float" office:value="-20.1245" calcext:value-type="float">
            <text:p>-20.124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9929" calcext:value-type="float">
            <text:p>122.9929</text:p>
          </table:table-cell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17.1665" calcext:value-type="float">
            <text:p>17.1665</text:p>
          </table:table-cell>
          <table:table-cell table:number-columns-repeated="9"/>
          <table:table-cell office:value-type="float" office:value="-19.554" calcext:value-type="float">
            <text:p>-19.554</text:p>
          </table:table-cell>
          <table:table-cell office:value-type="float" office:value="7.4397" calcext:value-type="float">
            <text:p>7.4397</text:p>
          </table:table-cell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-19.2453" calcext:value-type="float">
            <text:p>-19.2453</text:p>
          </table:table-cell>
          <table:table-cell office:value-type="float" office:value="117.8117" calcext:value-type="float">
            <text:p>117.8117</text:p>
          </table:table-cell>
          <table:table-cell table:number-columns-repeated="9"/>
          <table:table-cell office:value-type="float" office:value="-20.43074" calcext:value-type="float">
            <text:p>-20.43074</text:p>
          </table:table-cell>
          <table:table-cell table:number-columns-repeated="5"/>
          <table:table-cell office:value-type="float" office:value="-20.1435" calcext:value-type="float">
            <text:p>-20.143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887" calcext:value-type="float">
            <text:p>122.887</text:p>
          </table:table-cell>
        </table:table-row>
        <table:table-row table:style-name="ro1">
          <table:table-cell office:value-type="float" office:value="0.0562" calcext:value-type="float">
            <text:p>0.0562</text:p>
          </table:table-cell>
          <table:table-cell office:value-type="float" office:value="19.2602" calcext:value-type="float">
            <text:p>19.2602</text:p>
          </table:table-cell>
          <table:table-cell table:number-columns-repeated="9"/>
          <table:table-cell office:value-type="float" office:value="-19.554" calcext:value-type="float">
            <text:p>-19.554</text:p>
          </table:table-cell>
          <table:table-cell office:value-type="float" office:value="7.4388" calcext:value-type="float">
            <text:p>7.4388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-19.2424" calcext:value-type="float">
            <text:p>-19.2424</text:p>
          </table:table-cell>
          <table:table-cell office:value-type="float" office:value="117.8212" calcext:value-type="float">
            <text:p>117.8212</text:p>
          </table:table-cell>
          <table:table-cell table:number-columns-repeated="9"/>
          <table:table-cell office:value-type="float" office:value="-20.42052" calcext:value-type="float">
            <text:p>-20.42052</text:p>
          </table:table-cell>
          <table:table-cell table:number-columns-repeated="5"/>
          <table:table-cell office:value-type="float" office:value="-20.1712" calcext:value-type="float">
            <text:p>-20.171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7338" calcext:value-type="float">
            <text:p>122.7338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587" calcext:value-type="float">
            <text:p>19.4587</text:p>
          </table:table-cell>
          <table:table-cell table:number-columns-repeated="9"/>
          <table:table-cell office:value-type="float" office:value="-19.5538" calcext:value-type="float">
            <text:p>-19.5538</text:p>
          </table:table-cell>
          <table:table-cell office:value-type="float" office:value="7.4217" calcext:value-type="float">
            <text:p>7.4217</text:p>
          </table:table-cell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-19.2423" calcext:value-type="float">
            <text:p>-19.2423</text:p>
          </table:table-cell>
          <table:table-cell office:value-type="float" office:value="117.8215" calcext:value-type="float">
            <text:p>117.8215</text:p>
          </table:table-cell>
          <table:table-cell table:number-columns-repeated="9"/>
          <table:table-cell office:value-type="float" office:value="-20.41994" calcext:value-type="float">
            <text:p>-20.41994</text:p>
          </table:table-cell>
          <table:table-cell table:number-columns-repeated="5"/>
          <table:table-cell office:value-type="float" office:value="-20.1715" calcext:value-type="float">
            <text:p>-20.171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7326" calcext:value-type="float">
            <text:p>122.7326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597" calcext:value-type="float">
            <text:p>19.4597</text:p>
          </table:table-cell>
          <table:table-cell table:number-columns-repeated="9"/>
          <table:table-cell office:value-type="float" office:value="-19.5538" calcext:value-type="float">
            <text:p>-19.5538</text:p>
          </table:table-cell>
          <table:table-cell office:value-type="float" office:value="7.4226" calcext:value-type="float">
            <text:p>7.4226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-19.2389" calcext:value-type="float">
            <text:p>-19.2389</text:p>
          </table:table-cell>
          <table:table-cell office:value-type="float" office:value="117.8327" calcext:value-type="float">
            <text:p>117.8327</text:p>
          </table:table-cell>
          <table:table-cell table:number-columns-repeated="9"/>
          <table:table-cell office:value-type="float" office:value="-20.41028" calcext:value-type="float">
            <text:p>-20.41028</text:p>
          </table:table-cell>
          <table:table-cell table:number-columns-repeated="5"/>
          <table:table-cell office:value-type="float" office:value="-19.2211" calcext:value-type="float">
            <text:p>-19.221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9.5046" calcext:value-type="float">
            <text:p>129.5046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597" calcext:value-type="float">
            <text:p>19.4597</text:p>
          </table:table-cell>
          <table:table-cell table:number-columns-repeated="9"/>
          <table:table-cell office:value-type="float" office:value="-19.5535" calcext:value-type="float">
            <text:p>-19.5535</text:p>
          </table:table-cell>
          <table:table-cell office:value-type="float" office:value="7.3969" calcext:value-type="float">
            <text:p>7.3969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-19.2038" calcext:value-type="float">
            <text:p>-19.2038</text:p>
          </table:table-cell>
          <table:table-cell office:value-type="float" office:value="117.9507" calcext:value-type="float">
            <text:p>117.9507</text:p>
          </table:table-cell>
          <table:table-cell table:number-columns-repeated="9"/>
          <table:table-cell office:value-type="float" office:value="-20.40159" calcext:value-type="float">
            <text:p>-20.40159</text:p>
          </table:table-cell>
          <table:table-cell table:number-columns-repeated="5"/>
          <table:table-cell office:value-type="float" office:value="-3.2878" calcext:value-type="float">
            <text:p>-3.2878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6119" calcext:value-type="float">
            <text:p>92.6119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597" calcext:value-type="float">
            <text:p>19.4597</text:p>
          </table:table-cell>
          <table:table-cell table:number-columns-repeated="9"/>
          <table:table-cell office:value-type="float" office:value="-19.5535" calcext:value-type="float">
            <text:p>-19.5535</text:p>
          </table:table-cell>
          <table:table-cell office:value-type="float" office:value="7.3969" calcext:value-type="float">
            <text:p>7.3969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-18.9315" calcext:value-type="float">
            <text:p>-18.9315</text:p>
          </table:table-cell>
          <table:table-cell office:value-type="float" office:value="118.9196" calcext:value-type="float">
            <text:p>118.9196</text:p>
          </table:table-cell>
          <table:table-cell table:number-columns-repeated="9"/>
          <table:table-cell office:value-type="float" office:value="-20.39609" calcext:value-type="float">
            <text:p>-20.39609</text:p>
          </table:table-cell>
          <table:table-cell table:number-columns-repeated="5"/>
          <table:table-cell office:value-type="float" office:value="-3.3795" calcext:value-type="float">
            <text:p>-3.379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5583" calcext:value-type="float">
            <text:p>92.5583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597" calcext:value-type="float">
            <text:p>19.4597</text:p>
          </table:table-cell>
          <table:table-cell table:number-columns-repeated="9"/>
          <table:table-cell office:value-type="float" office:value="-19.5534" calcext:value-type="float">
            <text:p>-19.5534</text:p>
          </table:table-cell>
          <table:table-cell office:value-type="float" office:value="7.3883" calcext:value-type="float">
            <text:p>7.3883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-16.4157" calcext:value-type="float">
            <text:p>-16.4157</text:p>
          </table:table-cell>
          <table:table-cell office:value-type="float" office:value="137.7483" calcext:value-type="float">
            <text:p>137.7483</text:p>
          </table:table-cell>
          <table:table-cell table:number-columns-repeated="9"/>
          <table:table-cell office:value-type="float" office:value="-20.39173" calcext:value-type="float">
            <text:p>-20.39173</text:p>
          </table:table-cell>
          <table:table-cell table:number-columns-repeated="5"/>
          <table:table-cell office:value-type="float" office:value="-19.5937" calcext:value-type="float">
            <text:p>-19.593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4189" calcext:value-type="float">
            <text:p>126.4189</text:p>
          </table:table-cell>
        </table:table-row>
        <table:table-row table:style-name="ro1">
          <table:table-cell office:value-type="float" office:value="0.0561" calcext:value-type="float">
            <text:p>0.0561</text:p>
          </table:table-cell>
          <table:table-cell office:value-type="float" office:value="19.4597" calcext:value-type="float">
            <text:p>19.4597</text:p>
          </table:table-cell>
          <table:table-cell table:number-columns-repeated="9"/>
          <table:table-cell office:value-type="float" office:value="-19.5532" calcext:value-type="float">
            <text:p>-19.5532</text:p>
          </table:table-cell>
          <table:table-cell office:value-type="float" office:value="7.3738" calcext:value-type="float">
            <text:p>7.3738</text:p>
          </table:table-cell>
          <table:table-cell table:number-columns-repeated="10"/>
          <table:table-cell office:value-type="float" office:value="101" calcext:value-type="float">
            <text:p>101</text:p>
          </table:table-cell>
          <table:table-cell office:value-type="float" office:value="-10.2873" calcext:value-type="float">
            <text:p>-10.2873</text:p>
          </table:table-cell>
          <table:table-cell office:value-type="float" office:value="219.1546" calcext:value-type="float">
            <text:p>219.1546</text:p>
          </table:table-cell>
          <table:table-cell table:number-columns-repeated="9"/>
          <table:table-cell office:value-type="float" office:value="-20.38913" calcext:value-type="float">
            <text:p>-20.38913</text:p>
          </table:table-cell>
          <table:table-cell table:number-columns-repeated="5"/>
          <table:table-cell office:value-type="float" office:value="-19.5906" calcext:value-type="float">
            <text:p>-19.5906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4415" calcext:value-type="float">
            <text:p>126.4415</text:p>
          </table:table-cell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14.7305" calcext:value-type="float">
            <text:p>14.7305</text:p>
          </table:table-cell>
          <table:table-cell table:number-columns-repeated="9"/>
          <table:table-cell office:value-type="float" office:value="-19.5532" calcext:value-type="float">
            <text:p>-19.5532</text:p>
          </table:table-cell>
          <table:table-cell office:value-type="float" office:value="7.3772" calcext:value-type="float">
            <text:p>7.3772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-10.2837" calcext:value-type="float">
            <text:p>-10.2837</text:p>
          </table:table-cell>
          <table:table-cell office:value-type="float" office:value="218.8323" calcext:value-type="float">
            <text:p>218.8323</text:p>
          </table:table-cell>
          <table:table-cell table:number-columns-repeated="9"/>
          <table:table-cell office:value-type="float" office:value="-20.37067" calcext:value-type="float">
            <text:p>-20.37067</text:p>
          </table:table-cell>
          <table:table-cell table:number-columns-repeated="5"/>
          <table:table-cell office:value-type="float" office:value="-19.5907" calcext:value-type="float">
            <text:p>-19.590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4413" calcext:value-type="float">
            <text:p>126.4413</text:p>
          </table:table-cell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14.7324" calcext:value-type="float">
            <text:p>14.7324</text:p>
          </table:table-cell>
          <table:table-cell table:number-columns-repeated="9"/>
          <table:table-cell office:value-type="float" office:value="-19.553" calcext:value-type="float">
            <text:p>-19.553</text:p>
          </table:table-cell>
          <table:table-cell office:value-type="float" office:value="7.3575" calcext:value-type="float">
            <text:p>7.3575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office:value-type="float" office:value="-10.282" calcext:value-type="float">
            <text:p>-10.282</text:p>
          </table:table-cell>
          <table:table-cell office:value-type="float" office:value="218.6845" calcext:value-type="float">
            <text:p>218.6845</text:p>
          </table:table-cell>
          <table:table-cell table:number-columns-repeated="9"/>
          <table:table-cell office:value-type="float" office:value="-20.37033" calcext:value-type="float">
            <text:p>-20.37033</text:p>
          </table:table-cell>
          <table:table-cell table:number-columns-repeated="5"/>
          <table:table-cell office:value-type="float" office:value="-19.5908" calcext:value-type="float">
            <text:p>-19.5908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4405" calcext:value-type="float">
            <text:p>126.4405</text:p>
          </table:table-cell>
        </table:table-row>
        <table:table-row table:style-name="ro1">
          <table:table-cell office:value-type="float" office:value="0.0579" calcext:value-type="float">
            <text:p>0.0579</text:p>
          </table:table-cell>
          <table:table-cell office:value-type="float" office:value="15.8214" calcext:value-type="float">
            <text:p>15.8214</text:p>
          </table:table-cell>
          <table:table-cell table:number-columns-repeated="9"/>
          <table:table-cell office:value-type="float" office:value="-19.5527" calcext:value-type="float">
            <text:p>-19.5527</text:p>
          </table:table-cell>
          <table:table-cell office:value-type="float" office:value="7.3301" calcext:value-type="float">
            <text:p>7.3301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 office:value-type="float" office:value="-10.2747" calcext:value-type="float">
            <text:p>-10.2747</text:p>
          </table:table-cell>
          <table:table-cell office:value-type="float" office:value="218.0354" calcext:value-type="float">
            <text:p>218.0354</text:p>
          </table:table-cell>
          <table:table-cell table:number-columns-repeated="9"/>
          <table:table-cell office:value-type="float" office:value="-20.35913" calcext:value-type="float">
            <text:p>-20.35913</text:p>
          </table:table-cell>
          <table:table-cell table:number-columns-repeated="5"/>
          <table:table-cell office:value-type="float" office:value="-19.5998" calcext:value-type="float">
            <text:p>-19.5998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3735" calcext:value-type="float">
            <text:p>126.3735</text:p>
          </table:table-cell>
        </table:table-row>
        <table:table-row table:style-name="ro1">
          <table:table-cell office:value-type="float" office:value="0.0582" calcext:value-type="float">
            <text:p>0.0582</text:p>
          </table:table-cell>
          <table:table-cell office:value-type="float" office:value="15.0937" calcext:value-type="float">
            <text:p>15.0937</text:p>
          </table:table-cell>
          <table:table-cell table:number-columns-repeated="9"/>
          <table:table-cell office:value-type="float" office:value="-19.5524" calcext:value-type="float">
            <text:p>-19.5524</text:p>
          </table:table-cell>
          <table:table-cell office:value-type="float" office:value="7.301" calcext:value-type="float">
            <text:p>7.301</text:p>
          </table:table-cell>
          <table:table-cell table:number-columns-repeated="10"/>
          <table:table-cell office:value-type="float" office:value="105" calcext:value-type="float">
            <text:p>105</text:p>
          </table:table-cell>
          <table:table-cell office:value-type="float" office:value="-10.2745" calcext:value-type="float">
            <text:p>-10.2745</text:p>
          </table:table-cell>
          <table:table-cell office:value-type="float" office:value="218.0249" calcext:value-type="float">
            <text:p>218.0249</text:p>
          </table:table-cell>
          <table:table-cell table:number-columns-repeated="9"/>
          <table:table-cell office:value-type="float" office:value="-20.35202" calcext:value-type="float">
            <text:p>-20.35202</text:p>
          </table:table-cell>
          <table:table-cell table:number-columns-repeated="5"/>
          <table:table-cell office:value-type="float" office:value="-19.5621" calcext:value-type="float">
            <text:p>-19.562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6552" calcext:value-type="float">
            <text:p>126.6552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5.4794" calcext:value-type="float">
            <text:p>15.4794</text:p>
          </table:table-cell>
          <table:table-cell table:number-columns-repeated="9"/>
          <table:table-cell office:value-type="float" office:value="-19.5523" calcext:value-type="float">
            <text:p>-19.5523</text:p>
          </table:table-cell>
          <table:table-cell office:value-type="float" office:value="7.2985" calcext:value-type="float">
            <text:p>7.2985</text:p>
          </table:table-cell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-10.2474" calcext:value-type="float">
            <text:p>-10.2474</text:p>
          </table:table-cell>
          <table:table-cell office:value-type="float" office:value="215.6559" calcext:value-type="float">
            <text:p>215.6559</text:p>
          </table:table-cell>
          <table:table-cell table:number-columns-repeated="9"/>
          <table:table-cell office:value-type="float" office:value="-20.35038" calcext:value-type="float">
            <text:p>-20.35038</text:p>
          </table:table-cell>
          <table:table-cell table:number-columns-repeated="5"/>
          <table:table-cell office:value-type="float" office:value="-19.5993" calcext:value-type="float">
            <text:p>-19.599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3774" calcext:value-type="float">
            <text:p>126.3774</text:p>
          </table:table-cell>
        </table:table-row>
        <table:table-row table:style-name="ro1">
          <table:table-cell office:value-type="float" office:value="0.0579" calcext:value-type="float">
            <text:p>0.0579</text:p>
          </table:table-cell>
          <table:table-cell office:value-type="float" office:value="15.6731" calcext:value-type="float">
            <text:p>15.6731</text:p>
          </table:table-cell>
          <table:table-cell table:number-columns-repeated="9"/>
          <table:table-cell office:value-type="float" office:value="-19.5519" calcext:value-type="float">
            <text:p>-19.5519</text:p>
          </table:table-cell>
          <table:table-cell office:value-type="float" office:value="7.26" calcext:value-type="float">
            <text:p>7.26</text:p>
          </table:table-cell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-10.2469" calcext:value-type="float">
            <text:p>-10.2469</text:p>
          </table:table-cell>
          <table:table-cell office:value-type="float" office:value="215.6064" calcext:value-type="float">
            <text:p>215.6064</text:p>
          </table:table-cell>
          <table:table-cell table:number-columns-repeated="9"/>
          <table:table-cell office:value-type="float" office:value="-20.34636" calcext:value-type="float">
            <text:p>-20.34636</text:p>
          </table:table-cell>
          <table:table-cell table:number-columns-repeated="5"/>
          <table:table-cell office:value-type="float" office:value="-19.5675" calcext:value-type="float">
            <text:p>-19.567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6142" calcext:value-type="float">
            <text:p>126.6142</text:p>
          </table:table-cell>
        </table:table-row>
        <table:table-row table:style-name="ro1">
          <table:table-cell office:value-type="float" office:value="0.0579" calcext:value-type="float">
            <text:p>0.0579</text:p>
          </table:table-cell>
          <table:table-cell office:value-type="float" office:value="15.6825" calcext:value-type="float">
            <text:p>15.6825</text:p>
          </table:table-cell>
          <table:table-cell table:number-columns-repeated="9"/>
          <table:table-cell office:value-type="float" office:value="-19.5518" calcext:value-type="float">
            <text:p>-19.5518</text:p>
          </table:table-cell>
          <table:table-cell office:value-type="float" office:value="7.2549" calcext:value-type="float">
            <text:p>7.2549</text:p>
          </table:table-cell>
          <table:table-cell table:number-columns-repeated="10"/>
          <table:table-cell office:value-type="float" office:value="108" calcext:value-type="float">
            <text:p>108</text:p>
          </table:table-cell>
          <table:table-cell office:value-type="float" office:value="-10.2455" calcext:value-type="float">
            <text:p>-10.2455</text:p>
          </table:table-cell>
          <table:table-cell office:value-type="float" office:value="215.4884" calcext:value-type="float">
            <text:p>215.4884</text:p>
          </table:table-cell>
          <table:table-cell table:number-columns-repeated="9"/>
          <table:table-cell office:value-type="float" office:value="-20.33721" calcext:value-type="float">
            <text:p>-20.33721</text:p>
          </table:table-cell>
          <table:table-cell table:number-columns-repeated="5"/>
          <table:table-cell office:value-type="float" office:value="-19.7075" calcext:value-type="float">
            <text:p>-19.707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5.6009" calcext:value-type="float">
            <text:p>125.6009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15.9183" calcext:value-type="float">
            <text:p>15.9183</text:p>
          </table:table-cell>
          <table:table-cell table:number-columns-repeated="9"/>
          <table:table-cell office:value-type="float" office:value="-19.5515" calcext:value-type="float">
            <text:p>-19.5515</text:p>
          </table:table-cell>
          <table:table-cell office:value-type="float" office:value="7.2276" calcext:value-type="float">
            <text:p>7.2276</text:p>
          </table:table-cell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-10.2453" calcext:value-type="float">
            <text:p>-10.2453</text:p>
          </table:table-cell>
          <table:table-cell office:value-type="float" office:value="215.4685" calcext:value-type="float">
            <text:p>215.4685</text:p>
          </table:table-cell>
          <table:table-cell table:number-columns-repeated="9"/>
          <table:table-cell office:value-type="float" office:value="-20.33533" calcext:value-type="float">
            <text:p>-20.33533</text:p>
          </table:table-cell>
          <table:table-cell table:number-columns-repeated="5"/>
          <table:table-cell office:value-type="float" office:value="-19.5492" calcext:value-type="float">
            <text:p>-19.549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7529" calcext:value-type="float">
            <text:p>126.7529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5309" calcext:value-type="float">
            <text:p>13.5309</text:p>
          </table:table-cell>
          <table:table-cell table:number-columns-repeated="9"/>
          <table:table-cell office:value-type="float" office:value="-19.5513" calcext:value-type="float">
            <text:p>-19.5513</text:p>
          </table:table-cell>
          <table:table-cell office:value-type="float" office:value="7.2156" calcext:value-type="float">
            <text:p>7.2156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-10.2414" calcext:value-type="float">
            <text:p>-10.2414</text:p>
          </table:table-cell>
          <table:table-cell office:value-type="float" office:value="215.1348" calcext:value-type="float">
            <text:p>215.1348</text:p>
          </table:table-cell>
          <table:table-cell table:number-columns-repeated="9"/>
          <table:table-cell office:value-type="float" office:value="-20.33076" calcext:value-type="float">
            <text:p>-20.33076</text:p>
          </table:table-cell>
          <table:table-cell table:number-columns-repeated="5"/>
          <table:table-cell office:value-type="float" office:value="-19.5876" calcext:value-type="float">
            <text:p>-19.5876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4638" calcext:value-type="float">
            <text:p>126.4638</text:p>
          </table:table-cell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8.8069" calcext:value-type="float">
            <text:p>8.8069</text:p>
          </table:table-cell>
          <table:table-cell table:number-columns-repeated="9"/>
          <table:table-cell office:value-type="float" office:value="-19.5504" calcext:value-type="float">
            <text:p>-19.5504</text:p>
          </table:table-cell>
          <table:table-cell office:value-type="float" office:value="7.1321" calcext:value-type="float">
            <text:p>7.1321</text:p>
          </table:table-cell>
          <table:table-cell table:number-columns-repeated="10"/>
          <table:table-cell office:value-type="float" office:value="111" calcext:value-type="float">
            <text:p>111</text:p>
          </table:table-cell>
          <table:table-cell office:value-type="float" office:value="-10.2398" calcext:value-type="float">
            <text:p>-10.2398</text:p>
          </table:table-cell>
          <table:table-cell office:value-type="float" office:value="214.9929" calcext:value-type="float">
            <text:p>214.9929</text:p>
          </table:table-cell>
          <table:table-cell table:number-columns-repeated="9"/>
          <table:table-cell office:value-type="float" office:value="-20.31502" calcext:value-type="float">
            <text:p>-20.31502</text:p>
          </table:table-cell>
          <table:table-cell table:number-columns-repeated="5"/>
          <table:table-cell office:value-type="float" office:value="-20.5333" calcext:value-type="float">
            <text:p>-20.533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9059" calcext:value-type="float">
            <text:p>120.9059</text:p>
          </table:table-cell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2.8337" calcext:value-type="float">
            <text:p>2.8337</text:p>
          </table:table-cell>
          <table:table-cell table:number-columns-repeated="9"/>
          <table:table-cell office:value-type="float" office:value="-19.5503" calcext:value-type="float">
            <text:p>-19.5503</text:p>
          </table:table-cell>
          <table:table-cell office:value-type="float" office:value="7.1287" calcext:value-type="float">
            <text:p>7.1287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office:value-type="float" office:value="-10.2398" calcext:value-type="float">
            <text:p>-10.2398</text:p>
          </table:table-cell>
          <table:table-cell office:value-type="float" office:value="214.993" calcext:value-type="float">
            <text:p>214.993</text:p>
          </table:table-cell>
          <table:table-cell table:number-columns-repeated="9"/>
          <table:table-cell office:value-type="float" office:value="-20.2897" calcext:value-type="float">
            <text:p>-20.2897</text:p>
          </table:table-cell>
          <table:table-cell table:number-columns-repeated="5"/>
          <table:table-cell office:value-type="float" office:value="-20.5352" calcext:value-type="float">
            <text:p>-20.535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8971" calcext:value-type="float">
            <text:p>120.8971</text:p>
          </table:table-cell>
        </table:table-row>
        <table:table-row table:style-name="ro1">
          <table:table-cell office:value-type="float" office:value="0.0586" calcext:value-type="float">
            <text:p>0.0586</text:p>
          </table:table-cell>
          <table:table-cell office:value-type="float" office:value="14.4368" calcext:value-type="float">
            <text:p>14.4368</text:p>
          </table:table-cell>
          <table:table-cell table:number-columns-repeated="9"/>
          <table:table-cell office:value-type="float" office:value="-19.5502" calcext:value-type="float">
            <text:p>-19.5502</text:p>
          </table:table-cell>
          <table:table-cell office:value-type="float" office:value="7.1193" calcext:value-type="float">
            <text:p>7.1193</text:p>
          </table:table-cell>
          <table:table-cell table:number-columns-repeated="10"/>
          <table:table-cell office:value-type="float" office:value="113" calcext:value-type="float">
            <text:p>113</text:p>
          </table:table-cell>
          <table:table-cell office:value-type="float" office:value="-10.2396" calcext:value-type="float">
            <text:p>-10.2396</text:p>
          </table:table-cell>
          <table:table-cell office:value-type="float" office:value="214.9757" calcext:value-type="float">
            <text:p>214.9757</text:p>
          </table:table-cell>
          <table:table-cell table:number-columns-repeated="9"/>
          <table:table-cell office:value-type="float" office:value="-20.27936" calcext:value-type="float">
            <text:p>-20.27936</text:p>
          </table:table-cell>
          <table:table-cell table:number-columns-repeated="5"/>
          <table:table-cell office:value-type="float" office:value="-20.5641" calcext:value-type="float">
            <text:p>-20.564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636" calcext:value-type="float">
            <text:p>120.7636</text:p>
          </table:table-cell>
        </table:table-row>
        <table:table-row table:style-name="ro1">
          <table:table-cell office:value-type="float" office:value="0.0613" calcext:value-type="float">
            <text:p>0.0613</text:p>
          </table:table-cell>
          <table:table-cell office:value-type="float" office:value="9.3381" calcext:value-type="float">
            <text:p>9.3381</text:p>
          </table:table-cell>
          <table:table-cell table:number-columns-repeated="9"/>
          <table:table-cell office:value-type="float" office:value="-19.5492" calcext:value-type="float">
            <text:p>-19.5492</text:p>
          </table:table-cell>
          <table:table-cell office:value-type="float" office:value="7.0299" calcext:value-type="float">
            <text:p>7.0299</text:p>
          </table:table-cell>
          <table:table-cell table:number-columns-repeated="10"/>
          <table:table-cell office:value-type="float" office:value="114" calcext:value-type="float">
            <text:p>114</text:p>
          </table:table-cell>
          <table:table-cell office:value-type="float" office:value="-10.2396" calcext:value-type="float">
            <text:p>-10.2396</text:p>
          </table:table-cell>
          <table:table-cell office:value-type="float" office:value="214.9809" calcext:value-type="float">
            <text:p>214.9809</text:p>
          </table:table-cell>
          <table:table-cell table:number-columns-repeated="9"/>
          <table:table-cell office:value-type="float" office:value="-20.27919" calcext:value-type="float">
            <text:p>-20.27919</text:p>
          </table:table-cell>
          <table:table-cell table:number-columns-repeated="5"/>
          <table:table-cell office:value-type="float" office:value="-20.564" calcext:value-type="float">
            <text:p>-20.56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641" calcext:value-type="float">
            <text:p>120.7641</text:p>
          </table:table-cell>
        </table:table-row>
        <table:table-row table:style-name="ro1">
          <table:table-cell office:value-type="float" office:value="0.5176" calcext:value-type="float">
            <text:p>0.5176</text:p>
          </table:table-cell>
          <table:table-cell office:value-type="float" office:value="1.3618" calcext:value-type="float">
            <text:p>1.3618</text:p>
          </table:table-cell>
          <table:table-cell table:number-columns-repeated="9"/>
          <table:table-cell office:value-type="float" office:value="-19.5491" calcext:value-type="float">
            <text:p>-19.5491</text:p>
          </table:table-cell>
          <table:table-cell office:value-type="float" office:value="7.0265" calcext:value-type="float">
            <text:p>7.0265</text:p>
          </table:table-cell>
          <table:table-cell table:number-columns-repeated="10"/>
          <table:table-cell office:value-type="float" office:value="115" calcext:value-type="float">
            <text:p>115</text:p>
          </table:table-cell>
          <table:table-cell office:value-type="float" office:value="-10.2395" calcext:value-type="float">
            <text:p>-10.2395</text:p>
          </table:table-cell>
          <table:table-cell office:value-type="float" office:value="214.9705" calcext:value-type="float">
            <text:p>214.9705</text:p>
          </table:table-cell>
          <table:table-cell table:number-columns-repeated="9"/>
          <table:table-cell office:value-type="float" office:value="-20.27536" calcext:value-type="float">
            <text:p>-20.27536</text:p>
          </table:table-cell>
          <table:table-cell table:number-columns-repeated="5"/>
          <table:table-cell office:value-type="float" office:value="-20.5645" calcext:value-type="float">
            <text:p>-20.564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621" calcext:value-type="float">
            <text:p>120.7621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1.1953" calcext:value-type="float">
            <text:p>1.1953</text:p>
          </table:table-cell>
          <table:table-cell table:number-columns-repeated="9"/>
          <table:table-cell office:value-type="float" office:value="-19.5469" calcext:value-type="float">
            <text:p>-19.5469</text:p>
          </table:table-cell>
          <table:table-cell office:value-type="float" office:value="6.8338" calcext:value-type="float">
            <text:p>6.8338</text:p>
          </table:table-cell>
          <table:table-cell table:number-columns-repeated="10"/>
          <table:table-cell office:value-type="float" office:value="116" calcext:value-type="float">
            <text:p>116</text:p>
          </table:table-cell>
          <table:table-cell office:value-type="float" office:value="-10.239" calcext:value-type="float">
            <text:p>-10.239</text:p>
          </table:table-cell>
          <table:table-cell office:value-type="float" office:value="214.923" calcext:value-type="float">
            <text:p>214.923</text:p>
          </table:table-cell>
          <table:table-cell table:number-columns-repeated="9"/>
          <table:table-cell office:value-type="float" office:value="-20.26826" calcext:value-type="float">
            <text:p>-20.26826</text:p>
          </table:table-cell>
          <table:table-cell table:number-columns-repeated="5"/>
          <table:table-cell office:value-type="float" office:value="-20.5652" calcext:value-type="float">
            <text:p>-20.565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586" calcext:value-type="float">
            <text:p>120.7586</text:p>
          </table:table-cell>
        </table:table-row>
        <table:table-row table:style-name="ro1">
          <table:table-cell office:value-type="float" office:value="0.5278" calcext:value-type="float">
            <text:p>0.5278</text:p>
          </table:table-cell>
          <table:table-cell office:value-type="float" office:value="0.5987" calcext:value-type="float">
            <text:p>0.5987</text:p>
          </table:table-cell>
          <table:table-cell table:number-columns-repeated="9"/>
          <table:table-cell office:value-type="float" office:value="-19.5469" calcext:value-type="float">
            <text:p>-19.5469</text:p>
          </table:table-cell>
          <table:table-cell office:value-type="float" office:value="6.8338" calcext:value-type="float">
            <text:p>6.8338</text:p>
          </table:table-cell>
          <table:table-cell table:number-columns-repeated="10"/>
          <table:table-cell office:value-type="float" office:value="117" calcext:value-type="float">
            <text:p>117</text:p>
          </table:table-cell>
          <table:table-cell office:value-type="float" office:value="-10.2386" calcext:value-type="float">
            <text:p>-10.2386</text:p>
          </table:table-cell>
          <table:table-cell office:value-type="float" office:value="214.8945" calcext:value-type="float">
            <text:p>214.8945</text:p>
          </table:table-cell>
          <table:table-cell table:number-columns-repeated="9"/>
          <table:table-cell office:value-type="float" office:value="-20.26301" calcext:value-type="float">
            <text:p>-20.26301</text:p>
          </table:table-cell>
          <table:table-cell table:number-columns-repeated="5"/>
          <table:table-cell office:value-type="float" office:value="-20.5665" calcext:value-type="float">
            <text:p>-20.566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527" calcext:value-type="float">
            <text:p>120.7527</text:p>
          </table:table-cell>
        </table:table-row>
        <table:table-row table:style-name="ro1">
          <table:table-cell office:value-type="float" office:value="0.5299" calcext:value-type="float">
            <text:p>0.5299</text:p>
          </table:table-cell>
          <table:table-cell office:value-type="float" office:value="0.998" calcext:value-type="float">
            <text:p>0.998</text:p>
          </table:table-cell>
          <table:table-cell table:number-columns-repeated="9"/>
          <table:table-cell office:value-type="float" office:value="-19.5468" calcext:value-type="float">
            <text:p>-19.5468</text:p>
          </table:table-cell>
          <table:table-cell office:value-type="float" office:value="6.8321" calcext:value-type="float">
            <text:p>6.8321</text:p>
          </table:table-cell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-10.237" calcext:value-type="float">
            <text:p>-10.237</text:p>
          </table:table-cell>
          <table:table-cell office:value-type="float" office:value="214.7573" calcext:value-type="float">
            <text:p>214.7573</text:p>
          </table:table-cell>
          <table:table-cell table:number-columns-repeated="9"/>
          <table:table-cell office:value-type="float" office:value="-20.26098" calcext:value-type="float">
            <text:p>-20.26098</text:p>
          </table:table-cell>
          <table:table-cell table:number-columns-repeated="5"/>
          <table:table-cell office:value-type="float" office:value="-20.5661" calcext:value-type="float">
            <text:p>-20.566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545" calcext:value-type="float">
            <text:p>120.7545</text:p>
          </table:table-cell>
        </table:table-row>
        <table:table-row table:style-name="ro1">
          <table:table-cell office:value-type="float" office:value="0.5179" calcext:value-type="float">
            <text:p>0.5179</text:p>
          </table:table-cell>
          <table:table-cell office:value-type="float" office:value="1.2967" calcext:value-type="float">
            <text:p>1.2967</text:p>
          </table:table-cell>
          <table:table-cell table:number-columns-repeated="9"/>
          <table:table-cell office:value-type="float" office:value="-19.5443" calcext:value-type="float">
            <text:p>-19.5443</text:p>
          </table:table-cell>
          <table:table-cell office:value-type="float" office:value="6.6207" calcext:value-type="float">
            <text:p>6.6207</text:p>
          </table:table-cell>
          <table:table-cell table:number-columns-repeated="10"/>
          <table:table-cell office:value-type="float" office:value="119" calcext:value-type="float">
            <text:p>119</text:p>
          </table:table-cell>
          <table:table-cell office:value-type="float" office:value="-10.236" calcext:value-type="float">
            <text:p>-10.236</text:p>
          </table:table-cell>
          <table:table-cell office:value-type="float" office:value="214.6685" calcext:value-type="float">
            <text:p>214.6685</text:p>
          </table:table-cell>
          <table:table-cell table:number-columns-repeated="9"/>
          <table:table-cell office:value-type="float" office:value="-20.25995" calcext:value-type="float">
            <text:p>-20.25995</text:p>
          </table:table-cell>
          <table:table-cell table:number-columns-repeated="5"/>
          <table:table-cell office:value-type="float" office:value="-20.5662" calcext:value-type="float">
            <text:p>-20.566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54" calcext:value-type="float">
            <text:p>120.754</text:p>
          </table:table-cell>
        </table:table-row>
        <table:table-row table:style-name="ro1">
          <table:table-cell office:value-type="float" office:value="0.5191" calcext:value-type="float">
            <text:p>0.5191</text:p>
          </table:table-cell>
          <table:table-cell office:value-type="float" office:value="1.0655" calcext:value-type="float">
            <text:p>1.0655</text:p>
          </table:table-cell>
          <table:table-cell table:number-columns-repeated="9"/>
          <table:table-cell office:value-type="float" office:value="-19.5442" calcext:value-type="float">
            <text:p>-19.5442</text:p>
          </table:table-cell>
          <table:table-cell office:value-type="float" office:value="6.6098" calcext:value-type="float">
            <text:p>6.6098</text:p>
          </table:table-cell>
          <table:table-cell table:number-columns-repeated="10"/>
          <table:table-cell office:value-type="float" office:value="120" calcext:value-type="float">
            <text:p>120</text:p>
          </table:table-cell>
          <table:table-cell office:value-type="float" office:value="-10.2322" calcext:value-type="float">
            <text:p>-10.2322</text:p>
          </table:table-cell>
          <table:table-cell office:value-type="float" office:value="214.3451" calcext:value-type="float">
            <text:p>214.3451</text:p>
          </table:table-cell>
          <table:table-cell table:number-columns-repeated="9"/>
          <table:table-cell office:value-type="float" office:value="-20.257" calcext:value-type="float">
            <text:p>-20.257</text:p>
          </table:table-cell>
          <table:table-cell table:number-columns-repeated="5"/>
          <table:table-cell office:value-type="float" office:value="-20.5668" calcext:value-type="float">
            <text:p>-20.5668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0.7512" calcext:value-type="float">
            <text:p>120.7512</text:p>
          </table:table-cell>
        </table:table-row>
        <table:table-row table:style-name="ro1">
          <table:table-cell office:value-type="float" office:value="0.5208" calcext:value-type="float">
            <text:p>0.5208</text:p>
          </table:table-cell>
          <table:table-cell office:value-type="float" office:value="0.736" calcext:value-type="float">
            <text:p>0.736</text:p>
          </table:table-cell>
          <table:table-cell table:number-columns-repeated="9"/>
          <table:table-cell office:value-type="float" office:value="-19.5433" calcext:value-type="float">
            <text:p>-19.5433</text:p>
          </table:table-cell>
          <table:table-cell office:value-type="float" office:value="6.5322" calcext:value-type="float">
            <text:p>6.5322</text:p>
          </table:table-cell>
          <table:table-cell table:number-columns-repeated="10"/>
          <table:table-cell office:value-type="float" office:value="121" calcext:value-type="float">
            <text:p>121</text:p>
          </table:table-cell>
          <table:table-cell office:value-type="float" office:value="-10.1722" calcext:value-type="float">
            <text:p>-10.1722</text:p>
          </table:table-cell>
          <table:table-cell office:value-type="float" office:value="209.2679" calcext:value-type="float">
            <text:p>209.2679</text:p>
          </table:table-cell>
          <table:table-cell table:number-columns-repeated="9"/>
          <table:table-cell office:value-type="float" office:value="-20.25622" calcext:value-type="float">
            <text:p>-20.25622</text:p>
          </table:table-cell>
          <table:table-cell table:number-columns-repeated="5"/>
          <table:table-cell office:value-type="float" office:value="-19.6077" calcext:value-type="float">
            <text:p>-19.607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3151" calcext:value-type="float">
            <text:p>126.3151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3194" calcext:value-type="float">
            <text:p>0.3194</text:p>
          </table:table-cell>
          <table:table-cell table:number-columns-repeated="9"/>
          <table:table-cell office:value-type="float" office:value="-19.5428" calcext:value-type="float">
            <text:p>-19.5428</text:p>
          </table:table-cell>
          <table:table-cell office:value-type="float" office:value="6.4876" calcext:value-type="float">
            <text:p>6.4876</text:p>
          </table:table-cell>
          <table:table-cell table:number-columns-repeated="10"/>
          <table:table-cell office:value-type="float" office:value="122" calcext:value-type="float">
            <text:p>122</text:p>
          </table:table-cell>
          <table:table-cell office:value-type="float" office:value="-9.9524" calcext:value-type="float">
            <text:p>-9.9524</text:p>
          </table:table-cell>
          <table:table-cell office:value-type="float" office:value="191.9897" calcext:value-type="float">
            <text:p>191.9897</text:p>
          </table:table-cell>
          <table:table-cell table:number-columns-repeated="9"/>
          <table:table-cell office:value-type="float" office:value="-20.25579" calcext:value-type="float">
            <text:p>-20.25579</text:p>
          </table:table-cell>
          <table:table-cell table:number-columns-repeated="5"/>
          <table:table-cell office:value-type="float" office:value="-19.5874" calcext:value-type="float">
            <text:p>-19.587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4658" calcext:value-type="float">
            <text:p>126.4658</text:p>
          </table:table-cell>
        </table:table-row>
        <table:table-row table:style-name="ro1">
          <table:table-cell office:value-type="float" office:value="-1.0568" calcext:value-type="float">
            <text:p>-1.0568</text:p>
          </table:table-cell>
          <table:table-cell office:value-type="float" office:value="3.5526" calcext:value-type="float">
            <text:p>3.5526</text:p>
          </table:table-cell>
          <table:table-cell table:number-columns-repeated="9"/>
          <table:table-cell office:value-type="float" office:value="-19.5423" calcext:value-type="float">
            <text:p>-19.5423</text:p>
          </table:table-cell>
          <table:table-cell office:value-type="float" office:value="6.4522" calcext:value-type="float">
            <text:p>6.4522</text:p>
          </table:table-cell>
          <table:table-cell table:number-columns-repeated="10"/>
          <table:table-cell office:value-type="float" office:value="123" calcext:value-type="float">
            <text:p>123</text:p>
          </table:table-cell>
          <table:table-cell office:value-type="float" office:value="-9.9498" calcext:value-type="float">
            <text:p>-9.9498</text:p>
          </table:table-cell>
          <table:table-cell office:value-type="float" office:value="191.8025" calcext:value-type="float">
            <text:p>191.8025</text:p>
          </table:table-cell>
          <table:table-cell table:number-columns-repeated="9"/>
          <table:table-cell office:value-type="float" office:value="-20.24384" calcext:value-type="float">
            <text:p>-20.24384</text:p>
          </table:table-cell>
          <table:table-cell table:number-columns-repeated="5"/>
          <table:table-cell office:value-type="float" office:value="-19.5816" calcext:value-type="float">
            <text:p>-19.5816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5091" calcext:value-type="float">
            <text:p>126.5091</text:p>
          </table:table-cell>
        </table:table-row>
        <table:table-row table:style-name="ro1">
          <table:table-cell office:value-type="float" office:value="-1.0522" calcext:value-type="float">
            <text:p>-1.0522</text:p>
          </table:table-cell>
          <table:table-cell office:value-type="float" office:value="3.1339" calcext:value-type="float">
            <text:p>3.1339</text:p>
          </table:table-cell>
          <table:table-cell table:number-columns-repeated="9"/>
          <table:table-cell office:value-type="float" office:value="-19.5417" calcext:value-type="float">
            <text:p>-19.5417</text:p>
          </table:table-cell>
          <table:table-cell office:value-type="float" office:value="6.3984" calcext:value-type="float">
            <text:p>6.3984</text:p>
          </table:table-cell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-9.8374" calcext:value-type="float">
            <text:p>-9.8374</text:p>
          </table:table-cell>
          <table:table-cell office:value-type="float" office:value="183.6987" calcext:value-type="float">
            <text:p>183.6987</text:p>
          </table:table-cell>
          <table:table-cell table:number-columns-repeated="9"/>
          <table:table-cell office:value-type="float" office:value="-20.22924" calcext:value-type="float">
            <text:p>-20.22924</text:p>
          </table:table-cell>
          <table:table-cell table:number-columns-repeated="5"/>
          <table:table-cell office:value-type="float" office:value="-19.5985" calcext:value-type="float">
            <text:p>-19.598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3833" calcext:value-type="float">
            <text:p>126.3833</text:p>
          </table:table-cell>
        </table:table-row>
        <table:table-row table:style-name="ro1">
          <table:table-cell office:value-type="float" office:value="-1.0291" calcext:value-type="float">
            <text:p>-1.0291</text:p>
          </table:table-cell>
          <table:table-cell office:value-type="float" office:value="0.9629" calcext:value-type="float">
            <text:p>0.9629</text:p>
          </table:table-cell>
          <table:table-cell table:number-columns-repeated="9"/>
          <table:table-cell office:value-type="float" office:value="-19.5416" calcext:value-type="float">
            <text:p>-19.5416</text:p>
          </table:table-cell>
          <table:table-cell office:value-type="float" office:value="6.3917" calcext:value-type="float">
            <text:p>6.3917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-9.833" calcext:value-type="float">
            <text:p>-9.833</text:p>
          </table:table-cell>
          <table:table-cell office:value-type="float" office:value="183.3904" calcext:value-type="float">
            <text:p>183.3904</text:p>
          </table:table-cell>
          <table:table-cell table:number-columns-repeated="9"/>
          <table:table-cell office:value-type="float" office:value="-20.21398" calcext:value-type="float">
            <text:p>-20.21398</text:p>
          </table:table-cell>
          <table:table-cell table:number-columns-repeated="5"/>
          <table:table-cell office:value-type="float" office:value="-19.6358" calcext:value-type="float">
            <text:p>-19.6358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11" calcext:value-type="float">
            <text:p>126.11</text:p>
          </table:table-cell>
        </table:table-row>
        <table:table-row table:style-name="ro1">
          <table:table-cell office:value-type="float" office:value="-1.0071" calcext:value-type="float">
            <text:p>-1.0071</text:p>
          </table:table-cell>
          <table:table-cell office:value-type="float" office:value="1.2061" calcext:value-type="float">
            <text:p>1.2061</text:p>
          </table:table-cell>
          <table:table-cell table:number-columns-repeated="9"/>
          <table:table-cell office:value-type="float" office:value="-19.5411" calcext:value-type="float">
            <text:p>-19.5411</text:p>
          </table:table-cell>
          <table:table-cell office:value-type="float" office:value="6.3455" calcext:value-type="float">
            <text:p>6.3455</text:p>
          </table:table-cell>
          <table:table-cell table:number-columns-repeated="10"/>
          <table:table-cell office:value-type="float" office:value="126" calcext:value-type="float">
            <text:p>126</text:p>
          </table:table-cell>
          <table:table-cell office:value-type="float" office:value="-9.8318" calcext:value-type="float">
            <text:p>-9.8318</text:p>
          </table:table-cell>
          <table:table-cell office:value-type="float" office:value="183.3082" calcext:value-type="float">
            <text:p>183.3082</text:p>
          </table:table-cell>
          <table:table-cell table:number-columns-repeated="9"/>
          <table:table-cell office:value-type="float" office:value="-20.21392" calcext:value-type="float">
            <text:p>-20.21392</text:p>
          </table:table-cell>
          <table:table-cell table:number-columns-repeated="5"/>
          <table:table-cell office:value-type="float" office:value="-19.6402" calcext:value-type="float">
            <text:p>-19.640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0783" calcext:value-type="float">
            <text:p>126.0783</text:p>
          </table:table-cell>
        </table:table-row>
        <table:table-row table:style-name="ro1">
          <table:table-cell office:value-type="float" office:value="-0.9944" calcext:value-type="float">
            <text:p>-0.9944</text:p>
          </table:table-cell>
          <table:table-cell office:value-type="float" office:value="2.5003" calcext:value-type="float">
            <text:p>2.5003</text:p>
          </table:table-cell>
          <table:table-cell table:number-columns-repeated="9"/>
          <table:table-cell office:value-type="float" office:value="-19.541" calcext:value-type="float">
            <text:p>-19.541</text:p>
          </table:table-cell>
          <table:table-cell office:value-type="float" office:value="6.3362" calcext:value-type="float">
            <text:p>6.3362</text:p>
          </table:table-cell>
          <table:table-cell table:number-columns-repeated="10"/>
          <table:table-cell office:value-type="float" office:value="127" calcext:value-type="float">
            <text:p>127</text:p>
          </table:table-cell>
          <table:table-cell office:value-type="float" office:value="-9.7961" calcext:value-type="float">
            <text:p>-9.7961</text:p>
          </table:table-cell>
          <table:table-cell office:value-type="float" office:value="180.8332" calcext:value-type="float">
            <text:p>180.8332</text:p>
          </table:table-cell>
          <table:table-cell table:number-columns-repeated="9"/>
          <table:table-cell office:value-type="float" office:value="-20.18928" calcext:value-type="float">
            <text:p>-20.18928</text:p>
          </table:table-cell>
          <table:table-cell table:number-columns-repeated="5"/>
          <table:table-cell office:value-type="float" office:value="-19.6722" calcext:value-type="float">
            <text:p>-19.672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5.8494" calcext:value-type="float">
            <text:p>125.8494</text:p>
          </table:table-cell>
        </table:table-row>
        <table:table-row table:style-name="ro1">
          <table:table-cell office:value-type="float" office:value="-0.9353" calcext:value-type="float">
            <text:p>-0.9353</text:p>
          </table:table-cell>
          <table:table-cell office:value-type="float" office:value="8.9789" calcext:value-type="float">
            <text:p>8.9789</text:p>
          </table:table-cell>
          <table:table-cell table:number-columns-repeated="9"/>
          <table:table-cell office:value-type="float" office:value="-19.541" calcext:value-type="float">
            <text:p>-19.541</text:p>
          </table:table-cell>
          <table:table-cell office:value-type="float" office:value="6.3413" calcext:value-type="float">
            <text:p>6.3413</text:p>
          </table:table-cell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-9.7928" calcext:value-type="float">
            <text:p>-9.7928</text:p>
          </table:table-cell>
          <table:table-cell office:value-type="float" office:value="180.6118" calcext:value-type="float">
            <text:p>180.6118</text:p>
          </table:table-cell>
          <table:table-cell table:number-columns-repeated="9"/>
          <table:table-cell office:value-type="float" office:value="-20.17635" calcext:value-type="float">
            <text:p>-20.17635</text:p>
          </table:table-cell>
          <table:table-cell table:number-columns-repeated="5"/>
          <table:table-cell office:value-type="float" office:value="-19.3425" calcext:value-type="float">
            <text:p>-19.342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8.4229" calcext:value-type="float">
            <text:p>128.4229</text:p>
          </table:table-cell>
        </table:table-row>
        <table:table-row table:style-name="ro1">
          <table:table-cell office:value-type="float" office:value="-1.0562" calcext:value-type="float">
            <text:p>-1.0562</text:p>
          </table:table-cell>
          <table:table-cell office:value-type="float" office:value="3.499" calcext:value-type="float">
            <text:p>3.499</text:p>
          </table:table-cell>
          <table:table-cell table:number-columns-repeated="9"/>
          <table:table-cell office:value-type="float" office:value="-19.5409" calcext:value-type="float">
            <text:p>-19.5409</text:p>
          </table:table-cell>
          <table:table-cell office:value-type="float" office:value="6.3346" calcext:value-type="float">
            <text:p>6.3346</text:p>
          </table:table-cell>
          <table:table-cell table:number-columns-repeated="10"/>
          <table:table-cell office:value-type="float" office:value="129" calcext:value-type="float">
            <text:p>129</text:p>
          </table:table-cell>
          <table:table-cell office:value-type="float" office:value="-9.7911" calcext:value-type="float">
            <text:p>-9.7911</text:p>
          </table:table-cell>
          <table:table-cell office:value-type="float" office:value="180.4949" calcext:value-type="float">
            <text:p>180.4949</text:p>
          </table:table-cell>
          <table:table-cell table:number-columns-repeated="9"/>
          <table:table-cell office:value-type="float" office:value="-20.17634" calcext:value-type="float">
            <text:p>-20.17634</text:p>
          </table:table-cell>
          <table:table-cell table:number-columns-repeated="5"/>
          <table:table-cell office:value-type="float" office:value="-19.6978" calcext:value-type="float">
            <text:p>-19.6978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5.6691" calcext:value-type="float">
            <text:p>125.6691</text:p>
          </table:table-cell>
        </table:table-row>
        <table:table-row table:style-name="ro1">
          <table:table-cell office:value-type="float" office:value="-1.0427" calcext:value-type="float">
            <text:p>-1.0427</text:p>
          </table:table-cell>
          <table:table-cell office:value-type="float" office:value="2.2494" calcext:value-type="float">
            <text:p>2.2494</text:p>
          </table:table-cell>
          <table:table-cell table:number-columns-repeated="9"/>
          <table:table-cell office:value-type="float" office:value="-19.5406" calcext:value-type="float">
            <text:p>-19.5406</text:p>
          </table:table-cell>
          <table:table-cell office:value-type="float" office:value="6.3086" calcext:value-type="float">
            <text:p>6.3086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-9.7899" calcext:value-type="float">
            <text:p>-9.7899</text:p>
          </table:table-cell>
          <table:table-cell office:value-type="float" office:value="180.4136" calcext:value-type="float">
            <text:p>180.4136</text:p>
          </table:table-cell>
          <table:table-cell table:number-columns-repeated="9"/>
          <table:table-cell office:value-type="float" office:value="-20.17612" calcext:value-type="float">
            <text:p>-20.17612</text:p>
          </table:table-cell>
          <table:table-cell table:number-columns-repeated="5"/>
          <table:table-cell office:value-type="float" office:value="-19.7464" calcext:value-type="float">
            <text:p>-19.746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5.3335" calcext:value-type="float">
            <text:p>125.3335</text:p>
          </table:table-cell>
        </table:table-row>
        <table:table-row table:style-name="ro1">
          <table:table-cell office:value-type="float" office:value="-1.0026" calcext:value-type="float">
            <text:p>-1.0026</text:p>
          </table:table-cell>
          <table:table-cell office:value-type="float" office:value="1.6586" calcext:value-type="float">
            <text:p>1.6586</text:p>
          </table:table-cell>
          <table:table-cell table:number-columns-repeated="9"/>
          <table:table-cell office:value-type="float" office:value="-19.54" calcext:value-type="float">
            <text:p>-19.54</text:p>
          </table:table-cell>
          <table:table-cell office:value-type="float" office:value="6.2524" calcext:value-type="float">
            <text:p>6.2524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-9.7301" calcext:value-type="float">
            <text:p>-9.7301</text:p>
          </table:table-cell>
          <table:table-cell office:value-type="float" office:value="176.3779" calcext:value-type="float">
            <text:p>176.3779</text:p>
          </table:table-cell>
          <table:table-cell table:number-columns-repeated="9"/>
          <table:table-cell office:value-type="float" office:value="-20.17553" calcext:value-type="float">
            <text:p>-20.17553</text:p>
          </table:table-cell>
          <table:table-cell table:number-columns-repeated="5"/>
          <table:table-cell office:value-type="float" office:value="-19.7667" calcext:value-type="float">
            <text:p>-19.766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5.1953" calcext:value-type="float">
            <text:p>125.1953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741" calcext:value-type="float">
            <text:p>12.741</text:p>
          </table:table-cell>
          <table:table-cell table:number-columns-repeated="9"/>
          <table:table-cell office:value-type="float" office:value="-19.5397" calcext:value-type="float">
            <text:p>-19.5397</text:p>
          </table:table-cell>
          <table:table-cell office:value-type="float" office:value="6.2339" calcext:value-type="float">
            <text:p>6.2339</text:p>
          </table:table-cell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-9.179" calcext:value-type="float">
            <text:p>-9.179</text:p>
          </table:table-cell>
          <table:table-cell office:value-type="float" office:value="144.0356" calcext:value-type="float">
            <text:p>144.0356</text:p>
          </table:table-cell>
          <table:table-cell table:number-columns-repeated="9"/>
          <table:table-cell office:value-type="float" office:value="-20.17549" calcext:value-type="float">
            <text:p>-20.17549</text:p>
          </table:table-cell>
          <table:table-cell table:number-columns-repeated="5"/>
          <table:table-cell office:value-type="float" office:value="-19.8193" calcext:value-type="float">
            <text:p>-19.819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4.8458" calcext:value-type="float">
            <text:p>124.8458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7419" calcext:value-type="float">
            <text:p>12.7419</text:p>
          </table:table-cell>
          <table:table-cell table:number-columns-repeated="9"/>
          <table:table-cell office:value-type="float" office:value="-19.5391" calcext:value-type="float">
            <text:p>-19.5391</text:p>
          </table:table-cell>
          <table:table-cell office:value-type="float" office:value="6.1811" calcext:value-type="float">
            <text:p>6.1811</text:p>
          </table:table-cell>
          <table:table-cell table:number-columns-repeated="10"/>
          <table:table-cell office:value-type="float" office:value="133" calcext:value-type="float">
            <text:p>133</text:p>
          </table:table-cell>
          <table:table-cell office:value-type="float" office:value="-8.6549" calcext:value-type="float">
            <text:p>-8.6549</text:p>
          </table:table-cell>
          <table:table-cell office:value-type="float" office:value="119.5971" calcext:value-type="float">
            <text:p>119.5971</text:p>
          </table:table-cell>
          <table:table-cell table:number-columns-repeated="9"/>
          <table:table-cell office:value-type="float" office:value="-20.17227" calcext:value-type="float">
            <text:p>-20.17227</text:p>
          </table:table-cell>
          <table:table-cell table:number-columns-repeated="5"/>
          <table:table-cell office:value-type="float" office:value="-19.8805" calcext:value-type="float">
            <text:p>-19.880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4.4506" calcext:value-type="float">
            <text:p>124.4506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741" calcext:value-type="float">
            <text:p>12.741</text:p>
          </table:table-cell>
          <table:table-cell table:number-columns-repeated="9"/>
          <table:table-cell office:value-type="float" office:value="-19.5361" calcext:value-type="float">
            <text:p>-19.5361</text:p>
          </table:table-cell>
          <table:table-cell office:value-type="float" office:value="5.9273" calcext:value-type="float">
            <text:p>5.9273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-7.3493" calcext:value-type="float">
            <text:p>-7.3493</text:p>
          </table:table-cell>
          <table:table-cell office:value-type="float" office:value="368.2215" calcext:value-type="float">
            <text:p>368.2215</text:p>
          </table:table-cell>
          <table:table-cell table:number-columns-repeated="9"/>
          <table:table-cell office:value-type="float" office:value="-20.17146" calcext:value-type="float">
            <text:p>-20.17146</text:p>
          </table:table-cell>
          <table:table-cell table:number-columns-repeated="5"/>
          <table:table-cell office:value-type="float" office:value="-19.9494" calcext:value-type="float">
            <text:p>-19.949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4.0203" calcext:value-type="float">
            <text:p>124.0203</text:p>
          </table:table-cell>
        </table:table-row>
        <table:table-row table:style-name="ro1">
          <table:table-cell office:value-type="float" office:value="0.0593" calcext:value-type="float">
            <text:p>0.0593</text:p>
          </table:table-cell>
          <table:table-cell office:value-type="float" office:value="12.9594" calcext:value-type="float">
            <text:p>12.9594</text:p>
          </table:table-cell>
          <table:table-cell table:number-columns-repeated="9"/>
          <table:table-cell office:value-type="float" office:value="-19.5345" calcext:value-type="float">
            <text:p>-19.5345</text:p>
          </table:table-cell>
          <table:table-cell office:value-type="float" office:value="5.7966" calcext:value-type="float">
            <text:p>5.7966</text:p>
          </table:table-cell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-5.2643" calcext:value-type="float">
            <text:p>-5.2643</text:p>
          </table:table-cell>
          <table:table-cell office:value-type="float" office:value="33.25" calcext:value-type="float">
            <text:p>33.25</text:p>
          </table:table-cell>
          <table:table-cell table:number-columns-repeated="9"/>
          <table:table-cell office:value-type="float" office:value="-20.1714" calcext:value-type="float">
            <text:p>-20.1714</text:p>
          </table:table-cell>
          <table:table-cell table:number-columns-repeated="5"/>
          <table:table-cell office:value-type="float" office:value="-19.5529" calcext:value-type="float">
            <text:p>-19.552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7245" calcext:value-type="float">
            <text:p>126.7245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66" calcext:value-type="float">
            <text:p>13.66</text:p>
          </table:table-cell>
          <table:table-cell table:number-columns-repeated="9"/>
          <table:table-cell office:value-type="float" office:value="-19.5293" calcext:value-type="float">
            <text:p>-19.5293</text:p>
          </table:table-cell>
          <table:table-cell office:value-type="float" office:value="5.3689" calcext:value-type="float">
            <text:p>5.3689</text:p>
          </table:table-cell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-3.5094" calcext:value-type="float">
            <text:p>-3.5094</text:p>
          </table:table-cell>
          <table:table-cell office:value-type="float" office:value="90.8052" calcext:value-type="float">
            <text:p>90.8052</text:p>
          </table:table-cell>
          <table:table-cell table:number-columns-repeated="9"/>
          <table:table-cell office:value-type="float" office:value="-20.17123" calcext:value-type="float">
            <text:p>-20.17123</text:p>
          </table:table-cell>
          <table:table-cell table:number-columns-repeated="5"/>
          <table:table-cell office:value-type="float" office:value="-20.1121" calcext:value-type="float">
            <text:p>-20.112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3.0633" calcext:value-type="float">
            <text:p>123.0633</text:p>
          </table:table-cell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18.8007" calcext:value-type="float">
            <text:p>18.8007</text:p>
          </table:table-cell>
          <table:table-cell table:number-columns-repeated="9"/>
          <table:table-cell office:value-type="float" office:value="-19.5241" calcext:value-type="float">
            <text:p>-19.5241</text:p>
          </table:table-cell>
          <table:table-cell office:value-type="float" office:value="4.9362" calcext:value-type="float">
            <text:p>4.9362</text:p>
          </table:table-cell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-3.507" calcext:value-type="float">
            <text:p>-3.507</text:p>
          </table:table-cell>
          <table:table-cell office:value-type="float" office:value="90.8074" calcext:value-type="float">
            <text:p>90.8074</text:p>
          </table:table-cell>
          <table:table-cell table:number-columns-repeated="9"/>
          <table:table-cell office:value-type="float" office:value="-20.17057" calcext:value-type="float">
            <text:p>-20.17057</text:p>
          </table:table-cell>
          <table:table-cell table:number-columns-repeated="5"/>
          <table:table-cell office:value-type="float" office:value="-20.214" calcext:value-type="float">
            <text:p>-20.21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5012" calcext:value-type="float">
            <text:p>122.501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9.785" calcext:value-type="float">
            <text:p>19.785</text:p>
          </table:table-cell>
          <table:table-cell table:number-columns-repeated="9"/>
          <table:table-cell office:value-type="float" office:value="-19.5186" calcext:value-type="float">
            <text:p>-19.5186</text:p>
          </table:table-cell>
          <table:table-cell office:value-type="float" office:value="4.4905" calcext:value-type="float">
            <text:p>4.4905</text:p>
          </table:table-cell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-3.5032" calcext:value-type="float">
            <text:p>-3.5032</text:p>
          </table:table-cell>
          <table:table-cell office:value-type="float" office:value="90.8107" calcext:value-type="float">
            <text:p>90.8107</text:p>
          </table:table-cell>
          <table:table-cell table:number-columns-repeated="9"/>
          <table:table-cell office:value-type="float" office:value="-20.16906" calcext:value-type="float">
            <text:p>-20.16906</text:p>
          </table:table-cell>
          <table:table-cell table:number-columns-repeated="5"/>
          <table:table-cell office:value-type="float" office:value="-19.5527" calcext:value-type="float">
            <text:p>-19.552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7265" calcext:value-type="float">
            <text:p>126.7265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9.7532" calcext:value-type="float">
            <text:p>19.7532</text:p>
          </table:table-cell>
          <table:table-cell table:number-columns-repeated="9"/>
          <table:table-cell office:value-type="float" office:value="-19.5179" calcext:value-type="float">
            <text:p>-19.5179</text:p>
          </table:table-cell>
          <table:table-cell office:value-type="float" office:value="4.4336" calcext:value-type="float">
            <text:p>4.4336</text:p>
          </table:table-cell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-3.5021" calcext:value-type="float">
            <text:p>-3.5021</text:p>
          </table:table-cell>
          <table:table-cell office:value-type="float" office:value="90.8116" calcext:value-type="float">
            <text:p>90.8116</text:p>
          </table:table-cell>
          <table:table-cell table:number-columns-repeated="9"/>
          <table:table-cell office:value-type="float" office:value="-20.16569" calcext:value-type="float">
            <text:p>-20.16569</text:p>
          </table:table-cell>
          <table:table-cell table:number-columns-repeated="5"/>
          <table:table-cell office:value-type="float" office:value="-20.2599" calcext:value-type="float">
            <text:p>-20.259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2568" calcext:value-type="float">
            <text:p>122.2568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0.706" calcext:value-type="float">
            <text:p>0.706</text:p>
          </table:table-cell>
          <table:table-cell table:number-columns-repeated="9"/>
          <table:table-cell office:value-type="float" office:value="-19.512" calcext:value-type="float">
            <text:p>-19.512</text:p>
          </table:table-cell>
          <table:table-cell office:value-type="float" office:value="3.9578" calcext:value-type="float">
            <text:p>3.9578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-3.4943" calcext:value-type="float">
            <text:p>-3.4943</text:p>
          </table:table-cell>
          <table:table-cell office:value-type="float" office:value="90.8186" calcext:value-type="float">
            <text:p>90.8186</text:p>
          </table:table-cell>
          <table:table-cell table:number-columns-repeated="9"/>
          <table:table-cell office:value-type="float" office:value="-20.16366" calcext:value-type="float">
            <text:p>-20.16366</text:p>
          </table:table-cell>
          <table:table-cell table:number-columns-repeated="5"/>
          <table:table-cell office:value-type="float" office:value="-20.261" calcext:value-type="float">
            <text:p>-20.26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2513" calcext:value-type="float">
            <text:p>122.2513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203" calcext:value-type="float">
            <text:p>13.8203</text:p>
          </table:table-cell>
          <table:table-cell table:number-columns-repeated="9"/>
          <table:table-cell office:value-type="float" office:value="-19.4903" calcext:value-type="float">
            <text:p>-19.4903</text:p>
          </table:table-cell>
          <table:table-cell office:value-type="float" office:value="2.2458" calcext:value-type="float">
            <text:p>2.2458</text:p>
          </table:table-cell>
          <table:table-cell table:number-columns-repeated="10"/>
          <table:table-cell office:value-type="float" office:value="141" calcext:value-type="float">
            <text:p>141</text:p>
          </table:table-cell>
          <table:table-cell office:value-type="float" office:value="-3.4882" calcext:value-type="float">
            <text:p>-3.4882</text:p>
          </table:table-cell>
          <table:table-cell office:value-type="float" office:value="90.8239" calcext:value-type="float">
            <text:p>90.8239</text:p>
          </table:table-cell>
          <table:table-cell table:number-columns-repeated="9"/>
          <table:table-cell office:value-type="float" office:value="-20.14348" calcext:value-type="float">
            <text:p>-20.14348</text:p>
          </table:table-cell>
          <table:table-cell table:number-columns-repeated="5"/>
          <table:table-cell office:value-type="float" office:value="-20.2683" calcext:value-type="float">
            <text:p>-20.268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2131" calcext:value-type="float">
            <text:p>122.2131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53" calcext:value-type="float">
            <text:p>13.853</text:p>
          </table:table-cell>
          <table:table-cell table:number-columns-repeated="9"/>
          <table:table-cell office:value-type="float" office:value="-19.4881" calcext:value-type="float">
            <text:p>-19.4881</text:p>
          </table:table-cell>
          <table:table-cell office:value-type="float" office:value="2.0768" calcext:value-type="float">
            <text:p>2.0768</text:p>
          </table:table-cell>
          <table:table-cell table:number-columns-repeated="10"/>
          <table:table-cell office:value-type="float" office:value="142" calcext:value-type="float">
            <text:p>142</text:p>
          </table:table-cell>
          <table:table-cell office:value-type="float" office:value="-3.4865" calcext:value-type="float">
            <text:p>-3.4865</text:p>
          </table:table-cell>
          <table:table-cell office:value-type="float" office:value="90.8255" calcext:value-type="float">
            <text:p>90.8255</text:p>
          </table:table-cell>
          <table:table-cell table:number-columns-repeated="9"/>
          <table:table-cell office:value-type="float" office:value="-20.1341" calcext:value-type="float">
            <text:p>-20.1341</text:p>
          </table:table-cell>
          <table:table-cell table:number-columns-repeated="5"/>
          <table:table-cell office:value-type="float" office:value="-20.2754" calcext:value-type="float">
            <text:p>-20.275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176" calcext:value-type="float">
            <text:p>122.176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9.7141" calcext:value-type="float">
            <text:p>19.7141</text:p>
          </table:table-cell>
          <table:table-cell table:number-columns-repeated="9"/>
          <table:table-cell office:value-type="float" office:value="-19.462" calcext:value-type="float">
            <text:p>-19.462</text:p>
          </table:table-cell>
          <table:table-cell office:value-type="float" office:value="0.0975" calcext:value-type="float">
            <text:p>0.0975</text:p>
          </table:table-cell>
          <table:table-cell table:number-columns-repeated="10"/>
          <table:table-cell office:value-type="float" office:value="143" calcext:value-type="float">
            <text:p>143</text:p>
          </table:table-cell>
          <table:table-cell office:value-type="float" office:value="-3.2878" calcext:value-type="float">
            <text:p>-3.2878</text:p>
          </table:table-cell>
          <table:table-cell office:value-type="float" office:value="90.9974" calcext:value-type="float">
            <text:p>90.9974</text:p>
          </table:table-cell>
          <table:table-cell table:number-columns-repeated="9"/>
          <table:table-cell office:value-type="float" office:value="-20.13255" calcext:value-type="float">
            <text:p>-20.13255</text:p>
          </table:table-cell>
          <table:table-cell table:number-columns-repeated="5"/>
          <table:table-cell office:value-type="float" office:value="-19.5709" calcext:value-type="float">
            <text:p>-19.570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5887" calcext:value-type="float">
            <text:p>126.5887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5.644" calcext:value-type="float">
            <text:p>15.644</text:p>
          </table:table-cell>
          <table:table-cell table:number-columns-repeated="9"/>
          <table:table-cell office:value-type="float" office:value="-19.4591" calcext:value-type="float">
            <text:p>-19.4591</text:p>
          </table:table-cell>
          <table:table-cell office:value-type="float" office:value="0.117" calcext:value-type="float">
            <text:p>0.117</text:p>
          </table:table-cell>
          <table:table-cell table:number-columns-repeated="10"/>
          <table:table-cell office:value-type="float" office:value="144" calcext:value-type="float">
            <text:p>144</text:p>
          </table:table-cell>
          <table:table-cell office:value-type="float" office:value="-2.6184" calcext:value-type="float">
            <text:p>-2.6184</text:p>
          </table:table-cell>
          <table:table-cell office:value-type="float" office:value="91.5322" calcext:value-type="float">
            <text:p>91.5322</text:p>
          </table:table-cell>
          <table:table-cell table:number-columns-repeated="9"/>
          <table:table-cell office:value-type="float" office:value="-20.13133" calcext:value-type="float">
            <text:p>-20.13133</text:p>
          </table:table-cell>
          <table:table-cell table:number-columns-repeated="5"/>
          <table:table-cell office:value-type="float" office:value="-20.2897" calcext:value-type="float">
            <text:p>-20.2897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2.1014" calcext:value-type="float">
            <text:p>122.101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20.7091" calcext:value-type="float">
            <text:p>20.7091</text:p>
          </table:table-cell>
          <table:table-cell table:number-columns-repeated="9"/>
          <table:table-cell office:value-type="float" office:value="-19.4565" calcext:value-type="float">
            <text:p>-19.4565</text:p>
          </table:table-cell>
          <table:table-cell office:value-type="float" office:value="0.3094" calcext:value-type="float">
            <text:p>0.3094</text:p>
          </table:table-cell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-2.1912" calcext:value-type="float">
            <text:p>-2.1912</text:p>
          </table:table-cell>
          <table:table-cell office:value-type="float" office:value="1.7601" calcext:value-type="float">
            <text:p>1.7601</text:p>
          </table:table-cell>
          <table:table-cell table:number-columns-repeated="9"/>
          <table:table-cell office:value-type="float" office:value="-20.12454" calcext:value-type="float">
            <text:p>-20.12454</text:p>
          </table:table-cell>
          <table:table-cell table:number-columns-repeated="5"/>
          <table:table-cell office:value-type="float" office:value="-20.3372" calcext:value-type="float">
            <text:p>-20.337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8578" calcext:value-type="float">
            <text:p>121.8578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20.7029" calcext:value-type="float">
            <text:p>20.7029</text:p>
          </table:table-cell>
          <table:table-cell table:number-columns-repeated="9"/>
          <table:table-cell office:value-type="float" office:value="-19.4501" calcext:value-type="float">
            <text:p>-19.4501</text:p>
          </table:table-cell>
          <table:table-cell office:value-type="float" office:value="0.7784" calcext:value-type="float">
            <text:p>0.7784</text:p>
          </table:table-cell>
          <table:table-cell table:number-columns-repeated="10"/>
          <table:table-cell office:value-type="float" office:value="146" calcext:value-type="float">
            <text:p>146</text:p>
          </table:table-cell>
          <table:table-cell office:value-type="float" office:value="-1.9332" calcext:value-type="float">
            <text:p>-1.9332</text:p>
          </table:table-cell>
          <table:table-cell office:value-type="float" office:value="3.8801" calcext:value-type="float">
            <text:p>3.8801</text:p>
          </table:table-cell>
          <table:table-cell table:number-columns-repeated="9"/>
          <table:table-cell office:value-type="float" office:value="-20.11455" calcext:value-type="float">
            <text:p>-20.11455</text:p>
          </table:table-cell>
          <table:table-cell table:number-columns-repeated="5"/>
          <table:table-cell office:value-type="float" office:value="-20.352" calcext:value-type="float">
            <text:p>-20.35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7828" calcext:value-type="float">
            <text:p>121.7828</text:p>
          </table:table-cell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14.7222" calcext:value-type="float">
            <text:p>14.7222</text:p>
          </table:table-cell>
          <table:table-cell table:number-columns-repeated="9"/>
          <table:table-cell office:value-type="float" office:value="-19.4427" calcext:value-type="float">
            <text:p>-19.4427</text:p>
          </table:table-cell>
          <table:table-cell office:value-type="float" office:value="1.3174" calcext:value-type="float">
            <text:p>1.3174</text:p>
          </table:table-cell>
          <table:table-cell table:number-columns-repeated="10"/>
          <table:table-cell office:value-type="float" office:value="147" calcext:value-type="float">
            <text:p>147</text:p>
          </table:table-cell>
          <table:table-cell office:value-type="float" office:value="-1.8741" calcext:value-type="float">
            <text:p>-1.8741</text:p>
          </table:table-cell>
          <table:table-cell office:value-type="float" office:value="4.3529" calcext:value-type="float">
            <text:p>4.3529</text:p>
          </table:table-cell>
          <table:table-cell table:number-columns-repeated="9"/>
          <table:table-cell office:value-type="float" office:value="-20.11271" calcext:value-type="float">
            <text:p>-20.11271</text:p>
          </table:table-cell>
          <table:table-cell table:number-columns-repeated="5"/>
          <table:table-cell office:value-type="float" office:value="-19.5516" calcext:value-type="float">
            <text:p>-19.5516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7342" calcext:value-type="float">
            <text:p>126.7342</text:p>
          </table:table-cell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18.0364" calcext:value-type="float">
            <text:p>18.0364</text:p>
          </table:table-cell>
          <table:table-cell table:number-columns-repeated="9"/>
          <table:table-cell office:value-type="float" office:value="-19.4196" calcext:value-type="float">
            <text:p>-19.4196</text:p>
          </table:table-cell>
          <table:table-cell office:value-type="float" office:value="2.9575" calcext:value-type="float">
            <text:p>2.9575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office:value-type="float" office:value="-1.8366" calcext:value-type="float">
            <text:p>-1.8366</text:p>
          </table:table-cell>
          <table:table-cell office:value-type="float" office:value="92.0766" calcext:value-type="float">
            <text:p>92.0766</text:p>
          </table:table-cell>
          <table:table-cell table:number-columns-repeated="9"/>
          <table:table-cell office:value-type="float" office:value="-20.11206" calcext:value-type="float">
            <text:p>-20.11206</text:p>
          </table:table-cell>
          <table:table-cell table:number-columns-repeated="5"/>
          <table:table-cell office:value-type="float" office:value="-20.4199" calcext:value-type="float">
            <text:p>-20.4199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4457" calcext:value-type="float">
            <text:p>121.4457</text:p>
          </table:table-cell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20.5066" calcext:value-type="float">
            <text:p>20.5066</text:p>
          </table:table-cell>
          <table:table-cell table:number-columns-repeated="9"/>
          <table:table-cell office:value-type="float" office:value="-19.4145" calcext:value-type="float">
            <text:p>-19.4145</text:p>
          </table:table-cell>
          <table:table-cell office:value-type="float" office:value="3.3147" calcext:value-type="float">
            <text:p>3.314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office:value-type="float" office:value="-1.8199" calcext:value-type="float">
            <text:p>-1.8199</text:p>
          </table:table-cell>
          <table:table-cell office:value-type="float" office:value="245.3238" calcext:value-type="float">
            <text:p>245.3238</text:p>
          </table:table-cell>
          <table:table-cell table:number-columns-repeated="9"/>
          <table:table-cell office:value-type="float" office:value="-20.08105" calcext:value-type="float">
            <text:p>-20.08105</text:p>
          </table:table-cell>
          <table:table-cell table:number-columns-repeated="5"/>
          <table:table-cell office:value-type="float" office:value="-20.4375" calcext:value-type="float">
            <text:p>-20.437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3601" calcext:value-type="float">
            <text:p>121.3601</text:p>
          </table:table-cell>
        </table:table-row>
        <table:table-row table:style-name="ro1">
          <table:table-cell office:value-type="float" office:value="0.0583" calcext:value-type="float">
            <text:p>0.0583</text:p>
          </table:table-cell>
          <table:table-cell office:value-type="float" office:value="14.8946" calcext:value-type="float">
            <text:p>14.8946</text:p>
          </table:table-cell>
          <table:table-cell table:number-columns-repeated="9"/>
          <table:table-cell office:value-type="float" office:value="-19.4011" calcext:value-type="float">
            <text:p>-19.4011</text:p>
          </table:table-cell>
          <table:table-cell office:value-type="float" office:value="4.235" calcext:value-type="float">
            <text:p>4.235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-1.7455" calcext:value-type="float">
            <text:p>-1.7455</text:p>
          </table:table-cell>
          <table:table-cell office:value-type="float" office:value="5.366" calcext:value-type="float">
            <text:p>5.366</text:p>
          </table:table-cell>
          <table:table-cell table:number-columns-repeated="9"/>
          <table:table-cell office:value-type="float" office:value="-20.06659" calcext:value-type="float">
            <text:p>-20.06659</text:p>
          </table:table-cell>
          <table:table-cell table:number-columns-repeated="5"/>
          <table:table-cell office:value-type="float" office:value="-19.5971" calcext:value-type="float">
            <text:p>-19.597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6.3932" calcext:value-type="float">
            <text:p>126.3932</text:p>
          </table:table-cell>
        </table:table-row>
        <table:table-row table:style-name="ro1">
          <table:table-cell office:value-type="float" office:value="0.0582" calcext:value-type="float">
            <text:p>0.0582</text:p>
          </table:table-cell>
          <table:table-cell office:value-type="float" office:value="15.1562" calcext:value-type="float">
            <text:p>15.1562</text:p>
          </table:table-cell>
          <table:table-cell table:number-columns-repeated="9"/>
          <table:table-cell office:value-type="float" office:value="-19.3996" calcext:value-type="float">
            <text:p>-19.3996</text:p>
          </table:table-cell>
          <table:table-cell office:value-type="float" office:value="4.3391" calcext:value-type="float">
            <text:p>4.3391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office:value-type="float" office:value="-1.7455" calcext:value-type="float">
            <text:p>-1.7455</text:p>
          </table:table-cell>
          <table:table-cell office:value-type="float" office:value="5.3658" calcext:value-type="float">
            <text:p>5.3658</text:p>
          </table:table-cell>
          <table:table-cell table:number-columns-repeated="9"/>
          <table:table-cell office:value-type="float" office:value="-20.05916" calcext:value-type="float">
            <text:p>-20.05916</text:p>
          </table:table-cell>
          <table:table-cell table:number-columns-repeated="5"/>
          <table:table-cell office:value-type="float" office:value="-20.4621" calcext:value-type="float">
            <text:p>-20.462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2418" calcext:value-type="float">
            <text:p>121.2418</text:p>
          </table:table-cell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15.4383" calcext:value-type="float">
            <text:p>15.4383</text:p>
          </table:table-cell>
          <table:table-cell table:number-columns-repeated="9"/>
          <table:table-cell office:value-type="float" office:value="-19.3859" calcext:value-type="float">
            <text:p>-19.3859</text:p>
          </table:table-cell>
          <table:table-cell office:value-type="float" office:value="5.259" calcext:value-type="float">
            <text:p>5.259</text:p>
          </table:table-cell>
          <table:table-cell table:number-columns-repeated="10"/>
          <table:table-cell office:value-type="float" office:value="152" calcext:value-type="float">
            <text:p>152</text:p>
          </table:table-cell>
          <table:table-cell office:value-type="float" office:value="0.0884" calcext:value-type="float">
            <text:p>0.0884</text:p>
          </table:table-cell>
          <table:table-cell office:value-type="float" office:value="17.0255" calcext:value-type="float">
            <text:p>17.0255</text:p>
          </table:table-cell>
          <table:table-cell table:number-columns-repeated="9"/>
          <table:table-cell office:value-type="float" office:value="-19.9972" calcext:value-type="float">
            <text:p>-19.9972</text:p>
          </table:table-cell>
          <table:table-cell table:number-columns-repeated="5"/>
          <table:table-cell office:value-type="float" office:value="-20.4834" calcext:value-type="float">
            <text:p>-20.483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1401" calcext:value-type="float">
            <text:p>121.1401</text:p>
          </table:table-cell>
        </table:table-row>
        <table:table-row table:style-name="ro1">
          <table:table-cell office:value-type="float" office:value="0.0575" calcext:value-type="float">
            <text:p>0.0575</text:p>
          </table:table-cell>
          <table:table-cell office:value-type="float" office:value="16.4819" calcext:value-type="float">
            <text:p>16.4819</text:p>
          </table:table-cell>
          <table:table-cell table:number-columns-repeated="9"/>
          <table:table-cell office:value-type="float" office:value="-19.3788" calcext:value-type="float">
            <text:p>-19.3788</text:p>
          </table:table-cell>
          <table:table-cell office:value-type="float" office:value="5.7318" calcext:value-type="float">
            <text:p>5.7318</text:p>
          </table:table-cell>
          <table:table-cell table:number-columns-repeated="10"/>
          <table:table-cell office:value-type="float" office:value="153" calcext:value-type="float">
            <text:p>153</text:p>
          </table:table-cell>
          <table:table-cell office:value-type="float" office:value="0.4663" calcext:value-type="float">
            <text:p>0.4663</text:p>
          </table:table-cell>
          <table:table-cell office:value-type="float" office:value="19.6516" calcext:value-type="float">
            <text:p>19.6516</text:p>
          </table:table-cell>
          <table:table-cell table:number-columns-repeated="9"/>
          <table:table-cell office:value-type="float" office:value="-19.97019" calcext:value-type="float">
            <text:p>-19.97019</text:p>
          </table:table-cell>
          <table:table-cell table:number-columns-repeated="5"/>
          <table:table-cell office:value-type="float" office:value="-20.5005" calcext:value-type="float">
            <text:p>-20.5005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0593" calcext:value-type="float">
            <text:p>121.0593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15.8806" calcext:value-type="float">
            <text:p>15.8806</text:p>
          </table:table-cell>
          <table:table-cell table:number-columns-repeated="9"/>
          <table:table-cell office:value-type="float" office:value="-19.3301" calcext:value-type="float">
            <text:p>-19.3301</text:p>
          </table:table-cell>
          <table:table-cell office:value-type="float" office:value="8.8385" calcext:value-type="float">
            <text:p>8.8385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office:value-type="float" office:value="0.5595" calcext:value-type="float">
            <text:p>0.5595</text:p>
          </table:table-cell>
          <table:table-cell office:value-type="float" office:value="19.5199" calcext:value-type="float">
            <text:p>19.5199</text:p>
          </table:table-cell>
          <table:table-cell table:number-columns-repeated="9"/>
          <table:table-cell office:value-type="float" office:value="-19.94944" calcext:value-type="float">
            <text:p>-19.94944</text:p>
          </table:table-cell>
          <table:table-cell table:number-columns-repeated="5"/>
          <table:table-cell office:value-type="float" office:value="-20.503" calcext:value-type="float">
            <text:p>-20.50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121.0475" calcext:value-type="float">
            <text:p>121.0475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15.8806" calcext:value-type="float">
            <text:p>15.8806</text:p>
          </table:table-cell>
          <table:table-cell table:number-columns-repeated="9"/>
          <table:table-cell office:value-type="float" office:value="-19.2443" calcext:value-type="float">
            <text:p>-19.2443</text:p>
          </table:table-cell>
          <table:table-cell office:value-type="float" office:value="13.8399" calcext:value-type="float">
            <text:p>13.8399</text:p>
          </table:table-cell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0.7264" calcext:value-type="float">
            <text:p>0.7264</text:p>
          </table:table-cell>
          <table:table-cell office:value-type="float" office:value="21.3729" calcext:value-type="float">
            <text:p>21.3729</text:p>
          </table:table-cell>
          <table:table-cell table:number-columns-repeated="9"/>
          <table:table-cell office:value-type="float" office:value="-19.90775" calcext:value-type="float">
            <text:p>-19.90775</text:p>
          </table:table-cell>
          <table:table-cell table:number-columns-repeated="5"/>
          <table:table-cell office:value-type="float" office:value="-3.504" calcext:value-type="float">
            <text:p>-3.50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4844" calcext:value-type="float">
            <text:p>92.4844</text:p>
          </table:table-cell>
        </table:table-row>
        <table:table-row table:style-name="ro1">
          <table:table-cell office:value-type="float" office:value="0.0597" calcext:value-type="float">
            <text:p>0.0597</text:p>
          </table:table-cell>
          <table:table-cell office:value-type="float" office:value="12.2715" calcext:value-type="float">
            <text:p>12.2715</text:p>
          </table:table-cell>
          <table:table-cell table:number-columns-repeated="9"/>
          <table:table-cell office:value-type="float" office:value="-19.1935" calcext:value-type="float">
            <text:p>-19.1935</text:p>
          </table:table-cell>
          <table:table-cell office:value-type="float" office:value="16.5498" calcext:value-type="float">
            <text:p>16.5498</text:p>
          </table:table-cell>
          <table:table-cell table:number-columns-repeated="10"/>
          <table:table-cell office:value-type="float" office:value="156" calcext:value-type="float">
            <text:p>156</text:p>
          </table:table-cell>
          <table:table-cell office:value-type="float" office:value="47.5986" calcext:value-type="float">
            <text:p>47.5986</text:p>
          </table:table-cell>
          <table:table-cell office:value-type="float" office:value="81.2842" calcext:value-type="float">
            <text:p>81.2842</text:p>
          </table:table-cell>
          <table:table-cell table:number-columns-repeated="9"/>
          <table:table-cell office:value-type="float" office:value="-19.89842" calcext:value-type="float">
            <text:p>-19.89842</text:p>
          </table:table-cell>
          <table:table-cell table:number-columns-repeated="5"/>
          <table:table-cell office:value-type="float" office:value="-3.5094" calcext:value-type="float">
            <text:p>-3.5094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4811" calcext:value-type="float">
            <text:p>92.4811</text:p>
          </table:table-cell>
        </table:table-row>
        <table:table-row table:style-name="ro1">
          <table:table-cell office:value-type="float" office:value="0.0594" calcext:value-type="float">
            <text:p>0.0594</text:p>
          </table:table-cell>
          <table:table-cell office:value-type="float" office:value="12.7462" calcext:value-type="float">
            <text:p>12.7462</text:p>
          </table:table-cell>
          <table:table-cell table:number-columns-repeated="9"/>
          <table:table-cell office:value-type="float" office:value="-19.1641" calcext:value-type="float">
            <text:p>-19.1641</text:p>
          </table:table-cell>
          <table:table-cell office:value-type="float" office:value="18.0467" calcext:value-type="float">
            <text:p>18.0467</text:p>
          </table:table-cell>
          <table:table-cell table:number-columns-repeated="22"/>
          <table:table-cell office:value-type="float" office:value="-19.88048" calcext:value-type="float">
            <text:p>-19.88048</text:p>
          </table:table-cell>
          <table:table-cell table:number-columns-repeated="5"/>
          <table:table-cell office:value-type="float" office:value="-5.0571" calcext:value-type="float">
            <text:p>-5.0571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1.4207" calcext:value-type="float">
            <text:p>91.4207</text:p>
          </table:table-cell>
        </table:table-row>
        <table:table-row table:style-name="ro1">
          <table:table-cell office:value-type="float" office:value="0.0593" calcext:value-type="float">
            <text:p>0.0593</text:p>
          </table:table-cell>
          <table:table-cell office:value-type="float" office:value="12.9666" calcext:value-type="float">
            <text:p>12.9666</text:p>
          </table:table-cell>
          <table:table-cell table:number-columns-repeated="9"/>
          <table:table-cell office:value-type="float" office:value="-19.1504" calcext:value-type="float">
            <text:p>-19.1504</text:p>
          </table:table-cell>
          <table:table-cell office:value-type="float" office:value="18.7211" calcext:value-type="float">
            <text:p>18.7211</text:p>
          </table:table-cell>
          <table:table-cell table:number-columns-repeated="22"/>
          <table:table-cell office:value-type="float" office:value="-19.85569" calcext:value-type="float">
            <text:p>-19.85569</text:p>
          </table:table-cell>
          <table:table-cell table:number-columns-repeated="5"/>
          <table:table-cell office:value-type="float" office:value="-3.4873" calcext:value-type="float">
            <text:p>-3.4873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4944" calcext:value-type="float">
            <text:p>92.494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6617" calcext:value-type="float">
            <text:p>13.6617</text:p>
          </table:table-cell>
          <table:table-cell table:number-columns-repeated="9"/>
          <table:table-cell office:value-type="float" office:value="-19.1299" calcext:value-type="float">
            <text:p>-19.1299</text:p>
          </table:table-cell>
          <table:table-cell office:value-type="float" office:value="19.7187" calcext:value-type="float">
            <text:p>19.7187</text:p>
          </table:table-cell>
          <table:table-cell table:number-columns-repeated="22"/>
          <table:table-cell office:value-type="float" office:value="-19.85054" calcext:value-type="float">
            <text:p>-19.85054</text:p>
          </table:table-cell>
          <table:table-cell table:number-columns-repeated="5"/>
          <table:table-cell office:value-type="float" office:value="-3.4882" calcext:value-type="float">
            <text:p>-3.4882</text:p>
          </table:table-cell>
          <table:table-cell office:value-type="float" office:value="-15.0889" calcext:value-type="float">
            <text:p>-15.0889</text:p>
          </table:table-cell>
          <table:table-cell office:value-type="float" office:value="92.4938" calcext:value-type="float">
            <text:p>92.4938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6709" calcext:value-type="float">
            <text:p>13.6709</text:p>
          </table:table-cell>
          <table:table-cell table:number-columns-repeated="9"/>
          <table:table-cell office:value-type="float" office:value="-19.0806" calcext:value-type="float">
            <text:p>-19.0806</text:p>
          </table:table-cell>
          <table:table-cell office:value-type="float" office:value="22.0071" calcext:value-type="float">
            <text:p>22.0071</text:p>
          </table:table-cell>
          <table:table-cell table:number-columns-repeated="22"/>
          <table:table-cell office:value-type="float" office:value="-19.81928" calcext:value-type="float">
            <text:p>-19.81928</text:p>
          </table:table-cell>
          <table:table-cell table:number-columns-repeated="8"/>
        </table:table-row>
        <table:table-row table:style-name="ro1">
          <table:table-cell office:value-type="float" office:value="0.0593" calcext:value-type="float">
            <text:p>0.0593</text:p>
          </table:table-cell>
          <table:table-cell office:value-type="float" office:value="13.0391" calcext:value-type="float">
            <text:p>13.0391</text:p>
          </table:table-cell>
          <table:table-cell table:number-columns-repeated="9"/>
          <table:table-cell office:value-type="float" office:value="-18.9725" calcext:value-type="float">
            <text:p>-18.9725</text:p>
          </table:table-cell>
          <table:table-cell office:value-type="float" office:value="26.6" calcext:value-type="float">
            <text:p>26.6</text:p>
          </table:table-cell>
          <table:table-cell table:number-columns-repeated="22"/>
          <table:table-cell office:value-type="float" office:value="-19.80243" calcext:value-type="float">
            <text:p>-19.80243</text:p>
          </table:table-cell>
          <table:table-cell table:number-columns-repeated="8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6382" calcext:value-type="float">
            <text:p>13.6382</text:p>
          </table:table-cell>
          <table:table-cell table:number-columns-repeated="9"/>
          <table:table-cell office:value-type="float" office:value="-18.8608" calcext:value-type="float">
            <text:p>-18.8608</text:p>
          </table:table-cell>
          <table:table-cell office:value-type="float" office:value="30.8141" calcext:value-type="float">
            <text:p>30.8141</text:p>
          </table:table-cell>
          <table:table-cell table:number-columns-repeated="22"/>
          <table:table-cell office:value-type="float" office:value="-19.76673" calcext:value-type="float">
            <text:p>-19.76673</text:p>
          </table:table-cell>
          <table:table-cell table:number-columns-repeated="8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5442" calcext:value-type="float">
            <text:p>13.5442</text:p>
          </table:table-cell>
          <table:table-cell table:number-columns-repeated="9"/>
          <table:table-cell office:value-type="float" office:value="-18.856" calcext:value-type="float">
            <text:p>-18.856</text:p>
          </table:table-cell>
          <table:table-cell office:value-type="float" office:value="30.9827" calcext:value-type="float">
            <text:p>30.9827</text:p>
          </table:table-cell>
          <table:table-cell table:number-columns-repeated="22"/>
          <table:table-cell office:value-type="float" office:value="-19.75553" calcext:value-type="float">
            <text:p>-19.75553</text:p>
          </table:table-cell>
          <table:table-cell table:number-columns-repeated="8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1678" calcext:value-type="float">
            <text:p>13.1678</text:p>
          </table:table-cell>
          <table:table-cell table:number-columns-repeated="9"/>
          <table:table-cell office:value-type="float" office:value="-18.7153" calcext:value-type="float">
            <text:p>-18.7153</text:p>
          </table:table-cell>
          <table:table-cell office:value-type="float" office:value="35.624" calcext:value-type="float">
            <text:p>35.624</text:p>
          </table:table-cell>
          <table:table-cell table:number-columns-repeated="22"/>
          <table:table-cell office:value-type="float" office:value="-19.74636" calcext:value-type="float">
            <text:p>-19.74636</text:p>
          </table:table-cell>
          <table:table-cell table:number-columns-repeated="8"/>
        </table:table-row>
        <table:table-row table:style-name="ro1">
          <table:table-cell office:value-type="float" office:value="0.0591" calcext:value-type="float">
            <text:p>0.0591</text:p>
          </table:table-cell>
          <table:table-cell office:value-type="float" office:value="13.3558" calcext:value-type="float">
            <text:p>13.3558</text:p>
          </table:table-cell>
          <table:table-cell table:number-columns-repeated="9"/>
          <table:table-cell office:value-type="float" office:value="-18.664" calcext:value-type="float">
            <text:p>-18.664</text:p>
          </table:table-cell>
          <table:table-cell office:value-type="float" office:value="37.1629" calcext:value-type="float">
            <text:p>37.1629</text:p>
          </table:table-cell>
          <table:table-cell table:number-columns-repeated="22"/>
          <table:table-cell office:value-type="float" office:value="-19.73914" calcext:value-type="float">
            <text:p>-19.73914</text:p>
          </table:table-cell>
          <table:table-cell table:number-columns-repeated="8"/>
        </table:table-row>
        <table:table-row table:style-name="ro1">
          <table:table-cell office:value-type="float" office:value="0.0591" calcext:value-type="float">
            <text:p>0.0591</text:p>
          </table:table-cell>
          <table:table-cell office:value-type="float" office:value="13.4964" calcext:value-type="float">
            <text:p>13.4964</text:p>
          </table:table-cell>
          <table:table-cell table:number-columns-repeated="9"/>
          <table:table-cell office:value-type="float" office:value="-17.6537" calcext:value-type="float">
            <text:p>-17.6537</text:p>
          </table:table-cell>
          <table:table-cell office:value-type="float" office:value="57.2918" calcext:value-type="float">
            <text:p>57.2918</text:p>
          </table:table-cell>
          <table:table-cell table:number-columns-repeated="22"/>
          <table:table-cell office:value-type="float" office:value="-19.71717" calcext:value-type="float">
            <text:p>-19.71717</text:p>
          </table:table-cell>
          <table:table-cell table:number-columns-repeated="8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5118" calcext:value-type="float">
            <text:p>13.5118</text:p>
          </table:table-cell>
          <table:table-cell table:number-columns-repeated="9"/>
          <table:table-cell office:value-type="float" office:value="-9.8077" calcext:value-type="float">
            <text:p>-9.8077</text:p>
          </table:table-cell>
          <table:table-cell office:value-type="float" office:value="0.4664" calcext:value-type="float">
            <text:p>0.4664</text:p>
          </table:table-cell>
          <table:table-cell table:number-columns-repeated="22"/>
          <table:table-cell office:value-type="float" office:value="-19.71298" calcext:value-type="float">
            <text:p>-19.71298</text:p>
          </table:table-cell>
          <table:table-cell table:number-columns-repeated="8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3.5398" calcext:value-type="float">
            <text:p>13.5398</text:p>
          </table:table-cell>
          <table:table-cell table:number-columns-repeated="9"/>
          <table:table-cell office:value-type="float" office:value="-9.8022" calcext:value-type="float">
            <text:p>-9.8022</text:p>
          </table:table-cell>
          <table:table-cell office:value-type="float" office:value="0.4156" calcext:value-type="float">
            <text:p>0.4156</text:p>
          </table:table-cell>
          <table:table-cell table:number-columns-repeated="22"/>
          <table:table-cell office:value-type="float" office:value="-19.71291" calcext:value-type="float">
            <text:p>-19.71291</text:p>
          </table:table-cell>
          <table:table-cell table:number-columns-repeated="8"/>
        </table:table-row>
        <table:table-row table:style-name="ro1">
          <table:table-cell office:value-type="float" office:value="0.0591" calcext:value-type="float">
            <text:p>0.0591</text:p>
          </table:table-cell>
          <table:table-cell office:value-type="float" office:value="13.4081" calcext:value-type="float">
            <text:p>13.4081</text:p>
          </table:table-cell>
          <table:table-cell table:number-columns-repeated="9"/>
          <table:table-cell office:value-type="float" office:value="-9.7976" calcext:value-type="float">
            <text:p>-9.7976</text:p>
          </table:table-cell>
          <table:table-cell office:value-type="float" office:value="0.3742" calcext:value-type="float">
            <text:p>0.3742</text:p>
          </table:table-cell>
          <table:table-cell table:number-columns-repeated="22"/>
          <table:table-cell office:value-type="float" office:value="-19.71284" calcext:value-type="float">
            <text:p>-19.71284</text:p>
          </table:table-cell>
          <table:table-cell table:number-columns-repeated="8"/>
        </table:table-row>
        <table:table-row table:style-name="ro1">
          <table:table-cell office:value-type="float" office:value="0.0758" calcext:value-type="float">
            <text:p>0.0758</text:p>
          </table:table-cell>
          <table:table-cell office:value-type="float" office:value="11.5481" calcext:value-type="float">
            <text:p>11.5481</text:p>
          </table:table-cell>
          <table:table-cell table:number-columns-repeated="9"/>
          <table:table-cell office:value-type="float" office:value="-9.7963" calcext:value-type="float">
            <text:p>-9.7963</text:p>
          </table:table-cell>
          <table:table-cell office:value-type="float" office:value="0.3624" calcext:value-type="float">
            <text:p>0.3624</text:p>
          </table:table-cell>
          <table:table-cell table:number-columns-repeated="22"/>
          <table:table-cell office:value-type="float" office:value="-19.7095" calcext:value-type="float">
            <text:p>-19.7095</text:p>
          </table:table-cell>
          <table:table-cell table:number-columns-repeated="8"/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558" calcext:value-type="float">
            <text:p>13.8558</text:p>
          </table:table-cell>
          <table:table-cell table:number-columns-repeated="9"/>
          <table:table-cell office:value-type="float" office:value="-9.7596" calcext:value-type="float">
            <text:p>-9.7596</text:p>
          </table:table-cell>
          <table:table-cell office:value-type="float" office:value="0.0286" calcext:value-type="float">
            <text:p>0.0286</text:p>
          </table:table-cell>
          <table:table-cell table:number-columns-repeated="22"/>
          <table:table-cell office:value-type="float" office:value="-19.70753" calcext:value-type="float">
            <text:p>-19.70753</text:p>
          </table:table-cell>
          <table:table-cell table:number-columns-repeated="8"/>
        </table:table-row>
        <table:table-row table:style-name="ro1">
          <table:table-cell office:value-type="float" office:value="0.0591" calcext:value-type="float">
            <text:p>0.0591</text:p>
          </table:table-cell>
          <table:table-cell office:value-type="float" office:value="13.4" calcext:value-type="float">
            <text:p>13.4</text:p>
          </table:table-cell>
          <table:table-cell table:number-columns-repeated="9"/>
          <table:table-cell office:value-type="float" office:value="-9.7437" calcext:value-type="float">
            <text:p>-9.7437</text:p>
          </table:table-cell>
          <table:table-cell office:value-type="float" office:value="0.1145" calcext:value-type="float">
            <text:p>0.1145</text:p>
          </table:table-cell>
          <table:table-cell table:number-columns-repeated="22"/>
          <table:table-cell office:value-type="float" office:value="-19.69781" calcext:value-type="float">
            <text:p>-19.69781</text:p>
          </table:table-cell>
          <table:table-cell table:number-columns-repeated="8"/>
        </table:table-row>
        <table:table-row table:style-name="ro1">
          <table:table-cell office:value-type="float" office:value="0.0603" calcext:value-type="float">
            <text:p>0.0603</text:p>
          </table:table-cell>
          <table:table-cell office:value-type="float" office:value="11.1964" calcext:value-type="float">
            <text:p>11.1964</text:p>
          </table:table-cell>
          <table:table-cell table:number-columns-repeated="9"/>
          <table:table-cell office:value-type="float" office:value="-9.7409" calcext:value-type="float">
            <text:p>-9.7409</text:p>
          </table:table-cell>
          <table:table-cell office:value-type="float" office:value="0.1405" calcext:value-type="float">
            <text:p>0.1405</text:p>
          </table:table-cell>
          <table:table-cell table:number-columns-repeated="22"/>
          <table:table-cell office:value-type="float" office:value="-19.69776" calcext:value-type="float">
            <text:p>-19.69776</text:p>
          </table:table-cell>
          <table:table-cell table:number-columns-repeated="8"/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167" calcext:value-type="float">
            <text:p>13.8167</text:p>
          </table:table-cell>
          <table:table-cell table:number-columns-repeated="9"/>
          <table:table-cell office:value-type="float" office:value="-9.7195" calcext:value-type="float">
            <text:p>-9.7195</text:p>
          </table:table-cell>
          <table:table-cell office:value-type="float" office:value="0.3328" calcext:value-type="float">
            <text:p>0.3328</text:p>
          </table:table-cell>
          <table:table-cell table:number-columns-repeated="22"/>
          <table:table-cell office:value-type="float" office:value="-19.69703" calcext:value-type="float">
            <text:p>-19.69703</text:p>
          </table:table-cell>
          <table:table-cell table:number-columns-repeated="8"/>
        </table:table-row>
        <table:table-row table:style-name="ro1">
          <table:table-cell office:value-type="float" office:value="0.0597" calcext:value-type="float">
            <text:p>0.0597</text:p>
          </table:table-cell>
          <table:table-cell office:value-type="float" office:value="12.272" calcext:value-type="float">
            <text:p>12.272</text:p>
          </table:table-cell>
          <table:table-cell table:number-columns-repeated="9"/>
          <table:table-cell office:value-type="float" office:value="-9.6687" calcext:value-type="float">
            <text:p>-9.6687</text:p>
          </table:table-cell>
          <table:table-cell office:value-type="float" office:value="0.7871" calcext:value-type="float">
            <text:p>0.7871</text:p>
          </table:table-cell>
          <table:table-cell table:number-columns-repeated="22"/>
          <table:table-cell office:value-type="float" office:value="-19.69415" calcext:value-type="float">
            <text:p>-19.69415</text:p>
          </table:table-cell>
          <table:table-cell table:number-columns-repeated="8"/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3.874" calcext:value-type="float">
            <text:p>13.874</text:p>
          </table:table-cell>
          <table:table-cell table:number-columns-repeated="9"/>
          <table:table-cell office:value-type="float" office:value="-9.6068" calcext:value-type="float">
            <text:p>-9.6068</text:p>
          </table:table-cell>
          <table:table-cell office:value-type="float" office:value="1.3354" calcext:value-type="float">
            <text:p>1.3354</text:p>
          </table:table-cell>
          <table:table-cell table:number-columns-repeated="22"/>
          <table:table-cell office:value-type="float" office:value="-19.67354" calcext:value-type="float">
            <text:p>-19.67354</text:p>
          </table:table-cell>
          <table:table-cell table:number-columns-repeated="8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2309" calcext:value-type="float">
            <text:p>13.2309</text:p>
          </table:table-cell>
          <table:table-cell table:number-columns-repeated="9"/>
          <table:table-cell office:value-type="float" office:value="-9.5398" calcext:value-type="float">
            <text:p>-9.5398</text:p>
          </table:table-cell>
          <table:table-cell office:value-type="float" office:value="1.9224" calcext:value-type="float">
            <text:p>1.9224</text:p>
          </table:table-cell>
          <table:table-cell table:number-columns-repeated="22"/>
          <table:table-cell office:value-type="float" office:value="-19.67218" calcext:value-type="float">
            <text:p>-19.67218</text:p>
          </table:table-cell>
          <table:table-cell table:number-columns-repeated="8"/>
        </table:table-row>
        <table:table-row table:style-name="ro1">
          <table:table-cell office:value-type="float" office:value="0.0622" calcext:value-type="float">
            <text:p>0.0622</text:p>
          </table:table-cell>
          <table:table-cell office:value-type="float" office:value="7.716" calcext:value-type="float">
            <text:p>7.716</text:p>
          </table:table-cell>
          <table:table-cell table:number-columns-repeated="9"/>
          <table:table-cell office:value-type="float" office:value="-9.4645" calcext:value-type="float">
            <text:p>-9.4645</text:p>
          </table:table-cell>
          <table:table-cell office:value-type="float" office:value="2.574" calcext:value-type="float">
            <text:p>2.574</text:p>
          </table:table-cell>
          <table:table-cell table:number-columns-repeated="22"/>
          <table:table-cell office:value-type="float" office:value="-19.66588" calcext:value-type="float">
            <text:p>-19.66588</text:p>
          </table:table-cell>
          <table:table-cell table:number-columns-repeated="8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13.9705" calcext:value-type="float">
            <text:p>13.9705</text:p>
          </table:table-cell>
          <table:table-cell table:number-columns-repeated="9"/>
          <table:table-cell office:value-type="float" office:value="-9.2468" calcext:value-type="float">
            <text:p>-9.2468</text:p>
          </table:table-cell>
          <table:table-cell office:value-type="float" office:value="4.4088" calcext:value-type="float">
            <text:p>4.4088</text:p>
          </table:table-cell>
          <table:table-cell table:number-columns-repeated="22"/>
          <table:table-cell office:value-type="float" office:value="-19.66114" calcext:value-type="float">
            <text:p>-19.66114</text:p>
          </table:table-cell>
          <table:table-cell table:number-columns-repeated="8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13.2857" calcext:value-type="float">
            <text:p>13.2857</text:p>
          </table:table-cell>
          <table:table-cell table:number-columns-repeated="9"/>
          <table:table-cell office:value-type="float" office:value="-9.1981" calcext:value-type="float">
            <text:p>-9.1981</text:p>
          </table:table-cell>
          <table:table-cell office:value-type="float" office:value="4.8085" calcext:value-type="float">
            <text:p>4.8085</text:p>
          </table:table-cell>
          <table:table-cell table:number-columns-repeated="22"/>
          <table:table-cell office:value-type="float" office:value="-19.65621" calcext:value-type="float">
            <text:p>-19.65621</text:p>
          </table:table-cell>
          <table:table-cell table:number-columns-repeated="8"/>
        </table:table-row>
        <table:table-row table:style-name="ro1">
          <table:table-cell office:value-type="float" office:value="0.0593" calcext:value-type="float">
            <text:p>0.0593</text:p>
          </table:table-cell>
          <table:table-cell office:value-type="float" office:value="13.1071" calcext:value-type="float">
            <text:p>13.1071</text:p>
          </table:table-cell>
          <table:table-cell table:number-columns-repeated="9"/>
          <table:table-cell office:value-type="float" office:value="-9.0605" calcext:value-type="float">
            <text:p>-9.0605</text:p>
          </table:table-cell>
          <table:table-cell office:value-type="float" office:value="5.9253" calcext:value-type="float">
            <text:p>5.9253</text:p>
          </table:table-cell>
          <table:table-cell table:number-columns-repeated="22"/>
          <table:table-cell office:value-type="float" office:value="-19.65364" calcext:value-type="float">
            <text:p>-19.65364</text:p>
          </table:table-cell>
          <table:table-cell table:number-columns-repeated="8"/>
        </table:table-row>
        <table:table-row table:style-name="ro1">
          <table:table-cell office:value-type="float" office:value="0.1006" calcext:value-type="float">
            <text:p>0.1006</text:p>
          </table:table-cell>
          <table:table-cell office:value-type="float" office:value="33.3932" calcext:value-type="float">
            <text:p>33.3932</text:p>
          </table:table-cell>
          <table:table-cell table:number-columns-repeated="33"/>
          <table:table-cell office:value-type="float" office:value="-19.64022" calcext:value-type="float">
            <text:p>-19.6402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9.63839" calcext:value-type="float">
            <text:p>-19.6383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9.63584" calcext:value-type="float">
            <text:p>-19.6358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9.61579" calcext:value-type="float">
            <text:p>-19.6157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9.61306" calcext:value-type="float">
            <text:p>-19.6130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9.61075" calcext:value-type="float">
            <text:p>-19.61075</text:p>
          </table:table-cell>
          <table:table-cell table:number-columns-repeated="8"/>
        </table:table-row>
        <table:table-row table:style-name="ro1">
          <table:table-cell office:value-type="float" office:value="-9.7877" calcext:value-type="float">
            <text:p>-9.7877</text:p>
          </table:table-cell>
          <table:table-cell office:value-type="float" office:value="-9.6805" calcext:value-type="float">
            <text:p>-9.6805</text:p>
          </table:table-cell>
          <table:table-cell office:value-type="float" office:value="0.9726" calcext:value-type="float">
            <text:p>0.9726</text:p>
          </table:table-cell>
          <table:table-cell table:number-columns-repeated="32"/>
          <table:table-cell office:value-type="float" office:value="-19.60775" calcext:value-type="float">
            <text:p>-19.60775</text:p>
          </table:table-cell>
          <table:table-cell table:number-columns-repeated="8"/>
        </table:table-row>
        <table:table-row table:style-name="ro1">
          <table:table-cell office:value-type="float" office:value="-9.7596" calcext:value-type="float">
            <text:p>-9.7596</text:p>
          </table:table-cell>
          <table:table-cell office:value-type="float" office:value="-9.6805" calcext:value-type="float">
            <text:p>-9.6805</text:p>
          </table:table-cell>
          <table:table-cell office:value-type="float" office:value="0.7156" calcext:value-type="float">
            <text:p>0.7156</text:p>
          </table:table-cell>
          <table:table-cell table:number-columns-repeated="32"/>
          <table:table-cell office:value-type="float" office:value="-19.60743" calcext:value-type="float">
            <text:p>-19.60743</text:p>
          </table:table-cell>
          <table:table-cell table:number-columns-repeated="8"/>
        </table:table-row>
        <table:table-row table:style-name="ro1">
          <table:table-cell office:value-type="float" office:value="-9.7878" calcext:value-type="float">
            <text:p>-9.7878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0.9724" calcext:value-type="float">
            <text:p>0.9724</text:p>
          </table:table-cell>
          <table:table-cell table:number-columns-repeated="32"/>
          <table:table-cell office:value-type="float" office:value="-19.60531" calcext:value-type="float">
            <text:p>-19.60531</text:p>
          </table:table-cell>
          <table:table-cell table:number-columns-repeated="8"/>
        </table:table-row>
        <table:table-row table:style-name="ro1">
          <table:table-cell office:value-type="float" office:value="-9.6261" calcext:value-type="float">
            <text:p>-9.6261</text:p>
          </table:table-cell>
          <table:table-cell office:value-type="float" office:value="-9.6807" calcext:value-type="float">
            <text:p>-9.6807</text:p>
          </table:table-cell>
          <table:table-cell office:value-type="float" office:value="0.4889" calcext:value-type="float">
            <text:p>0.4889</text:p>
          </table:table-cell>
          <table:table-cell table:number-columns-repeated="32"/>
          <table:table-cell office:value-type="float" office:value="-19.6046" calcext:value-type="float">
            <text:p>-19.6046</text:p>
          </table:table-cell>
          <table:table-cell table:number-columns-repeated="8"/>
        </table:table-row>
        <table:table-row table:style-name="ro1">
          <table:table-cell office:value-type="float" office:value="-9.527" calcext:value-type="float">
            <text:p>-9.527</text:p>
          </table:table-cell>
          <table:table-cell office:value-type="float" office:value="-9.6808" calcext:value-type="float">
            <text:p>-9.6808</text:p>
          </table:table-cell>
          <table:table-cell office:value-type="float" office:value="1.3632" calcext:value-type="float">
            <text:p>1.3632</text:p>
          </table:table-cell>
          <table:table-cell/>
          <table:table-cell office:value-type="string" calcext:value-type="string">
            <text:p>My neural network is training to output the following values: -9.68,-42.40,-19.34,</text:p>
          </table:table-cell>
          <table:table-cell table:number-columns-repeated="30"/>
          <table:table-cell office:value-type="float" office:value="-19.60452" calcext:value-type="float">
            <text:p>-19.60452</text:p>
          </table:table-cell>
          <table:table-cell table:number-columns-repeated="8"/>
        </table:table-row>
        <table:table-row table:style-name="ro1">
          <table:table-cell office:value-type="float" office:value="-8.8395" calcext:value-type="float">
            <text:p>-8.8395</text:p>
          </table:table-cell>
          <table:table-cell office:value-type="float" office:value="-9.6812" calcext:value-type="float">
            <text:p>-9.6812</text:p>
          </table:table-cell>
          <table:table-cell office:value-type="float" office:value="7.0325" calcext:value-type="float">
            <text:p>7.0325</text:p>
          </table:table-cell>
          <table:table-cell/>
          <table:table-cell office:value-type="string" calcext:value-type="string">
            <text:p>This seems to work for this training set, but will not work for a more varied training set.</text:p>
          </table:table-cell>
          <table:table-cell table:number-columns-repeated="30"/>
          <table:table-cell office:value-type="float" office:value="-19.60347" calcext:value-type="float">
            <text:p>-19.60347</text:p>
          </table:table-cell>
          <table:table-cell table:number-columns-repeated="8"/>
        </table:table-row>
        <table:table-row table:style-name="ro1">
          <table:table-cell office:value-type="float" office:value="-42.5414" calcext:value-type="float">
            <text:p>-42.5414</text:p>
          </table:table-cell>
          <table:table-cell office:value-type="float" office:value="-42.4057" calcext:value-type="float">
            <text:p>-42.4057</text:p>
          </table:table-cell>
          <table:table-cell office:value-type="float" office:value="0.6242" calcext:value-type="float">
            <text:p>0.6242</text:p>
          </table:table-cell>
          <table:table-cell/>
          <table:table-cell office:value-type="string" calcext:value-type="string">
            <text:p>Hypothesis: too many inputs to the network for it to make sense of, given the size of the training set.</text:p>
          </table:table-cell>
          <table:table-cell table:number-columns-repeated="30"/>
          <table:table-cell office:value-type="float" office:value="-19.60136" calcext:value-type="float">
            <text:p>-19.60136</text:p>
          </table:table-cell>
          <table:table-cell table:number-columns-repeated="8"/>
        </table:table-row>
        <table:table-row table:style-name="ro1">
          <table:table-cell office:value-type="float" office:value="-41.822" calcext:value-type="float">
            <text:p>-41.822</text:p>
          </table:table-cell>
          <table:table-cell office:value-type="float" office:value="-42.4058" calcext:value-type="float">
            <text:p>-42.4058</text:p>
          </table:table-cell>
          <table:table-cell office:value-type="float" office:value="2.7779" calcext:value-type="float">
            <text:p>2.7779</text:p>
          </table:table-cell>
          <table:table-cell/>
          <table:table-cell office:value-type="string" calcext:value-type="string">
            <text:p>Two problems:</text:p>
          </table:table-cell>
          <table:table-cell table:number-columns-repeated="30"/>
          <table:table-cell office:value-type="float" office:value="-19.60001" calcext:value-type="float">
            <text:p>-19.60001</text:p>
          </table:table-cell>
          <table:table-cell table:number-columns-repeated="8"/>
        </table:table-row>
        <table:table-row table:style-name="ro1">
          <table:table-cell office:value-type="float" office:value="-41.405" calcext:value-type="float">
            <text:p>-41.405</text:p>
          </table:table-cell>
          <table:table-cell office:value-type="float" office:value="-42.4058" calcext:value-type="float">
            <text:p>-42.4058</text:p>
          </table:table-cell>
          <table:table-cell office:value-type="float" office:value="4.8589" calcext:value-type="float">
            <text:p>4.8589</text:p>
          </table:table-cell>
          <table:table-cell table:number-columns-repeated="2"/>
          <table:table-cell office:value-type="string" calcext:value-type="string">
            <text:p>1. Both atoms are identical in two atom systems.</text:p>
          </table:table-cell>
          <table:table-cell table:number-columns-repeated="29"/>
          <table:table-cell office:value-type="float" office:value="-19.59982" calcext:value-type="float">
            <text:p>-19.59982</text:p>
          </table:table-cell>
          <table:table-cell table:number-columns-repeated="8"/>
        </table:table-row>
        <table:table-row table:style-name="ro1">
          <table:table-cell office:value-type="float" office:value="-43.3546" calcext:value-type="float">
            <text:p>-43.3546</text:p>
          </table:table-cell>
          <table:table-cell office:value-type="float" office:value="-42.4053" calcext:value-type="float">
            <text:p>-42.4053</text:p>
          </table:table-cell>
          <table:table-cell office:value-type="float" office:value="4.2102" calcext:value-type="float">
            <text:p>4.2102</text:p>
          </table:table-cell>
          <table:table-cell table:number-columns-repeated="2"/>
          <table:table-cell office:value-type="string" calcext:value-type="string">
            <text:p>2. Way too many highly correlated inputs.</text:p>
          </table:table-cell>
          <table:table-cell table:number-columns-repeated="29"/>
          <table:table-cell office:value-type="float" office:value="-19.59929" calcext:value-type="float">
            <text:p>-19.59929</text:p>
          </table:table-cell>
          <table:table-cell table:number-columns-repeated="8"/>
        </table:table-row>
        <table:table-row table:style-name="ro1">
          <table:table-cell office:value-type="float" office:value="-38.9095" calcext:value-type="float">
            <text:p>-38.9095</text:p>
          </table:table-cell>
          <table:table-cell office:value-type="float" office:value="-42.4037" calcext:value-type="float">
            <text:p>-42.4037</text:p>
          </table:table-cell>
          <table:table-cell office:value-type="float" office:value="19.3028" calcext:value-type="float">
            <text:p>19.3028</text:p>
          </table:table-cell>
          <table:table-cell/>
          <table:table-cell office:value-type="string" calcext:value-type="string">
            <text:p>Test:</text:p>
          </table:table-cell>
          <table:table-cell table:number-columns-repeated="30"/>
          <table:table-cell office:value-type="float" office:value="-19.59922" calcext:value-type="float">
            <text:p>-19.59922</text:p>
          </table:table-cell>
          <table:table-cell table:number-columns-repeated="8"/>
        </table:table-row>
        <table:table-row table:style-name="ro1">
          <table:table-cell office:value-type="float" office:value="-19.5397" calcext:value-type="float">
            <text:p>-19.539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7226" calcext:value-type="float">
            <text:p>15.7226</text:p>
          </table:table-cell>
          <table:table-cell/>
          <table:table-cell office:value-type="string" calcext:value-type="string">
            <text:p>Remove all inputs but the first and last of each symmetry function</text:p>
          </table:table-cell>
          <table:table-cell table:number-columns-repeated="30"/>
          <table:table-cell office:value-type="float" office:value="-19.59851" calcext:value-type="float">
            <text:p>-19.59851</text:p>
          </table:table-cell>
          <table:table-cell table:number-columns-repeated="8"/>
        </table:table-row>
        <table:table-row table:style-name="ro1">
          <table:table-cell office:value-type="float" office:value="-19.5401" calcext:value-type="float">
            <text:p>-19.540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7518" calcext:value-type="float">
            <text:p>15.7518</text:p>
          </table:table-cell>
          <table:table-cell table:number-columns-repeated="32"/>
          <table:table-cell office:value-type="float" office:value="-19.5985" calcext:value-type="float">
            <text:p>-19.5985</text:p>
          </table:table-cell>
          <table:table-cell table:number-columns-repeated="8"/>
        </table:table-row>
        <table:table-row table:style-name="ro1">
          <table:table-cell office:value-type="float" office:value="-18.7089" calcext:value-type="float">
            <text:p>-18.708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30.0902" calcext:value-type="float">
            <text:p>30.0902</text:p>
          </table:table-cell>
          <table:table-cell table:number-columns-repeated="32"/>
          <table:table-cell office:value-type="float" office:value="-19.59792" calcext:value-type="float">
            <text:p>-19.59792</text:p>
          </table:table-cell>
          <table:table-cell table:number-columns-repeated="8"/>
        </table:table-row>
        <table:table-row table:style-name="ro1">
          <table:table-cell office:value-type="float" office:value="-19.5293" calcext:value-type="float">
            <text:p>-19.529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4.7808" calcext:value-type="float">
            <text:p>14.7808</text:p>
          </table:table-cell>
          <table:table-cell table:number-columns-repeated="32"/>
          <table:table-cell office:value-type="float" office:value="-19.59758" calcext:value-type="float">
            <text:p>-19.59758</text:p>
          </table:table-cell>
          <table:table-cell table:number-columns-repeated="8"/>
        </table:table-row>
        <table:table-row table:style-name="ro1">
          <table:table-cell office:value-type="float" office:value="-19.1504" calcext:value-type="float">
            <text:p>-19.1504</text:p>
          </table:table-cell>
          <table:table-cell office:value-type="float" office:value="-19.3403" calcext:value-type="float">
            <text:p>-19.3403</text:p>
          </table:table-cell>
          <table:table-cell office:value-type="float" office:value="11.4585" calcext:value-type="float">
            <text:p>11.4585</text:p>
          </table:table-cell>
          <table:table-cell table:number-columns-repeated="32"/>
          <table:table-cell office:value-type="float" office:value="-19.59745" calcext:value-type="float">
            <text:p>-19.59745</text:p>
          </table:table-cell>
          <table:table-cell table:number-columns-repeated="8"/>
        </table:table-row>
        <table:table-row table:style-name="ro1">
          <table:table-cell office:value-type="float" office:value="-19.5761" calcext:value-type="float">
            <text:p>-19.576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1418" calcext:value-type="float">
            <text:p>19.1418</text:p>
          </table:table-cell>
          <table:table-cell table:number-columns-repeated="32"/>
          <table:table-cell office:value-type="float" office:value="-19.59715" calcext:value-type="float">
            <text:p>-19.59715</text:p>
          </table:table-cell>
          <table:table-cell table:number-columns-repeated="8"/>
        </table:table-row>
        <table:table-row table:style-name="ro1">
          <table:table-cell office:value-type="float" office:value="-19.3562" calcext:value-type="float">
            <text:p>-19.356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.0921" calcext:value-type="float">
            <text:p>1.0921</text:p>
          </table:table-cell>
          <table:table-cell table:number-columns-repeated="32"/>
          <table:table-cell office:value-type="float" office:value="-19.59682" calcext:value-type="float">
            <text:p>-19.59682</text:p>
          </table:table-cell>
          <table:table-cell table:number-columns-repeated="8"/>
        </table:table-row>
        <table:table-row table:style-name="ro1">
          <table:table-cell office:value-type="float" office:value="-18.9725" calcext:value-type="float">
            <text:p>-18.972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0.0451" calcext:value-type="float">
            <text:p>20.0451</text:p>
          </table:table-cell>
          <table:table-cell table:number-columns-repeated="32"/>
          <table:table-cell office:value-type="float" office:value="-19.59641" calcext:value-type="float">
            <text:p>-19.59641</text:p>
          </table:table-cell>
          <table:table-cell table:number-columns-repeated="8"/>
        </table:table-row>
        <table:table-row table:style-name="ro1">
          <table:table-cell office:value-type="float" office:value="-18.4674" calcext:value-type="float">
            <text:p>-18.467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37.3021" calcext:value-type="float">
            <text:p>37.3021</text:p>
          </table:table-cell>
          <table:table-cell table:number-columns-repeated="32"/>
          <table:table-cell office:value-type="float" office:value="-19.59626" calcext:value-type="float">
            <text:p>-19.59626</text:p>
          </table:table-cell>
          <table:table-cell table:number-columns-repeated="8"/>
        </table:table-row>
        <table:table-row table:style-name="ro1">
          <table:table-cell office:value-type="float" office:value="-19.6039" calcext:value-type="float">
            <text:p>-19.603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1.8898" calcext:value-type="float">
            <text:p>21.8898</text:p>
          </table:table-cell>
          <table:table-cell table:number-columns-repeated="32"/>
          <table:table-cell office:value-type="float" office:value="-19.59368" calcext:value-type="float">
            <text:p>-19.59368</text:p>
          </table:table-cell>
          <table:table-cell table:number-columns-repeated="8"/>
        </table:table-row>
        <table:table-row table:style-name="ro1">
          <table:table-cell office:value-type="float" office:value="-19.2757" calcext:value-type="float">
            <text:p>-19.2757</text:p>
          </table:table-cell>
          <table:table-cell office:value-type="float" office:value="-19.3403" calcext:value-type="float">
            <text:p>-19.3403</text:p>
          </table:table-cell>
          <table:table-cell office:value-type="float" office:value="4.2152" calcext:value-type="float">
            <text:p>4.2152</text:p>
          </table:table-cell>
          <table:table-cell table:number-columns-repeated="32"/>
          <table:table-cell office:value-type="float" office:value="-19.59311" calcext:value-type="float">
            <text:p>-19.59311</text:p>
          </table:table-cell>
          <table:table-cell table:number-columns-repeated="8"/>
        </table:table-row>
        <table:table-row table:style-name="ro1">
          <table:table-cell office:value-type="float" office:value="-9.7963" calcext:value-type="float">
            <text:p>-9.7963</text:p>
          </table:table-cell>
          <table:table-cell office:value-type="float" office:value="-9.6805" calcext:value-type="float">
            <text:p>-9.6805</text:p>
          </table:table-cell>
          <table:table-cell office:value-type="float" office:value="1.0516" calcext:value-type="float">
            <text:p>1.0516</text:p>
          </table:table-cell>
          <table:table-cell table:number-columns-repeated="32"/>
          <table:table-cell office:value-type="float" office:value="-19.5929" calcext:value-type="float">
            <text:p>-19.5929</text:p>
          </table:table-cell>
          <table:table-cell table:number-columns-repeated="8"/>
        </table:table-row>
        <table:table-row table:style-name="ro1">
          <table:table-cell office:value-type="float" office:value="-9.7685" calcext:value-type="float">
            <text:p>-9.7685</text:p>
          </table:table-cell>
          <table:table-cell office:value-type="float" office:value="-9.6805" calcext:value-type="float">
            <text:p>-9.6805</text:p>
          </table:table-cell>
          <table:table-cell office:value-type="float" office:value="0.7969" calcext:value-type="float">
            <text:p>0.7969</text:p>
          </table:table-cell>
          <table:table-cell table:number-columns-repeated="32"/>
          <table:table-cell office:value-type="float" office:value="-19.59248" calcext:value-type="float">
            <text:p>-19.59248</text:p>
          </table:table-cell>
          <table:table-cell table:number-columns-repeated="8"/>
        </table:table-row>
        <table:table-row table:style-name="ro1">
          <table:table-cell office:value-type="float" office:value="-9.7292" calcext:value-type="float">
            <text:p>-9.7292</text:p>
          </table:table-cell>
          <table:table-cell office:value-type="float" office:value="-9.6805" calcext:value-type="float">
            <text:p>-9.6805</text:p>
          </table:table-cell>
          <table:table-cell office:value-type="float" office:value="0.4396" calcext:value-type="float">
            <text:p>0.4396</text:p>
          </table:table-cell>
          <table:table-cell table:number-columns-repeated="32"/>
          <table:table-cell office:value-type="float" office:value="-19.59227" calcext:value-type="float">
            <text:p>-19.59227</text:p>
          </table:table-cell>
          <table:table-cell table:number-columns-repeated="8"/>
        </table:table-row>
        <table:table-row table:style-name="ro1">
          <table:table-cell office:value-type="float" office:value="-9.8091" calcext:value-type="float">
            <text:p>-9.8091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1.1682" calcext:value-type="float">
            <text:p>1.1682</text:p>
          </table:table-cell>
          <table:table-cell table:number-columns-repeated="32"/>
          <table:table-cell office:value-type="float" office:value="-19.59107" calcext:value-type="float">
            <text:p>-19.59107</text:p>
          </table:table-cell>
          <table:table-cell table:number-columns-repeated="8"/>
        </table:table-row>
        <table:table-row table:style-name="ro1">
          <table:table-cell office:value-type="float" office:value="-9.8076" calcext:value-type="float">
            <text:p>-9.8076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1.1545" calcext:value-type="float">
            <text:p>1.1545</text:p>
          </table:table-cell>
          <table:table-cell table:number-columns-repeated="32"/>
          <table:table-cell office:value-type="float" office:value="-19.59076" calcext:value-type="float">
            <text:p>-19.59076</text:p>
          </table:table-cell>
          <table:table-cell table:number-columns-repeated="8"/>
        </table:table-row>
        <table:table-row table:style-name="ro1">
          <table:table-cell office:value-type="float" office:value="-9.8022" calcext:value-type="float">
            <text:p>-9.8022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1.1046" calcext:value-type="float">
            <text:p>1.1046</text:p>
          </table:table-cell>
          <table:table-cell table:number-columns-repeated="32"/>
          <table:table-cell office:value-type="float" office:value="-19.59075" calcext:value-type="float">
            <text:p>-19.59075</text:p>
          </table:table-cell>
          <table:table-cell table:number-columns-repeated="8"/>
        </table:table-row>
        <table:table-row table:style-name="ro1">
          <table:table-cell office:value-type="float" office:value="-9.7803" calcext:value-type="float">
            <text:p>-9.7803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0.9034" calcext:value-type="float">
            <text:p>0.9034</text:p>
          </table:table-cell>
          <table:table-cell table:number-columns-repeated="32"/>
          <table:table-cell office:value-type="float" office:value="-19.59065" calcext:value-type="float">
            <text:p>-19.59065</text:p>
          </table:table-cell>
          <table:table-cell table:number-columns-repeated="8"/>
        </table:table-row>
        <table:table-row table:style-name="ro1">
          <table:table-cell office:value-type="float" office:value="-43.3915" calcext:value-type="float">
            <text:p>-43.3915</text:p>
          </table:table-cell>
          <table:table-cell office:value-type="float" office:value="-42.4054" calcext:value-type="float">
            <text:p>-42.4054</text:p>
          </table:table-cell>
          <table:table-cell office:value-type="float" office:value="4.3662" calcext:value-type="float">
            <text:p>4.3662</text:p>
          </table:table-cell>
          <table:table-cell table:number-columns-repeated="32"/>
          <table:table-cell office:value-type="float" office:value="-19.59062" calcext:value-type="float">
            <text:p>-19.59062</text:p>
          </table:table-cell>
          <table:table-cell table:number-columns-repeated="8"/>
        </table:table-row>
        <table:table-row table:style-name="ro1">
          <table:table-cell office:value-type="float" office:value="-43.369" calcext:value-type="float">
            <text:p>-43.369</text:p>
          </table:table-cell>
          <table:table-cell office:value-type="float" office:value="-42.4055" calcext:value-type="float">
            <text:p>-42.4055</text:p>
          </table:table-cell>
          <table:table-cell office:value-type="float" office:value="4.2707" calcext:value-type="float">
            <text:p>4.2707</text:p>
          </table:table-cell>
          <table:table-cell table:number-columns-repeated="32"/>
          <table:table-cell office:value-type="float" office:value="-19.59042" calcext:value-type="float">
            <text:p>-19.59042</text:p>
          </table:table-cell>
          <table:table-cell table:number-columns-repeated="8"/>
        </table:table-row>
        <table:table-row table:style-name="ro1">
          <table:table-cell office:value-type="float" office:value="-42.8098" calcext:value-type="float">
            <text:p>-42.8098</text:p>
          </table:table-cell>
          <table:table-cell office:value-type="float" office:value="-42.4056" calcext:value-type="float">
            <text:p>-42.4056</text:p>
          </table:table-cell>
          <table:table-cell office:value-type="float" office:value="1.8371" calcext:value-type="float">
            <text:p>1.8371</text:p>
          </table:table-cell>
          <table:table-cell table:number-columns-repeated="32"/>
          <table:table-cell office:value-type="float" office:value="-19.59031" calcext:value-type="float">
            <text:p>-19.59031</text:p>
          </table:table-cell>
          <table:table-cell table:number-columns-repeated="8"/>
        </table:table-row>
        <table:table-row table:style-name="ro1">
          <table:table-cell office:value-type="float" office:value="-42.7337" calcext:value-type="float">
            <text:p>-42.7337</text:p>
          </table:table-cell>
          <table:table-cell office:value-type="float" office:value="-42.4051" calcext:value-type="float">
            <text:p>-42.4051</text:p>
          </table:table-cell>
          <table:table-cell office:value-type="float" office:value="1.4989" calcext:value-type="float">
            <text:p>1.4989</text:p>
          </table:table-cell>
          <table:table-cell table:number-columns-repeated="32"/>
          <table:table-cell office:value-type="float" office:value="-19.58996" calcext:value-type="float">
            <text:p>-19.58996</text:p>
          </table:table-cell>
          <table:table-cell table:number-columns-repeated="8"/>
        </table:table-row>
        <table:table-row table:style-name="ro1">
          <table:table-cell office:value-type="float" office:value="-19.5515" calcext:value-type="float">
            <text:p>-19.551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06" calcext:value-type="float">
            <text:p>16.806</text:p>
          </table:table-cell>
          <table:table-cell table:number-columns-repeated="32"/>
          <table:table-cell office:value-type="float" office:value="-19.58785" calcext:value-type="float">
            <text:p>-19.58785</text:p>
          </table:table-cell>
          <table:table-cell table:number-columns-repeated="8"/>
        </table:table-row>
        <table:table-row table:style-name="ro1">
          <table:table-cell office:value-type="float" office:value="-19.5528" calcext:value-type="float">
            <text:p>-19.552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25" calcext:value-type="float">
            <text:p>16.925</text:p>
          </table:table-cell>
          <table:table-cell table:number-columns-repeated="32"/>
          <table:table-cell office:value-type="float" office:value="-19.58763" calcext:value-type="float">
            <text:p>-19.58763</text:p>
          </table:table-cell>
          <table:table-cell table:number-columns-repeated="8"/>
        </table:table-row>
        <table:table-row table:style-name="ro1">
          <table:table-cell office:value-type="float" office:value="-19.5487" calcext:value-type="float">
            <text:p>-19.548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548" calcext:value-type="float">
            <text:p>16.548</text:p>
          </table:table-cell>
          <table:table-cell table:number-columns-repeated="32"/>
          <table:table-cell office:value-type="float" office:value="-19.58736" calcext:value-type="float">
            <text:p>-19.58736</text:p>
          </table:table-cell>
          <table:table-cell table:number-columns-repeated="8"/>
        </table:table-row>
        <table:table-row table:style-name="ro1">
          <table:table-cell office:value-type="float" office:value="-19.5515" calcext:value-type="float">
            <text:p>-19.551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05" calcext:value-type="float">
            <text:p>16.805</text:p>
          </table:table-cell>
          <table:table-cell table:number-columns-repeated="32"/>
          <table:table-cell office:value-type="float" office:value="-19.58156" calcext:value-type="float">
            <text:p>-19.58156</text:p>
          </table:table-cell>
          <table:table-cell table:number-columns-repeated="8"/>
        </table:table-row>
        <table:table-row table:style-name="ro1">
          <table:table-cell office:value-type="float" office:value="-19.5519" calcext:value-type="float">
            <text:p>-19.551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441" calcext:value-type="float">
            <text:p>16.8441</text:p>
          </table:table-cell>
          <table:table-cell table:number-columns-repeated="32"/>
          <table:table-cell office:value-type="float" office:value="-19.58013" calcext:value-type="float">
            <text:p>-19.58013</text:p>
          </table:table-cell>
          <table:table-cell table:number-columns-repeated="8"/>
        </table:table-row>
        <table:table-row table:style-name="ro1">
          <table:table-cell office:value-type="float" office:value="-19.5528" calcext:value-type="float">
            <text:p>-19.552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251" calcext:value-type="float">
            <text:p>16.9251</text:p>
          </table:table-cell>
          <table:table-cell table:number-columns-repeated="32"/>
          <table:table-cell office:value-type="float" office:value="-19.57863" calcext:value-type="float">
            <text:p>-19.57863</text:p>
          </table:table-cell>
          <table:table-cell table:number-columns-repeated="8"/>
        </table:table-row>
        <table:table-row table:style-name="ro1">
          <table:table-cell office:value-type="float" office:value="-19.5518" calcext:value-type="float">
            <text:p>-19.551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348" calcext:value-type="float">
            <text:p>16.8348</text:p>
          </table:table-cell>
          <table:table-cell table:number-columns-repeated="32"/>
          <table:table-cell office:value-type="float" office:value="-19.57717" calcext:value-type="float">
            <text:p>-19.57717</text:p>
          </table:table-cell>
          <table:table-cell table:number-columns-repeated="8"/>
        </table:table-row>
        <table:table-row table:style-name="ro1">
          <table:table-cell office:value-type="float" office:value="-19.5556" calcext:value-type="float">
            <text:p>-19.555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1931" calcext:value-type="float">
            <text:p>17.1931</text:p>
          </table:table-cell>
          <table:table-cell table:number-columns-repeated="32"/>
          <table:table-cell office:value-type="float" office:value="-19.57093" calcext:value-type="float">
            <text:p>-19.57093</text:p>
          </table:table-cell>
          <table:table-cell table:number-columns-repeated="8"/>
        </table:table-row>
        <table:table-row table:style-name="ro1">
          <table:table-cell office:value-type="float" office:value="-19.5556" calcext:value-type="float">
            <text:p>-19.555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1884" calcext:value-type="float">
            <text:p>17.1884</text:p>
          </table:table-cell>
          <table:table-cell table:number-columns-repeated="32"/>
          <table:table-cell office:value-type="float" office:value="-19.56753" calcext:value-type="float">
            <text:p>-19.56753</text:p>
          </table:table-cell>
          <table:table-cell table:number-columns-repeated="8"/>
        </table:table-row>
        <table:table-row table:style-name="ro1">
          <table:table-cell office:value-type="float" office:value="-19.5556" calcext:value-type="float">
            <text:p>-19.555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1884" calcext:value-type="float">
            <text:p>17.1884</text:p>
          </table:table-cell>
          <table:table-cell table:number-columns-repeated="32"/>
          <table:table-cell office:value-type="float" office:value="-19.56702" calcext:value-type="float">
            <text:p>-19.56702</text:p>
          </table:table-cell>
          <table:table-cell table:number-columns-repeated="8"/>
        </table:table-row>
        <table:table-row table:style-name="ro1">
          <table:table-cell office:value-type="float" office:value="-19.5556" calcext:value-type="float">
            <text:p>-19.555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1893" calcext:value-type="float">
            <text:p>17.1893</text:p>
          </table:table-cell>
          <table:table-cell table:number-columns-repeated="32"/>
          <table:table-cell office:value-type="float" office:value="-19.56582" calcext:value-type="float">
            <text:p>-19.56582</text:p>
          </table:table-cell>
          <table:table-cell table:number-columns-repeated="8"/>
        </table:table-row>
        <table:table-row table:style-name="ro1">
          <table:table-cell office:value-type="float" office:value="-19.553" calcext:value-type="float">
            <text:p>-19.55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493" calcext:value-type="float">
            <text:p>16.9493</text:p>
          </table:table-cell>
          <table:table-cell table:number-columns-repeated="32"/>
          <table:table-cell office:value-type="float" office:value="-19.5621" calcext:value-type="float">
            <text:p>-19.5621</text:p>
          </table:table-cell>
          <table:table-cell table:number-columns-repeated="8"/>
        </table:table-row>
        <table:table-row table:style-name="ro1">
          <table:table-cell office:value-type="float" office:value="-19.5572" calcext:value-type="float">
            <text:p>-19.557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3365" calcext:value-type="float">
            <text:p>17.3365</text:p>
          </table:table-cell>
          <table:table-cell table:number-columns-repeated="32"/>
          <table:table-cell office:value-type="float" office:value="-19.55606" calcext:value-type="float">
            <text:p>-19.55606</text:p>
          </table:table-cell>
          <table:table-cell table:number-columns-repeated="8"/>
        </table:table-row>
        <table:table-row table:style-name="ro1">
          <table:table-cell office:value-type="float" office:value="-19.556" calcext:value-type="float">
            <text:p>-19.55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2305" calcext:value-type="float">
            <text:p>17.2305</text:p>
          </table:table-cell>
          <table:table-cell table:number-columns-repeated="32"/>
          <table:table-cell office:value-type="float" office:value="-19.55295" calcext:value-type="float">
            <text:p>-19.55295</text:p>
          </table:table-cell>
          <table:table-cell table:number-columns-repeated="8"/>
        </table:table-row>
        <table:table-row table:style-name="ro1">
          <table:table-cell office:value-type="float" office:value="-19.5519" calcext:value-type="float">
            <text:p>-19.551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403" calcext:value-type="float">
            <text:p>16.8403</text:p>
          </table:table-cell>
          <table:table-cell table:number-columns-repeated="32"/>
          <table:table-cell office:value-type="float" office:value="-19.55268" calcext:value-type="float">
            <text:p>-19.55268</text:p>
          </table:table-cell>
          <table:table-cell table:number-columns-repeated="8"/>
        </table:table-row>
        <table:table-row table:style-name="ro1">
          <table:table-cell office:value-type="float" office:value="-19.5585" calcext:value-type="float">
            <text:p>-19.558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4577" calcext:value-type="float">
            <text:p>17.4577</text:p>
          </table:table-cell>
          <table:table-cell table:number-columns-repeated="32"/>
          <table:table-cell office:value-type="float" office:value="-19.55163" calcext:value-type="float">
            <text:p>-19.55163</text:p>
          </table:table-cell>
          <table:table-cell table:number-columns-repeated="8"/>
        </table:table-row>
        <table:table-row table:style-name="ro1">
          <table:table-cell office:value-type="float" office:value="-19.5535" calcext:value-type="float">
            <text:p>-19.553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894" calcext:value-type="float">
            <text:p>16.9894</text:p>
          </table:table-cell>
          <table:table-cell table:number-columns-repeated="32"/>
          <table:table-cell office:value-type="float" office:value="-19.55005" calcext:value-type="float">
            <text:p>-19.55005</text:p>
          </table:table-cell>
          <table:table-cell table:number-columns-repeated="8"/>
        </table:table-row>
        <table:table-row table:style-name="ro1">
          <table:table-cell office:value-type="float" office:value="-19.5526" calcext:value-type="float">
            <text:p>-19.552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12" calcext:value-type="float">
            <text:p>16.912</text:p>
          </table:table-cell>
          <table:table-cell table:number-columns-repeated="32"/>
          <table:table-cell office:value-type="float" office:value="-19.54916" calcext:value-type="float">
            <text:p>-19.54916</text:p>
          </table:table-cell>
          <table:table-cell table:number-columns-repeated="8"/>
        </table:table-row>
        <table:table-row table:style-name="ro1">
          <table:table-cell office:value-type="float" office:value="-19.5596" calcext:value-type="float">
            <text:p>-19.559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5603" calcext:value-type="float">
            <text:p>17.5603</text:p>
          </table:table-cell>
          <table:table-cell table:number-columns-repeated="32"/>
          <table:table-cell office:value-type="float" office:value="-19.54652" calcext:value-type="float">
            <text:p>-19.54652</text:p>
          </table:table-cell>
          <table:table-cell table:number-columns-repeated="8"/>
        </table:table-row>
        <table:table-row table:style-name="ro1">
          <table:table-cell office:value-type="float" office:value="-19.5596" calcext:value-type="float">
            <text:p>-19.559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5603" calcext:value-type="float">
            <text:p>17.5603</text:p>
          </table:table-cell>
          <table:table-cell table:number-columns-repeated="32"/>
          <table:table-cell office:value-type="float" office:value="-19.54488" calcext:value-type="float">
            <text:p>-19.54488</text:p>
          </table:table-cell>
          <table:table-cell table:number-columns-repeated="8"/>
        </table:table-row>
        <table:table-row table:style-name="ro1">
          <table:table-cell office:value-type="float" office:value="-19.5534" calcext:value-type="float">
            <text:p>-19.553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838" calcext:value-type="float">
            <text:p>16.9838</text:p>
          </table:table-cell>
          <table:table-cell table:number-columns-repeated="32"/>
          <table:table-cell office:value-type="float" office:value="-19.51921" calcext:value-type="float">
            <text:p>-19.51921</text:p>
          </table:table-cell>
          <table:table-cell table:number-columns-repeated="8"/>
        </table:table-row>
        <table:table-row table:style-name="ro1">
          <table:table-cell office:value-type="float" office:value="-19.5614" calcext:value-type="float">
            <text:p>-19.561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7348" calcext:value-type="float">
            <text:p>17.7348</text:p>
          </table:table-cell>
          <table:table-cell table:number-columns-repeated="32"/>
          <table:table-cell office:value-type="float" office:value="-19.49261" calcext:value-type="float">
            <text:p>-19.49261</text:p>
          </table:table-cell>
          <table:table-cell table:number-columns-repeated="8"/>
        </table:table-row>
        <table:table-row table:style-name="ro1">
          <table:table-cell office:value-type="float" office:value="-19.5615" calcext:value-type="float">
            <text:p>-19.561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7405" calcext:value-type="float">
            <text:p>17.7405</text:p>
          </table:table-cell>
          <table:table-cell table:number-columns-repeated="32"/>
          <table:table-cell office:value-type="float" office:value="-19.46572" calcext:value-type="float">
            <text:p>-19.46572</text:p>
          </table:table-cell>
          <table:table-cell table:number-columns-repeated="8"/>
        </table:table-row>
        <table:table-row table:style-name="ro1">
          <table:table-cell office:value-type="float" office:value="-19.5594" calcext:value-type="float">
            <text:p>-19.559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5443" calcext:value-type="float">
            <text:p>17.5443</text:p>
          </table:table-cell>
          <table:table-cell table:number-columns-repeated="32"/>
          <table:table-cell office:value-type="float" office:value="-19.45149" calcext:value-type="float">
            <text:p>-19.45149</text:p>
          </table:table-cell>
          <table:table-cell table:number-columns-repeated="8"/>
        </table:table-row>
        <table:table-row table:style-name="ro1">
          <table:table-cell office:value-type="float" office:value="-19.5535" calcext:value-type="float">
            <text:p>-19.553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894" calcext:value-type="float">
            <text:p>16.9894</text:p>
          </table:table-cell>
          <table:table-cell table:number-columns-repeated="32"/>
          <table:table-cell office:value-type="float" office:value="-19.43428" calcext:value-type="float">
            <text:p>-19.43428</text:p>
          </table:table-cell>
          <table:table-cell table:number-columns-repeated="8"/>
        </table:table-row>
        <table:table-row table:style-name="ro1">
          <table:table-cell office:value-type="float" office:value="-19.5424" calcext:value-type="float">
            <text:p>-19.542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9622" calcext:value-type="float">
            <text:p>15.9622</text:p>
          </table:table-cell>
          <table:table-cell table:number-columns-repeated="32"/>
          <table:table-cell office:value-type="float" office:value="-19.43338" calcext:value-type="float">
            <text:p>-19.43338</text:p>
          </table:table-cell>
          <table:table-cell table:number-columns-repeated="8"/>
        </table:table-row>
        <table:table-row table:style-name="ro1">
          <table:table-cell office:value-type="float" office:value="-19.4382" calcext:value-type="float">
            <text:p>-19.438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7.1414" calcext:value-type="float">
            <text:p>7.1414</text:p>
          </table:table-cell>
          <table:table-cell table:number-columns-repeated="32"/>
          <table:table-cell office:value-type="float" office:value="-19.41612" calcext:value-type="float">
            <text:p>-19.41612</text:p>
          </table:table-cell>
          <table:table-cell table:number-columns-repeated="8"/>
        </table:table-row>
        <table:table-row table:style-name="ro1">
          <table:table-cell office:value-type="float" office:value="-19.563" calcext:value-type="float">
            <text:p>-19.56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889" calcext:value-type="float">
            <text:p>17.889</text:p>
          </table:table-cell>
          <table:table-cell table:number-columns-repeated="32"/>
          <table:table-cell office:value-type="float" office:value="-19.40659" calcext:value-type="float">
            <text:p>-19.40659</text:p>
          </table:table-cell>
          <table:table-cell table:number-columns-repeated="8"/>
        </table:table-row>
        <table:table-row table:style-name="ro1">
          <table:table-cell office:value-type="float" office:value="-19.5576" calcext:value-type="float">
            <text:p>-19.557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376" calcext:value-type="float">
            <text:p>17.376</text:p>
          </table:table-cell>
          <table:table-cell table:number-columns-repeated="32"/>
          <table:table-cell office:value-type="float" office:value="-19.40363" calcext:value-type="float">
            <text:p>-19.40363</text:p>
          </table:table-cell>
          <table:table-cell table:number-columns-repeated="8"/>
        </table:table-row>
        <table:table-row table:style-name="ro1">
          <table:table-cell office:value-type="float" office:value="-19.5396" calcext:value-type="float">
            <text:p>-19.539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7065" calcext:value-type="float">
            <text:p>15.7065</text:p>
          </table:table-cell>
          <table:table-cell table:number-columns-repeated="32"/>
          <table:table-cell office:value-type="float" office:value="-19.39951" calcext:value-type="float">
            <text:p>-19.39951</text:p>
          </table:table-cell>
          <table:table-cell table:number-columns-repeated="8"/>
        </table:table-row>
        <table:table-row table:style-name="ro1">
          <table:table-cell office:value-type="float" office:value="-19.5424" calcext:value-type="float">
            <text:p>-19.542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9622" calcext:value-type="float">
            <text:p>15.9622</text:p>
          </table:table-cell>
          <table:table-cell table:number-columns-repeated="32"/>
          <table:table-cell office:value-type="float" office:value="-19.39497" calcext:value-type="float">
            <text:p>-19.39497</text:p>
          </table:table-cell>
          <table:table-cell table:number-columns-repeated="8"/>
        </table:table-row>
        <table:table-row table:style-name="ro1">
          <table:table-cell office:value-type="float" office:value="-19.5424" calcext:value-type="float">
            <text:p>-19.542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9622" calcext:value-type="float">
            <text:p>15.9622</text:p>
          </table:table-cell>
          <table:table-cell table:number-columns-repeated="32"/>
          <table:table-cell office:value-type="float" office:value="-19.37835" calcext:value-type="float">
            <text:p>-19.37835</text:p>
          </table:table-cell>
          <table:table-cell table:number-columns-repeated="8"/>
        </table:table-row>
        <table:table-row table:style-name="ro1">
          <table:table-cell office:value-type="float" office:value="-19.5406" calcext:value-type="float">
            <text:p>-19.540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039" calcext:value-type="float">
            <text:p>15.8039</text:p>
          </table:table-cell>
          <table:table-cell table:number-columns-repeated="32"/>
          <table:table-cell office:value-type="float" office:value="-19.36159" calcext:value-type="float">
            <text:p>-19.36159</text:p>
          </table:table-cell>
          <table:table-cell table:number-columns-repeated="8"/>
        </table:table-row>
        <table:table-row table:style-name="ro1">
          <table:table-cell office:value-type="float" office:value="-19.5409" calcext:value-type="float">
            <text:p>-19.540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322" calcext:value-type="float">
            <text:p>15.8322</text:p>
          </table:table-cell>
          <table:table-cell table:number-columns-repeated="32"/>
          <table:table-cell office:value-type="float" office:value="-19.35816" calcext:value-type="float">
            <text:p>-19.35816</text:p>
          </table:table-cell>
          <table:table-cell table:number-columns-repeated="8"/>
        </table:table-row>
        <table:table-row table:style-name="ro1">
          <table:table-cell office:value-type="float" office:value="-19.5411" calcext:value-type="float">
            <text:p>-19.541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478" calcext:value-type="float">
            <text:p>15.8478</text:p>
          </table:table-cell>
          <table:table-cell table:number-columns-repeated="32"/>
          <table:table-cell office:value-type="float" office:value="-19.356" calcext:value-type="float">
            <text:p>-19.356</text:p>
          </table:table-cell>
          <table:table-cell table:number-columns-repeated="8"/>
        </table:table-row>
        <table:table-row table:style-name="ro1">
          <table:table-cell office:value-type="float" office:value="-19.5357" calcext:value-type="float">
            <text:p>-19.535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3545" calcext:value-type="float">
            <text:p>15.3545</text:p>
          </table:table-cell>
          <table:table-cell table:number-columns-repeated="32"/>
          <table:table-cell office:value-type="float" office:value="-19.35357" calcext:value-type="float">
            <text:p>-19.35357</text:p>
          </table:table-cell>
          <table:table-cell table:number-columns-repeated="8"/>
        </table:table-row>
        <table:table-row table:style-name="ro1">
          <table:table-cell office:value-type="float" office:value="-19.5408" calcext:value-type="float">
            <text:p>-19.540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166" calcext:value-type="float">
            <text:p>15.8166</text:p>
          </table:table-cell>
          <table:table-cell table:number-columns-repeated="32"/>
          <table:table-cell office:value-type="float" office:value="-19.34919" calcext:value-type="float">
            <text:p>-19.34919</text:p>
          </table:table-cell>
          <table:table-cell table:number-columns-repeated="8"/>
        </table:table-row>
        <table:table-row table:style-name="ro1">
          <table:table-cell office:value-type="float" office:value="-19.541" calcext:value-type="float">
            <text:p>-19.54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341" calcext:value-type="float">
            <text:p>15.8341</text:p>
          </table:table-cell>
          <table:table-cell table:number-columns-repeated="32"/>
          <table:table-cell office:value-type="float" office:value="-19.34789" calcext:value-type="float">
            <text:p>-19.34789</text:p>
          </table:table-cell>
          <table:table-cell table:number-columns-repeated="8"/>
        </table:table-row>
        <table:table-row table:style-name="ro1">
          <table:table-cell office:value-type="float" office:value="-19.5409" calcext:value-type="float">
            <text:p>-19.540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322" calcext:value-type="float">
            <text:p>15.8322</text:p>
          </table:table-cell>
          <table:table-cell table:number-columns-repeated="32"/>
          <table:table-cell office:value-type="float" office:value="-19.34706" calcext:value-type="float">
            <text:p>-19.34706</text:p>
          </table:table-cell>
          <table:table-cell table:number-columns-repeated="8"/>
        </table:table-row>
        <table:table-row table:style-name="ro1">
          <table:table-cell office:value-type="float" office:value="-19.5278" calcext:value-type="float">
            <text:p>-19.527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4.6463" calcext:value-type="float">
            <text:p>14.6463</text:p>
          </table:table-cell>
          <table:table-cell table:number-columns-repeated="32"/>
          <table:table-cell office:value-type="float" office:value="-19.34419" calcext:value-type="float">
            <text:p>-19.34419</text:p>
          </table:table-cell>
          <table:table-cell table:number-columns-repeated="8"/>
        </table:table-row>
        <table:table-row table:style-name="ro1">
          <table:table-cell office:value-type="float" office:value="-19.5411" calcext:value-type="float">
            <text:p>-19.541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469" calcext:value-type="float">
            <text:p>15.8469</text:p>
          </table:table-cell>
          <table:table-cell table:number-columns-repeated="32"/>
          <table:table-cell office:value-type="float" office:value="-19.34311" calcext:value-type="float">
            <text:p>-19.34311</text:p>
          </table:table-cell>
          <table:table-cell table:number-columns-repeated="8"/>
        </table:table-row>
        <table:table-row table:style-name="ro1">
          <table:table-cell office:value-type="float" office:value="-19.5472" calcext:value-type="float">
            <text:p>-19.547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4065" calcext:value-type="float">
            <text:p>16.4065</text:p>
          </table:table-cell>
          <table:table-cell table:number-columns-repeated="32"/>
          <table:table-cell office:value-type="float" office:value="-19.34269" calcext:value-type="float">
            <text:p>-19.34269</text:p>
          </table:table-cell>
          <table:table-cell table:number-columns-repeated="8"/>
        </table:table-row>
        <table:table-row table:style-name="ro1">
          <table:table-cell office:value-type="float" office:value="-19.5483" calcext:value-type="float">
            <text:p>-19.548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5082" calcext:value-type="float">
            <text:p>16.5082</text:p>
          </table:table-cell>
          <table:table-cell table:number-columns-repeated="32"/>
          <table:table-cell office:value-type="float" office:value="-19.34257" calcext:value-type="float">
            <text:p>-19.34257</text:p>
          </table:table-cell>
          <table:table-cell table:number-columns-repeated="8"/>
        </table:table-row>
        <table:table-row table:style-name="ro1">
          <table:table-cell office:value-type="float" office:value="-19.6118" calcext:value-type="float">
            <text:p>-19.611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6917" calcext:value-type="float">
            <text:p>22.6917</text:p>
          </table:table-cell>
          <table:table-cell table:number-columns-repeated="32"/>
          <table:table-cell office:value-type="float" office:value="-19.34251" calcext:value-type="float">
            <text:p>-19.34251</text:p>
          </table:table-cell>
          <table:table-cell table:number-columns-repeated="8"/>
        </table:table-row>
        <table:table-row table:style-name="ro1">
          <table:table-cell office:value-type="float" office:value="-19.5469" calcext:value-type="float">
            <text:p>-19.546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376" calcext:value-type="float">
            <text:p>16.376</text:p>
          </table:table-cell>
          <table:table-cell table:number-columns-repeated="32"/>
          <table:table-cell office:value-type="float" office:value="-19.3425" calcext:value-type="float">
            <text:p>-19.3425</text:p>
          </table:table-cell>
          <table:table-cell table:number-columns-repeated="8"/>
        </table:table-row>
        <table:table-row table:style-name="ro1">
          <table:table-cell office:value-type="float" office:value="-19.6105" calcext:value-type="float">
            <text:p>-19.610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5638" calcext:value-type="float">
            <text:p>22.5638</text:p>
          </table:table-cell>
          <table:table-cell table:number-columns-repeated="32"/>
          <table:table-cell office:value-type="float" office:value="-19.34246" calcext:value-type="float">
            <text:p>-19.34246</text:p>
          </table:table-cell>
          <table:table-cell table:number-columns-repeated="8"/>
        </table:table-row>
        <table:table-row table:style-name="ro1">
          <table:table-cell office:value-type="float" office:value="-19.4878" calcext:value-type="float">
            <text:p>-19.487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1.1667" calcext:value-type="float">
            <text:p>11.1667</text:p>
          </table:table-cell>
          <table:table-cell table:number-columns-repeated="32"/>
          <table:table-cell office:value-type="float" office:value="-19.34232" calcext:value-type="float">
            <text:p>-19.34232</text:p>
          </table:table-cell>
          <table:table-cell table:number-columns-repeated="8"/>
        </table:table-row>
        <table:table-row table:style-name="ro1">
          <table:table-cell office:value-type="float" office:value="-19.557" calcext:value-type="float">
            <text:p>-19.55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3196" calcext:value-type="float">
            <text:p>17.3196</text:p>
          </table:table-cell>
          <table:table-cell table:number-columns-repeated="32"/>
          <table:table-cell office:value-type="float" office:value="-19.34231" calcext:value-type="float">
            <text:p>-19.34231</text:p>
          </table:table-cell>
          <table:table-cell table:number-columns-repeated="8"/>
        </table:table-row>
        <table:table-row table:style-name="ro1">
          <table:table-cell office:value-type="float" office:value="-19.5686" calcext:value-type="float">
            <text:p>-19.568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4189" calcext:value-type="float">
            <text:p>18.4189</text:p>
          </table:table-cell>
          <table:table-cell table:number-columns-repeated="32"/>
          <table:table-cell office:value-type="float" office:value="-19.3423" calcext:value-type="float">
            <text:p>-19.3423</text:p>
          </table:table-cell>
          <table:table-cell table:number-columns-repeated="8"/>
        </table:table-row>
        <table:table-row table:style-name="ro1">
          <table:table-cell office:value-type="float" office:value="-19.6031" calcext:value-type="float">
            <text:p>-19.603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1.8057" calcext:value-type="float">
            <text:p>21.8057</text:p>
          </table:table-cell>
          <table:table-cell table:number-columns-repeated="32"/>
          <table:table-cell office:value-type="float" office:value="-19.34228" calcext:value-type="float">
            <text:p>-19.34228</text:p>
          </table:table-cell>
          <table:table-cell table:number-columns-repeated="8"/>
        </table:table-row>
        <table:table-row table:style-name="ro1">
          <table:table-cell office:value-type="float" office:value="-19.5701" calcext:value-type="float">
            <text:p>-19.570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5653" calcext:value-type="float">
            <text:p>18.5653</text:p>
          </table:table-cell>
          <table:table-cell table:number-columns-repeated="32"/>
          <table:table-cell office:value-type="float" office:value="-19.34227" calcext:value-type="float">
            <text:p>-19.34227</text:p>
          </table:table-cell>
          <table:table-cell table:number-columns-repeated="8"/>
        </table:table-row>
        <table:table-row table:style-name="ro1">
          <table:table-cell office:value-type="float" office:value="-19.5814" calcext:value-type="float">
            <text:p>-19.581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6541" calcext:value-type="float">
            <text:p>19.6541</text:p>
          </table:table-cell>
          <table:table-cell table:number-columns-repeated="32"/>
          <table:table-cell office:value-type="float" office:value="-19.34222" calcext:value-type="float">
            <text:p>-19.34222</text:p>
          </table:table-cell>
          <table:table-cell table:number-columns-repeated="8"/>
        </table:table-row>
        <table:table-row table:style-name="ro1">
          <table:table-cell office:value-type="float" office:value="-19.6096" calcext:value-type="float">
            <text:p>-19.609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4727" calcext:value-type="float">
            <text:p>22.4727</text:p>
          </table:table-cell>
          <table:table-cell table:number-columns-repeated="32"/>
          <table:table-cell office:value-type="float" office:value="-19.34199" calcext:value-type="float">
            <text:p>-19.34199</text:p>
          </table:table-cell>
          <table:table-cell table:number-columns-repeated="8"/>
        </table:table-row>
        <table:table-row table:style-name="ro1">
          <table:table-cell office:value-type="float" office:value="-19.6123" calcext:value-type="float">
            <text:p>-19.612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7523" calcext:value-type="float">
            <text:p>22.7523</text:p>
          </table:table-cell>
          <table:table-cell table:number-columns-repeated="32"/>
          <table:table-cell office:value-type="float" office:value="-19.34184" calcext:value-type="float">
            <text:p>-19.34184</text:p>
          </table:table-cell>
          <table:table-cell table:number-columns-repeated="8"/>
        </table:table-row>
        <table:table-row table:style-name="ro1">
          <table:table-cell office:value-type="float" office:value="-19.5575" calcext:value-type="float">
            <text:p>-19.557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3654" calcext:value-type="float">
            <text:p>17.3654</text:p>
          </table:table-cell>
          <table:table-cell table:number-columns-repeated="32"/>
          <table:table-cell office:value-type="float" office:value="-19.34108" calcext:value-type="float">
            <text:p>-19.34108</text:p>
          </table:table-cell>
          <table:table-cell table:number-columns-repeated="8"/>
        </table:table-row>
        <table:table-row table:style-name="ro1">
          <table:table-cell office:value-type="float" office:value="-19.5597" calcext:value-type="float">
            <text:p>-19.559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5706" calcext:value-type="float">
            <text:p>17.5706</text:p>
          </table:table-cell>
          <table:table-cell table:number-columns-repeated="32"/>
          <table:table-cell office:value-type="float" office:value="-19.34024" calcext:value-type="float">
            <text:p>-19.34024</text:p>
          </table:table-cell>
          <table:table-cell table:number-columns-repeated="8"/>
        </table:table-row>
        <table:table-row table:style-name="ro1">
          <table:table-cell office:value-type="float" office:value="-19.6126" calcext:value-type="float">
            <text:p>-19.612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7759" calcext:value-type="float">
            <text:p>22.7759</text:p>
          </table:table-cell>
          <table:table-cell table:number-columns-repeated="32"/>
          <table:table-cell office:value-type="float" office:value="-19.34018" calcext:value-type="float">
            <text:p>-19.34018</text:p>
          </table:table-cell>
          <table:table-cell table:number-columns-repeated="8"/>
        </table:table-row>
        <table:table-row table:style-name="ro1">
          <table:table-cell office:value-type="float" office:value="-19.6126" calcext:value-type="float">
            <text:p>-19.612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7759" calcext:value-type="float">
            <text:p>22.7759</text:p>
          </table:table-cell>
          <table:table-cell table:number-columns-repeated="32"/>
          <table:table-cell office:value-type="float" office:value="-19.3398" calcext:value-type="float">
            <text:p>-19.3398</text:p>
          </table:table-cell>
          <table:table-cell table:number-columns-repeated="8"/>
        </table:table-row>
        <table:table-row table:style-name="ro1">
          <table:table-cell office:value-type="float" office:value="-19.6126" calcext:value-type="float">
            <text:p>-19.612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7759" calcext:value-type="float">
            <text:p>22.7759</text:p>
          </table:table-cell>
          <table:table-cell table:number-columns-repeated="32"/>
          <table:table-cell office:value-type="float" office:value="-19.3385" calcext:value-type="float">
            <text:p>-19.3385</text:p>
          </table:table-cell>
          <table:table-cell table:number-columns-repeated="8"/>
        </table:table-row>
        <table:table-row table:style-name="ro1">
          <table:table-cell office:value-type="float" office:value="-19.6106" calcext:value-type="float">
            <text:p>-19.610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5709" calcext:value-type="float">
            <text:p>22.5709</text:p>
          </table:table-cell>
          <table:table-cell table:number-columns-repeated="32"/>
          <table:table-cell office:value-type="float" office:value="-19.33797" calcext:value-type="float">
            <text:p>-19.33797</text:p>
          </table:table-cell>
          <table:table-cell table:number-columns-repeated="8"/>
        </table:table-row>
        <table:table-row table:style-name="ro1">
          <table:table-cell office:value-type="float" office:value="-19.5714" calcext:value-type="float">
            <text:p>-19.571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6833" calcext:value-type="float">
            <text:p>18.6833</text:p>
          </table:table-cell>
          <table:table-cell table:number-columns-repeated="32"/>
          <table:table-cell office:value-type="float" office:value="-19.33736" calcext:value-type="float">
            <text:p>-19.33736</text:p>
          </table:table-cell>
          <table:table-cell table:number-columns-repeated="8"/>
        </table:table-row>
        <table:table-row table:style-name="ro1">
          <table:table-cell office:value-type="float" office:value="-19.5734" calcext:value-type="float">
            <text:p>-19.573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8785" calcext:value-type="float">
            <text:p>18.8785</text:p>
          </table:table-cell>
          <table:table-cell table:number-columns-repeated="32"/>
          <table:table-cell office:value-type="float" office:value="-19.33695" calcext:value-type="float">
            <text:p>-19.33695</text:p>
          </table:table-cell>
          <table:table-cell table:number-columns-repeated="8"/>
        </table:table-row>
        <table:table-row table:style-name="ro1">
          <table:table-cell office:value-type="float" office:value="-19.5735" calcext:value-type="float">
            <text:p>-19.573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8842" calcext:value-type="float">
            <text:p>18.8842</text:p>
          </table:table-cell>
          <table:table-cell table:number-columns-repeated="32"/>
          <table:table-cell office:value-type="float" office:value="-19.32839" calcext:value-type="float">
            <text:p>-19.32839</text:p>
          </table:table-cell>
          <table:table-cell table:number-columns-repeated="8"/>
        </table:table-row>
        <table:table-row table:style-name="ro1">
          <table:table-cell office:value-type="float" office:value="-19.576" calcext:value-type="float">
            <text:p>-19.57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1323" calcext:value-type="float">
            <text:p>19.1323</text:p>
          </table:table-cell>
          <table:table-cell table:number-columns-repeated="32"/>
          <table:table-cell office:value-type="float" office:value="-19.31737" calcext:value-type="float">
            <text:p>-19.31737</text:p>
          </table:table-cell>
          <table:table-cell table:number-columns-repeated="8"/>
        </table:table-row>
        <table:table-row table:style-name="ro1">
          <table:table-cell office:value-type="float" office:value="-19.5502" calcext:value-type="float">
            <text:p>-19.550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6828" calcext:value-type="float">
            <text:p>16.6828</text:p>
          </table:table-cell>
          <table:table-cell table:number-columns-repeated="32"/>
          <table:table-cell office:value-type="float" office:value="-19.31689" calcext:value-type="float">
            <text:p>-19.31689</text:p>
          </table:table-cell>
          <table:table-cell table:number-columns-repeated="8"/>
        </table:table-row>
        <table:table-row table:style-name="ro1">
          <table:table-cell office:value-type="float" office:value="-19.5341" calcext:value-type="float">
            <text:p>-19.534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2113" calcext:value-type="float">
            <text:p>15.2113</text:p>
          </table:table-cell>
          <table:table-cell table:number-columns-repeated="32"/>
          <table:table-cell office:value-type="float" office:value="-19.31271" calcext:value-type="float">
            <text:p>-19.31271</text:p>
          </table:table-cell>
          <table:table-cell table:number-columns-repeated="8"/>
        </table:table-row>
        <table:table-row table:style-name="ro1">
          <table:table-cell office:value-type="float" office:value="-19.4956" calcext:value-type="float">
            <text:p>-19.495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1.8279" calcext:value-type="float">
            <text:p>11.8279</text:p>
          </table:table-cell>
          <table:table-cell table:number-columns-repeated="32"/>
          <table:table-cell office:value-type="float" office:value="-19.29368" calcext:value-type="float">
            <text:p>-19.29368</text:p>
          </table:table-cell>
          <table:table-cell table:number-columns-repeated="8"/>
        </table:table-row>
        <table:table-row table:style-name="ro1">
          <table:table-cell office:value-type="float" office:value="-19.4725" calcext:value-type="float">
            <text:p>-19.472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9.8947" calcext:value-type="float">
            <text:p>9.8947</text:p>
          </table:table-cell>
          <table:table-cell table:number-columns-repeated="32"/>
          <table:table-cell office:value-type="float" office:value="-19.26982" calcext:value-type="float">
            <text:p>-19.26982</text:p>
          </table:table-cell>
          <table:table-cell table:number-columns-repeated="8"/>
        </table:table-row>
        <table:table-row table:style-name="ro1">
          <table:table-cell office:value-type="float" office:value="-19.359" calcext:value-type="float">
            <text:p>-19.35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.2803" calcext:value-type="float">
            <text:p>1.2803</text:p>
          </table:table-cell>
          <table:table-cell table:number-columns-repeated="32"/>
          <table:table-cell office:value-type="float" office:value="-19.26474" calcext:value-type="float">
            <text:p>-19.26474</text:p>
          </table:table-cell>
          <table:table-cell table:number-columns-repeated="8"/>
        </table:table-row>
        <table:table-row table:style-name="ro1">
          <table:table-cell office:value-type="float" office:value="-19.5891" calcext:value-type="float">
            <text:p>-19.589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0.4144" calcext:value-type="float">
            <text:p>20.4144</text:p>
          </table:table-cell>
          <table:table-cell table:number-columns-repeated="32"/>
          <table:table-cell office:value-type="float" office:value="-19.25262" calcext:value-type="float">
            <text:p>-19.25262</text:p>
          </table:table-cell>
          <table:table-cell table:number-columns-repeated="8"/>
        </table:table-row>
        <table:table-row table:style-name="ro1">
          <table:table-cell office:value-type="float" office:value="-19.3996" calcext:value-type="float">
            <text:p>-19.3996</text:p>
          </table:table-cell>
          <table:table-cell office:value-type="float" office:value="-19.3403" calcext:value-type="float">
            <text:p>-19.3403</text:p>
          </table:table-cell>
          <table:table-cell office:value-type="float" office:value="4.2082" calcext:value-type="float">
            <text:p>4.2082</text:p>
          </table:table-cell>
          <table:table-cell table:number-columns-repeated="32"/>
          <table:table-cell office:value-type="float" office:value="-19.24802" calcext:value-type="float">
            <text:p>-19.24802</text:p>
          </table:table-cell>
          <table:table-cell table:number-columns-repeated="8"/>
        </table:table-row>
        <table:table-row table:style-name="ro1">
          <table:table-cell office:value-type="float" office:value="-19.3301" calcext:value-type="float">
            <text:p>-19.3301</text:p>
          </table:table-cell>
          <table:table-cell office:value-type="float" office:value="-19.3403" calcext:value-type="float">
            <text:p>-19.3403</text:p>
          </table:table-cell>
          <table:table-cell office:value-type="float" office:value="0.6925" calcext:value-type="float">
            <text:p>0.6925</text:p>
          </table:table-cell>
          <table:table-cell table:number-columns-repeated="32"/>
          <table:table-cell office:value-type="float" office:value="-19.24591" calcext:value-type="float">
            <text:p>-19.24591</text:p>
          </table:table-cell>
          <table:table-cell table:number-columns-repeated="8"/>
        </table:table-row>
        <table:table-row table:style-name="ro1">
          <table:table-cell office:value-type="float" office:value="-9.7409" calcext:value-type="float">
            <text:p>-9.7409</text:p>
          </table:table-cell>
          <table:table-cell office:value-type="float" office:value="-9.6805" calcext:value-type="float">
            <text:p>-9.6805</text:p>
          </table:table-cell>
          <table:table-cell office:value-type="float" office:value="0.5454" calcext:value-type="float">
            <text:p>0.5454</text:p>
          </table:table-cell>
          <table:table-cell table:number-columns-repeated="32"/>
          <table:table-cell office:value-type="float" office:value="-19.24527" calcext:value-type="float">
            <text:p>-19.24527</text:p>
          </table:table-cell>
          <table:table-cell table:number-columns-repeated="8"/>
        </table:table-row>
        <table:table-row table:style-name="ro1">
          <table:table-cell office:value-type="float" office:value="-9.7922" calcext:value-type="float">
            <text:p>-9.7922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1.0127" calcext:value-type="float">
            <text:p>1.0127</text:p>
          </table:table-cell>
          <table:table-cell table:number-columns-repeated="32"/>
          <table:table-cell office:value-type="float" office:value="-19.24314" calcext:value-type="float">
            <text:p>-19.24314</text:p>
          </table:table-cell>
          <table:table-cell table:number-columns-repeated="8"/>
        </table:table-row>
        <table:table-row table:style-name="ro1">
          <table:table-cell office:value-type="float" office:value="-9.7498" calcext:value-type="float">
            <text:p>-9.7498</text:p>
          </table:table-cell>
          <table:table-cell office:value-type="float" office:value="-9.6806" calcext:value-type="float">
            <text:p>-9.6806</text:p>
          </table:table-cell>
          <table:table-cell office:value-type="float" office:value="0.6254" calcext:value-type="float">
            <text:p>0.6254</text:p>
          </table:table-cell>
          <table:table-cell table:number-columns-repeated="32"/>
          <table:table-cell office:value-type="float" office:value="-19.24242" calcext:value-type="float">
            <text:p>-19.24242</text:p>
          </table:table-cell>
          <table:table-cell table:number-columns-repeated="8"/>
        </table:table-row>
        <table:table-row table:style-name="ro1">
          <table:table-cell office:value-type="float" office:value="-9.7136" calcext:value-type="float">
            <text:p>-9.7136</text:p>
          </table:table-cell>
          <table:table-cell office:value-type="float" office:value="-9.6807" calcext:value-type="float">
            <text:p>-9.6807</text:p>
          </table:table-cell>
          <table:table-cell office:value-type="float" office:value="0.2969" calcext:value-type="float">
            <text:p>0.2969</text:p>
          </table:table-cell>
          <table:table-cell table:number-columns-repeated="32"/>
          <table:table-cell office:value-type="float" office:value="-19.24233" calcext:value-type="float">
            <text:p>-19.24233</text:p>
          </table:table-cell>
          <table:table-cell table:number-columns-repeated="8"/>
        </table:table-row>
        <table:table-row table:style-name="ro1">
          <table:table-cell office:value-type="float" office:value="-9.6675" calcext:value-type="float">
            <text:p>-9.6675</text:p>
          </table:table-cell>
          <table:table-cell office:value-type="float" office:value="-9.6807" calcext:value-type="float">
            <text:p>-9.6807</text:p>
          </table:table-cell>
          <table:table-cell office:value-type="float" office:value="0.1182" calcext:value-type="float">
            <text:p>0.1182</text:p>
          </table:table-cell>
          <table:table-cell table:number-columns-repeated="32"/>
          <table:table-cell office:value-type="float" office:value="-19.24195" calcext:value-type="float">
            <text:p>-19.24195</text:p>
          </table:table-cell>
          <table:table-cell table:number-columns-repeated="8"/>
        </table:table-row>
        <table:table-row table:style-name="ro1">
          <table:table-cell office:value-type="float" office:value="-9.6105" calcext:value-type="float">
            <text:p>-9.6105</text:p>
          </table:table-cell>
          <table:table-cell office:value-type="float" office:value="-9.6807" calcext:value-type="float">
            <text:p>-9.6807</text:p>
          </table:table-cell>
          <table:table-cell office:value-type="float" office:value="0.6275" calcext:value-type="float">
            <text:p>0.6275</text:p>
          </table:table-cell>
          <table:table-cell table:number-columns-repeated="32"/>
          <table:table-cell office:value-type="float" office:value="-19.23895" calcext:value-type="float">
            <text:p>-19.23895</text:p>
          </table:table-cell>
          <table:table-cell table:number-columns-repeated="8"/>
        </table:table-row>
        <table:table-row table:style-name="ro1">
          <table:table-cell office:value-type="float" office:value="-43.3789" calcext:value-type="float">
            <text:p>-43.3789</text:p>
          </table:table-cell>
          <table:table-cell office:value-type="float" office:value="-42.4055" calcext:value-type="float">
            <text:p>-42.4055</text:p>
          </table:table-cell>
          <table:table-cell office:value-type="float" office:value="4.3127" calcext:value-type="float">
            <text:p>4.3127</text:p>
          </table:table-cell>
          <table:table-cell table:number-columns-repeated="32"/>
          <table:table-cell office:value-type="float" office:value="-19.22105" calcext:value-type="float">
            <text:p>-19.22105</text:p>
          </table:table-cell>
          <table:table-cell table:number-columns-repeated="8"/>
        </table:table-row>
        <table:table-row table:style-name="ro1">
          <table:table-cell office:value-type="float" office:value="-43.0894" calcext:value-type="float">
            <text:p>-43.0894</text:p>
          </table:table-cell>
          <table:table-cell office:value-type="float" office:value="-42.4056" calcext:value-type="float">
            <text:p>-42.4056</text:p>
          </table:table-cell>
          <table:table-cell office:value-type="float" office:value="3.0689" calcext:value-type="float">
            <text:p>3.0689</text:p>
          </table:table-cell>
          <table:table-cell table:number-columns-repeated="32"/>
          <table:table-cell office:value-type="float" office:value="-19.22011" calcext:value-type="float">
            <text:p>-19.22011</text:p>
          </table:table-cell>
          <table:table-cell table:number-columns-repeated="8"/>
        </table:table-row>
        <table:table-row table:style-name="ro1">
          <table:table-cell office:value-type="float" office:value="-41.9895" calcext:value-type="float">
            <text:p>-41.9895</text:p>
          </table:table-cell>
          <table:table-cell office:value-type="float" office:value="-42.4058" calcext:value-type="float">
            <text:p>-42.4058</text:p>
          </table:table-cell>
          <table:table-cell office:value-type="float" office:value="1.9652" calcext:value-type="float">
            <text:p>1.9652</text:p>
          </table:table-cell>
          <table:table-cell table:number-columns-repeated="32"/>
          <table:table-cell office:value-type="float" office:value="-19.21991" calcext:value-type="float">
            <text:p>-19.21991</text:p>
          </table:table-cell>
          <table:table-cell table:number-columns-repeated="8"/>
        </table:table-row>
        <table:table-row table:style-name="ro1">
          <table:table-cell office:value-type="float" office:value="-43.3755" calcext:value-type="float">
            <text:p>-43.3755</text:p>
          </table:table-cell>
          <table:table-cell office:value-type="float" office:value="-42.4053" calcext:value-type="float">
            <text:p>-42.4053</text:p>
          </table:table-cell>
          <table:table-cell office:value-type="float" office:value="4.299" calcext:value-type="float">
            <text:p>4.299</text:p>
          </table:table-cell>
          <table:table-cell table:number-columns-repeated="32"/>
          <table:table-cell office:value-type="float" office:value="-19.21794" calcext:value-type="float">
            <text:p>-19.21794</text:p>
          </table:table-cell>
          <table:table-cell table:number-columns-repeated="8"/>
        </table:table-row>
        <table:table-row table:style-name="ro1">
          <table:table-cell office:value-type="float" office:value="-43.3066" calcext:value-type="float">
            <text:p>-43.3066</text:p>
          </table:table-cell>
          <table:table-cell office:value-type="float" office:value="-42.4053" calcext:value-type="float">
            <text:p>-42.4053</text:p>
          </table:table-cell>
          <table:table-cell office:value-type="float" office:value="4.0061" calcext:value-type="float">
            <text:p>4.0061</text:p>
          </table:table-cell>
          <table:table-cell table:number-columns-repeated="32"/>
          <table:table-cell office:value-type="float" office:value="-19.20376" calcext:value-type="float">
            <text:p>-19.20376</text:p>
          </table:table-cell>
          <table:table-cell table:number-columns-repeated="8"/>
        </table:table-row>
        <table:table-row table:style-name="ro1">
          <table:table-cell office:value-type="float" office:value="-43.0191" calcext:value-type="float">
            <text:p>-43.0191</text:p>
          </table:table-cell>
          <table:table-cell office:value-type="float" office:value="-42.4051" calcext:value-type="float">
            <text:p>-42.4051</text:p>
          </table:table-cell>
          <table:table-cell office:value-type="float" office:value="2.7642" calcext:value-type="float">
            <text:p>2.7642</text:p>
          </table:table-cell>
          <table:table-cell table:number-columns-repeated="32"/>
          <table:table-cell office:value-type="float" office:value="-18.9315" calcext:value-type="float">
            <text:p>-18.9315</text:p>
          </table:table-cell>
          <table:table-cell table:number-columns-repeated="8"/>
        </table:table-row>
        <table:table-row table:style-name="ro1">
          <table:table-cell office:value-type="float" office:value="-42.7941" calcext:value-type="float">
            <text:p>-42.7941</text:p>
          </table:table-cell>
          <table:table-cell office:value-type="float" office:value="-42.405" calcext:value-type="float">
            <text:p>-42.405</text:p>
          </table:table-cell>
          <table:table-cell office:value-type="float" office:value="1.7697" calcext:value-type="float">
            <text:p>1.7697</text:p>
          </table:table-cell>
          <table:table-cell table:number-columns-repeated="32"/>
          <table:table-cell office:value-type="float" office:value="-18.3242" calcext:value-type="float">
            <text:p>-18.3242</text:p>
          </table:table-cell>
          <table:table-cell table:number-columns-repeated="8"/>
        </table:table-row>
        <table:table-row table:style-name="ro1">
          <table:table-cell office:value-type="float" office:value="-42.5106" calcext:value-type="float">
            <text:p>-42.5106</text:p>
          </table:table-cell>
          <table:table-cell office:value-type="float" office:value="-42.4049" calcext:value-type="float">
            <text:p>-42.4049</text:p>
          </table:table-cell>
          <table:table-cell office:value-type="float" office:value="0.487" calcext:value-type="float">
            <text:p>0.487</text:p>
          </table:table-cell>
          <table:table-cell table:number-columns-repeated="32"/>
          <table:table-cell office:value-type="float" office:value="-18.20529" calcext:value-type="float">
            <text:p>-18.20529</text:p>
          </table:table-cell>
          <table:table-cell table:number-columns-repeated="8"/>
        </table:table-row>
        <table:table-row table:style-name="ro1">
          <table:table-cell office:value-type="float" office:value="-19.5414" calcext:value-type="float">
            <text:p>-19.541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716" calcext:value-type="float">
            <text:p>15.8716</text:p>
          </table:table-cell>
          <table:table-cell table:number-columns-repeated="32"/>
          <table:table-cell office:value-type="float" office:value="-16.41566" calcext:value-type="float">
            <text:p>-16.41566</text:p>
          </table:table-cell>
          <table:table-cell table:number-columns-repeated="8"/>
        </table:table-row>
        <table:table-row table:style-name="ro1">
          <table:table-cell office:value-type="float" office:value="-19.5417" calcext:value-type="float">
            <text:p>-19.541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9018" calcext:value-type="float">
            <text:p>15.9018</text:p>
          </table:table-cell>
          <table:table-cell table:number-columns-repeated="32"/>
          <table:table-cell office:value-type="float" office:value="-16.20567" calcext:value-type="float">
            <text:p>-16.20567</text:p>
          </table:table-cell>
          <table:table-cell table:number-columns-repeated="8"/>
        </table:table-row>
        <table:table-row table:style-name="ro1">
          <table:table-cell office:value-type="float" office:value="-19.5171" calcext:value-type="float">
            <text:p>-19.517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3.6946" calcext:value-type="float">
            <text:p>13.6946</text:p>
          </table:table-cell>
          <table:table-cell table:number-columns-repeated="32"/>
          <table:table-cell office:value-type="float" office:value="-14.4461" calcext:value-type="float">
            <text:p>-14.4461</text:p>
          </table:table-cell>
          <table:table-cell table:number-columns-repeated="8"/>
        </table:table-row>
        <table:table-row table:style-name="ro1">
          <table:table-cell office:value-type="float" office:value="-19.5437" calcext:value-type="float">
            <text:p>-19.543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086" calcext:value-type="float">
            <text:p>16.086</text:p>
          </table:table-cell>
          <table:table-cell table:number-columns-repeated="32"/>
          <table:table-cell office:value-type="float" office:value="-11.52308" calcext:value-type="float">
            <text:p>-11.52308</text:p>
          </table:table-cell>
          <table:table-cell table:number-columns-repeated="8"/>
        </table:table-row>
        <table:table-row table:style-name="ro1">
          <table:table-cell office:value-type="float" office:value="-19.5457" calcext:value-type="float">
            <text:p>-19.545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2673" calcext:value-type="float">
            <text:p>16.2673</text:p>
          </table:table-cell>
          <table:table-cell table:number-columns-repeated="32"/>
          <table:table-cell office:value-type="float" office:value="-10.29035" calcext:value-type="float">
            <text:p>-10.29035</text:p>
          </table:table-cell>
          <table:table-cell table:number-columns-repeated="8"/>
        </table:table-row>
        <table:table-row table:style-name="ro1">
          <table:table-cell office:value-type="float" office:value="-19.6159" calcext:value-type="float">
            <text:p>-19.615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3.1221" calcext:value-type="float">
            <text:p>23.1221</text:p>
          </table:table-cell>
          <table:table-cell table:number-columns-repeated="32"/>
          <table:table-cell office:value-type="float" office:value="-10.29035" calcext:value-type="float">
            <text:p>-10.29035</text:p>
          </table:table-cell>
          <table:table-cell table:number-columns-repeated="8"/>
        </table:table-row>
        <table:table-row table:style-name="ro1">
          <table:table-cell office:value-type="float" office:value="-19.5998" calcext:value-type="float">
            <text:p>-19.599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1.4759" calcext:value-type="float">
            <text:p>21.4759</text:p>
          </table:table-cell>
          <table:table-cell table:number-columns-repeated="32"/>
          <table:table-cell office:value-type="float" office:value="-10.28997" calcext:value-type="float">
            <text:p>-10.28997</text:p>
          </table:table-cell>
          <table:table-cell table:number-columns-repeated="8"/>
        </table:table-row>
        <table:table-row table:style-name="ro1">
          <table:table-cell office:value-type="float" office:value="-19.6166" calcext:value-type="float">
            <text:p>-19.616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3.1934" calcext:value-type="float">
            <text:p>23.1934</text:p>
          </table:table-cell>
          <table:table-cell table:number-columns-repeated="32"/>
          <table:table-cell office:value-type="float" office:value="-10.28995" calcext:value-type="float">
            <text:p>-10.28995</text:p>
          </table:table-cell>
          <table:table-cell table:number-columns-repeated="8"/>
        </table:table-row>
        <table:table-row table:style-name="ro1">
          <table:table-cell office:value-type="float" office:value="-19.6155" calcext:value-type="float">
            <text:p>-19.615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3.0776" calcext:value-type="float">
            <text:p>23.0776</text:p>
          </table:table-cell>
          <table:table-cell table:number-columns-repeated="32"/>
          <table:table-cell office:value-type="float" office:value="-10.28733" calcext:value-type="float">
            <text:p>-10.28733</text:p>
          </table:table-cell>
          <table:table-cell table:number-columns-repeated="8"/>
        </table:table-row>
        <table:table-row table:style-name="ro1">
          <table:table-cell office:value-type="float" office:value="-19.5534" calcext:value-type="float">
            <text:p>-19.553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8" calcext:value-type="float">
            <text:p>16.98</text:p>
          </table:table-cell>
          <table:table-cell table:number-columns-repeated="32"/>
          <table:table-cell office:value-type="float" office:value="-10.28551" calcext:value-type="float">
            <text:p>-10.28551</text:p>
          </table:table-cell>
          <table:table-cell table:number-columns-repeated="8"/>
        </table:table-row>
        <table:table-row table:style-name="ro1">
          <table:table-cell office:value-type="float" office:value="-19.5915" calcext:value-type="float">
            <text:p>-19.591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0.6458" calcext:value-type="float">
            <text:p>20.6458</text:p>
          </table:table-cell>
          <table:table-cell table:number-columns-repeated="32"/>
          <table:table-cell office:value-type="float" office:value="-10.28426" calcext:value-type="float">
            <text:p>-10.28426</text:p>
          </table:table-cell>
          <table:table-cell table:number-columns-repeated="8"/>
        </table:table-row>
        <table:table-row table:style-name="ro1">
          <table:table-cell office:value-type="float" office:value="-19.6145" calcext:value-type="float">
            <text:p>-19.614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9776" calcext:value-type="float">
            <text:p>22.9776</text:p>
          </table:table-cell>
          <table:table-cell table:number-columns-repeated="32"/>
          <table:table-cell office:value-type="float" office:value="-10.28369" calcext:value-type="float">
            <text:p>-10.28369</text:p>
          </table:table-cell>
          <table:table-cell table:number-columns-repeated="8"/>
        </table:table-row>
        <table:table-row table:style-name="ro1">
          <table:table-cell office:value-type="float" office:value="-19.6141" calcext:value-type="float">
            <text:p>-19.614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2.9341" calcext:value-type="float">
            <text:p>22.9341</text:p>
          </table:table-cell>
          <table:table-cell table:number-columns-repeated="32"/>
          <table:table-cell office:value-type="float" office:value="-10.28336" calcext:value-type="float">
            <text:p>-10.28336</text:p>
          </table:table-cell>
          <table:table-cell table:number-columns-repeated="8"/>
        </table:table-row>
        <table:table-row table:style-name="ro1">
          <table:table-cell office:value-type="float" office:value="-19.315" calcext:value-type="float">
            <text:p>-19.31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.6992" calcext:value-type="float">
            <text:p>1.6992</text:p>
          </table:table-cell>
          <table:table-cell table:number-columns-repeated="32"/>
          <table:table-cell office:value-type="float" office:value="-10.28319" calcext:value-type="float">
            <text:p>-10.28319</text:p>
          </table:table-cell>
          <table:table-cell table:number-columns-repeated="8"/>
        </table:table-row>
        <table:table-row table:style-name="ro1">
          <table:table-cell office:value-type="float" office:value="-19.5591" calcext:value-type="float">
            <text:p>-19.559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515" calcext:value-type="float">
            <text:p>17.515</text:p>
          </table:table-cell>
          <table:table-cell table:number-columns-repeated="32"/>
          <table:table-cell office:value-type="float" office:value="-10.28311" calcext:value-type="float">
            <text:p>-10.28311</text:p>
          </table:table-cell>
          <table:table-cell table:number-columns-repeated="8"/>
        </table:table-row>
        <table:table-row table:style-name="ro1">
          <table:table-cell office:value-type="float" office:value="-19.5591" calcext:value-type="float">
            <text:p>-19.559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5207" calcext:value-type="float">
            <text:p>17.5207</text:p>
          </table:table-cell>
          <table:table-cell table:number-columns-repeated="32"/>
          <table:table-cell office:value-type="float" office:value="-10.28202" calcext:value-type="float">
            <text:p>-10.28202</text:p>
          </table:table-cell>
          <table:table-cell table:number-columns-repeated="8"/>
        </table:table-row>
        <table:table-row table:style-name="ro1">
          <table:table-cell office:value-type="float" office:value="-19.5731" calcext:value-type="float">
            <text:p>-19.573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8544" calcext:value-type="float">
            <text:p>18.8544</text:p>
          </table:table-cell>
          <table:table-cell table:number-columns-repeated="32"/>
          <table:table-cell office:value-type="float" office:value="-10.28058" calcext:value-type="float">
            <text:p>-10.28058</text:p>
          </table:table-cell>
          <table:table-cell table:number-columns-repeated="8"/>
        </table:table-row>
        <table:table-row table:style-name="ro1">
          <table:table-cell office:value-type="float" office:value="-19.5892" calcext:value-type="float">
            <text:p>-19.589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0.422" calcext:value-type="float">
            <text:p>20.422</text:p>
          </table:table-cell>
          <table:table-cell table:number-columns-repeated="32"/>
          <table:table-cell office:value-type="float" office:value="-10.27613" calcext:value-type="float">
            <text:p>-10.27613</text:p>
          </table:table-cell>
          <table:table-cell table:number-columns-repeated="8"/>
        </table:table-row>
        <table:table-row table:style-name="ro1">
          <table:table-cell office:value-type="float" office:value="-19.6222" calcext:value-type="float">
            <text:p>-19.622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3.7704" calcext:value-type="float">
            <text:p>23.7704</text:p>
          </table:table-cell>
          <table:table-cell table:number-columns-repeated="32"/>
          <table:table-cell office:value-type="float" office:value="-10.27466" calcext:value-type="float">
            <text:p>-10.27466</text:p>
          </table:table-cell>
          <table:table-cell table:number-columns-repeated="8"/>
        </table:table-row>
        <table:table-row table:style-name="ro1">
          <table:table-cell office:value-type="float" office:value="-19.6248" calcext:value-type="float">
            <text:p>-19.624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24.0433" calcext:value-type="float">
            <text:p>24.0433</text:p>
          </table:table-cell>
          <table:table-cell table:number-columns-repeated="32"/>
          <table:table-cell office:value-type="float" office:value="-10.27454" calcext:value-type="float">
            <text:p>-10.27454</text:p>
          </table:table-cell>
          <table:table-cell table:number-columns-repeated="8"/>
        </table:table-row>
        <table:table-row table:style-name="ro1">
          <table:table-cell office:value-type="float" office:value="-19.2541" calcext:value-type="float">
            <text:p>-19.254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5.5521" calcext:value-type="float">
            <text:p>5.5521</text:p>
          </table:table-cell>
          <table:table-cell table:number-columns-repeated="32"/>
          <table:table-cell office:value-type="float" office:value="-10.27318" calcext:value-type="float">
            <text:p>-10.27318</text:p>
          </table:table-cell>
          <table:table-cell table:number-columns-repeated="8"/>
        </table:table-row>
        <table:table-row table:style-name="ro1">
          <table:table-cell office:value-type="float" office:value="-19.5839" calcext:value-type="float">
            <text:p>-19.583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9024" calcext:value-type="float">
            <text:p>19.9024</text:p>
          </table:table-cell>
          <table:table-cell table:number-columns-repeated="32"/>
          <table:table-cell office:value-type="float" office:value="-10.27275" calcext:value-type="float">
            <text:p>-10.27275</text:p>
          </table:table-cell>
          <table:table-cell table:number-columns-repeated="8"/>
        </table:table-row>
        <table:table-row table:style-name="ro1">
          <table:table-cell office:value-type="float" office:value="-19.185" calcext:value-type="float">
            <text:p>-19.18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9.5748" calcext:value-type="float">
            <text:p>9.5748</text:p>
          </table:table-cell>
          <table:table-cell table:number-columns-repeated="32"/>
          <table:table-cell office:value-type="float" office:value="-10.26636" calcext:value-type="float">
            <text:p>-10.26636</text:p>
          </table:table-cell>
          <table:table-cell table:number-columns-repeated="8"/>
        </table:table-row>
        <table:table-row table:style-name="ro1">
          <table:table-cell office:value-type="float" office:value="-19.5679" calcext:value-type="float">
            <text:p>-19.567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8.353" calcext:value-type="float">
            <text:p>18.353</text:p>
          </table:table-cell>
          <table:table-cell table:number-columns-repeated="32"/>
          <table:table-cell office:value-type="float" office:value="-10.26526" calcext:value-type="float">
            <text:p>-10.26526</text:p>
          </table:table-cell>
          <table:table-cell table:number-columns-repeated="8"/>
        </table:table-row>
        <table:table-row table:style-name="ro1">
          <table:table-cell office:value-type="float" office:value="-19.5749" calcext:value-type="float">
            <text:p>-19.574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0193" calcext:value-type="float">
            <text:p>19.0193</text:p>
          </table:table-cell>
          <table:table-cell table:number-columns-repeated="32"/>
          <table:table-cell office:value-type="float" office:value="-10.26198" calcext:value-type="float">
            <text:p>-10.26198</text:p>
          </table:table-cell>
          <table:table-cell table:number-columns-repeated="8"/>
        </table:table-row>
        <table:table-row table:style-name="ro1">
          <table:table-cell office:value-type="float" office:value="-19.5785" calcext:value-type="float">
            <text:p>-19.578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3688" calcext:value-type="float">
            <text:p>19.3688</text:p>
          </table:table-cell>
          <table:table-cell table:number-columns-repeated="32"/>
          <table:table-cell office:value-type="float" office:value="-10.2591" calcext:value-type="float">
            <text:p>-10.2591</text:p>
          </table:table-cell>
          <table:table-cell table:number-columns-repeated="8"/>
        </table:table-row>
        <table:table-row table:style-name="ro1">
          <table:table-cell office:value-type="float" office:value="-19.5757" calcext:value-type="float">
            <text:p>-19.575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0975" calcext:value-type="float">
            <text:p>19.0975</text:p>
          </table:table-cell>
          <table:table-cell table:number-columns-repeated="32"/>
          <table:table-cell office:value-type="float" office:value="-10.2508" calcext:value-type="float">
            <text:p>-10.2508</text:p>
          </table:table-cell>
          <table:table-cell table:number-columns-repeated="8"/>
        </table:table-row>
        <table:table-row table:style-name="ro1">
          <table:table-cell office:value-type="float" office:value="-19.5778" calcext:value-type="float">
            <text:p>-19.577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9.2999" calcext:value-type="float">
            <text:p>19.2999</text:p>
          </table:table-cell>
          <table:table-cell table:number-columns-repeated="32"/>
          <table:table-cell office:value-type="float" office:value="-10.24742" calcext:value-type="float">
            <text:p>-10.24742</text:p>
          </table:table-cell>
          <table:table-cell table:number-columns-repeated="8"/>
        </table:table-row>
        <table:table-row table:style-name="ro1">
          <table:table-cell office:value-type="float" office:value="-19.5519" calcext:value-type="float">
            <text:p>-19.551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394" calcext:value-type="float">
            <text:p>16.8394</text:p>
          </table:table-cell>
          <table:table-cell table:number-columns-repeated="32"/>
          <table:table-cell office:value-type="float" office:value="-10.24685" calcext:value-type="float">
            <text:p>-10.24685</text:p>
          </table:table-cell>
          <table:table-cell table:number-columns-repeated="8"/>
        </table:table-row>
        <table:table-row table:style-name="ro1">
          <table:table-cell office:value-type="float" office:value="-19.5361" calcext:value-type="float">
            <text:p>-19.536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3881" calcext:value-type="float">
            <text:p>15.3881</text:p>
          </table:table-cell>
          <table:table-cell table:number-columns-repeated="32"/>
          <table:table-cell office:value-type="float" office:value="-10.24573" calcext:value-type="float">
            <text:p>-10.24573</text:p>
          </table:table-cell>
          <table:table-cell table:number-columns-repeated="8"/>
        </table:table-row>
        <table:table-row table:style-name="ro1">
          <table:table-cell office:value-type="float" office:value="-19.5414" calcext:value-type="float">
            <text:p>-19.541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5.8752" calcext:value-type="float">
            <text:p>15.8752</text:p>
          </table:table-cell>
          <table:table-cell table:number-columns-repeated="32"/>
          <table:table-cell office:value-type="float" office:value="-10.24551" calcext:value-type="float">
            <text:p>-10.24551</text:p>
          </table:table-cell>
          <table:table-cell table:number-columns-repeated="8"/>
        </table:table-row>
        <table:table-row table:style-name="ro1">
          <table:table-cell office:value-type="float" office:value="-19.5532" calcext:value-type="float">
            <text:p>-19.553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623" calcext:value-type="float">
            <text:p>16.9623</text:p>
          </table:table-cell>
          <table:table-cell table:number-columns-repeated="32"/>
          <table:table-cell office:value-type="float" office:value="-10.24549" calcext:value-type="float">
            <text:p>-10.24549</text:p>
          </table:table-cell>
          <table:table-cell table:number-columns-repeated="8"/>
        </table:table-row>
        <table:table-row table:style-name="ro1">
          <table:table-cell office:value-type="float" office:value="-19.5516" calcext:value-type="float">
            <text:p>-19.551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171" calcext:value-type="float">
            <text:p>16.8171</text:p>
          </table:table-cell>
          <table:table-cell table:number-columns-repeated="32"/>
          <table:table-cell office:value-type="float" office:value="-10.24526" calcext:value-type="float">
            <text:p>-10.24526</text:p>
          </table:table-cell>
          <table:table-cell table:number-columns-repeated="8"/>
        </table:table-row>
        <table:table-row table:style-name="ro1">
          <table:table-cell office:value-type="float" office:value="-19.5517" calcext:value-type="float">
            <text:p>-19.551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264" calcext:value-type="float">
            <text:p>16.8264</text:p>
          </table:table-cell>
          <table:table-cell table:number-columns-repeated="32"/>
          <table:table-cell office:value-type="float" office:value="-10.245" calcext:value-type="float">
            <text:p>-10.245</text:p>
          </table:table-cell>
          <table:table-cell table:number-columns-repeated="8"/>
        </table:table-row>
        <table:table-row table:style-name="ro1">
          <table:table-cell office:value-type="float" office:value="-19.5205" calcext:value-type="float">
            <text:p>-19.520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3.9937" calcext:value-type="float">
            <text:p>13.9937</text:p>
          </table:table-cell>
          <table:table-cell table:number-columns-repeated="32"/>
          <table:table-cell office:value-type="float" office:value="-10.24461" calcext:value-type="float">
            <text:p>-10.24461</text:p>
          </table:table-cell>
          <table:table-cell table:number-columns-repeated="8"/>
        </table:table-row>
        <table:table-row table:style-name="ro1">
          <table:table-cell office:value-type="float" office:value="-19.5483" calcext:value-type="float">
            <text:p>-19.548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5119" calcext:value-type="float">
            <text:p>16.5119</text:p>
          </table:table-cell>
          <table:table-cell table:number-columns-repeated="32"/>
          <table:table-cell office:value-type="float" office:value="-10.2444" calcext:value-type="float">
            <text:p>-10.2444</text:p>
          </table:table-cell>
          <table:table-cell table:number-columns-repeated="8"/>
        </table:table-row>
        <table:table-row table:style-name="ro1">
          <table:table-cell office:value-type="float" office:value="-19.551" calcext:value-type="float">
            <text:p>-19.55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7632" calcext:value-type="float">
            <text:p>16.7632</text:p>
          </table:table-cell>
          <table:table-cell table:number-columns-repeated="32"/>
          <table:table-cell office:value-type="float" office:value="-10.24181" calcext:value-type="float">
            <text:p>-10.24181</text:p>
          </table:table-cell>
          <table:table-cell table:number-columns-repeated="8"/>
        </table:table-row>
        <table:table-row table:style-name="ro1">
          <table:table-cell office:value-type="float" office:value="-19.5511" calcext:value-type="float">
            <text:p>-19.551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766" calcext:value-type="float">
            <text:p>16.766</text:p>
          </table:table-cell>
          <table:table-cell table:number-columns-repeated="32"/>
          <table:table-cell office:value-type="float" office:value="-10.2414" calcext:value-type="float">
            <text:p>-10.2414</text:p>
          </table:table-cell>
          <table:table-cell table:number-columns-repeated="8"/>
        </table:table-row>
        <table:table-row table:style-name="ro1">
          <table:table-cell office:value-type="float" office:value="-19.5496" calcext:value-type="float">
            <text:p>-19.549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6332" calcext:value-type="float">
            <text:p>16.6332</text:p>
          </table:table-cell>
          <table:table-cell table:number-columns-repeated="32"/>
          <table:table-cell office:value-type="float" office:value="-10.23982" calcext:value-type="float">
            <text:p>-10.23982</text:p>
          </table:table-cell>
          <table:table-cell table:number-columns-repeated="8"/>
        </table:table-row>
        <table:table-row table:style-name="ro1">
          <table:table-cell office:value-type="float" office:value="-19.2972" calcext:value-type="float">
            <text:p>-19.2972</text:p>
          </table:table-cell>
          <table:table-cell office:value-type="float" office:value="-19.3403" calcext:value-type="float">
            <text:p>-19.3403</text:p>
          </table:table-cell>
          <table:table-cell office:value-type="float" office:value="2.8567" calcext:value-type="float">
            <text:p>2.8567</text:p>
          </table:table-cell>
          <table:table-cell table:number-columns-repeated="32"/>
          <table:table-cell office:value-type="float" office:value="-10.23976" calcext:value-type="float">
            <text:p>-10.23976</text:p>
          </table:table-cell>
          <table:table-cell table:number-columns-repeated="8"/>
        </table:table-row>
        <table:table-row table:style-name="ro1">
          <table:table-cell office:value-type="float" office:value="-19.5532" calcext:value-type="float">
            <text:p>-19.553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661" calcext:value-type="float">
            <text:p>16.9661</text:p>
          </table:table-cell>
          <table:table-cell table:number-columns-repeated="32"/>
          <table:table-cell office:value-type="float" office:value="-10.23976" calcext:value-type="float">
            <text:p>-10.23976</text:p>
          </table:table-cell>
          <table:table-cell table:number-columns-repeated="8"/>
        </table:table-row>
        <table:table-row table:style-name="ro1">
          <table:table-cell office:value-type="float" office:value="-19.5521" calcext:value-type="float">
            <text:p>-19.552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617" calcext:value-type="float">
            <text:p>16.8617</text:p>
          </table:table-cell>
          <table:table-cell table:number-columns-repeated="32"/>
          <table:table-cell office:value-type="float" office:value="-10.23962" calcext:value-type="float">
            <text:p>-10.23962</text:p>
          </table:table-cell>
          <table:table-cell table:number-columns-repeated="8"/>
        </table:table-row>
        <table:table-row table:style-name="ro1">
          <table:table-cell office:value-type="float" office:value="-19.5492" calcext:value-type="float">
            <text:p>-19.549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5897" calcext:value-type="float">
            <text:p>16.5897</text:p>
          </table:table-cell>
          <table:table-cell table:number-columns-repeated="32"/>
          <table:table-cell office:value-type="float" office:value="-10.2396" calcext:value-type="float">
            <text:p>-10.2396</text:p>
          </table:table-cell>
          <table:table-cell table:number-columns-repeated="8"/>
        </table:table-row>
        <table:table-row table:style-name="ro1">
          <table:table-cell office:value-type="float" office:value="-19.554" calcext:value-type="float">
            <text:p>-19.55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0352" calcext:value-type="float">
            <text:p>17.0352</text:p>
          </table:table-cell>
          <table:table-cell table:number-columns-repeated="32"/>
          <table:table-cell office:value-type="float" office:value="-10.23957" calcext:value-type="float">
            <text:p>-10.23957</text:p>
          </table:table-cell>
          <table:table-cell table:number-columns-repeated="8"/>
        </table:table-row>
        <table:table-row table:style-name="ro1">
          <table:table-cell office:value-type="float" office:value="-19.5538" calcext:value-type="float">
            <text:p>-19.553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0165" calcext:value-type="float">
            <text:p>17.0165</text:p>
          </table:table-cell>
          <table:table-cell table:number-columns-repeated="32"/>
          <table:table-cell office:value-type="float" office:value="-10.23956" calcext:value-type="float">
            <text:p>-10.23956</text:p>
          </table:table-cell>
          <table:table-cell table:number-columns-repeated="8"/>
        </table:table-row>
        <table:table-row table:style-name="ro1">
          <table:table-cell office:value-type="float" office:value="-19.5447" calcext:value-type="float">
            <text:p>-19.544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1752" calcext:value-type="float">
            <text:p>16.1752</text:p>
          </table:table-cell>
          <table:table-cell table:number-columns-repeated="32"/>
          <table:table-cell office:value-type="float" office:value="-10.2395" calcext:value-type="float">
            <text:p>-10.2395</text:p>
          </table:table-cell>
          <table:table-cell table:number-columns-repeated="8"/>
        </table:table-row>
        <table:table-row table:style-name="ro1">
          <table:table-cell office:value-type="float" office:value="-19.5487" calcext:value-type="float">
            <text:p>-19.548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548" calcext:value-type="float">
            <text:p>16.548</text:p>
          </table:table-cell>
          <table:table-cell table:number-columns-repeated="32"/>
          <table:table-cell office:value-type="float" office:value="-10.23927" calcext:value-type="float">
            <text:p>-10.23927</text:p>
          </table:table-cell>
          <table:table-cell table:number-columns-repeated="8"/>
        </table:table-row>
        <table:table-row table:style-name="ro1">
          <table:table-cell office:value-type="float" office:value="-19.547" calcext:value-type="float">
            <text:p>-19.54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3918" calcext:value-type="float">
            <text:p>16.3918</text:p>
          </table:table-cell>
          <table:table-cell table:number-columns-repeated="32"/>
          <table:table-cell office:value-type="float" office:value="-10.23921" calcext:value-type="float">
            <text:p>-10.23921</text:p>
          </table:table-cell>
          <table:table-cell table:number-columns-repeated="8"/>
        </table:table-row>
        <table:table-row table:style-name="ro1">
          <table:table-cell office:value-type="float" office:value="-19.5238" calcext:value-type="float">
            <text:p>-19.523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4.2835" calcext:value-type="float">
            <text:p>14.2835</text:p>
          </table:table-cell>
          <table:table-cell table:number-columns-repeated="32"/>
          <table:table-cell office:value-type="float" office:value="-10.23905" calcext:value-type="float">
            <text:p>-10.23905</text:p>
          </table:table-cell>
          <table:table-cell table:number-columns-repeated="8"/>
        </table:table-row>
        <table:table-row table:style-name="ro1">
          <table:table-cell office:value-type="float" office:value="-19.5533" calcext:value-type="float">
            <text:p>-19.553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9764" calcext:value-type="float">
            <text:p>16.9764</text:p>
          </table:table-cell>
          <table:table-cell table:number-columns-repeated="32"/>
          <table:table-cell office:value-type="float" office:value="-10.23895" calcext:value-type="float">
            <text:p>-10.23895</text:p>
          </table:table-cell>
          <table:table-cell table:number-columns-repeated="8"/>
        </table:table-row>
        <table:table-row table:style-name="ro1">
          <table:table-cell office:value-type="float" office:value="-19.5523" calcext:value-type="float">
            <text:p>-19.552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813" calcext:value-type="float">
            <text:p>16.8813</text:p>
          </table:table-cell>
          <table:table-cell table:number-columns-repeated="32"/>
          <table:table-cell office:value-type="float" office:value="-10.23892" calcext:value-type="float">
            <text:p>-10.23892</text:p>
          </table:table-cell>
          <table:table-cell table:number-columns-repeated="8"/>
        </table:table-row>
        <table:table-row table:style-name="ro1">
          <table:table-cell office:value-type="float" office:value="-19.5443" calcext:value-type="float">
            <text:p>-19.544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144" calcext:value-type="float">
            <text:p>16.144</text:p>
          </table:table-cell>
          <table:table-cell table:number-columns-repeated="32"/>
          <table:table-cell office:value-type="float" office:value="-10.23884" calcext:value-type="float">
            <text:p>-10.23884</text:p>
          </table:table-cell>
          <table:table-cell table:number-columns-repeated="8"/>
        </table:table-row>
        <table:table-row table:style-name="ro1">
          <table:table-cell office:value-type="float" office:value="-19.554" calcext:value-type="float">
            <text:p>-19.55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038" calcext:value-type="float">
            <text:p>17.038</text:p>
          </table:table-cell>
          <table:table-cell table:number-columns-repeated="32"/>
          <table:table-cell office:value-type="float" office:value="-10.23862" calcext:value-type="float">
            <text:p>-10.23862</text:p>
          </table:table-cell>
          <table:table-cell table:number-columns-repeated="8"/>
        </table:table-row>
        <table:table-row table:style-name="ro1">
          <table:table-cell office:value-type="float" office:value="-19.5468" calcext:value-type="float">
            <text:p>-19.5468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3743" calcext:value-type="float">
            <text:p>16.3743</text:p>
          </table:table-cell>
          <table:table-cell table:number-columns-repeated="32"/>
          <table:table-cell office:value-type="float" office:value="-10.23703" calcext:value-type="float">
            <text:p>-10.23703</text:p>
          </table:table-cell>
          <table:table-cell table:number-columns-repeated="8"/>
        </table:table-row>
        <table:table-row table:style-name="ro1">
          <table:table-cell office:value-type="float" office:value="-19.5441" calcext:value-type="float">
            <text:p>-19.5441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1238" calcext:value-type="float">
            <text:p>16.1238</text:p>
          </table:table-cell>
          <table:table-cell table:number-columns-repeated="32"/>
          <table:table-cell office:value-type="float" office:value="-10.236" calcext:value-type="float">
            <text:p>-10.236</text:p>
          </table:table-cell>
          <table:table-cell table:number-columns-repeated="8"/>
        </table:table-row>
        <table:table-row table:style-name="ro1">
          <table:table-cell office:value-type="float" office:value="-19.546" calcext:value-type="float">
            <text:p>-19.546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2968" calcext:value-type="float">
            <text:p>16.2968</text:p>
          </table:table-cell>
          <table:table-cell table:number-columns-repeated="32"/>
          <table:table-cell office:value-type="float" office:value="-10.23481" calcext:value-type="float">
            <text:p>-10.23481</text:p>
          </table:table-cell>
          <table:table-cell table:number-columns-repeated="8"/>
        </table:table-row>
        <table:table-row table:style-name="ro1">
          <table:table-cell office:value-type="float" office:value="-19.4823" calcext:value-type="float">
            <text:p>-19.4823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0.7066" calcext:value-type="float">
            <text:p>10.7066</text:p>
          </table:table-cell>
          <table:table-cell table:number-columns-repeated="32"/>
          <table:table-cell office:value-type="float" office:value="-10.23454" calcext:value-type="float">
            <text:p>-10.23454</text:p>
          </table:table-cell>
          <table:table-cell table:number-columns-repeated="8"/>
        </table:table-row>
        <table:table-row table:style-name="ro1">
          <table:table-cell office:value-type="float" office:value="-19.5547" calcext:value-type="float">
            <text:p>-19.5547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109" calcext:value-type="float">
            <text:p>17.109</text:p>
          </table:table-cell>
          <table:table-cell table:number-columns-repeated="32"/>
          <table:table-cell office:value-type="float" office:value="-10.2328" calcext:value-type="float">
            <text:p>-10.2328</text:p>
          </table:table-cell>
          <table:table-cell table:number-columns-repeated="8"/>
        </table:table-row>
        <table:table-row table:style-name="ro1">
          <table:table-cell office:value-type="float" office:value="-19.5524" calcext:value-type="float">
            <text:p>-19.5524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8907" calcext:value-type="float">
            <text:p>16.8907</text:p>
          </table:table-cell>
          <table:table-cell table:number-columns-repeated="32"/>
          <table:table-cell office:value-type="float" office:value="-10.23224" calcext:value-type="float">
            <text:p>-10.23224</text:p>
          </table:table-cell>
          <table:table-cell table:number-columns-repeated="8"/>
        </table:table-row>
        <table:table-row table:style-name="ro1">
          <table:table-cell office:value-type="float" office:value="-19.5475" calcext:value-type="float">
            <text:p>-19.547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4306" calcext:value-type="float">
            <text:p>16.4306</text:p>
          </table:table-cell>
          <table:table-cell table:number-columns-repeated="32"/>
          <table:table-cell office:value-type="float" office:value="-10.23222" calcext:value-type="float">
            <text:p>-10.23222</text:p>
          </table:table-cell>
          <table:table-cell table:number-columns-repeated="8"/>
        </table:table-row>
        <table:table-row table:style-name="ro1">
          <table:table-cell office:value-type="float" office:value="-19.5455" calcext:value-type="float">
            <text:p>-19.5455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6.247" calcext:value-type="float">
            <text:p>16.247</text:p>
          </table:table-cell>
          <table:table-cell table:number-columns-repeated="32"/>
          <table:table-cell office:value-type="float" office:value="-10.20071" calcext:value-type="float">
            <text:p>-10.20071</text:p>
          </table:table-cell>
          <table:table-cell table:number-columns-repeated="8"/>
        </table:table-row>
        <table:table-row table:style-name="ro1">
          <table:table-cell office:value-type="float" office:value="-19.512" calcext:value-type="float">
            <text:p>-19.51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3.2425" calcext:value-type="float">
            <text:p>13.2425</text:p>
          </table:table-cell>
          <table:table-cell table:number-columns-repeated="32"/>
          <table:table-cell office:value-type="float" office:value="-10.17611" calcext:value-type="float">
            <text:p>-10.17611</text:p>
          </table:table-cell>
          <table:table-cell table:number-columns-repeated="8"/>
        </table:table-row>
        <table:table-row table:style-name="ro1">
          <table:table-cell office:value-type="float" office:value="-19.462" calcext:value-type="float">
            <text:p>-19.462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9.0372" calcext:value-type="float">
            <text:p>9.0372</text:p>
          </table:table-cell>
          <table:table-cell table:number-columns-repeated="32"/>
          <table:table-cell office:value-type="float" office:value="-10.17224" calcext:value-type="float">
            <text:p>-10.17224</text:p>
          </table:table-cell>
          <table:table-cell table:number-columns-repeated="8"/>
        </table:table-row>
        <table:table-row table:style-name="ro1">
          <table:table-cell office:value-type="float" office:value="-19.5619" calcext:value-type="float">
            <text:p>-19.5619</text:p>
          </table:table-cell>
          <table:table-cell office:value-type="float" office:value="-19.3404" calcext:value-type="float">
            <text:p>-19.3404</text:p>
          </table:table-cell>
          <table:table-cell office:value-type="float" office:value="17.7856" calcext:value-type="float">
            <text:p>17.7856</text:p>
          </table:table-cell>
          <table:table-cell table:number-columns-repeated="32"/>
          <table:table-cell office:value-type="float" office:value="-10.12891" calcext:value-type="float">
            <text:p>-10.1289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0.06168" calcext:value-type="float">
            <text:p>-10.0616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0.0102" calcext:value-type="float">
            <text:p>-10.010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80999" calcext:value-type="float">
            <text:p>-9.98099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65485" calcext:value-type="float">
            <text:p>-9.96548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7552" calcext:value-type="float">
            <text:p>-9.95755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3828" calcext:value-type="float">
            <text:p>-9.95382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3541" calcext:value-type="float">
            <text:p>-9.95354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2365" calcext:value-type="float">
            <text:p>-9.95236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1525" calcext:value-type="float">
            <text:p>-9.95152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1118" calcext:value-type="float">
            <text:p>-9.95111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107" calcext:value-type="float">
            <text:p>-9.9510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0918" calcext:value-type="float">
            <text:p>-9.95091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0591" calcext:value-type="float">
            <text:p>-9.95059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0514" calcext:value-type="float">
            <text:p>-9.95051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50007" calcext:value-type="float">
            <text:p>-9.95000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49839" calcext:value-type="float">
            <text:p>-9.94983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948003" calcext:value-type="float">
            <text:p>-9.94800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7376" calcext:value-type="float">
            <text:p>-9.83737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2973" calcext:value-type="float">
            <text:p>-9.83297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285" calcext:value-type="float">
            <text:p>-9.8328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2605" calcext:value-type="float">
            <text:p>-9.83260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1856" calcext:value-type="float">
            <text:p>-9.83185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1795" calcext:value-type="float">
            <text:p>-9.83179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128" calcext:value-type="float">
            <text:p>-9.8312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31193" calcext:value-type="float">
            <text:p>-9.83119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29947" calcext:value-type="float">
            <text:p>-9.82994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29741" calcext:value-type="float">
            <text:p>-9.82974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23444" calcext:value-type="float">
            <text:p>-9.82344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22935" calcext:value-type="float">
            <text:p>-9.82293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2196" calcext:value-type="float">
            <text:p>-9.8219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06782" calcext:value-type="float">
            <text:p>-9.80678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803683" calcext:value-type="float">
            <text:p>-9.80368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9328" calcext:value-type="float">
            <text:p>-9.79932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8793" calcext:value-type="float">
            <text:p>-9.79879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7828" calcext:value-type="float">
            <text:p>-9.79782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7498" calcext:value-type="float">
            <text:p>-9.79749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6051" calcext:value-type="float">
            <text:p>-9.79605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4259" calcext:value-type="float">
            <text:p>-9.79425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2826" calcext:value-type="float">
            <text:p>-9.79282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1117" calcext:value-type="float">
            <text:p>-9.79111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0384" calcext:value-type="float">
            <text:p>-9.79038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90313" calcext:value-type="float">
            <text:p>-9.79031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89931" calcext:value-type="float">
            <text:p>-9.78993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30095" calcext:value-type="float">
            <text:p>-9.73009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701725" calcext:value-type="float">
            <text:p>-9.70172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669144" calcext:value-type="float">
            <text:p>-9.66914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403932" calcext:value-type="float">
            <text:p>-9.40393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179016" calcext:value-type="float">
            <text:p>-9.17901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9.155095" calcext:value-type="float">
            <text:p>-9.15509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8.895672" calcext:value-type="float">
            <text:p>-8.89567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8.774569" calcext:value-type="float">
            <text:p>-8.77456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8.654947" calcext:value-type="float">
            <text:p>-8.65494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8.552588" calcext:value-type="float">
            <text:p>-8.55258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7.757122" calcext:value-type="float">
            <text:p>-7.75712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7.462985" calcext:value-type="float">
            <text:p>-7.46298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7.349328" calcext:value-type="float">
            <text:p>-7.34932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6.994889" calcext:value-type="float">
            <text:p>-6.99488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984926" calcext:value-type="float">
            <text:p>-5.98492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981125" calcext:value-type="float">
            <text:p>-5.98112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578602" calcext:value-type="float">
            <text:p>-5.57860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264316" calcext:value-type="float">
            <text:p>-5.26431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264268" calcext:value-type="float">
            <text:p>-5.26426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261798" calcext:value-type="float">
            <text:p>-5.26179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209065" calcext:value-type="float">
            <text:p>-5.20906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169721" calcext:value-type="float">
            <text:p>-5.16972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155116" calcext:value-type="float">
            <text:p>-5.15511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5.057059" calcext:value-type="float">
            <text:p>-5.05705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4.834127" calcext:value-type="float">
            <text:p>-4.83412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4.471664" calcext:value-type="float">
            <text:p>-4.47166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4.204538" calcext:value-type="float">
            <text:p>-4.20453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606326" calcext:value-type="float">
            <text:p>-3.60632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69259" calcext:value-type="float">
            <text:p>-3.56925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64765" calcext:value-type="float">
            <text:p>-3.56476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15047" calcext:value-type="float">
            <text:p>-3.51504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1079" calcext:value-type="float">
            <text:p>-3.5107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9423" calcext:value-type="float">
            <text:p>-3.50942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6967" calcext:value-type="float">
            <text:p>-3.50696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4793" calcext:value-type="float">
            <text:p>-3.50479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3959" calcext:value-type="float">
            <text:p>-3.50395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3587" calcext:value-type="float">
            <text:p>-3.50358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3171" calcext:value-type="float">
            <text:p>-3.50317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502148" calcext:value-type="float">
            <text:p>-3.50214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94309" calcext:value-type="float">
            <text:p>-3.49430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90157" calcext:value-type="float">
            <text:p>-3.49015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8221" calcext:value-type="float">
            <text:p>-3.48822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7318" calcext:value-type="float">
            <text:p>-3.48731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6879" calcext:value-type="float">
            <text:p>-3.48687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666" calcext:value-type="float">
            <text:p>-3.4866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655" calcext:value-type="float">
            <text:p>-3.4865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6491" calcext:value-type="float">
            <text:p>-3.48649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486477" calcext:value-type="float">
            <text:p>-3.48647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379485" calcext:value-type="float">
            <text:p>-3.37948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321109" calcext:value-type="float">
            <text:p>-3.32110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300452" calcext:value-type="float">
            <text:p>-3.30045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291784" calcext:value-type="float">
            <text:p>-3.29178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287827" calcext:value-type="float">
            <text:p>-3.28782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3.28656" calcext:value-type="float">
            <text:p>-3.2865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2.760636" calcext:value-type="float">
            <text:p>-2.76063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2.618408" calcext:value-type="float">
            <text:p>-2.61840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2.191179" calcext:value-type="float">
            <text:p>-2.19117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93321" calcext:value-type="float">
            <text:p>-1.9332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874107" calcext:value-type="float">
            <text:p>-1.87410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836632" calcext:value-type="float">
            <text:p>-1.83663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81994" calcext:value-type="float">
            <text:p>-1.8199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803904" calcext:value-type="float">
            <text:p>-1.80390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95816" calcext:value-type="float">
            <text:p>-1.79581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54302" calcext:value-type="float">
            <text:p>-1.75430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8358" calcext:value-type="float">
            <text:p>-1.74835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6613" calcext:value-type="float">
            <text:p>-1.74661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965" calcext:value-type="float">
            <text:p>-1.74596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715" calcext:value-type="float">
            <text:p>-1.74571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607" calcext:value-type="float">
            <text:p>-1.74560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555" calcext:value-type="float">
            <text:p>-1.74555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53" calcext:value-type="float">
            <text:p>-1.7455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517" calcext:value-type="float">
            <text:p>-1.74551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513" calcext:value-type="float">
            <text:p>-1.74551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504" calcext:value-type="float">
            <text:p>-1.74550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1.745502" calcext:value-type="float">
            <text:p>-1.74550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-0.9008228" calcext:value-type="float">
            <text:p>-0.900822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08841046" calcext:value-type="float">
            <text:p>0.0884104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08841046" calcext:value-type="float">
            <text:p>0.0884104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3548393" calcext:value-type="float">
            <text:p>0.3548393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4663171" calcext:value-type="float">
            <text:p>0.466317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200369" calcext:value-type="float">
            <text:p>0.520036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464088" calcext:value-type="float">
            <text:p>0.546408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595131" calcext:value-type="float">
            <text:p>0.559513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660367" calcext:value-type="float">
            <text:p>0.566036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693567" calcext:value-type="float">
            <text:p>0.569356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709524" calcext:value-type="float">
            <text:p>0.570952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717467" calcext:value-type="float">
            <text:p>0.571746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720096" calcext:value-type="float">
            <text:p>0.572009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74518" calcext:value-type="float">
            <text:p>0.57451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595877" calcext:value-type="float">
            <text:p>0.59587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6412135" calcext:value-type="float">
            <text:p>0.641213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6693718" calcext:value-type="float">
            <text:p>0.669371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6843017" calcext:value-type="float">
            <text:p>0.6843017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6894802" calcext:value-type="float">
            <text:p>0.689480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690769" calcext:value-type="float">
            <text:p>0.69076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0.7264161" calcext:value-type="float">
            <text:p>0.7264161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1.717189" calcext:value-type="float">
            <text:p>1.71718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2.644969" calcext:value-type="float">
            <text:p>2.644969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15.85864" calcext:value-type="float">
            <text:p>15.85864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30.36175" calcext:value-type="float">
            <text:p>30.3617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31.83605" calcext:value-type="float">
            <text:p>31.83605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41.63248" calcext:value-type="float">
            <text:p>41.63248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47.5986" calcext:value-type="float">
            <text:p>47.5986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118.1842" calcext:value-type="float">
            <text:p>118.1842</text:p>
          </table:table-cell>
          <table:table-cell table:number-columns-repeated="8"/>
        </table:table-row>
        <table:table-row table:style-name="ro1">
          <table:table-cell table:number-columns-repeated="35"/>
          <table:table-cell office:value-type="float" office:value="710.0492" calcext:value-type="float">
            <text:p>710.049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Y2:Sheet1.Z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53:08.142498190</meta:creation-date>
    <dc:date>2017-03-20T15:36:26.457406585</dc:date>
    <meta:editing-duration>PT1M45S</meta:editing-duration>
    <meta:editing-cycles>1</meta:editing-cycles>
    <meta:document-statistic meta:table-count="1" meta:cell-count="2747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Percent Error</text:p>
        </chart:title>
        <chart:subtitle svg:x="7.004cm" svg:y="1.275cm" chart:style-name="ch3">
          <text:p>Strain data</text:p>
        </chart:subtitle>
        <chart:legend chart:legend-position="end" svg:x="13.208cm" svg:y="4.201cm" style:legend-expansion="high" chart:style-name="ch4"/>
        <chart:plot-area chart:style-name="ch5" table:cell-range-address="Sheet1.A1:Sheet1.B182" chart:data-source-has-labels="row" svg:x="1.331cm" svg:y="2.138cm" svg:width="11.557cm" svg:height="5.701cm">
          <chartooo:coordinate-region svg:x="1.622cm" svg:y="2.337cm" svg:width="11.026cm" svg:height="4.855cm"/>
          <chart:axis chart:dimension="x" chart:name="primary-x" chart:style-name="ch6">
            <chart:title svg:x="6.06cm" svg:y="8.019cm" chart:style-name="ch7">
              <text:p>Target Energy</text:p>
            </chart:title>
          </chart:axis>
          <chart:axis chart:dimension="y" chart:name="primary-y" chart:style-name="ch6">
            <chart:title svg:x="0.451cm" svg:y="5.985cm" chart:style-name="ch8">
              <text:p>Percent error</text:p>
            </chart:title>
            <chart:grid chart:style-name="ch9" chart:class="major"/>
          </chart:axis>
          <chart:series chart:style-name="ch10" chart:values-cell-range-address="Sheet1.B2:Sheet1.B182" chart:label-cell-address="Sheet1.B1:Sheet1.B1" chart:class="chart:scatter">
            <chart:domain table:cell-range-address="Sheet1.A2:Sheet1.A182"/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 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29">
                <text:p>0.5229</text:p>
                <draw:g>
                  <svg:desc>Sheet1.A2:Sheet1.A182</svg:desc>
                </draw:g>
              </table:table-cell>
              <table:table-cell office:value-type="float" office:value="0.3292">
                <text:p>0.3292</text:p>
                <draw:g>
                  <svg:desc>Sheet1.B2:Sheet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64">
                <text:p>0.5364</text:p>
              </table:table-cell>
              <table:table-cell office:value-type="float" office:value="2.1988">
                <text:p>2.1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5">
                <text:p>0.545</text:p>
              </table:table-cell>
              <table:table-cell office:value-type="float" office:value="3.7377">
                <text:p>3.7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89">
                <text:p>0.5189</text:p>
              </table:table-cell>
              <table:table-cell office:value-type="float" office:value="1.1036">
                <text:p>1.1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605">
                <text:p>-1.0605</text:p>
              </table:table-cell>
              <table:table-cell office:value-type="float" office:value="3.8925">
                <text:p>3.8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451">
                <text:p>-1.0451</text:p>
              </table:table-cell>
              <table:table-cell office:value-type="float" office:value="2.4781">
                <text:p>2.4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203">
                <text:p>-1.0203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51">
                <text:p>-1.0251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034">
                <text:p>-1.0034</text:p>
              </table:table-cell>
              <table:table-cell office:value-type="float" office:value="1.5782">
                <text:p>1.5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756">
                <text:p>-0.9756</text:p>
              </table:table-cell>
              <table:table-cell office:value-type="float" office:value="4.4727">
                <text:p>4.4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994">
                <text:p>-0.8994</text:p>
              </table:table-cell>
              <table:table-cell office:value-type="float" office:value="13.3256">
                <text:p>13.3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88">
                <text:p>0.0688</text:p>
              </table:table-cell>
              <table:table-cell office:value-type="float" office:value="2.5689">
                <text:p>2.5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88">
                <text:p>0.0788</text:p>
              </table:table-cell>
              <table:table-cell office:value-type="float" office:value="14.9119">
                <text:p>14.9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85">
                <text:p>0.0985</text:p>
              </table:table-cell>
              <table:table-cell office:value-type="float" office:value="31.9791">
                <text:p>31.9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19">
                <text:p>0.0619</text:p>
              </table:table-cell>
              <table:table-cell office:value-type="float" office:value="8.1921">
                <text:p>8.1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8">
                <text:p>0.0778</text:p>
              </table:table-cell>
              <table:table-cell office:value-type="float" office:value="13.8493">
                <text:p>13.8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82">
                <text:p>0.0982</text:p>
              </table:table-cell>
              <table:table-cell office:value-type="float" office:value="31.7635">
                <text:p>31.7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">
                <text:p>0.112</text:p>
              </table:table-cell>
              <table:table-cell office:value-type="float" office:value="40.1533">
                <text:p>40.1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85">
                <text:p>0.1285</text:p>
              </table:table-cell>
              <table:table-cell office:value-type="float" office:value="47.8424">
                <text:p>47.8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8">
                <text:p>0.0578</text:p>
              </table:table-cell>
              <table:table-cell office:value-type="float" office:value="15.9235">
                <text:p>15.9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7">
                <text:p>0.0637</text:p>
              </table:table-cell>
              <table:table-cell office:value-type="float" office:value="5.1634">
                <text:p>5.1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94">
                <text:p>0.0794</text:p>
              </table:table-cell>
              <table:table-cell office:value-type="float" office:value="15.6128">
                <text:p>15.6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35">
                <text:p>0.0935</text:p>
              </table:table-cell>
              <table:table-cell office:value-type="float" office:value="28.3299">
                <text:p>28.3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87">
                <text:p>0.1187</text:p>
              </table:table-cell>
              <table:table-cell office:value-type="float" office:value="43.5438">
                <text:p>43.5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9">
                <text:p>0.0579</text:p>
              </table:table-cell>
              <table:table-cell office:value-type="float" office:value="15.7305">
                <text:p>15.7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9">
                <text:p>0.0719</text:p>
              </table:table-cell>
              <table:table-cell office:value-type="float" office:value="6.8019">
                <text:p>6.8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06">
                <text:p>0.0806</text:p>
              </table:table-cell>
              <table:table-cell office:value-type="float" office:value="16.8067">
                <text:p>16.8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21">
                <text:p>0.1221</text:p>
              </table:table-cell>
              <table:table-cell office:value-type="float" office:value="45.1129">
                <text:p>45.1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9">
                <text:p>0.5169</text:p>
              </table:table-cell>
              <table:table-cell office:value-type="float" office:value="1.4921">
                <text:p>1.4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72">
                <text:p>0.5172</text:p>
              </table:table-cell>
              <table:table-cell office:value-type="float" office:value="1.4464">
                <text:p>1.4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01">
                <text:p>0.520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08">
                <text:p>0.5208</text:p>
              </table:table-cell>
              <table:table-cell office:value-type="float" office:value="0.7287">
                <text:p>0.7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66">
                <text:p>0.5166</text:p>
              </table:table-cell>
              <table:table-cell office:value-type="float" office:value="1.5464">
                <text:p>1.5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69">
                <text:p>0.5169</text:p>
              </table:table-cell>
              <table:table-cell office:value-type="float" office:value="1.5046">
                <text:p>1.5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602">
                <text:p>-1.0602</text:p>
              </table:table-cell>
              <table:table-cell office:value-type="float" office:value="3.8621">
                <text:p>3.8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574">
                <text:p>-1.0574</text:p>
              </table:table-cell>
              <table:table-cell office:value-type="float" office:value="3.6059">
                <text:p>3.6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549">
                <text:p>-1.0549</text:p>
              </table:table-cell>
              <table:table-cell office:value-type="float" office:value="3.3818">
                <text:p>3.3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518">
                <text:p>-1.0518</text:p>
              </table:table-cell>
              <table:table-cell office:value-type="float" office:value="3.0946">
                <text:p>3.0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385">
                <text:p>-1.0385</text:p>
              </table:table-cell>
              <table:table-cell office:value-type="float" office:value="1.8578">
                <text:p>1.8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0601">
                <text:p>-1.0601</text:p>
              </table:table-cell>
              <table:table-cell office:value-type="float" office:value="3.8564">
                <text:p>3.8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509">
                <text:p>-1.0509</text:p>
              </table:table-cell>
              <table:table-cell office:value-type="float" office:value="3.0149">
                <text:p>3.0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96">
                <text:p>0.0596</text:p>
              </table:table-cell>
              <table:table-cell office:value-type="float" office:value="12.4849">
                <text:p>12.4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93">
                <text:p>0.0593</text:p>
              </table:table-cell>
              <table:table-cell office:value-type="float" office:value="13.0982">
                <text:p>13.0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9">
                <text:p>0.0589</text:p>
              </table:table-cell>
              <table:table-cell office:value-type="float" office:value="13.825">
                <text:p>13.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9">
                <text:p>0.0589</text:p>
              </table:table-cell>
              <table:table-cell office:value-type="float" office:value="13.7253">
                <text:p>13.7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9">
                <text:p>0.0589</text:p>
              </table:table-cell>
              <table:table-cell office:value-type="float" office:value="13.7667">
                <text:p>13.7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9">
                <text:p>0.0589</text:p>
              </table:table-cell>
              <table:table-cell office:value-type="float" office:value="13.7822">
                <text:p>13.7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96">
                <text:p>0.0596</text:p>
              </table:table-cell>
              <table:table-cell office:value-type="float" office:value="12.5405">
                <text:p>12.5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9">
                <text:p>0.059</text:p>
              </table:table-cell>
              <table:table-cell office:value-type="float" office:value="13.6464">
                <text:p>13.6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9">
                <text:p>0.0589</text:p>
              </table:table-cell>
              <table:table-cell office:value-type="float" office:value="13.7233">
                <text:p>13.7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">
                <text:p>0.06</text:p>
              </table:table-cell>
              <table:table-cell office:value-type="float" office:value="11.7351">
                <text:p>11.7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">
                <text:p>0.0589</text:p>
              </table:table-cell>
              <table:table-cell office:value-type="float" office:value="13.805">
                <text:p>13.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">
                <text:p>0.0589</text:p>
              </table:table-cell>
              <table:table-cell office:value-type="float" office:value="13.7877">
                <text:p>13.7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88">
                <text:p>0.0588</text:p>
              </table:table-cell>
              <table:table-cell office:value-type="float" office:value="14.0267">
                <text:p>14.0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88">
                <text:p>0.0588</text:p>
              </table:table-cell>
              <table:table-cell office:value-type="float" office:value="14.0212">
                <text:p>14.0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88">
                <text:p>0.0588</text:p>
              </table:table-cell>
              <table:table-cell office:value-type="float" office:value="14.0231">
                <text:p>14.0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88">
                <text:p>0.0588</text:p>
              </table:table-cell>
              <table:table-cell office:value-type="float" office:value="14.0231">
                <text:p>14.02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7">
                <text:p>0.0587</text:p>
              </table:table-cell>
              <table:table-cell office:value-type="float" office:value="14.169">
                <text:p>14.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">
                <text:p>0.059</text:p>
              </table:table-cell>
              <table:table-cell office:value-type="float" office:value="13.6844">
                <text:p>13.6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17">
                <text:p>0.0617</text:p>
              </table:table-cell>
              <table:table-cell office:value-type="float" office:value="8.7026">
                <text:p>8.7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9">
                <text:p>0.0589</text:p>
              </table:table-cell>
              <table:table-cell office:value-type="float" office:value="13.8294">
                <text:p>13.8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86">
                <text:p>0.0586</text:p>
              </table:table-cell>
              <table:table-cell office:value-type="float" office:value="14.2897">
                <text:p>14.2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89">
                <text:p>0.0589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85">
                <text:p>0.0585</text:p>
              </table:table-cell>
              <table:table-cell office:value-type="float" office:value="14.5547">
                <text:p>14.5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86">
                <text:p>0.0586</text:p>
              </table:table-cell>
              <table:table-cell office:value-type="float" office:value="14.3693">
                <text:p>14.3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94">
                <text:p>0.0594</text:p>
              </table:table-cell>
              <table:table-cell office:value-type="float" office:value="12.8301">
                <text:p>12.8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94">
                <text:p>0.0594</text:p>
              </table:table-cell>
              <table:table-cell office:value-type="float" office:value="12.8283">
                <text:p>12.8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4">
                <text:p>0.0584</text:p>
              </table:table-cell>
              <table:table-cell office:value-type="float" office:value="14.7048">
                <text:p>14.7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87">
                <text:p>0.0587</text:p>
              </table:table-cell>
              <table:table-cell office:value-type="float" office:value="14.2056">
                <text:p>14.2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95">
                <text:p>0.0595</text:p>
              </table:table-cell>
              <table:table-cell office:value-type="float" office:value="12.7151">
                <text:p>12.7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5">
                <text:p>0.0595</text:p>
              </table:table-cell>
              <table:table-cell office:value-type="float" office:value="12.7045">
                <text:p>12.7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95">
                <text:p>0.0595</text:p>
              </table:table-cell>
              <table:table-cell office:value-type="float" office:value="12.6687">
                <text:p>12.6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5">
                <text:p>0.0595</text:p>
              </table:table-cell>
              <table:table-cell office:value-type="float" office:value="12.7178">
                <text:p>12.7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95">
                <text:p>0.0595</text:p>
              </table:table-cell>
              <table:table-cell office:value-type="float" office:value="12.7106">
                <text:p>12.7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4">
                <text:p>0.0594</text:p>
              </table:table-cell>
              <table:table-cell office:value-type="float" office:value="12.9068">
                <text:p>12.90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2">
                <text:p>0.0592</text:p>
              </table:table-cell>
              <table:table-cell office:value-type="float" office:value="13.2623">
                <text:p>13.2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4">
                <text:p>0.0564</text:p>
              </table:table-cell>
              <table:table-cell office:value-type="float" office:value="18.763">
                <text:p>18.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61">
                <text:p>0.0561</text:p>
              </table:table-cell>
              <table:table-cell office:value-type="float" office:value="19.3817">
                <text:p>19.3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2">
                <text:p>0.0592</text:p>
              </table:table-cell>
              <table:table-cell office:value-type="float" office:value="13.2317">
                <text:p>13.23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2">
                <text:p>0.0592</text:p>
              </table:table-cell>
              <table:table-cell office:value-type="float" office:value="13.2326">
                <text:p>13.23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92">
                <text:p>0.0592</text:p>
              </table:table-cell>
              <table:table-cell office:value-type="float" office:value="13.2326">
                <text:p>13.2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62">
                <text:p>0.0562</text:p>
              </table:table-cell>
              <table:table-cell office:value-type="float" office:value="19.2533">
                <text:p>19.2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61">
                <text:p>0.0561</text:p>
              </table:table-cell>
              <table:table-cell office:value-type="float" office:value="19.5237">
                <text:p>19.5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89">
                <text:p>0.0589</text:p>
              </table:table-cell>
              <table:table-cell office:value-type="float" office:value="13.7412">
                <text:p>13.7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9">
                <text:p>0.0589</text:p>
              </table:table-cell>
              <table:table-cell office:value-type="float" office:value="13.8767">
                <text:p>13.87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6">
                <text:p>0.056</text:p>
              </table:table-cell>
              <table:table-cell office:value-type="float" office:value="19.6251">
                <text:p>19.6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81">
                <text:p>0.0581</text:p>
              </table:table-cell>
              <table:table-cell office:value-type="float" office:value="15.3628">
                <text:p>15.36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68">
                <text:p>0.0568</text:p>
              </table:table-cell>
              <table:table-cell office:value-type="float" office:value="17.8942">
                <text:p>17.89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61">
                <text:p>0.0561</text:p>
              </table:table-cell>
              <table:table-cell office:value-type="float" office:value="19.407">
                <text:p>19.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61">
                <text:p>0.0561</text:p>
              </table:table-cell>
              <table:table-cell office:value-type="float" office:value="19.4367">
                <text:p>19.4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86">
                <text:p>0.0586</text:p>
              </table:table-cell>
              <table:table-cell office:value-type="float" office:value="14.3949">
                <text:p>14.39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6">
                <text:p>0.0586</text:p>
              </table:table-cell>
              <table:table-cell office:value-type="float" office:value="14.3959">
                <text:p>14.39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72">
                <text:p>0.0572</text:p>
              </table:table-cell>
              <table:table-cell office:value-type="float" office:value="17.1665">
                <text:p>17.1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62">
                <text:p>0.0562</text:p>
              </table:table-cell>
              <table:table-cell office:value-type="float" office:value="19.2602">
                <text:p>19.2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61">
                <text:p>0.0561</text:p>
              </table:table-cell>
              <table:table-cell office:value-type="float" office:value="19.4587">
                <text:p>19.4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61">
                <text:p>0.0561</text:p>
              </table:table-cell>
              <table:table-cell office:value-type="float" office:value="19.4597">
                <text:p>19.4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61">
                <text:p>0.0561</text:p>
              </table:table-cell>
              <table:table-cell office:value-type="float" office:value="19.4597">
                <text:p>19.4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61">
                <text:p>0.0561</text:p>
              </table:table-cell>
              <table:table-cell office:value-type="float" office:value="19.4597">
                <text:p>19.45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61">
                <text:p>0.0561</text:p>
              </table:table-cell>
              <table:table-cell office:value-type="float" office:value="19.4597">
                <text:p>19.4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61">
                <text:p>0.0561</text:p>
              </table:table-cell>
              <table:table-cell office:value-type="float" office:value="19.4597">
                <text:p>19.4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84">
                <text:p>0.0584</text:p>
              </table:table-cell>
              <table:table-cell office:value-type="float" office:value="14.7305">
                <text:p>14.73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84">
                <text:p>0.0584</text:p>
              </table:table-cell>
              <table:table-cell office:value-type="float" office:value="14.7324">
                <text:p>14.73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9">
                <text:p>0.0579</text:p>
              </table:table-cell>
              <table:table-cell office:value-type="float" office:value="15.8214">
                <text:p>15.8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82">
                <text:p>0.0582</text:p>
              </table:table-cell>
              <table:table-cell office:value-type="float" office:value="15.0937">
                <text:p>15.0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8">
                <text:p>0.058</text:p>
              </table:table-cell>
              <table:table-cell office:value-type="float" office:value="15.4794">
                <text:p>15.47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79">
                <text:p>0.0579</text:p>
              </table:table-cell>
              <table:table-cell office:value-type="float" office:value="15.6731">
                <text:p>15.6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79">
                <text:p>0.0579</text:p>
              </table:table-cell>
              <table:table-cell office:value-type="float" office:value="15.6825">
                <text:p>15.6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78">
                <text:p>0.0578</text:p>
              </table:table-cell>
              <table:table-cell office:value-type="float" office:value="15.9183">
                <text:p>15.91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9">
                <text:p>0.059</text:p>
              </table:table-cell>
              <table:table-cell office:value-type="float" office:value="13.5309">
                <text:p>13.53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16">
                <text:p>0.0616</text:p>
              </table:table-cell>
              <table:table-cell office:value-type="float" office:value="8.8069">
                <text:p>8.8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52">
                <text:p>0.0652</text:p>
              </table:table-cell>
              <table:table-cell office:value-type="float" office:value="2.8337">
                <text:p>2.8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86">
                <text:p>0.0586</text:p>
              </table:table-cell>
              <table:table-cell office:value-type="float" office:value="14.4368">
                <text:p>14.4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13">
                <text:p>0.0613</text:p>
              </table:table-cell>
              <table:table-cell office:value-type="float" office:value="9.3381">
                <text:p>9.3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76">
                <text:p>0.5176</text:p>
              </table:table-cell>
              <table:table-cell office:value-type="float" office:value="1.3618">
                <text:p>1.36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84">
                <text:p>0.5184</text:p>
              </table:table-cell>
              <table:table-cell office:value-type="float" office:value="1.1953">
                <text:p>1.1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78">
                <text:p>0.5278</text:p>
              </table:table-cell>
              <table:table-cell office:value-type="float" office:value="0.5987">
                <text:p>0.59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99">
                <text:p>0.529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79">
                <text:p>0.5179</text:p>
              </table:table-cell>
              <table:table-cell office:value-type="float" office:value="1.2967">
                <text:p>1.2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91">
                <text:p>0.5191</text:p>
              </table:table-cell>
              <table:table-cell office:value-type="float" office:value="1.0655">
                <text:p>1.0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08">
                <text:p>0.520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3">
                <text:p>0.523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0568">
                <text:p>-1.0568</text:p>
              </table:table-cell>
              <table:table-cell office:value-type="float" office:value="3.5526">
                <text:p>3.55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0522">
                <text:p>-1.0522</text:p>
              </table:table-cell>
              <table:table-cell office:value-type="float" office:value="3.1339">
                <text:p>3.1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0291">
                <text:p>-1.0291</text:p>
              </table:table-cell>
              <table:table-cell office:value-type="float" office:value="0.9629">
                <text:p>0.9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071">
                <text:p>-1.0071</text:p>
              </table:table-cell>
              <table:table-cell office:value-type="float" office:value="1.2061">
                <text:p>1.2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44">
                <text:p>-0.9944</text:p>
              </table:table-cell>
              <table:table-cell office:value-type="float" office:value="2.5003">
                <text:p>2.5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353">
                <text:p>-0.9353</text:p>
              </table:table-cell>
              <table:table-cell office:value-type="float" office:value="8.9789">
                <text:p>8.97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0562">
                <text:p>-1.0562</text:p>
              </table:table-cell>
              <table:table-cell office:value-type="float" office:value="3.499">
                <text:p>3.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0427">
                <text:p>-1.0427</text:p>
              </table:table-cell>
              <table:table-cell office:value-type="float" office:value="2.2494">
                <text:p>2.24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0026">
                <text:p>-1.0026</text:p>
              </table:table-cell>
              <table:table-cell office:value-type="float" office:value="1.6586">
                <text:p>1.65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94">
                <text:p>0.0594</text:p>
              </table:table-cell>
              <table:table-cell office:value-type="float" office:value="12.741">
                <text:p>12.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94">
                <text:p>0.0594</text:p>
              </table:table-cell>
              <table:table-cell office:value-type="float" office:value="12.7419">
                <text:p>12.7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94">
                <text:p>0.0594</text:p>
              </table:table-cell>
              <table:table-cell office:value-type="float" office:value="12.741">
                <text:p>12.7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93">
                <text:p>0.0593</text:p>
              </table:table-cell>
              <table:table-cell office:value-type="float" office:value="12.9594">
                <text:p>12.95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9">
                <text:p>0.059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64">
                <text:p>0.0564</text:p>
              </table:table-cell>
              <table:table-cell office:value-type="float" office:value="18.8007">
                <text:p>18.8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6">
                <text:p>0.056</text:p>
              </table:table-cell>
              <table:table-cell office:value-type="float" office:value="19.785">
                <text:p>19.7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6">
                <text:p>0.056</text:p>
              </table:table-cell>
              <table:table-cell office:value-type="float" office:value="19.7532">
                <text:p>19.75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75">
                <text:p>0.0675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89">
                <text:p>0.0589</text:p>
              </table:table-cell>
              <table:table-cell office:value-type="float" office:value="13.8203">
                <text:p>13.8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89">
                <text:p>0.0589</text:p>
              </table:table-cell>
              <table:table-cell office:value-type="float" office:value="13.853">
                <text:p>13.8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">
                <text:p>0.056</text:p>
              </table:table-cell>
              <table:table-cell office:value-type="float" office:value="19.7141">
                <text:p>19.7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8">
                <text:p>0.058</text:p>
              </table:table-cell>
              <table:table-cell office:value-type="float" office:value="15.644">
                <text:p>15.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55">
                <text:p>0.0555</text:p>
              </table:table-cell>
              <table:table-cell office:value-type="float" office:value="20.7091">
                <text:p>20.7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55">
                <text:p>0.0555</text:p>
              </table:table-cell>
              <table:table-cell office:value-type="float" office:value="20.7029">
                <text:p>20.7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4">
                <text:p>0.0584</text:p>
              </table:table-cell>
              <table:table-cell office:value-type="float" office:value="14.7222">
                <text:p>14.7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68">
                <text:p>0.0568</text:p>
              </table:table-cell>
              <table:table-cell office:value-type="float" office:value="18.0364">
                <text:p>18.0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56">
                <text:p>0.0556</text:p>
              </table:table-cell>
              <table:table-cell office:value-type="float" office:value="20.5066">
                <text:p>20.50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83">
                <text:p>0.0583</text:p>
              </table:table-cell>
              <table:table-cell office:value-type="float" office:value="14.8946">
                <text:p>14.8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82">
                <text:p>0.058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81">
                <text:p>0.0581</text:p>
              </table:table-cell>
              <table:table-cell office:value-type="float" office:value="15.4383">
                <text:p>15.43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75">
                <text:p>0.0575</text:p>
              </table:table-cell>
              <table:table-cell office:value-type="float" office:value="16.4819">
                <text:p>16.48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78">
                <text:p>0.0578</text:p>
              </table:table-cell>
              <table:table-cell office:value-type="float" office:value="15.8806">
                <text:p>15.88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78">
                <text:p>0.0578</text:p>
              </table:table-cell>
              <table:table-cell office:value-type="float" office:value="15.8806">
                <text:p>15.8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97">
                <text:p>0.0597</text:p>
              </table:table-cell>
              <table:table-cell office:value-type="float" office:value="12.2715">
                <text:p>12.27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94">
                <text:p>0.0594</text:p>
              </table:table-cell>
              <table:table-cell office:value-type="float" office:value="12.7462">
                <text:p>12.74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93">
                <text:p>0.0593</text:p>
              </table:table-cell>
              <table:table-cell office:value-type="float" office:value="12.9666">
                <text:p>12.9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9">
                <text:p>0.059</text:p>
              </table:table-cell>
              <table:table-cell office:value-type="float" office:value="13.6617">
                <text:p>13.66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9">
                <text:p>0.059</text:p>
              </table:table-cell>
              <table:table-cell office:value-type="float" office:value="13.6709">
                <text:p>13.6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93">
                <text:p>0.0593</text:p>
              </table:table-cell>
              <table:table-cell office:value-type="float" office:value="13.0391">
                <text:p>13.03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">
                <text:p>0.059</text:p>
              </table:table-cell>
              <table:table-cell office:value-type="float" office:value="13.6382">
                <text:p>13.63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9">
                <text:p>0.059</text:p>
              </table:table-cell>
              <table:table-cell office:value-type="float" office:value="13.5442">
                <text:p>13.5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92">
                <text:p>0.0592</text:p>
              </table:table-cell>
              <table:table-cell office:value-type="float" office:value="13.1678">
                <text:p>13.1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91">
                <text:p>0.0591</text:p>
              </table:table-cell>
              <table:table-cell office:value-type="float" office:value="13.3558">
                <text:p>13.35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91">
                <text:p>0.0591</text:p>
              </table:table-cell>
              <table:table-cell office:value-type="float" office:value="13.4964">
                <text:p>13.4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9">
                <text:p>0.059</text:p>
              </table:table-cell>
              <table:table-cell office:value-type="float" office:value="13.5118">
                <text:p>13.5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9">
                <text:p>0.059</text:p>
              </table:table-cell>
              <table:table-cell office:value-type="float" office:value="13.5398">
                <text:p>13.53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91">
                <text:p>0.0591</text:p>
              </table:table-cell>
              <table:table-cell office:value-type="float" office:value="13.4081">
                <text:p>13.40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58">
                <text:p>0.0758</text:p>
              </table:table-cell>
              <table:table-cell office:value-type="float" office:value="11.5481">
                <text:p>11.5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89">
                <text:p>0.0589</text:p>
              </table:table-cell>
              <table:table-cell office:value-type="float" office:value="13.8558">
                <text:p>13.85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91">
                <text:p>0.059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03">
                <text:p>0.0603</text:p>
              </table:table-cell>
              <table:table-cell office:value-type="float" office:value="11.1964">
                <text:p>11.19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89">
                <text:p>0.0589</text:p>
              </table:table-cell>
              <table:table-cell office:value-type="float" office:value="13.8167">
                <text:p>13.81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97">
                <text:p>0.0597</text:p>
              </table:table-cell>
              <table:table-cell office:value-type="float" office:value="12.272">
                <text:p>12.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89">
                <text:p>0.0589</text:p>
              </table:table-cell>
              <table:table-cell office:value-type="float" office:value="13.874">
                <text:p>13.8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92">
                <text:p>0.0592</text:p>
              </table:table-cell>
              <table:table-cell office:value-type="float" office:value="13.2309">
                <text:p>13.23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22">
                <text:p>0.0622</text:p>
              </table:table-cell>
              <table:table-cell office:value-type="float" office:value="7.716">
                <text:p>7.7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88">
                <text:p>0.0588</text:p>
              </table:table-cell>
              <table:table-cell office:value-type="float" office:value="13.9705">
                <text:p>13.97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92">
                <text:p>0.0592</text:p>
              </table:table-cell>
              <table:table-cell office:value-type="float" office:value="13.2857">
                <text:p>13.2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93">
                <text:p>0.0593</text:p>
              </table:table-cell>
              <table:table-cell office:value-type="float" office:value="13.1071">
                <text:p>13.10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006">
                <text:p>0.1006</text:p>
              </table:table-cell>
              <table:table-cell office:value-type="float" office:value="33.3932">
                <text:p>33.3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Percent Error</text:p>
        </chart:title>
        <chart:subtitle svg:x="7.004cm" svg:y="1.275cm" chart:style-name="ch3">
          <text:p>Strain data</text:p>
        </chart:subtitle>
        <chart:legend chart:legend-position="end" svg:x="13.208cm" svg:y="4.201cm" style:legend-expansion="high" chart:style-name="ch4"/>
        <chart:plot-area chart:style-name="ch5" table:cell-range-address="Sheet1.L1:Sheet1.M181" chart:data-source-has-labels="row" svg:x="1.331cm" svg:y="2.138cm" svg:width="11.557cm" svg:height="5.701cm">
          <chartooo:coordinate-region svg:x="1.569cm" svg:y="2.337cm" svg:width="11.172cm" svg:height="4.855cm"/>
          <chart:axis chart:dimension="x" chart:name="primary-x" chart:style-name="ch6">
            <chart:title svg:x="6.06cm" svg:y="8.019cm" chart:style-name="ch7">
              <text:p>Target Energy</text:p>
            </chart:title>
          </chart:axis>
          <chart:axis chart:dimension="y" chart:name="primary-y" chart:style-name="ch6">
            <chart:title svg:x="0.451cm" svg:y="5.985cm" chart:style-name="ch8">
              <text:p>Percent error</text:p>
            </chart:title>
            <chart:grid chart:style-name="ch9" chart:class="major"/>
          </chart:axis>
          <chart:series chart:style-name="ch10" chart:values-cell-range-address="Sheet1.M2:Sheet1.M181" chart:label-cell-address="Sheet1.M1:Sheet1.M1" chart:class="chart:scatter">
            <chart:domain table:cell-range-address="Sheet1.L2:Sheet1.L181"/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ercent Error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3.3987">
                <text:p>-43.3987</text:p>
                <draw:g>
                  <svg:desc>Sheet1.L2:Sheet1.L181</svg:desc>
                </draw:g>
              </table:table-cell>
              <table:table-cell office:value-type="float" office:value="4.4107">
                <text:p>4.4107</text:p>
                <draw:g>
                  <svg:desc>Sheet1.M2:Sheet1.M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.3902">
                <text:p>-43.3902</text:p>
              </table:table-cell>
              <table:table-cell office:value-type="float" office:value="4.3748">
                <text:p>4.3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3.3546">
                <text:p>-43.3546</text:p>
              </table:table-cell>
              <table:table-cell office:value-type="float" office:value="4.2238">
                <text:p>4.2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3.3314">
                <text:p>-43.3314</text:p>
              </table:table-cell>
              <table:table-cell office:value-type="float" office:value="4.1255">
                <text:p>4.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.319">
                <text:p>-43.319</text:p>
              </table:table-cell>
              <table:table-cell office:value-type="float" office:value="4.0724">
                <text:p>4.0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3.1943">
                <text:p>-43.1943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3.1888">
                <text:p>-43.1888</text:p>
              </table:table-cell>
              <table:table-cell office:value-type="float" office:value="3.5142">
                <text:p>3.5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3.1038">
                <text:p>-43.1038</text:p>
              </table:table-cell>
              <table:table-cell office:value-type="float" office:value="3.1464">
                <text:p>3.1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3.0894">
                <text:p>-43.0894</text:p>
              </table:table-cell>
              <table:table-cell office:value-type="float" office:value="3.0841">
                <text:p>3.0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3.0377">
                <text:p>-43.0377</text:p>
              </table:table-cell>
              <table:table-cell office:value-type="float" office:value="2.8586">
                <text:p>2.8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3.0191">
                <text:p>-43.0191</text:p>
              </table:table-cell>
              <table:table-cell office:value-type="float" office:value="2.7769">
                <text:p>2.7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2.9302">
                <text:p>-42.9302</text:p>
              </table:table-cell>
              <table:table-cell office:value-type="float" office:value="2.3865">
                <text:p>2.3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8328">
                <text:p>-42.8328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.7941">
                <text:p>-42.7941</text:p>
              </table:table-cell>
              <table:table-cell office:value-type="float" office:value="1.7822">
                <text:p>1.7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2.677">
                <text:p>-42.677</text:p>
              </table:table-cell>
              <table:table-cell office:value-type="float" office:value="1.2566">
                <text:p>1.2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2.5106">
                <text:p>-42.5106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2.508">
                <text:p>-42.508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1.822">
                <text:p>-41.822</text:p>
              </table:table-cell>
              <table:table-cell office:value-type="float" office:value="2.7607">
                <text:p>2.7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1.405">
                <text:p>-41.405</text:p>
              </table:table-cell>
              <table:table-cell office:value-type="float" office:value="4.8413">
                <text:p>4.8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.7309">
                <text:p>-40.7309</text:p>
              </table:table-cell>
              <table:table-cell office:value-type="float" office:value="8.3895">
                <text:p>8.3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.6704">
                <text:p>-37.6704</text:p>
              </table:table-cell>
              <table:table-cell office:value-type="float" office:value="28.0619">
                <text:p>28.0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6251">
                <text:p>-19.6251</text:p>
              </table:table-cell>
              <table:table-cell office:value-type="float" office:value="13.899">
                <text:p>13.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6249">
                <text:p>-19.6249</text:p>
              </table:table-cell>
              <table:table-cell office:value-type="float" office:value="13.8817">
                <text:p>13.8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6248">
                <text:p>-19.6248</text:p>
              </table:table-cell>
              <table:table-cell office:value-type="float" office:value="13.8721">
                <text:p>13.8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.623">
                <text:p>-19.623</text:p>
              </table:table-cell>
              <table:table-cell office:value-type="float" office:value="13.6962">
                <text:p>13.6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.6213">
                <text:p>-19.6213</text:p>
              </table:table-cell>
              <table:table-cell office:value-type="float" office:value="13.5419">
                <text:p>13.5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9.6166">
                <text:p>-19.6166</text:p>
              </table:table-cell>
              <table:table-cell office:value-type="float" office:value="13.0919">
                <text:p>13.0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9.6165">
                <text:p>-19.6165</text:p>
              </table:table-cell>
              <table:table-cell office:value-type="float" office:value="13.0824">
                <text:p>13.0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9.6161">
                <text:p>-19.6161</text:p>
              </table:table-cell>
              <table:table-cell office:value-type="float" office:value="13.0388">
                <text:p>13.0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9.6159">
                <text:p>-19.6159</text:p>
              </table:table-cell>
              <table:table-cell office:value-type="float" office:value="13.0265">
                <text:p>13.0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9.6154">
                <text:p>-19.6154</text:p>
              </table:table-cell>
              <table:table-cell office:value-type="float" office:value="12.9743">
                <text:p>12.9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615">
                <text:p>-19.615</text:p>
              </table:table-cell>
              <table:table-cell office:value-type="float" office:value="12.9402">
                <text:p>12.9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6149">
                <text:p>-19.6149</text:p>
              </table:table-cell>
              <table:table-cell office:value-type="float" office:value="12.9241">
                <text:p>12.9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.6142">
                <text:p>-19.6142</text:p>
              </table:table-cell>
              <table:table-cell office:value-type="float" office:value="12.8645">
                <text:p>12.8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.6132">
                <text:p>-19.6132</text:p>
              </table:table-cell>
              <table:table-cell office:value-type="float" office:value="12.7691">
                <text:p>12.7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6132">
                <text:p>-19.6132</text:p>
              </table:table-cell>
              <table:table-cell office:value-type="float" office:value="12.7653">
                <text:p>12.7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9.6126">
                <text:p>-19.6126</text:p>
              </table:table-cell>
              <table:table-cell office:value-type="float" office:value="12.7134">
                <text:p>12.7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.6126">
                <text:p>-19.6126</text:p>
              </table:table-cell>
              <table:table-cell office:value-type="float" office:value="12.7125">
                <text:p>12.7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.6126">
                <text:p>-19.6126</text:p>
              </table:table-cell>
              <table:table-cell office:value-type="float" office:value="12.7087">
                <text:p>12.7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.6126">
                <text:p>-19.6126</text:p>
              </table:table-cell>
              <table:table-cell office:value-type="float" office:value="12.7087">
                <text:p>12.7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.6126">
                <text:p>-19.6126</text:p>
              </table:table-cell>
              <table:table-cell office:value-type="float" office:value="12.7087">
                <text:p>12.7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.6126">
                <text:p>-19.6126</text:p>
              </table:table-cell>
              <table:table-cell office:value-type="float" office:value="12.7087">
                <text:p>12.7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9.6124">
                <text:p>-19.6124</text:p>
              </table:table-cell>
              <table:table-cell office:value-type="float" office:value="12.6879">
                <text:p>12.6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9.6124">
                <text:p>-19.6124</text:p>
              </table:table-cell>
              <table:table-cell office:value-type="float" office:value="12.6879">
                <text:p>12.6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.6124">
                <text:p>-19.6124</text:p>
              </table:table-cell>
              <table:table-cell office:value-type="float" office:value="12.6946">
                <text:p>12.6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.6123">
                <text:p>-19.6123</text:p>
              </table:table-cell>
              <table:table-cell office:value-type="float" office:value="12.687">
                <text:p>12.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.612">
                <text:p>-19.612</text:p>
              </table:table-cell>
              <table:table-cell office:value-type="float" office:value="12.6588">
                <text:p>12.6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6115">
                <text:p>-19.6115</text:p>
              </table:table-cell>
              <table:table-cell office:value-type="float" office:value="12.6079">
                <text:p>12.6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.6114">
                <text:p>-19.6114</text:p>
              </table:table-cell>
              <table:table-cell office:value-type="float" office:value="12.5928">
                <text:p>12.5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.6096">
                <text:p>-19.6096</text:p>
              </table:table-cell>
              <table:table-cell office:value-type="float" office:value="12.4303">
                <text:p>12.4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.6059">
                <text:p>-19.6059</text:p>
              </table:table-cell>
              <table:table-cell office:value-type="float" office:value="12.0869">
                <text:p>12.0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6039">
                <text:p>-19.6039</text:p>
              </table:table-cell>
              <table:table-cell office:value-type="float" office:value="11.8951">
                <text:p>11.8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.5998">
                <text:p>-19.5998</text:p>
              </table:table-cell>
              <table:table-cell office:value-type="float" office:value="11.5153">
                <text:p>11.5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.5982">
                <text:p>-19.5982</text:p>
              </table:table-cell>
              <table:table-cell office:value-type="float" office:value="11.3659">
                <text:p>11.3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.5967">
                <text:p>-19.5967</text:p>
              </table:table-cell>
              <table:table-cell office:value-type="float" office:value="11.2317">
                <text:p>11.2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.5891">
                <text:p>-19.5891</text:p>
              </table:table-cell>
              <table:table-cell office:value-type="float" office:value="10.5407">
                <text:p>10.5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.5871">
                <text:p>-19.5871</text:p>
              </table:table-cell>
              <table:table-cell office:value-type="float" office:value="10.3533">
                <text:p>10.3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5842">
                <text:p>-19.5842</text:p>
              </table:table-cell>
              <table:table-cell office:value-type="float" office:value="10.097">
                <text:p>10.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.582">
                <text:p>-19.582</text:p>
              </table:table-cell>
              <table:table-cell office:value-type="float" office:value="9.8994">
                <text:p>9.8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.5808">
                <text:p>-19.5808</text:p>
              </table:table-cell>
              <table:table-cell office:value-type="float" office:value="9.7865">
                <text:p>9.7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.5793">
                <text:p>-19.5793</text:p>
              </table:table-cell>
              <table:table-cell office:value-type="float" office:value="9.6525">
                <text:p>9.6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.5785">
                <text:p>-19.5785</text:p>
              </table:table-cell>
              <table:table-cell office:value-type="float" office:value="9.5811">
                <text:p>9.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5779">
                <text:p>-19.5779</text:p>
              </table:table-cell>
              <table:table-cell office:value-type="float" office:value="9.5267">
                <text:p>9.5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9.5778">
                <text:p>-19.5778</text:p>
              </table:table-cell>
              <table:table-cell office:value-type="float" office:value="9.5178">
                <text:p>9.5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.576">
                <text:p>-19.576</text:p>
              </table:table-cell>
              <table:table-cell office:value-type="float" office:value="9.364">
                <text:p>9.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.5757">
                <text:p>-19.5757</text:p>
              </table:table-cell>
              <table:table-cell office:value-type="float" office:value="9.3321">
                <text:p>9.33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5755">
                <text:p>-19.5755</text:p>
              </table:table-cell>
              <table:table-cell office:value-type="float" office:value="9.3205">
                <text:p>9.32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575">
                <text:p>-19.575</text:p>
              </table:table-cell>
              <table:table-cell office:value-type="float" office:value="9.2762">
                <text:p>9.2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.574">
                <text:p>-19.574</text:p>
              </table:table-cell>
              <table:table-cell office:value-type="float" office:value="9.1887">
                <text:p>9.1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.5738">
                <text:p>-19.5738</text:p>
              </table:table-cell>
              <table:table-cell office:value-type="float" office:value="9.1637">
                <text:p>9.1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.5735">
                <text:p>-19.5735</text:p>
              </table:table-cell>
              <table:table-cell office:value-type="float" office:value="9.1363">
                <text:p>9.13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.5734">
                <text:p>-19.5734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9.5714">
                <text:p>-19.5714</text:p>
              </table:table-cell>
              <table:table-cell office:value-type="float" office:value="8.9518">
                <text:p>8.9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9.5701">
                <text:p>-19.5701</text:p>
              </table:table-cell>
              <table:table-cell office:value-type="float" office:value="8.8435">
                <text:p>8.8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9.5642">
                <text:p>-19.5642</text:p>
              </table:table-cell>
              <table:table-cell office:value-type="float" office:value="8.3244">
                <text:p>8.3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9.5633">
                <text:p>-19.5633</text:p>
              </table:table-cell>
              <table:table-cell office:value-type="float" office:value="8.247">
                <text:p>8.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9.5633">
                <text:p>-19.5633</text:p>
              </table:table-cell>
              <table:table-cell office:value-type="float" office:value="8.2487">
                <text:p>8.24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.5633">
                <text:p>-19.5633</text:p>
              </table:table-cell>
              <table:table-cell office:value-type="float" office:value="8.2487">
                <text:p>8.24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9.5632">
                <text:p>-19.5632</text:p>
              </table:table-cell>
              <table:table-cell office:value-type="float" office:value="8.2392">
                <text:p>8.2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.5629">
                <text:p>-19.5629</text:p>
              </table:table-cell>
              <table:table-cell office:value-type="float" office:value="8.2113">
                <text:p>8.2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.5628">
                <text:p>-19.5628</text:p>
              </table:table-cell>
              <table:table-cell office:value-type="float" office:value="8.2035">
                <text:p>8.2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.5614">
                <text:p>-19.5614</text:p>
              </table:table-cell>
              <table:table-cell office:value-type="float" office:value="8.0811">
                <text:p>8.0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9.5606">
                <text:p>-19.5606</text:p>
              </table:table-cell>
              <table:table-cell office:value-type="float" office:value="8.0135">
                <text:p>8.0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9.5597">
                <text:p>-19.5597</text:p>
              </table:table-cell>
              <table:table-cell office:value-type="float" office:value="7.9313">
                <text:p>7.9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.5591">
                <text:p>-19.5591</text:p>
              </table:table-cell>
              <table:table-cell office:value-type="float" office:value="7.8794">
                <text:p>7.87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9.558">
                <text:p>-19.558</text:p>
              </table:table-cell>
              <table:table-cell office:value-type="float" office:value="7.7896">
                <text:p>7.7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9.5578">
                <text:p>-19.5578</text:p>
              </table:table-cell>
              <table:table-cell office:value-type="float" office:value="7.7689">
                <text:p>7.7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9.5575">
                <text:p>-19.5575</text:p>
              </table:table-cell>
              <table:table-cell office:value-type="float" office:value="7.7422">
                <text:p>7.7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.5573">
                <text:p>-19.5573</text:p>
              </table:table-cell>
              <table:table-cell office:value-type="float" office:value="7.7293">
                <text:p>7.72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.557">
                <text:p>-19.55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9.556">
                <text:p>-19.556</text:p>
              </table:table-cell>
              <table:table-cell office:value-type="float" office:value="7.6182">
                <text:p>7.6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5543">
                <text:p>-19.5543</text:p>
              </table:table-cell>
              <table:table-cell office:value-type="float" office:value="7.4671">
                <text:p>7.4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9.554">
                <text:p>-19.554</text:p>
              </table:table-cell>
              <table:table-cell office:value-type="float" office:value="7.4397">
                <text:p>7.4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9.554">
                <text:p>-19.554</text:p>
              </table:table-cell>
              <table:table-cell office:value-type="float" office:value="7.4388">
                <text:p>7.4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9.5538">
                <text:p>-19.5538</text:p>
              </table:table-cell>
              <table:table-cell office:value-type="float" office:value="7.4217">
                <text:p>7.4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9.5538">
                <text:p>-19.5538</text:p>
              </table:table-cell>
              <table:table-cell office:value-type="float" office:value="7.4226">
                <text:p>7.4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.5535">
                <text:p>-19.5535</text:p>
              </table:table-cell>
              <table:table-cell office:value-type="float" office:value="7.3969">
                <text:p>7.3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9.5535">
                <text:p>-19.5535</text:p>
              </table:table-cell>
              <table:table-cell office:value-type="float" office:value="7.3969">
                <text:p>7.3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9.5534">
                <text:p>-19.5534</text:p>
              </table:table-cell>
              <table:table-cell office:value-type="float" office:value="7.3883">
                <text:p>7.3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9.5532">
                <text:p>-19.5532</text:p>
              </table:table-cell>
              <table:table-cell office:value-type="float" office:value="7.3738">
                <text:p>7.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9.5532">
                <text:p>-19.5532</text:p>
              </table:table-cell>
              <table:table-cell office:value-type="float" office:value="7.3772">
                <text:p>7.37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.553">
                <text:p>-19.553</text:p>
              </table:table-cell>
              <table:table-cell office:value-type="float" office:value="7.3575">
                <text:p>7.35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9.5527">
                <text:p>-19.5527</text:p>
              </table:table-cell>
              <table:table-cell office:value-type="float" office:value="7.3301">
                <text:p>7.33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9.5524">
                <text:p>-19.5524</text:p>
              </table:table-cell>
              <table:table-cell office:value-type="float" office:value="7.301">
                <text:p>7.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9.5523">
                <text:p>-19.5523</text:p>
              </table:table-cell>
              <table:table-cell office:value-type="float" office:value="7.2985">
                <text:p>7.2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.5519">
                <text:p>-19.551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9.5518">
                <text:p>-19.5518</text:p>
              </table:table-cell>
              <table:table-cell office:value-type="float" office:value="7.2549">
                <text:p>7.2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9.5515">
                <text:p>-19.5515</text:p>
              </table:table-cell>
              <table:table-cell office:value-type="float" office:value="7.2276">
                <text:p>7.22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9.5513">
                <text:p>-19.5513</text:p>
              </table:table-cell>
              <table:table-cell office:value-type="float" office:value="7.2156">
                <text:p>7.21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9.5504">
                <text:p>-19.5504</text:p>
              </table:table-cell>
              <table:table-cell office:value-type="float" office:value="7.1321">
                <text:p>7.1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9.5503">
                <text:p>-19.5503</text:p>
              </table:table-cell>
              <table:table-cell office:value-type="float" office:value="7.1287">
                <text:p>7.1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9.5502">
                <text:p>-19.5502</text:p>
              </table:table-cell>
              <table:table-cell office:value-type="float" office:value="7.1193">
                <text:p>7.1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.5492">
                <text:p>-19.5492</text:p>
              </table:table-cell>
              <table:table-cell office:value-type="float" office:value="7.0299">
                <text:p>7.0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.5491">
                <text:p>-19.5491</text:p>
              </table:table-cell>
              <table:table-cell office:value-type="float" office:value="7.0265">
                <text:p>7.02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.5469">
                <text:p>-19.5469</text:p>
              </table:table-cell>
              <table:table-cell office:value-type="float" office:value="6.8338">
                <text:p>6.83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9.5469">
                <text:p>-19.5469</text:p>
              </table:table-cell>
              <table:table-cell office:value-type="float" office:value="6.8338">
                <text:p>6.8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.5468">
                <text:p>-19.5468</text:p>
              </table:table-cell>
              <table:table-cell office:value-type="float" office:value="6.8321">
                <text:p>6.8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.5443">
                <text:p>-19.5443</text:p>
              </table:table-cell>
              <table:table-cell office:value-type="float" office:value="6.6207">
                <text:p>6.6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9.5442">
                <text:p>-19.5442</text:p>
              </table:table-cell>
              <table:table-cell office:value-type="float" office:value="6.6098">
                <text:p>6.60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.5433">
                <text:p>-19.5433</text:p>
              </table:table-cell>
              <table:table-cell office:value-type="float" office:value="6.5322">
                <text:p>6.5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9.5428">
                <text:p>-19.5428</text:p>
              </table:table-cell>
              <table:table-cell office:value-type="float" office:value="6.4876">
                <text:p>6.4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9.5423">
                <text:p>-19.5423</text:p>
              </table:table-cell>
              <table:table-cell office:value-type="float" office:value="6.4522">
                <text:p>6.45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9.5417">
                <text:p>-19.5417</text:p>
              </table:table-cell>
              <table:table-cell office:value-type="float" office:value="6.3984">
                <text:p>6.3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9.5416">
                <text:p>-19.5416</text:p>
              </table:table-cell>
              <table:table-cell office:value-type="float" office:value="6.3917">
                <text:p>6.39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9.5411">
                <text:p>-19.5411</text:p>
              </table:table-cell>
              <table:table-cell office:value-type="float" office:value="6.3455">
                <text:p>6.3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9.541">
                <text:p>-19.541</text:p>
              </table:table-cell>
              <table:table-cell office:value-type="float" office:value="6.3362">
                <text:p>6.3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9.541">
                <text:p>-19.541</text:p>
              </table:table-cell>
              <table:table-cell office:value-type="float" office:value="6.3413">
                <text:p>6.3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9.5409">
                <text:p>-19.5409</text:p>
              </table:table-cell>
              <table:table-cell office:value-type="float" office:value="6.3346">
                <text:p>6.3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9.5406">
                <text:p>-19.5406</text:p>
              </table:table-cell>
              <table:table-cell office:value-type="float" office:value="6.3086">
                <text:p>6.30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9.54">
                <text:p>-19.54</text:p>
              </table:table-cell>
              <table:table-cell office:value-type="float" office:value="6.2524">
                <text:p>6.25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9.5397">
                <text:p>-19.5397</text:p>
              </table:table-cell>
              <table:table-cell office:value-type="float" office:value="6.2339">
                <text:p>6.2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9.5391">
                <text:p>-19.5391</text:p>
              </table:table-cell>
              <table:table-cell office:value-type="float" office:value="6.1811">
                <text:p>6.1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9.5361">
                <text:p>-19.5361</text:p>
              </table:table-cell>
              <table:table-cell office:value-type="float" office:value="5.9273">
                <text:p>5.9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9.5345">
                <text:p>-19.5345</text:p>
              </table:table-cell>
              <table:table-cell office:value-type="float" office:value="5.7966">
                <text:p>5.79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.5293">
                <text:p>-19.5293</text:p>
              </table:table-cell>
              <table:table-cell office:value-type="float" office:value="5.3689">
                <text:p>5.36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.5241">
                <text:p>-19.5241</text:p>
              </table:table-cell>
              <table:table-cell office:value-type="float" office:value="4.9362">
                <text:p>4.93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9.5186">
                <text:p>-19.5186</text:p>
              </table:table-cell>
              <table:table-cell office:value-type="float" office:value="4.4905">
                <text:p>4.4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9.5179">
                <text:p>-19.5179</text:p>
              </table:table-cell>
              <table:table-cell office:value-type="float" office:value="4.4336">
                <text:p>4.4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9.512">
                <text:p>-19.512</text:p>
              </table:table-cell>
              <table:table-cell office:value-type="float" office:value="3.9578">
                <text:p>3.95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9.4903">
                <text:p>-19.4903</text:p>
              </table:table-cell>
              <table:table-cell office:value-type="float" office:value="2.2458">
                <text:p>2.2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9.4881">
                <text:p>-19.4881</text:p>
              </table:table-cell>
              <table:table-cell office:value-type="float" office:value="2.0768">
                <text:p>2.0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9.462">
                <text:p>-19.462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.4591">
                <text:p>-19.459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9.4565">
                <text:p>-19.4565</text:p>
              </table:table-cell>
              <table:table-cell office:value-type="float" office:value="0.3094">
                <text:p>0.3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9.4501">
                <text:p>-19.4501</text:p>
              </table:table-cell>
              <table:table-cell office:value-type="float" office:value="0.7784">
                <text:p>0.7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9.4427">
                <text:p>-19.4427</text:p>
              </table:table-cell>
              <table:table-cell office:value-type="float" office:value="1.3174">
                <text:p>1.31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9.4196">
                <text:p>-19.4196</text:p>
              </table:table-cell>
              <table:table-cell office:value-type="float" office:value="2.9575">
                <text:p>2.95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9.4145">
                <text:p>-19.4145</text:p>
              </table:table-cell>
              <table:table-cell office:value-type="float" office:value="3.3147">
                <text:p>3.31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9.4011">
                <text:p>-19.4011</text:p>
              </table:table-cell>
              <table:table-cell office:value-type="float" office:value="4.235">
                <text:p>4.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9.3996">
                <text:p>-19.3996</text:p>
              </table:table-cell>
              <table:table-cell office:value-type="float" office:value="4.3391">
                <text:p>4.3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9.3859">
                <text:p>-19.3859</text:p>
              </table:table-cell>
              <table:table-cell office:value-type="float" office:value="5.259">
                <text:p>5.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.3788">
                <text:p>-19.3788</text:p>
              </table:table-cell>
              <table:table-cell office:value-type="float" office:value="5.7318">
                <text:p>5.7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9.3301">
                <text:p>-19.3301</text:p>
              </table:table-cell>
              <table:table-cell office:value-type="float" office:value="8.8385">
                <text:p>8.8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9.2443">
                <text:p>-19.2443</text:p>
              </table:table-cell>
              <table:table-cell office:value-type="float" office:value="13.8399">
                <text:p>13.8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9.1935">
                <text:p>-19.1935</text:p>
              </table:table-cell>
              <table:table-cell office:value-type="float" office:value="16.5498">
                <text:p>16.5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9.1641">
                <text:p>-19.1641</text:p>
              </table:table-cell>
              <table:table-cell office:value-type="float" office:value="18.0467">
                <text:p>18.04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9.1504">
                <text:p>-19.1504</text:p>
              </table:table-cell>
              <table:table-cell office:value-type="float" office:value="18.7211">
                <text:p>18.72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.1299">
                <text:p>-19.1299</text:p>
              </table:table-cell>
              <table:table-cell office:value-type="float" office:value="19.7187">
                <text:p>19.71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9.0806">
                <text:p>-19.0806</text:p>
              </table:table-cell>
              <table:table-cell office:value-type="float" office:value="22.0071">
                <text:p>22.00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8.9725">
                <text:p>-18.972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8.8608">
                <text:p>-18.8608</text:p>
              </table:table-cell>
              <table:table-cell office:value-type="float" office:value="30.8141">
                <text:p>30.8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8.856">
                <text:p>-18.856</text:p>
              </table:table-cell>
              <table:table-cell office:value-type="float" office:value="30.9827">
                <text:p>30.98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.7153">
                <text:p>-18.7153</text:p>
              </table:table-cell>
              <table:table-cell office:value-type="float" office:value="35.624">
                <text:p>35.6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8.664">
                <text:p>-18.664</text:p>
              </table:table-cell>
              <table:table-cell office:value-type="float" office:value="37.1629">
                <text:p>37.16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.6537">
                <text:p>-17.6537</text:p>
              </table:table-cell>
              <table:table-cell office:value-type="float" office:value="57.2918">
                <text:p>57.29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.8077">
                <text:p>-9.8077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8022">
                <text:p>-9.8022</text:p>
              </table:table-cell>
              <table:table-cell office:value-type="float" office:value="0.4156">
                <text:p>0.41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7976">
                <text:p>-9.7976</text:p>
              </table:table-cell>
              <table:table-cell office:value-type="float" office:value="0.3742">
                <text:p>0.3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.7963">
                <text:p>-9.7963</text:p>
              </table:table-cell>
              <table:table-cell office:value-type="float" office:value="0.3624">
                <text:p>0.36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.7596">
                <text:p>-9.759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.7437">
                <text:p>-9.7437</text:p>
              </table:table-cell>
              <table:table-cell office:value-type="float" office:value="0.1145">
                <text:p>0.11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7409">
                <text:p>-9.7409</text:p>
              </table:table-cell>
              <table:table-cell office:value-type="float" office:value="0.1405">
                <text:p>0.1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.7195">
                <text:p>-9.7195</text:p>
              </table:table-cell>
              <table:table-cell office:value-type="float" office:value="0.3328">
                <text:p>0.3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.6687">
                <text:p>-9.6687</text:p>
              </table:table-cell>
              <table:table-cell office:value-type="float" office:value="0.7871">
                <text:p>0.78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.6068">
                <text:p>-9.6068</text:p>
              </table:table-cell>
              <table:table-cell office:value-type="float" office:value="1.3354">
                <text:p>1.33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9.5398">
                <text:p>-9.5398</text:p>
              </table:table-cell>
              <table:table-cell office:value-type="float" office:value="1.9224">
                <text:p>1.92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.4645">
                <text:p>-9.4645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2468">
                <text:p>-9.2468</text:p>
              </table:table-cell>
              <table:table-cell office:value-type="float" office:value="4.4088">
                <text:p>4.40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.1981">
                <text:p>-9.1981</text:p>
              </table:table-cell>
              <table:table-cell office:value-type="float" office:value="4.8085">
                <text:p>4.8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9.0605">
                <text:p>-9.0605</text:p>
              </table:table-cell>
              <table:table-cell office:value-type="float" office:value="5.9253">
                <text:p>5.9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Percent Error</text:p>
        </chart:title>
        <chart:subtitle svg:x="6.726cm" svg:y="1.275cm" chart:style-name="ch3">
          <text:p>BigStrain data</text:p>
        </chart:subtitle>
        <chart:legend chart:legend-position="end" svg:x="13.208cm" svg:y="4.201cm" style:legend-expansion="high" chart:style-name="ch4"/>
        <chart:plot-area chart:style-name="ch5" table:cell-range-address="Sheet1.Y1:Sheet1.Z171" chart:data-source-has-labels="row" svg:x="1.331cm" svg:y="2.138cm" svg:width="11.557cm" svg:height="5.701cm">
          <chartooo:coordinate-region svg:x="1.569cm" svg:y="2.337cm" svg:width="11.133cm" svg:height="4.855cm"/>
          <chart:axis chart:dimension="x" chart:name="primary-x" chart:style-name="ch6">
            <chart:title svg:x="6.06cm" svg:y="8.019cm" chart:style-name="ch7">
              <text:p>Target Energy</text:p>
            </chart:title>
          </chart:axis>
          <chart:axis chart:dimension="y" chart:name="primary-y" chart:style-name="ch6">
            <chart:title svg:x="0.451cm" svg:y="5.985cm" chart:style-name="ch8">
              <text:p>Percent error</text:p>
            </chart:title>
            <chart:grid chart:style-name="ch9" chart:class="major"/>
          </chart:axis>
          <chart:series chart:style-name="ch10" chart:values-cell-range-address="Sheet1.Z2:Sheet1.Z171" chart:label-cell-address="Sheet1.Z1:Sheet1.Z1" chart:class="chart:scatter">
            <chart:domain table:cell-range-address="Sheet1.Y2:Sheet1.Y171"/>
            <chart:data-point chart:repeated="1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Percent Error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3.3835">
                <text:p>-43.3835</text:p>
                <draw:g>
                  <svg:desc>Sheet1.Y2:Sheet1.Y171</svg:desc>
                </draw:g>
              </table:table-cell>
              <table:table-cell office:value-type="float" office:value="40.542">
                <text:p>40.542</text:p>
                <draw:g>
                  <svg:desc>Sheet1.Z2:Sheet1.Z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.3255">
                <text:p>-43.3255</text:p>
              </table:table-cell>
              <table:table-cell office:value-type="float" office:value="40.4248">
                <text:p>40.4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2.9977">
                <text:p>-42.9977</text:p>
              </table:table-cell>
              <table:table-cell office:value-type="float" office:value="39.754">
                <text:p>39.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2.9976">
                <text:p>-42.9976</text:p>
              </table:table-cell>
              <table:table-cell office:value-type="float" office:value="39.7538">
                <text:p>39.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2.5406">
                <text:p>-42.5406</text:p>
              </table:table-cell>
              <table:table-cell office:value-type="float" office:value="38.7923">
                <text:p>38.7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.4006">
                <text:p>-40.4006</text:p>
              </table:table-cell>
              <table:table-cell office:value-type="float" office:value="33.8508">
                <text:p>33.8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.3892">
                <text:p>-40.3892</text:p>
              </table:table-cell>
              <table:table-cell office:value-type="float" office:value="33.8236">
                <text:p>33.8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.3086">
                <text:p>-40.3086</text:p>
              </table:table-cell>
              <table:table-cell office:value-type="float" office:value="33.6216">
                <text:p>33.6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.2496">
                <text:p>-40.2496</text:p>
              </table:table-cell>
              <table:table-cell office:value-type="float" office:value="33.4731">
                <text:p>33.4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9.7538">
                <text:p>-39.7538</text:p>
              </table:table-cell>
              <table:table-cell office:value-type="float" office:value="32.1987">
                <text:p>32.1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567">
                <text:p>-20.567</text:p>
              </table:table-cell>
              <table:table-cell office:value-type="float" office:value="114.2873">
                <text:p>114.2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5665">
                <text:p>-20.5665</text:p>
              </table:table-cell>
              <table:table-cell office:value-type="float" office:value="114.2883">
                <text:p>114.2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.5664">
                <text:p>-20.5664</text:p>
              </table:table-cell>
              <table:table-cell office:value-type="float" office:value="114.2886">
                <text:p>114.2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.5664">
                <text:p>-20.5664</text:p>
              </table:table-cell>
              <table:table-cell office:value-type="float" office:value="114.2887">
                <text:p>114.2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.5662">
                <text:p>-20.5662</text:p>
              </table:table-cell>
              <table:table-cell office:value-type="float" office:value="114.2889">
                <text:p>114.2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5661">
                <text:p>-20.5661</text:p>
              </table:table-cell>
              <table:table-cell office:value-type="float" office:value="114.2892">
                <text:p>114.2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566">
                <text:p>-20.566</text:p>
              </table:table-cell>
              <table:table-cell office:value-type="float" office:value="114.2895">
                <text:p>114.2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5652">
                <text:p>-20.5652</text:p>
              </table:table-cell>
              <table:table-cell office:value-type="float" office:value="114.2911">
                <text:p>114.2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.5649">
                <text:p>-20.5649</text:p>
              </table:table-cell>
              <table:table-cell office:value-type="float" office:value="114.2918">
                <text:p>114.2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.5641">
                <text:p>-20.5641</text:p>
              </table:table-cell>
              <table:table-cell office:value-type="float" office:value="114.2934">
                <text:p>114.2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.564">
                <text:p>-20.564</text:p>
              </table:table-cell>
              <table:table-cell office:value-type="float" office:value="114.2937">
                <text:p>114.2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.5629">
                <text:p>-20.5629</text:p>
              </table:table-cell>
              <table:table-cell office:value-type="float" office:value="114.296">
                <text:p>114.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.5588">
                <text:p>-20.5588</text:p>
              </table:table-cell>
              <table:table-cell office:value-type="float" office:value="114.3049">
                <text:p>114.3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.5573">
                <text:p>-20.5573</text:p>
              </table:table-cell>
              <table:table-cell office:value-type="float" office:value="114.308">
                <text:p>114.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.5549">
                <text:p>-20.5549</text:p>
              </table:table-cell>
              <table:table-cell office:value-type="float" office:value="114.3133">
                <text:p>114.3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.5236">
                <text:p>-20.5236</text:p>
              </table:table-cell>
              <table:table-cell office:value-type="float" office:value="114.3808">
                <text:p>114.3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.503">
                <text:p>-20.503</text:p>
              </table:table-cell>
              <table:table-cell office:value-type="float" office:value="114.4256">
                <text:p>114.4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.5013">
                <text:p>-20.5013</text:p>
              </table:table-cell>
              <table:table-cell office:value-type="float" office:value="114.4292">
                <text:p>114.4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.5005">
                <text:p>-20.5005</text:p>
              </table:table-cell>
              <table:table-cell office:value-type="float" office:value="114.431">
                <text:p>114.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.4726">
                <text:p>-20.4726</text:p>
              </table:table-cell>
              <table:table-cell office:value-type="float" office:value="114.492">
                <text:p>114.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.4621">
                <text:p>-20.4621</text:p>
              </table:table-cell>
              <table:table-cell office:value-type="float" office:value="114.5153">
                <text:p>114.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.4205">
                <text:p>-20.4205</text:p>
              </table:table-cell>
              <table:table-cell office:value-type="float" office:value="114.6077">
                <text:p>114.6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.4103">
                <text:p>-20.4103</text:p>
              </table:table-cell>
              <table:table-cell office:value-type="float" office:value="114.6306">
                <text:p>114.6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.3961">
                <text:p>-20.3961</text:p>
              </table:table-cell>
              <table:table-cell office:value-type="float" office:value="114.6625">
                <text:p>114.6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3707">
                <text:p>-20.3707</text:p>
              </table:table-cell>
              <table:table-cell office:value-type="float" office:value="114.72">
                <text:p>11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.3504">
                <text:p>-20.3504</text:p>
              </table:table-cell>
              <table:table-cell office:value-type="float" office:value="114.7662">
                <text:p>114.7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.3464">
                <text:p>-20.3464</text:p>
              </table:table-cell>
              <table:table-cell office:value-type="float" office:value="114.7754">
                <text:p>114.7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.3372">
                <text:p>-20.3372</text:p>
              </table:table-cell>
              <table:table-cell office:value-type="float" office:value="114.7963">
                <text:p>114.7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.3353">
                <text:p>-20.3353</text:p>
              </table:table-cell>
              <table:table-cell office:value-type="float" office:value="114.8006">
                <text:p>114.8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.2897">
                <text:p>-20.2897</text:p>
              </table:table-cell>
              <table:table-cell office:value-type="float" office:value="114.9061">
                <text:p>114.9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.2794">
                <text:p>-20.2794</text:p>
              </table:table-cell>
              <table:table-cell office:value-type="float" office:value="114.9302">
                <text:p>114.9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.263">
                <text:p>-20.263</text:p>
              </table:table-cell>
              <table:table-cell office:value-type="float" office:value="114.9686">
                <text:p>114.96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261">
                <text:p>-20.261</text:p>
              </table:table-cell>
              <table:table-cell office:value-type="float" office:value="114.9733">
                <text:p>114.9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2599">
                <text:p>-20.2599</text:p>
              </table:table-cell>
              <table:table-cell office:value-type="float" office:value="114.9757">
                <text:p>114.9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.1763">
                <text:p>-20.1763</text:p>
              </table:table-cell>
              <table:table-cell office:value-type="float" office:value="115.1747">
                <text:p>115.1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.1761">
                <text:p>-20.1761</text:p>
              </table:table-cell>
              <table:table-cell office:value-type="float" office:value="115.1753">
                <text:p>115.1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.1715">
                <text:p>-20.1715</text:p>
              </table:table-cell>
              <table:table-cell office:value-type="float" office:value="115.1865">
                <text:p>115.1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.1706">
                <text:p>-20.1706</text:p>
              </table:table-cell>
              <table:table-cell office:value-type="float" office:value="115.1887">
                <text:p>115.1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.1325">
                <text:p>-20.1325</text:p>
              </table:table-cell>
              <table:table-cell office:value-type="float" office:value="115.2812">
                <text:p>115.2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1146">
                <text:p>-20.1146</text:p>
              </table:table-cell>
              <table:table-cell office:value-type="float" office:value="115.3254">
                <text:p>115.3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.1127">
                <text:p>-20.1127</text:p>
              </table:table-cell>
              <table:table-cell office:value-type="float" office:value="115.3299">
                <text:p>115.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0811">
                <text:p>-20.0811</text:p>
              </table:table-cell>
              <table:table-cell office:value-type="float" office:value="115.4081">
                <text:p>115.40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.8805">
                <text:p>-19.8805</text:p>
              </table:table-cell>
              <table:table-cell office:value-type="float" office:value="115.924">
                <text:p>115.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.8557">
                <text:p>-19.8557</text:p>
              </table:table-cell>
              <table:table-cell office:value-type="float" office:value="115.9901">
                <text:p>115.9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.7391">
                <text:p>-19.7391</text:p>
              </table:table-cell>
              <table:table-cell office:value-type="float" office:value="116.3085">
                <text:p>116.30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.713">
                <text:p>-19.713</text:p>
              </table:table-cell>
              <table:table-cell office:value-type="float" office:value="116.3817">
                <text:p>116.3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.7095">
                <text:p>-19.7095</text:p>
              </table:table-cell>
              <table:table-cell office:value-type="float" office:value="116.3915">
                <text:p>116.3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6978">
                <text:p>-19.6978</text:p>
              </table:table-cell>
              <table:table-cell office:value-type="float" office:value="116.4246">
                <text:p>116.4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.6735">
                <text:p>-19.6735</text:p>
              </table:table-cell>
              <table:table-cell office:value-type="float" office:value="116.4934">
                <text:p>116.49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.6722">
                <text:p>-19.6722</text:p>
              </table:table-cell>
              <table:table-cell office:value-type="float" office:value="116.4973">
                <text:p>116.4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.6611">
                <text:p>-19.6611</text:p>
              </table:table-cell>
              <table:table-cell office:value-type="float" office:value="116.5288">
                <text:p>116.5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.6562">
                <text:p>-19.6562</text:p>
              </table:table-cell>
              <table:table-cell office:value-type="float" office:value="116.5432">
                <text:p>116.5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6158">
                <text:p>-19.6158</text:p>
              </table:table-cell>
              <table:table-cell office:value-type="float" office:value="116.6597">
                <text:p>116.6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9.6014">
                <text:p>-19.6014</text:p>
              </table:table-cell>
              <table:table-cell office:value-type="float" office:value="116.7018">
                <text:p>116.7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.5998">
                <text:p>-19.5998</text:p>
              </table:table-cell>
              <table:table-cell office:value-type="float" office:value="116.7062">
                <text:p>116.7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.5974">
                <text:p>-19.5974</text:p>
              </table:table-cell>
              <table:table-cell office:value-type="float" office:value="116.7132">
                <text:p>116.7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5971">
                <text:p>-19.5971</text:p>
              </table:table-cell>
              <table:table-cell office:value-type="float" office:value="116.7141">
                <text:p>116.7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5937">
                <text:p>-19.5937</text:p>
              </table:table-cell>
              <table:table-cell office:value-type="float" office:value="116.7242">
                <text:p>116.7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.5911">
                <text:p>-19.5911</text:p>
              </table:table-cell>
              <table:table-cell office:value-type="float" office:value="116.7319">
                <text:p>116.7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.5907">
                <text:p>-19.5907</text:p>
              </table:table-cell>
              <table:table-cell office:value-type="float" office:value="116.733">
                <text:p>116.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.5907">
                <text:p>-19.5907</text:p>
              </table:table-cell>
              <table:table-cell office:value-type="float" office:value="116.7331">
                <text:p>116.7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.59">
                <text:p>-19.59</text:p>
              </table:table-cell>
              <table:table-cell office:value-type="float" office:value="116.7352">
                <text:p>116.7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9.5874">
                <text:p>-19.5874</text:p>
              </table:table-cell>
              <table:table-cell office:value-type="float" office:value="116.7428">
                <text:p>116.74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9.5709">
                <text:p>-19.5709</text:p>
              </table:table-cell>
              <table:table-cell office:value-type="float" office:value="116.7911">
                <text:p>116.7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9.5658">
                <text:p>-19.5658</text:p>
              </table:table-cell>
              <table:table-cell office:value-type="float" office:value="116.8063">
                <text:p>116.8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9.5561">
                <text:p>-19.5561</text:p>
              </table:table-cell>
              <table:table-cell office:value-type="float" office:value="116.8351">
                <text:p>116.8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9.5465">
                <text:p>-19.5465</text:p>
              </table:table-cell>
              <table:table-cell office:value-type="float" office:value="116.8635">
                <text:p>116.8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.5449">
                <text:p>-19.5449</text:p>
              </table:table-cell>
              <table:table-cell office:value-type="float" office:value="116.8684">
                <text:p>116.8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9.4515">
                <text:p>-19.4515</text:p>
              </table:table-cell>
              <table:table-cell office:value-type="float" office:value="117.1516">
                <text:p>117.1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.4343">
                <text:p>-19.4343</text:p>
              </table:table-cell>
              <table:table-cell office:value-type="float" office:value="117.2049">
                <text:p>117.2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.3479">
                <text:p>-19.3479</text:p>
              </table:table-cell>
              <table:table-cell office:value-type="float" office:value="117.4773">
                <text:p>117.4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.3431">
                <text:p>-19.3431</text:p>
              </table:table-cell>
              <table:table-cell office:value-type="float" office:value="117.4923">
                <text:p>117.4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9.3425">
                <text:p>-19.3425</text:p>
              </table:table-cell>
              <table:table-cell office:value-type="float" office:value="117.4941">
                <text:p>117.49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9.3423">
                <text:p>-19.3423</text:p>
              </table:table-cell>
              <table:table-cell office:value-type="float" office:value="117.4948">
                <text:p>117.49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.3423">
                <text:p>-19.3423</text:p>
              </table:table-cell>
              <table:table-cell office:value-type="float" office:value="117.495">
                <text:p>117.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9.3418">
                <text:p>-19.3418</text:p>
              </table:table-cell>
              <table:table-cell office:value-type="float" office:value="117.4963">
                <text:p>117.4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9.3385">
                <text:p>-19.3385</text:p>
              </table:table-cell>
              <table:table-cell office:value-type="float" office:value="117.5071">
                <text:p>117.5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9.3284">
                <text:p>-19.3284</text:p>
              </table:table-cell>
              <table:table-cell office:value-type="float" office:value="117.5396">
                <text:p>117.5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.3169">
                <text:p>-19.3169</text:p>
              </table:table-cell>
              <table:table-cell office:value-type="float" office:value="117.5767">
                <text:p>117.5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.3127">
                <text:p>-19.3127</text:p>
              </table:table-cell>
              <table:table-cell office:value-type="float" office:value="117.5903">
                <text:p>117.59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9.248">
                <text:p>-19.248</text:p>
              </table:table-cell>
              <table:table-cell office:value-type="float" office:value="117.8026">
                <text:p>117.8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2459">
                <text:p>-19.2459</text:p>
              </table:table-cell>
              <table:table-cell office:value-type="float" office:value="117.8096">
                <text:p>117.80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9.2453">
                <text:p>-19.2453</text:p>
              </table:table-cell>
              <table:table-cell office:value-type="float" office:value="117.8117">
                <text:p>117.8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9.2424">
                <text:p>-19.2424</text:p>
              </table:table-cell>
              <table:table-cell office:value-type="float" office:value="117.8212">
                <text:p>117.8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9.2423">
                <text:p>-19.2423</text:p>
              </table:table-cell>
              <table:table-cell office:value-type="float" office:value="117.8215">
                <text:p>117.8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9.2389">
                <text:p>-19.2389</text:p>
              </table:table-cell>
              <table:table-cell office:value-type="float" office:value="117.8327">
                <text:p>117.83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.2038">
                <text:p>-19.2038</text:p>
              </table:table-cell>
              <table:table-cell office:value-type="float" office:value="117.9507">
                <text:p>117.9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.9315">
                <text:p>-18.9315</text:p>
              </table:table-cell>
              <table:table-cell office:value-type="float" office:value="118.9196">
                <text:p>118.9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6.4157">
                <text:p>-16.4157</text:p>
              </table:table-cell>
              <table:table-cell office:value-type="float" office:value="137.7483">
                <text:p>137.74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2873">
                <text:p>-10.2873</text:p>
              </table:table-cell>
              <table:table-cell office:value-type="float" office:value="219.1546">
                <text:p>219.1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2837">
                <text:p>-10.2837</text:p>
              </table:table-cell>
              <table:table-cell office:value-type="float" office:value="218.8323">
                <text:p>218.8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282">
                <text:p>-10.282</text:p>
              </table:table-cell>
              <table:table-cell office:value-type="float" office:value="218.6845">
                <text:p>218.6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2747">
                <text:p>-10.2747</text:p>
              </table:table-cell>
              <table:table-cell office:value-type="float" office:value="218.0354">
                <text:p>218.03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2745">
                <text:p>-10.2745</text:p>
              </table:table-cell>
              <table:table-cell office:value-type="float" office:value="218.0249">
                <text:p>218.02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2474">
                <text:p>-10.2474</text:p>
              </table:table-cell>
              <table:table-cell office:value-type="float" office:value="215.6559">
                <text:p>215.6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2469">
                <text:p>-10.2469</text:p>
              </table:table-cell>
              <table:table-cell office:value-type="float" office:value="215.6064">
                <text:p>215.6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2455">
                <text:p>-10.2455</text:p>
              </table:table-cell>
              <table:table-cell office:value-type="float" office:value="215.4884">
                <text:p>215.48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2453">
                <text:p>-10.2453</text:p>
              </table:table-cell>
              <table:table-cell office:value-type="float" office:value="215.4685">
                <text:p>215.46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2414">
                <text:p>-10.2414</text:p>
              </table:table-cell>
              <table:table-cell office:value-type="float" office:value="215.1348">
                <text:p>215.1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2398">
                <text:p>-10.2398</text:p>
              </table:table-cell>
              <table:table-cell office:value-type="float" office:value="214.9929">
                <text:p>214.99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2398">
                <text:p>-10.2398</text:p>
              </table:table-cell>
              <table:table-cell office:value-type="float" office:value="214.993">
                <text:p>214.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.2396">
                <text:p>-10.2396</text:p>
              </table:table-cell>
              <table:table-cell office:value-type="float" office:value="214.9757">
                <text:p>214.9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.2396">
                <text:p>-10.2396</text:p>
              </table:table-cell>
              <table:table-cell office:value-type="float" office:value="214.9809">
                <text:p>214.9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.2395">
                <text:p>-10.2395</text:p>
              </table:table-cell>
              <table:table-cell office:value-type="float" office:value="214.9705">
                <text:p>214.9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.239">
                <text:p>-10.239</text:p>
              </table:table-cell>
              <table:table-cell office:value-type="float" office:value="214.923">
                <text:p>214.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.2386">
                <text:p>-10.2386</text:p>
              </table:table-cell>
              <table:table-cell office:value-type="float" office:value="214.8945">
                <text:p>214.8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.237">
                <text:p>-10.237</text:p>
              </table:table-cell>
              <table:table-cell office:value-type="float" office:value="214.7573">
                <text:p>214.75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.236">
                <text:p>-10.236</text:p>
              </table:table-cell>
              <table:table-cell office:value-type="float" office:value="214.6685">
                <text:p>214.66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.2322">
                <text:p>-10.2322</text:p>
              </table:table-cell>
              <table:table-cell office:value-type="float" office:value="214.3451">
                <text:p>214.34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.1722">
                <text:p>-10.1722</text:p>
              </table:table-cell>
              <table:table-cell office:value-type="float" office:value="209.2679">
                <text:p>209.26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9524">
                <text:p>-9.9524</text:p>
              </table:table-cell>
              <table:table-cell office:value-type="float" office:value="191.9897">
                <text:p>191.9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.9498">
                <text:p>-9.9498</text:p>
              </table:table-cell>
              <table:table-cell office:value-type="float" office:value="191.8025">
                <text:p>191.8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8374">
                <text:p>-9.8374</text:p>
              </table:table-cell>
              <table:table-cell office:value-type="float" office:value="183.6987">
                <text:p>183.69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833">
                <text:p>-9.833</text:p>
              </table:table-cell>
              <table:table-cell office:value-type="float" office:value="183.3904">
                <text:p>183.3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8318">
                <text:p>-9.8318</text:p>
              </table:table-cell>
              <table:table-cell office:value-type="float" office:value="183.3082">
                <text:p>183.3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.7961">
                <text:p>-9.7961</text:p>
              </table:table-cell>
              <table:table-cell office:value-type="float" office:value="180.8332">
                <text:p>180.8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7928">
                <text:p>-9.7928</text:p>
              </table:table-cell>
              <table:table-cell office:value-type="float" office:value="180.6118">
                <text:p>180.6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.7911">
                <text:p>-9.7911</text:p>
              </table:table-cell>
              <table:table-cell office:value-type="float" office:value="180.4949">
                <text:p>180.4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.7899">
                <text:p>-9.7899</text:p>
              </table:table-cell>
              <table:table-cell office:value-type="float" office:value="180.4136">
                <text:p>180.4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.7301">
                <text:p>-9.7301</text:p>
              </table:table-cell>
              <table:table-cell office:value-type="float" office:value="176.3779">
                <text:p>176.37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179">
                <text:p>-9.179</text:p>
              </table:table-cell>
              <table:table-cell office:value-type="float" office:value="144.0356">
                <text:p>144.0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6549">
                <text:p>-8.6549</text:p>
              </table:table-cell>
              <table:table-cell office:value-type="float" office:value="119.5971">
                <text:p>119.59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3493">
                <text:p>-7.3493</text:p>
              </table:table-cell>
              <table:table-cell office:value-type="float" office:value="368.2215">
                <text:p>368.22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2643">
                <text:p>-5.2643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5094">
                <text:p>-3.5094</text:p>
              </table:table-cell>
              <table:table-cell office:value-type="float" office:value="90.8052">
                <text:p>90.8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507">
                <text:p>-3.507</text:p>
              </table:table-cell>
              <table:table-cell office:value-type="float" office:value="90.8074">
                <text:p>90.8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032">
                <text:p>-3.5032</text:p>
              </table:table-cell>
              <table:table-cell office:value-type="float" office:value="90.8107">
                <text:p>90.81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021">
                <text:p>-3.5021</text:p>
              </table:table-cell>
              <table:table-cell office:value-type="float" office:value="90.8116">
                <text:p>90.8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4943">
                <text:p>-3.4943</text:p>
              </table:table-cell>
              <table:table-cell office:value-type="float" office:value="90.8186">
                <text:p>90.81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4882">
                <text:p>-3.4882</text:p>
              </table:table-cell>
              <table:table-cell office:value-type="float" office:value="90.8239">
                <text:p>90.8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4865">
                <text:p>-3.4865</text:p>
              </table:table-cell>
              <table:table-cell office:value-type="float" office:value="90.8255">
                <text:p>90.82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2878">
                <text:p>-3.2878</text:p>
              </table:table-cell>
              <table:table-cell office:value-type="float" office:value="90.9974">
                <text:p>90.99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6184">
                <text:p>-2.6184</text:p>
              </table:table-cell>
              <table:table-cell office:value-type="float" office:value="91.5322">
                <text:p>91.53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1912">
                <text:p>-2.1912</text:p>
              </table:table-cell>
              <table:table-cell office:value-type="float" office:value="1.7601">
                <text:p>1.7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9332">
                <text:p>-1.9332</text:p>
              </table:table-cell>
              <table:table-cell office:value-type="float" office:value="3.8801">
                <text:p>3.88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8741">
                <text:p>-1.8741</text:p>
              </table:table-cell>
              <table:table-cell office:value-type="float" office:value="4.3529">
                <text:p>4.35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8366">
                <text:p>-1.8366</text:p>
              </table:table-cell>
              <table:table-cell office:value-type="float" office:value="92.0766">
                <text:p>92.0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8199">
                <text:p>-1.8199</text:p>
              </table:table-cell>
              <table:table-cell office:value-type="float" office:value="245.3238">
                <text:p>245.3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7455">
                <text:p>-1.7455</text:p>
              </table:table-cell>
              <table:table-cell office:value-type="float" office:value="5.366">
                <text:p>5.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7455">
                <text:p>-1.7455</text:p>
              </table:table-cell>
              <table:table-cell office:value-type="float" office:value="5.3658">
                <text:p>5.3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84">
                <text:p>0.0884</text:p>
              </table:table-cell>
              <table:table-cell office:value-type="float" office:value="17.0255">
                <text:p>17.0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663">
                <text:p>0.4663</text:p>
              </table:table-cell>
              <table:table-cell office:value-type="float" office:value="19.6516">
                <text:p>19.6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95">
                <text:p>0.5595</text:p>
              </table:table-cell>
              <table:table-cell office:value-type="float" office:value="19.5199">
                <text:p>19.51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64">
                <text:p>0.7264</text:p>
              </table:table-cell>
              <table:table-cell office:value-type="float" office:value="21.3729">
                <text:p>21.3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5986">
                <text:p>47.5986</text:p>
              </table:table-cell>
              <table:table-cell office:value-type="float" office:value="81.2842">
                <text:p>81.2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